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57in"/>
    </style:style>
    <style:style style:name="co4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30"/>
    <style:style style:name="ce21" style:family="table-cell" style:parent-style-name="Default" style:data-style-name="N130">
      <style:table-cell-properties fo:background-color="#ddddd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5"/>
    <style:style style:name="ce18" style:family="table-cell" style:parent-style-name="Default" style:data-style-name="N130">
      <style:text-properties fo:font-weight="bold" style:font-weight-asian="bold" style:font-weight-complex="bold"/>
    </style:style>
    <style:style style:name="ce19" style:family="table-cell" style:parent-style-name="Default" style:data-style-name="N130">
      <style:text-properties fo:font-style="italic" style:font-style-asian="italic" style:font-style-complex="italic"/>
    </style:style>
    <style:style style:name="ce20" style:family="table-cell" style:parent-style-name="Default" style:data-style-name="N132">
      <style:text-properties fo:font-weight="bold" style:font-weight-asian="bold" style:font-weight-complex="bold"/>
    </style:style>
    <style:style style:name="ce9" style:family="table-cell" style:parent-style-name="Default" style:data-style-name="N134">
      <style:text-properties fo:font-weight="bold" style:font-weight-asian="bold" style:font-weight-complex="bold"/>
    </style:style>
    <style:style style:name="ce10" style:family="table-cell" style:parent-style-name="Default" style:data-style-name="N134">
      <style:text-properties fo:font-style="italic" style:font-style-asian="italic" style:font-style-complex="italic"/>
    </style:style>
    <style:style style:name="ce11" style:family="table-cell" style:parent-style-name="Default" style:data-style-name="N134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34">
      <style:text-properties fo:font-weight="normal" style:font-weight-asian="normal" style:font-weight-complex="normal"/>
    </style:style>
    <style:style style:name="ce27" style:family="table-cell" style:parent-style-name="Default" style:data-style-name="N134"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32">
      <style:text-properties fo:font-style="italic" style:font-style-asian="italic" style:font-style-complex="italic"/>
    </style:style>
    <style:style style:name="ce43" style:family="table-cell" style:parent-style-name="Default" style:data-style-name="N135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34">
      <style:table-cell-properties fo:border-bottom="none" fo:background-color="#b2b2b2" fo:border-left="0.74pt solid #000000" fo:border-right="none" fo:border-top="0.74pt solid #000000"/>
      <style:text-properties fo:font-style="italic" style:font-style-asian="italic" style:font-style-complex="italic"/>
    </style:style>
    <style:style style:name="ce32" style:family="table-cell" style:parent-style-name="Default" style:data-style-name="N134">
      <style:table-cell-properties fo:border-bottom="none" fo:background-color="#dddddd" fo:border-left="0.74pt solid #000000" fo:border-right="none" fo:border-top="none"/>
      <style:text-properties fo:font-style="italic" style:font-style-asian="italic" style:font-style-complex="italic"/>
    </style:style>
    <style:style style:name="ce33" style:family="table-cell" style:parent-style-name="Default" style:data-style-name="N134">
      <style:table-cell-properties fo:border-bottom="none" fo:background-color="#b2b2b2" fo:border-left="0.74pt solid #000000" fo:border-right="none" fo:border-top="none"/>
      <style:text-properties fo:font-style="italic" style:font-style-asian="italic" style:font-style-complex="italic"/>
    </style:style>
    <style:style style:name="ce34" style:family="table-cell" style:parent-style-name="Default" style:data-style-name="N134">
      <style:table-cell-properties fo:border-bottom="none" fo:background-color="#b2b2b2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34">
      <style:table-cell-properties fo:border-bottom="0.74pt solid #000000" fo:background-color="#dddddd" fo:border-left="0.74pt solid #000000" fo:border-right="none" fo:border-top="none"/>
      <style:text-properties fo:font-style="italic" style:font-style-asian="italic" style:font-style-complex="italic"/>
    </style:style>
    <style:style style:name="ce36" style:family="table-cell" style:parent-style-name="Default" style:data-style-name="N143">
      <style:table-cell-properties fo:border-bottom="none" fo:background-color="#b2b2b2" fo:border-left="none" fo:border-right="0.74pt solid #000000" fo:border-top="0.74pt solid #000000"/>
      <style:text-properties fo:font-style="italic" style:font-style-asian="italic" style:font-style-complex="italic"/>
    </style:style>
    <style:style style:name="ce37" style:family="table-cell" style:parent-style-name="Default" style:data-style-name="N143">
      <style:table-cell-properties fo:border-bottom="none" fo:background-color="#dddddd" fo:border-left="none" fo:border-right="0.74pt solid #000000" fo:border-top="none"/>
      <style:text-properties fo:font-style="italic" style:font-style-asian="italic" style:font-style-complex="italic"/>
    </style:style>
    <style:style style:name="ce38" style:family="table-cell" style:parent-style-name="Default" style:data-style-name="N143">
      <style:table-cell-properties fo:border-bottom="none" fo:background-color="#b2b2b2" fo:border-left="none" fo:border-right="0.74pt solid #000000" fo:border-top="none"/>
      <style:text-properties fo:font-style="italic" style:font-style-asian="italic" style:font-style-complex="italic"/>
    </style:style>
    <style:style style:name="ce39" style:family="table-cell" style:parent-style-name="Default" style:data-style-name="N130">
      <style:table-cell-properties fo:border-bottom="none" fo:background-color="#dddddd" fo:border-left="none" fo:border-right="0.74pt solid #000000" fo:border-top="none"/>
      <style:text-properties fo:font-style="italic" style:font-style-asian="italic" style:font-style-complex="italic"/>
    </style:style>
    <style:style style:name="ce40" style:family="table-cell" style:parent-style-name="Default" style:data-style-name="N130">
      <style:table-cell-properties fo:border-bottom="none" fo:background-color="#b2b2b2" fo:border-left="none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34">
      <style:table-cell-properties fo:border-bottom="0.74pt solid #000000" fo:background-color="#dddddd" fo:border-left="none" fo:border-right="0.74pt solid #000000" fo:border-top="none"/>
      <style:text-properties fo:font-style="italic" style:font-style-asian="italic" style:font-style-complex="italic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8" office:value-type="string" calcext:value-type="string">
            <text:p>Alphabeth Inc.</text:p>
          </table:table-cell>
          <table:table-cell table:number-columns-repeated="2"/>
          <table:table-cell office:value-type="string" calcext:value-type="string">
            <text:p>Share A</text:p>
          </table:table-cell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table:style-name="ce8"/>
          <table:table-cell table:number-columns-repeated="2"/>
          <table:table-cell office:value-type="string" calcext:value-type="string">
            <text:p>Share B</text:p>
          </table:table-cell>
          <table:table-cell office:value-type="float" office:value="0" calcext:value-type="float">
            <text:p>-</text:p>
          </table:table-cell>
          <table:table-cell table:number-columns-repeated="3"/>
          <table:table-cell table:style-name="ce23" office:value-type="string" calcext:value-type="string">
            <text:p>-&gt;</text:p>
          </table:table-cell>
          <table:table-cell office:value-type="string" calcext:value-type="string">
            <text:p>Increasing growth of Google clo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e C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table:style-name="ce23" office:value-type="string" calcext:value-type="string">
            <text:p>-&gt;</text:p>
          </table:table-cell>
          <table:table-cell office:value-type="string" calcext:value-type="string">
            <text:p>+74% CapEx in AI (?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es A</text:p>
          </table:table-cell>
          <table:table-cell office:value-type="float" office:value="5822" calcext:value-type="float">
            <text:p>5,822</text:p>
          </table:table-cell>
          <table:table-cell table:style-name="ce22" office:value-type="string" calcext:value-type="string">
            <text:p>Q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hares B</text:p>
          </table:table-cell>
          <table:table-cell office:value-type="float" office:value="837" calcext:value-type="float">
            <text:p>837</text:p>
          </table:table-cell>
          <table:table-cell table:style-name="ce22" office:value-type="string" calcext:value-type="string">
            <text:p>Q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hares C</text:p>
          </table:table-cell>
          <table:table-cell office:value-type="float" office:value="5438" calcext:value-type="float">
            <text:p>5,438</text:p>
          </table:table-cell>
          <table:table-cell table:style-name="ce22" office:value-type="string" calcext:value-type="string">
            <text:p>Q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C</text:p>
          </table:table-cell>
          <table:table-cell table:formula="of:=+[.E4]*[.E1]+[.E6]*[.E3]" office:value-type="float" office:value="3411780" calcext:value-type="float">
            <text:p>3,411,78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sh</text:p>
          </table:table-cell>
          <table:table-cell office:value-type="float" office:value="126843" calcext:value-type="float">
            <text:p>126,843</text:p>
          </table:table-cell>
          <table:table-cell table:style-name="ce22" office:value-type="string" calcext:value-type="string">
            <text:p>Q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bt</text:p>
          </table:table-cell>
          <table:table-cell office:value-type="float" office:value="58747" calcext:value-type="float">
            <text:p>58,747</text:p>
          </table:table-cell>
          <table:table-cell table:style-name="ce22" office:value-type="string" calcext:value-type="string">
            <text:p>Q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v</text:p>
          </table:table-cell>
          <table:table-cell table:style-name="ce21" table:formula="of:=+[.E7]-[.E8]+[.E9]" office:value-type="float" office:value="3343684" calcext:value-type="float">
            <text:p>3,343,68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O </text:p>
          </table:table-cell>
          <table:table-cell table:style-name="Default" office:value-type="float" office:value="2004" calcext:value-type="float">
            <text:p>2004</text:p>
          </table:table-cell>
          <table:table-cell table:number-columns-repeated="5"/>
        </table:table-row>
      </table:table>
      <table:table table:name="Model" table:style-name="ta1">
        <office:forms form:automatic-focus="false" form:apply-design-mode="false"/>
        <table:table-column table:style-name="co3" table:default-cell-style-name="ce2"/>
        <table:table-column table:style-name="co2" table:number-columns-repeated="44" table:default-cell-style-name="ce2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9" table:default-cell-style-name="ce2"/>
        <table:table-column table:style-name="co2" table:number-columns-repeated="16266"/>
        <table:table-row table:style-name="ro1">
          <table:table-cell table:style-name="ce4" office:value-type="string" calcext:value-type="string">
            <text:p><text:a xlink:href="../GOOGL.ods#Main" xlink:type="simple">Main</text:a></text:p>
          </table:table-cell>
          <table:table-cell table:style-name="ce43" office:value-type="string" calcext:value-type="string">
            <text:p>03/22</text:p>
          </table:table-cell>
          <table:table-cell table:style-name="ce43" office:value-type="string" calcext:value-type="string">
            <text:p>06/22</text:p>
          </table:table-cell>
          <table:table-cell table:style-name="ce43" office:value-type="string" calcext:value-type="string">
            <text:p>09/22</text:p>
          </table:table-cell>
          <table:table-cell table:style-name="ce43" office:value-type="string" calcext:value-type="string">
            <text:p>12/22</text:p>
          </table:table-cell>
          <table:table-cell table:style-name="ce43" office:value-type="string" calcext:value-type="string">
            <text:p>03/23</text:p>
          </table:table-cell>
          <table:table-cell table:style-name="ce43" office:value-type="string" calcext:value-type="string">
            <text:p>06/23</text:p>
          </table:table-cell>
          <table:table-cell table:style-name="ce43" office:value-type="string" calcext:value-type="string">
            <text:p>09/23</text:p>
          </table:table-cell>
          <table:table-cell table:style-name="ce43" office:value-type="string" calcext:value-type="string">
            <text:p>12/23</text:p>
          </table:table-cell>
          <table:table-cell table:style-name="ce43" office:value-type="string" calcext:value-type="string">
            <text:p>03/24</text:p>
          </table:table-cell>
          <table:table-cell table:style-name="ce43" office:value-type="string" calcext:value-type="string">
            <text:p>06/24</text:p>
          </table:table-cell>
          <table:table-cell table:style-name="ce43" office:value-type="string" calcext:value-type="string">
            <text:p>09/24</text:p>
          </table:table-cell>
          <table:table-cell table:style-name="ce43" office:value-type="string" calcext:value-type="string">
            <text:p>12/24</text:p>
          </table:table-cell>
          <table:table-cell table:style-name="ce43" office:value-type="string" calcext:value-type="string">
            <text:p>03/25</text:p>
          </table:table-cell>
          <table:table-cell table:style-name="ce43" office:value-type="string" calcext:value-type="string">
            <text:p>06/25</text:p>
          </table:table-cell>
          <table:table-cell table:style-name="ce43" office:value-type="string" calcext:value-type="string">
            <text:p>09/25</text:p>
          </table:table-cell>
          <table:table-cell table:style-name="ce43" office:value-type="string" calcext:value-type="string">
            <text:p>12/25</text:p>
          </table:table-cell>
          <table:table-cell table:style-name="ce43" office:value-type="string" calcext:value-type="string">
            <text:p>03/26</text:p>
          </table:table-cell>
          <table:table-cell table:style-name="ce43" office:value-type="string" calcext:value-type="string">
            <text:p>06/26</text:p>
          </table:table-cell>
          <table:table-cell table:style-name="ce43" office:value-type="string" calcext:value-type="string">
            <text:p>09/26</text:p>
          </table:table-cell>
          <table:table-cell table:style-name="ce43" office:value-type="string" calcext:value-type="string">
            <text:p>12/26</text:p>
          </table:table-cell>
          <table:table-cell table:style-name="ce43" table:number-columns-repeated="7"/>
          <table:table-cell table:style-name="ce43" office:value-type="string" calcext:value-type="string">
            <text:p>12/20</text:p>
          </table:table-cell>
          <table:table-cell table:style-name="ce43" office:value-type="string" calcext:value-type="string">
            <text:p>12/21</text:p>
          </table:table-cell>
          <table:table-cell table:style-name="ce43" office:value-type="string" calcext:value-type="string">
            <text:p>12/22</text:p>
          </table:table-cell>
          <table:table-cell table:style-name="ce43" office:value-type="string" calcext:value-type="string">
            <text:p>12/23</text:p>
          </table:table-cell>
          <table:table-cell table:style-name="ce43" office:value-type="string" calcext:value-type="string">
            <text:p>12/24</text:p>
          </table:table-cell>
          <table:table-cell table:style-name="ce43" office:value-type="string" calcext:value-type="string">
            <text:p>12/25</text:p>
          </table:table-cell>
          <table:table-cell table:style-name="ce43" office:value-type="string" calcext:value-type="string">
            <text:p>12/26</text:p>
            <draw:line draw:z-index="1" draw:name="Vertical line 2" draw:style-name="gr1" draw:text-style-name="P1" svg:x1="0.0945in" svg:y1="0.1689in" svg:x2="0.0945in" svg:y2="12.5008in">
              <text:p/>
            </draw:line>
          </table:table-cell>
          <table:table-cell table:style-name="ce43" office:value-type="string" calcext:value-type="string">
            <text:p>12/27</text:p>
          </table:table-cell>
          <table:table-cell table:style-name="ce43" office:value-type="string" calcext:value-type="string">
            <text:p>12/28</text:p>
          </table:table-cell>
          <table:table-cell table:style-name="ce43" office:value-type="string" calcext:value-type="string">
            <text:p>12/29</text:p>
          </table:table-cell>
          <table:table-cell table:style-name="ce43" office:value-type="string" calcext:value-type="string">
            <text:p>12/30</text:p>
          </table:table-cell>
          <table:table-cell table:style-name="ce43" office:value-type="string" calcext:value-type="string">
            <text:p>12/31</text:p>
          </table:table-cell>
          <table:table-cell table:style-name="ce43" office:value-type="string" calcext:value-type="string">
            <text:p>12/32</text:p>
          </table:table-cell>
          <table:table-cell table:style-name="ce43" office:value-type="string" calcext:value-type="string">
            <text:p>12/33</text:p>
          </table:table-cell>
          <table:table-cell table:style-name="ce43" office:value-type="string" calcext:value-type="string">
            <text:p>12/34</text:p>
          </table:table-cell>
          <table:table-cell table:style-name="ce43" office:value-type="string" calcext:value-type="string">
            <text:p>12/35</text:p>
          </table:table-cell>
          <table:table-cell table:style-name="ce43" office:value-type="string" calcext:value-type="string">
            <text:p>12/36</text:p>
          </table:table-cell>
          <table:table-cell table:style-name="ce4" table:number-columns-repeated="16339"/>
        </table:table-row>
        <table:table-row table:style-name="ro1">
          <table:table-cell table:style-name="ce22"/>
          <table:table-cell table:style-name="ce22" office:value-type="string" calcext:value-type="string">
            <text:p>Q122</text:p>
          </table:table-cell>
          <table:table-cell table:style-name="ce22" office:value-type="string" calcext:value-type="string">
            <text:p>Q222</text:p>
          </table:table-cell>
          <table:table-cell table:style-name="ce22" office:value-type="string" calcext:value-type="string">
            <text:p>Q322</text:p>
          </table:table-cell>
          <table:table-cell table:style-name="ce22" office:value-type="string" calcext:value-type="string">
            <text:p>Q422</text:p>
          </table:table-cell>
          <table:table-cell table:style-name="ce22" office:value-type="string" calcext:value-type="string">
            <text:p>Q123</text:p>
          </table:table-cell>
          <table:table-cell table:style-name="ce22" office:value-type="string" calcext:value-type="string">
            <text:p>Q223</text:p>
          </table:table-cell>
          <table:table-cell table:style-name="ce22" office:value-type="string" calcext:value-type="string">
            <text:p>Q323</text:p>
          </table:table-cell>
          <table:table-cell table:style-name="ce22" office:value-type="string" calcext:value-type="string">
            <text:p>Q423</text:p>
          </table:table-cell>
          <table:table-cell table:style-name="ce22" office:value-type="string" calcext:value-type="string">
            <text:p>Q124</text:p>
          </table:table-cell>
          <table:table-cell table:style-name="ce22" office:value-type="string" calcext:value-type="string">
            <text:p>Q224</text:p>
          </table:table-cell>
          <table:table-cell table:style-name="ce22" office:value-type="string" calcext:value-type="string">
            <text:p>Q324</text:p>
          </table:table-cell>
          <table:table-cell table:style-name="ce22" office:value-type="string" calcext:value-type="string">
            <text:p>Q424</text:p>
          </table:table-cell>
          <table:table-cell table:style-name="ce22" office:value-type="string" calcext:value-type="string">
            <text:p>Q125</text:p>
          </table:table-cell>
          <table:table-cell table:style-name="ce22" office:value-type="string" calcext:value-type="string">
            <text:p>Q225</text:p>
          </table:table-cell>
          <table:table-cell table:style-name="ce22" office:value-type="string" calcext:value-type="string">
            <text:p>Q325</text:p>
          </table:table-cell>
          <table:table-cell table:style-name="ce22" office:value-type="string" calcext:value-type="string">
            <text:p>Q425</text:p>
          </table:table-cell>
          <table:table-cell table:style-name="ce22" office:value-type="string" calcext:value-type="string">
            <text:p>Q126</text:p>
            <draw:line draw:z-index="0" draw:name="Vertical line 1" draw:style-name="gr1" draw:text-style-name="P1" svg:x1="0.0874in" svg:y1="0.0752in" svg:x2="0.0874in" svg:y2="12.4071in">
              <text:p/>
            </draw:line>
          </table:table-cell>
          <table:table-cell table:style-name="ce22" office:value-type="string" calcext:value-type="string">
            <text:p>Q226</text:p>
          </table:table-cell>
          <table:table-cell table:style-name="ce22" office:value-type="string" calcext:value-type="string">
            <text:p>Q326</text:p>
          </table:table-cell>
          <table:table-cell table:style-name="ce22" office:value-type="string" calcext:value-type="string">
            <text:p>Q426</text:p>
          </table:table-cell>
          <table:table-cell table:style-name="ce22" table:number-columns-repeated="7"/>
          <table:table-cell table:style-name="ce22" office:value-type="float" office:value="2020" calcext:value-type="float">
            <text:p>2020</text:p>
          </table:table-cell>
          <table:table-cell table:style-name="ce22" table:formula="of:=+[.AC2]+1" office:value-type="float" office:value="2021" calcext:value-type="float">
            <text:p>2021</text:p>
          </table:table-cell>
          <table:table-cell table:style-name="ce22" table:formula="of:=+[.AD2]+1" office:value-type="float" office:value="2022" calcext:value-type="float">
            <text:p>2022</text:p>
          </table:table-cell>
          <table:table-cell table:style-name="ce22" table:formula="of:=+[.AE2]+1" office:value-type="float" office:value="2023" calcext:value-type="float">
            <text:p>2023</text:p>
          </table:table-cell>
          <table:table-cell table:style-name="ce22" table:formula="of:=+[.AF2]+1" office:value-type="float" office:value="2024" calcext:value-type="float">
            <text:p>2024</text:p>
          </table:table-cell>
          <table:table-cell table:style-name="ce22" table:formula="of:=+[.AG2]+1" office:value-type="float" office:value="2025" calcext:value-type="float">
            <text:p>2025</text:p>
          </table:table-cell>
          <table:table-cell table:style-name="ce22" table:formula="of:=+[.AH2]+1" office:value-type="float" office:value="2026" calcext:value-type="float">
            <office:annotation draw:style-name="gr2" svg:width="1.1413in" svg:height="0.7083in" svg:x="32.0043in" svg:y="0in" draw:caption-point-x="-0.2402in" draw:caption-point-y="0.1819in">
              <dc:creator>Unknown Author</dc:creator>
              <dc:date>2026-03-06T09:56:39</dc:date>
              <text:p>06/03 470.220</text:p>
            </office:annotation>
            <text:p>2026</text:p>
          </table:table-cell>
          <table:table-cell table:style-name="ce22" table:formula="of:=+[.AI2]+1" office:value-type="float" office:value="2027" calcext:value-type="float">
            <office:annotation draw:style-name="gr2" svg:width="1.1413in" svg:height="0.7083in" svg:x="32.8933in" svg:y="0in" draw:caption-point-x="-0.2402in" draw:caption-point-y="0.1819in">
              <dc:creator>Unknown Author</dc:creator>
              <dc:date>2026-03-06T09:56:56</dc:date>
              <text:p>06/03 540760</text:p>
            </office:annotation>
            <text:p>2027</text:p>
          </table:table-cell>
          <table:table-cell table:style-name="ce22" table:formula="of:=+[.AJ2]+1" office:value-type="float" office:value="2028" calcext:value-type="float">
            <office:annotation draw:style-name="gr2" svg:width="1.1413in" svg:height="0.7083in" svg:x="33.7819in" svg:y="0in" draw:caption-point-x="-0.2402in" draw:caption-point-y="0.1819in">
              <dc:creator>Unknown Author</dc:creator>
              <dc:date>2026-03-06T09:57:07</dc:date>
              <text:p>06/03 615060</text:p>
            </office:annotation>
            <text:p>2028</text:p>
          </table:table-cell>
          <table:table-cell table:style-name="ce22" table:formula="of:=+[.AK2]+1" office:value-type="float" office:value="2029" calcext:value-type="float">
            <text:p>2029</text:p>
          </table:table-cell>
          <table:table-cell table:style-name="ce22" table:formula="of:=+[.AL2]+1" office:value-type="float" office:value="2030" calcext:value-type="float">
            <text:p>2030</text:p>
          </table:table-cell>
          <table:table-cell table:style-name="ce22" table:formula="of:=+[.AM2]+1" office:value-type="float" office:value="2031" calcext:value-type="float">
            <text:p>2031</text:p>
          </table:table-cell>
          <table:table-cell table:style-name="ce22" table:formula="of:=+[.AN2]+1" office:value-type="float" office:value="2032" calcext:value-type="float">
            <text:p>2032</text:p>
          </table:table-cell>
          <table:table-cell table:style-name="ce22" table:formula="of:=+[.AO2]+1" office:value-type="float" office:value="2033" calcext:value-type="float">
            <text:p>2033</text:p>
          </table:table-cell>
          <table:table-cell table:style-name="ce22" table:formula="of:=+[.AP2]+1" office:value-type="float" office:value="2034" calcext:value-type="float">
            <text:p>2034</text:p>
          </table:table-cell>
          <table:table-cell table:style-name="ce22" table:formula="of:=+[.AQ2]+1" office:value-type="float" office:value="2035" calcext:value-type="float">
            <text:p>2035</text:p>
          </table:table-cell>
          <table:table-cell table:style-name="ce22" table:formula="of:=+[.AR2]+1" office:value-type="float" office:value="2036" calcext:value-type="float">
            <text:p>2036</text:p>
          </table:table-cell>
          <table:table-cell table:style-name="ce22" table:number-columns-repeated="16339"/>
        </table:table-row>
        <table:table-row table:style-name="ro1">
          <table:table-cell office:value-type="string" calcext:value-type="string">
            <text:p>Google Search &amp; Other</text:p>
          </table:table-cell>
          <table:table-cell office:value-type="float" office:value="39618" calcext:value-type="float">
            <text:p>39,618</text:p>
          </table:table-cell>
          <table:table-cell office:value-type="float" office:value="40689" calcext:value-type="float">
            <text:p>40,689</text:p>
          </table:table-cell>
          <table:table-cell office:value-type="float" office:value="39539" calcext:value-type="float">
            <text:p>39,539</text:p>
          </table:table-cell>
          <table:table-cell office:value-type="float" office:value="42604" calcext:value-type="float">
            <text:p>42,604</text:p>
          </table:table-cell>
          <table:table-cell office:value-type="float" office:value="40359" calcext:value-type="float">
            <text:p>40,359</text:p>
          </table:table-cell>
          <table:table-cell office:value-type="float" office:value="42628" calcext:value-type="float">
            <text:p>42,628</text:p>
          </table:table-cell>
          <table:table-cell office:value-type="float" office:value="44026" calcext:value-type="float">
            <text:p>44,026</text:p>
          </table:table-cell>
          <table:table-cell office:value-type="float" office:value="48020" calcext:value-type="float">
            <text:p>48,020</text:p>
          </table:table-cell>
          <table:table-cell office:value-type="float" office:value="46156" calcext:value-type="float">
            <text:p>46,156</text:p>
          </table:table-cell>
          <table:table-cell office:value-type="float" office:value="48509" calcext:value-type="float">
            <text:p>48,509</text:p>
          </table:table-cell>
          <table:table-cell office:value-type="float" office:value="49385" calcext:value-type="float">
            <text:p>49,385</text:p>
          </table:table-cell>
          <table:table-cell office:value-type="float" office:value="54034" calcext:value-type="float">
            <text:p>54,034</text:p>
          </table:table-cell>
          <table:table-cell office:value-type="float" office:value="50702" calcext:value-type="float">
            <text:p>50,702</text:p>
          </table:table-cell>
          <table:table-cell office:value-type="float" office:value="54190" calcext:value-type="float">
            <text:p>54,190</text:p>
          </table:table-cell>
          <table:table-cell office:value-type="float" office:value="56567" calcext:value-type="float">
            <text:p>56,567</text:p>
          </table:table-cell>
          <table:table-cell office:value-type="float" office:value="63073" calcext:value-type="float">
            <text:p>63,073</text:p>
          </table:table-cell>
          <table:table-cell table:formula="of:=+[.N3]*1.1" office:value-type="float" office:value="55772.2" calcext:value-type="float">
            <text:p>55,772</text:p>
          </table:table-cell>
          <table:table-cell table:formula="of:=+[.O3]*1.1" office:value-type="float" office:value="59609" calcext:value-type="float">
            <text:p>59,609</text:p>
          </table:table-cell>
          <table:table-cell table:formula="of:=+[.P3]*1.13" office:value-type="float" office:value="63920.71" calcext:value-type="float">
            <text:p>63,921</text:p>
          </table:table-cell>
          <table:table-cell table:formula="of:=+[.Q3]*1.13" office:value-type="float" office:value="71272.49" calcext:value-type="float">
            <text:p>71,272</text:p>
          </table:table-cell>
          <table:table-cell table:number-columns-repeated="7"/>
          <table:table-cell office:value-type="float" office:value="104062" calcext:value-type="float">
            <text:p>104,062</text:p>
          </table:table-cell>
          <table:table-cell office:value-type="float" office:value="148951" calcext:value-type="float">
            <text:p>148,951</text:p>
          </table:table-cell>
          <table:table-cell table:formula="of:=SUM([.B3:.E3])" office:value-type="float" office:value="162450" calcext:value-type="float">
            <text:p>162,450</text:p>
          </table:table-cell>
          <table:table-cell table:formula="of:=SUM([.F3:.I3])" office:value-type="float" office:value="175033" calcext:value-type="float">
            <text:p>175,033</text:p>
          </table:table-cell>
          <table:table-cell table:formula="of:=SUM([.J3:.M3])" office:value-type="float" office:value="198084" calcext:value-type="float">
            <text:p>198,084</text:p>
          </table:table-cell>
          <table:table-cell table:formula="of:=SUM([.N3:.Q3])" office:value-type="float" office:value="224532" calcext:value-type="float">
            <text:p>224,532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YT Ads</text:p>
          </table:table-cell>
          <table:table-cell office:value-type="float" office:value="6869" calcext:value-type="float">
            <text:p>6,869</text:p>
          </table:table-cell>
          <table:table-cell office:value-type="float" office:value="7340" calcext:value-type="float">
            <text:p>7,340</text:p>
          </table:table-cell>
          <table:table-cell office:value-type="float" office:value="7071" calcext:value-type="float">
            <text:p>7,071</text:p>
          </table:table-cell>
          <table:table-cell office:value-type="float" office:value="7963" calcext:value-type="float">
            <text:p>7,963</text:p>
          </table:table-cell>
          <table:table-cell office:value-type="float" office:value="6693" calcext:value-type="float">
            <text:p>6,693</text:p>
          </table:table-cell>
          <table:table-cell office:value-type="float" office:value="7665" calcext:value-type="float">
            <text:p>7,665</text:p>
          </table:table-cell>
          <table:table-cell office:value-type="float" office:value="7952" calcext:value-type="float">
            <text:p>7,952</text:p>
          </table:table-cell>
          <table:table-cell office:value-type="float" office:value="9200" calcext:value-type="float">
            <text:p>9,200</text:p>
          </table:table-cell>
          <table:table-cell office:value-type="float" office:value="8090" calcext:value-type="float">
            <text:p>8,090</text:p>
          </table:table-cell>
          <table:table-cell office:value-type="float" office:value="8663" calcext:value-type="float">
            <text:p>8,663</text:p>
          </table:table-cell>
          <table:table-cell office:value-type="float" office:value="8921" calcext:value-type="float">
            <text:p>8,921</text:p>
          </table:table-cell>
          <table:table-cell office:value-type="float" office:value="10473" calcext:value-type="float">
            <text:p>10,473</text:p>
          </table:table-cell>
          <table:table-cell office:value-type="float" office:value="8927" calcext:value-type="float">
            <text:p>8,927</text:p>
          </table:table-cell>
          <table:table-cell office:value-type="float" office:value="9796" calcext:value-type="float">
            <text:p>9,796</text:p>
          </table:table-cell>
          <table:table-cell office:value-type="float" office:value="10261" calcext:value-type="float">
            <text:p>10,261</text:p>
          </table:table-cell>
          <table:table-cell office:value-type="float" office:value="11383" calcext:value-type="float">
            <text:p>11,383</text:p>
          </table:table-cell>
          <table:table-cell table:formula="of:=+[.N4]*1.1" office:value-type="float" office:value="9819.7" calcext:value-type="float">
            <text:p>9,820</text:p>
          </table:table-cell>
          <table:table-cell table:formula="of:=+[.O4]*1.1" office:value-type="float" office:value="10775.6" calcext:value-type="float">
            <text:p>10,776</text:p>
          </table:table-cell>
          <table:table-cell table:formula="of:=+[.P4]*1.1" office:value-type="float" office:value="11287.1" calcext:value-type="float">
            <text:p>11,287</text:p>
          </table:table-cell>
          <table:table-cell table:formula="of:=+[.Q4]*1.1" office:value-type="float" office:value="12521.3" calcext:value-type="float">
            <text:p>12,521</text:p>
          </table:table-cell>
          <table:table-cell table:number-columns-repeated="7"/>
          <table:table-cell office:value-type="float" office:value="19772" calcext:value-type="float">
            <text:p>19,772</text:p>
          </table:table-cell>
          <table:table-cell office:value-type="float" office:value="28845" calcext:value-type="float">
            <text:p>28,845</text:p>
          </table:table-cell>
          <table:table-cell table:formula="of:=SUM([.B4:.E4])" office:value-type="float" office:value="29243" calcext:value-type="float">
            <text:p>29,243</text:p>
          </table:table-cell>
          <table:table-cell table:formula="of:=SUM([.F4:.I4])" office:value-type="float" office:value="31510" calcext:value-type="float">
            <text:p>31,510</text:p>
          </table:table-cell>
          <table:table-cell table:formula="of:=SUM([.J4:.M4])" office:value-type="float" office:value="36147" calcext:value-type="float">
            <text:p>36,147</text:p>
          </table:table-cell>
          <table:table-cell table:formula="of:=SUM([.N4:.Q4])" office:value-type="float" office:value="40367" calcext:value-type="float">
            <text:p>40,367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Google Network</text:p>
          </table:table-cell>
          <table:table-cell office:value-type="float" office:value="8174" calcext:value-type="float">
            <text:p>8,174</text:p>
          </table:table-cell>
          <table:table-cell office:value-type="float" office:value="8259" calcext:value-type="float">
            <text:p>8,259</text:p>
          </table:table-cell>
          <table:table-cell office:value-type="float" office:value="7872" calcext:value-type="float">
            <text:p>7,872</text:p>
          </table:table-cell>
          <table:table-cell office:value-type="float" office:value="8475" calcext:value-type="float">
            <text:p>8,475</text:p>
          </table:table-cell>
          <table:table-cell office:value-type="float" office:value="7496" calcext:value-type="float">
            <text:p>7,496</text:p>
          </table:table-cell>
          <table:table-cell office:value-type="float" office:value="7850" calcext:value-type="float">
            <text:p>7,850</text:p>
          </table:table-cell>
          <table:table-cell office:value-type="float" office:value="7669" calcext:value-type="float">
            <text:p>7,669</text:p>
          </table:table-cell>
          <table:table-cell office:value-type="float" office:value="8297" calcext:value-type="float">
            <text:p>8,297</text:p>
          </table:table-cell>
          <table:table-cell office:value-type="float" office:value="7413" calcext:value-type="float">
            <text:p>7,413</text:p>
          </table:table-cell>
          <table:table-cell office:value-type="float" office:value="7444" calcext:value-type="float">
            <text:p>7,444</text:p>
          </table:table-cell>
          <table:table-cell office:value-type="float" office:value="7548" calcext:value-type="float">
            <text:p>7,548</text:p>
          </table:table-cell>
          <table:table-cell office:value-type="float" office:value="7954" calcext:value-type="float">
            <text:p>7,954</text:p>
          </table:table-cell>
          <table:table-cell office:value-type="float" office:value="7256" calcext:value-type="float">
            <text:p>7,256</text:p>
          </table:table-cell>
          <table:table-cell table:number-columns-repeated="2" office:value-type="float" office:value="7354" calcext:value-type="float">
            <text:p>7,354</text:p>
          </table:table-cell>
          <table:table-cell office:value-type="float" office:value="7828" calcext:value-type="float">
            <text:p>7,828</text:p>
          </table:table-cell>
          <table:table-cell table:formula="of:=+[.Q5]*0.99" office:value-type="float" office:value="7749.72" calcext:value-type="float">
            <text:p>7,750</text:p>
          </table:table-cell>
          <table:table-cell table:formula="of:=+[.R5]*0.99" office:value-type="float" office:value="7672.2228" calcext:value-type="float">
            <text:p>7,672</text:p>
          </table:table-cell>
          <table:table-cell table:formula="of:=+[.S5]*0.99" office:value-type="float" office:value="7595.500572" calcext:value-type="float">
            <text:p>7,596</text:p>
          </table:table-cell>
          <table:table-cell table:formula="of:=+[.T5]*0.99" office:value-type="float" office:value="7519.54556628" calcext:value-type="float">
            <text:p>7,520</text:p>
          </table:table-cell>
          <table:table-cell table:number-columns-repeated="7"/>
          <table:table-cell office:value-type="float" office:value="23090" calcext:value-type="float">
            <text:p>23,090</text:p>
          </table:table-cell>
          <table:table-cell office:value-type="float" office:value="31701" calcext:value-type="float">
            <text:p>31,701</text:p>
          </table:table-cell>
          <table:table-cell table:formula="of:=SUM([.B5:.E5])" office:value-type="float" office:value="32780" calcext:value-type="float">
            <text:p>32,780</text:p>
          </table:table-cell>
          <table:table-cell table:formula="of:=SUM([.F5:.I5])" office:value-type="float" office:value="31312" calcext:value-type="float">
            <text:p>31,312</text:p>
          </table:table-cell>
          <table:table-cell table:formula="of:=SUM([.J5:.M5])" office:value-type="float" office:value="30359" calcext:value-type="float">
            <text:p>30,359</text:p>
          </table:table-cell>
          <table:table-cell table:formula="of:=SUM([.N5:.Q5])" office:value-type="float" office:value="29792" calcext:value-type="float">
            <text:p>29,792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Google Subscriptions</text:p>
          </table:table-cell>
          <table:table-cell office:value-type="float" office:value="6811" calcext:value-type="float">
            <text:p>6,811</text:p>
          </table:table-cell>
          <table:table-cell office:value-type="float" office:value="6553" calcext:value-type="float">
            <text:p>6,553</text:p>
          </table:table-cell>
          <table:table-cell office:value-type="float" office:value="6895" calcext:value-type="float">
            <text:p>6,895</text:p>
          </table:table-cell>
          <table:table-cell office:value-type="float" office:value="8796" calcext:value-type="float">
            <text:p>8,796</text:p>
          </table:table-cell>
          <table:table-cell office:value-type="float" office:value="7413" calcext:value-type="float">
            <text:p>7,413</text:p>
          </table:table-cell>
          <table:table-cell office:value-type="float" office:value="8142" calcext:value-type="float">
            <text:p>8,142</text:p>
          </table:table-cell>
          <table:table-cell office:value-type="float" office:value="8339" calcext:value-type="float">
            <text:p>8,339</text:p>
          </table:table-cell>
          <table:table-cell office:value-type="float" office:value="10794" calcext:value-type="float">
            <text:p>10,794</text:p>
          </table:table-cell>
          <table:table-cell office:value-type="float" office:value="8739" calcext:value-type="float">
            <text:p>8,739</text:p>
          </table:table-cell>
          <table:table-cell office:value-type="float" office:value="9312" calcext:value-type="float">
            <text:p>9,312</text:p>
          </table:table-cell>
          <table:table-cell office:value-type="float" office:value="10656" calcext:value-type="float">
            <text:p>10,656</text:p>
          </table:table-cell>
          <table:table-cell office:value-type="float" office:value="11633" calcext:value-type="float">
            <text:p>11,633</text:p>
          </table:table-cell>
          <table:table-cell office:value-type="float" office:value="10379" calcext:value-type="float">
            <text:p>10,379</text:p>
          </table:table-cell>
          <table:table-cell office:value-type="float" office:value="11203" calcext:value-type="float">
            <text:p>11,203</text:p>
          </table:table-cell>
          <table:table-cell office:value-type="float" office:value="12870" calcext:value-type="float">
            <text:p>12,870</text:p>
          </table:table-cell>
          <table:table-cell office:value-type="float" office:value="13578" calcext:value-type="float">
            <text:p>13,578</text:p>
          </table:table-cell>
          <table:table-cell table:formula="of:=+[.N6]*1.15" office:value-type="float" office:value="11935.85" calcext:value-type="float">
            <text:p>11,936</text:p>
          </table:table-cell>
          <table:table-cell table:formula="of:=+[.O6]*1.15" office:value-type="float" office:value="12883.45" calcext:value-type="float">
            <text:p>12,883</text:p>
          </table:table-cell>
          <table:table-cell table:formula="of:=+[.P6]*1.15" office:value-type="float" office:value="14800.5" calcext:value-type="float">
            <text:p>14,801</text:p>
          </table:table-cell>
          <table:table-cell table:formula="of:=+[.Q6]*1.15" office:value-type="float" office:value="15614.7" calcext:value-type="float">
            <text:p>15,615</text:p>
          </table:table-cell>
          <table:table-cell table:number-columns-repeated="7"/>
          <table:table-cell office:value-type="float" office:value="21711" calcext:value-type="float">
            <text:p>21,711</text:p>
          </table:table-cell>
          <table:table-cell office:value-type="float" office:value="28032" calcext:value-type="float">
            <text:p>28,032</text:p>
          </table:table-cell>
          <table:table-cell table:formula="of:=SUM([.B6:.E6])" office:value-type="float" office:value="29055" calcext:value-type="float">
            <text:p>29,055</text:p>
          </table:table-cell>
          <table:table-cell table:formula="of:=SUM([.F6:.I6])" office:value-type="float" office:value="34688" calcext:value-type="float">
            <text:p>34,688</text:p>
          </table:table-cell>
          <table:table-cell table:formula="of:=SUM([.J6:.M6])" office:value-type="float" office:value="40340" calcext:value-type="float">
            <text:p>40,340</text:p>
          </table:table-cell>
          <table:table-cell table:formula="of:=SUM([.N6:.Q6])" office:value-type="float" office:value="48030" calcext:value-type="float">
            <text:p>48,030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Total Google Services</text:p>
          </table:table-cell>
          <table:table-cell table:formula="of:=SUM([.B3:.B6])" office:value-type="float" office:value="61472" calcext:value-type="float">
            <text:p>61,472</text:p>
          </table:table-cell>
          <table:table-cell table:formula="of:=SUM([.C3:.C6])" office:value-type="float" office:value="62841" calcext:value-type="float">
            <text:p>62,841</text:p>
          </table:table-cell>
          <table:table-cell table:formula="of:=SUM([.D3:.D6])" office:value-type="float" office:value="61377" calcext:value-type="float">
            <text:p>61,377</text:p>
          </table:table-cell>
          <table:table-cell table:formula="of:=SUM([.E3:.E6])" office:value-type="float" office:value="67838" calcext:value-type="float">
            <text:p>67,838</text:p>
          </table:table-cell>
          <table:table-cell table:formula="of:=SUM([.F3:.F6])" office:value-type="float" office:value="61961" calcext:value-type="float">
            <text:p>61,961</text:p>
          </table:table-cell>
          <table:table-cell table:formula="of:=SUM([.G3:.G6])" office:value-type="float" office:value="66285" calcext:value-type="float">
            <text:p>66,285</text:p>
          </table:table-cell>
          <table:table-cell table:formula="of:=SUM([.H3:.H6])" office:value-type="float" office:value="67986" calcext:value-type="float">
            <text:p>67,986</text:p>
          </table:table-cell>
          <table:table-cell table:formula="of:=SUM([.I3:.I6])" office:value-type="float" office:value="76311" calcext:value-type="float">
            <text:p>76,311</text:p>
          </table:table-cell>
          <table:table-cell table:formula="of:=SUM([.J3:.J6])" office:value-type="float" office:value="70398" calcext:value-type="float">
            <text:p>70,398</text:p>
          </table:table-cell>
          <table:table-cell table:formula="of:=SUM([.K3:.K6])" office:value-type="float" office:value="73928" calcext:value-type="float">
            <text:p>73,928</text:p>
          </table:table-cell>
          <table:table-cell table:formula="of:=SUM([.L3:.L6])" office:value-type="float" office:value="76510" calcext:value-type="float">
            <text:p>76,510</text:p>
          </table:table-cell>
          <table:table-cell table:formula="of:=SUM([.M3:.M6])" office:value-type="float" office:value="84094" calcext:value-type="float">
            <text:p>84,094</text:p>
          </table:table-cell>
          <table:table-cell table:formula="of:=SUM([.N3:.N6])" office:value-type="float" office:value="77264" calcext:value-type="float">
            <text:p>77,264</text:p>
          </table:table-cell>
          <table:table-cell table:formula="of:=SUM([.O3:.O6])" office:value-type="float" office:value="82543" calcext:value-type="float">
            <text:p>82,543</text:p>
          </table:table-cell>
          <table:table-cell table:formula="of:=SUM([.P3:.P6])" office:value-type="float" office:value="87052" calcext:value-type="float">
            <text:p>87,052</text:p>
          </table:table-cell>
          <table:table-cell table:formula="of:=SUM([.Q3:.Q6])" office:value-type="float" office:value="95862" calcext:value-type="float">
            <text:p>95,862</text:p>
          </table:table-cell>
          <table:table-cell table:formula="of:=SUM([.R3:.R6])" office:value-type="float" office:value="85277.47" calcext:value-type="float">
            <text:p>85,277</text:p>
          </table:table-cell>
          <table:table-cell table:formula="of:=SUM([.S3:.S6])" office:value-type="float" office:value="90940.2728" calcext:value-type="float">
            <text:p>90,940</text:p>
          </table:table-cell>
          <table:table-cell table:formula="of:=SUM([.T3:.T6])" office:value-type="float" office:value="97603.810572" calcext:value-type="float">
            <text:p>97,604</text:p>
          </table:table-cell>
          <table:table-cell table:formula="of:=SUM([.U3:.U6])" office:value-type="float" office:value="106928.03556628" calcext:value-type="float">
            <text:p>106,928</text:p>
          </table:table-cell>
          <table:table-cell table:number-columns-repeated="7"/>
          <table:table-cell table:formula="of:=SUM([.AC3:.AC6])" office:value-type="float" office:value="168635" calcext:value-type="float">
            <text:p>168,635</text:p>
          </table:table-cell>
          <table:table-cell table:formula="of:=SUM([.AD3:.AD6])" office:value-type="float" office:value="237529" calcext:value-type="float">
            <text:p>237,529</text:p>
          </table:table-cell>
          <table:table-cell table:formula="of:=SUM([.AE3:.AE6])" office:value-type="float" office:value="253528" calcext:value-type="float">
            <text:p>253,528</text:p>
          </table:table-cell>
          <table:table-cell table:formula="of:=SUM([.AF3:.AF6])" office:value-type="float" office:value="272543" calcext:value-type="float">
            <text:p>272,543</text:p>
          </table:table-cell>
          <table:table-cell table:formula="of:=SUM([.AG3:.AG6])" office:value-type="float" office:value="304930" calcext:value-type="float">
            <text:p>304,930</text:p>
          </table:table-cell>
          <table:table-cell table:formula="of:=SUM([.AH3:.AH6])" office:value-type="float" office:value="342721" calcext:value-type="float">
            <text:p>342,721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Google Cloud</text:p>
          </table:table-cell>
          <table:table-cell office:value-type="float" office:value="5821" calcext:value-type="float">
            <text:p>5,821</text:p>
          </table:table-cell>
          <table:table-cell office:value-type="float" office:value="6276" calcext:value-type="float">
            <text:p>6,276</text:p>
          </table:table-cell>
          <table:table-cell office:value-type="float" office:value="6868" calcext:value-type="float">
            <text:p>6,868</text:p>
          </table:table-cell>
          <table:table-cell office:value-type="float" office:value="7315" calcext:value-type="float">
            <text:p>7,315</text:p>
          </table:table-cell>
          <table:table-cell office:value-type="float" office:value="7454" calcext:value-type="float">
            <text:p>7,454</text:p>
          </table:table-cell>
          <table:table-cell office:value-type="float" office:value="8031" calcext:value-type="float">
            <text:p>8,031</text:p>
          </table:table-cell>
          <table:table-cell office:value-type="float" office:value="8411" calcext:value-type="float">
            <text:p>8,411</text:p>
          </table:table-cell>
          <table:table-cell office:value-type="float" office:value="9192" calcext:value-type="float">
            <text:p>9,192</text:p>
          </table:table-cell>
          <table:table-cell office:value-type="float" office:value="9574" calcext:value-type="float">
            <text:p>9,574</text:p>
          </table:table-cell>
          <table:table-cell office:value-type="float" office:value="10347" calcext:value-type="float">
            <text:p>10,347</text:p>
          </table:table-cell>
          <table:table-cell office:value-type="float" office:value="11353" calcext:value-type="float">
            <text:p>11,353</text:p>
          </table:table-cell>
          <table:table-cell office:value-type="float" office:value="11955" calcext:value-type="float">
            <text:p>11,955</text:p>
          </table:table-cell>
          <table:table-cell office:value-type="float" office:value="12260" calcext:value-type="float">
            <text:p>12,260</text:p>
          </table:table-cell>
          <table:table-cell office:value-type="float" office:value="13624" calcext:value-type="float">
            <text:p>13,624</text:p>
          </table:table-cell>
          <table:table-cell office:value-type="float" office:value="15157" calcext:value-type="float">
            <text:p>15,157</text:p>
          </table:table-cell>
          <table:table-cell office:value-type="float" office:value="17664" calcext:value-type="float">
            <text:p>17,664</text:p>
          </table:table-cell>
          <table:table-cell table:formula="of:=+[.N8]*1.35" office:value-type="float" office:value="16551" calcext:value-type="float">
            <text:p>16,551</text:p>
          </table:table-cell>
          <table:table-cell table:formula="of:=+[.O8]*1.35" office:value-type="float" office:value="18392.4" calcext:value-type="float">
            <text:p>18,392</text:p>
          </table:table-cell>
          <table:table-cell table:formula="of:=+[.P8]*1.35" office:value-type="float" office:value="20461.95" calcext:value-type="float">
            <text:p>20,462</text:p>
          </table:table-cell>
          <table:table-cell table:formula="of:=+[.Q8]*1.35" office:value-type="float" office:value="23846.4" calcext:value-type="float">
            <text:p>23,846</text:p>
          </table:table-cell>
          <table:table-cell table:number-columns-repeated="7"/>
          <table:table-cell office:value-type="float" office:value="13059" calcext:value-type="float">
            <text:p>13,059</text:p>
          </table:table-cell>
          <table:table-cell office:value-type="float" office:value="19206" calcext:value-type="float">
            <text:p>19,206</text:p>
          </table:table-cell>
          <table:table-cell table:formula="of:=SUM([.B8:.E8])" office:value-type="float" office:value="26280" calcext:value-type="float">
            <text:p>26,280</text:p>
          </table:table-cell>
          <table:table-cell table:formula="of:=SUM([.F8:.I8])" office:value-type="float" office:value="33088" calcext:value-type="float">
            <text:p>33,088</text:p>
          </table:table-cell>
          <table:table-cell table:formula="of:=SUM([.J8:.M8])" office:value-type="float" office:value="43229" calcext:value-type="float">
            <text:p>43,229</text:p>
          </table:table-cell>
          <table:table-cell table:formula="of:=SUM([.N8:.Q8])" office:value-type="float" office:value="58705" calcext:value-type="float">
            <text:p>58,705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Other Bets</text:p>
          </table:table-cell>
          <table:table-cell office:value-type="float" office:value="440" calcext:value-type="float">
            <text:p>440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97" calcext:value-type="float">
            <text:p>297</text:p>
          </table:table-cell>
          <table:table-cell office:value-type="float" office:value="657" calcext:value-type="float">
            <text:p>657</text:p>
          </table:table-cell>
          <table:table-cell office:value-type="float" office:value="495" calcext:value-type="float">
            <text:p>495</text:p>
          </table:table-cell>
          <table:table-cell office:value-type="float" office:value="365" calcext:value-type="float">
            <text:p>365</text:p>
          </table:table-cell>
          <table:table-cell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office:value-type="float" office:value="370" calcext:value-type="float">
            <text:p>370</text:p>
          </table:table-cell>
          <table:table-cell table:formula="of:=+[.N9]*0.93" office:value-type="float" office:value="418.5" calcext:value-type="float">
            <text:p>419</text:p>
          </table:table-cell>
          <table:table-cell table:formula="of:=+[.O9]*0.93" office:value-type="float" office:value="346.89" calcext:value-type="float">
            <text:p>347</text:p>
          </table:table-cell>
          <table:table-cell table:formula="of:=+[.P9]*0.93" office:value-type="float" office:value="319.92" calcext:value-type="float">
            <text:p>320</text:p>
          </table:table-cell>
          <table:table-cell table:formula="of:=+[.Q9]*0.93" office:value-type="float" office:value="344.1" calcext:value-type="float">
            <text:p>344</text:p>
          </table:table-cell>
          <table:table-cell table:number-columns-repeated="7"/>
          <table:table-cell office:value-type="float" office:value="657" calcext:value-type="float">
            <text:p>657</text:p>
          </table:table-cell>
          <table:table-cell office:value-type="float" office:value="753" calcext:value-type="float">
            <text:p>753</text:p>
          </table:table-cell>
          <table:table-cell table:formula="of:=SUM([.B9:.E9])" office:value-type="float" office:value="1068" calcext:value-type="float">
            <text:p>1,068</text:p>
          </table:table-cell>
          <table:table-cell table:formula="of:=SUM([.F9:.I9])" office:value-type="float" office:value="1527" calcext:value-type="float">
            <text:p>1,527</text:p>
          </table:table-cell>
          <table:table-cell table:formula="of:=SUM([.J9:.M9])" office:value-type="float" office:value="1648" calcext:value-type="float">
            <text:p>1,648</text:p>
          </table:table-cell>
          <table:table-cell table:formula="of:=SUM([.N9:.Q9])" office:value-type="float" office:value="1537" calcext:value-type="float">
            <text:p>1,537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Hedging gains</text:p>
          </table:table-cell>
          <table:table-cell office:value-type="float" office:value="278" calcext:value-type="float">
            <text:p>278</text:p>
          </table:table-cell>
          <table:table-cell office:value-type="float" office:value="375" calcext:value-type="float">
            <text:p>375</text:p>
          </table:table-cell>
          <table:table-cell office:value-type="float" office:value="638" calcext:value-type="float">
            <text:p>638</text:p>
          </table:table-cell>
          <table:table-cell office:value-type="float" office:value="669" calcext:value-type="float">
            <text:p>669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(1)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-112" calcext:value-type="float">
            <text:p>(112)</text:p>
          </table:table-cell>
          <table:table-cell office:value-type="float" office:value="-207" calcext:value-type="float">
            <text:p>(207)</text:p>
          </table:table-cell>
          <table:table-cell office:value-type="float" office:value="-68" calcext:value-type="float">
            <text:p>(68)</text:p>
          </table:table-cell>
          <table:table-cell table:number-columns-repeated="4" office:value-type="float" office:value="-100" calcext:value-type="float">
            <text:p>(100)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table:formula="of:=SUM([.B10:.E10])" office:value-type="float" office:value="1960" calcext:value-type="float">
            <text:p>1,960</text:p>
          </table:table-cell>
          <table:table-cell table:formula="of:=SUM([.F10:.I10])" office:value-type="float" office:value="236" calcext:value-type="float">
            <text:p>236</text:p>
          </table:table-cell>
          <table:table-cell table:formula="of:=SUM([.J10:.M10])" office:value-type="float" office:value="211" calcext:value-type="float">
            <text:p>211</text:p>
          </table:table-cell>
          <table:table-cell table:formula="of:=SUM([.N10:.Q10])" office:value-type="float" office:value="-127" calcext:value-type="float">
            <text:p>(127)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table:style-name="ce18" office:value-type="string" calcext:value-type="string">
            <text:p>Revenues</text:p>
          </table:table-cell>
          <table:table-cell table:style-name="ce18" table:formula="of:=SUM([.B7:.B10])" office:value-type="float" office:value="68011" calcext:value-type="float">
            <text:p>68,011</text:p>
          </table:table-cell>
          <table:table-cell table:style-name="ce18" table:formula="of:=SUM([.C7:.C10])" office:value-type="float" office:value="69685" calcext:value-type="float">
            <text:p>69,685</text:p>
          </table:table-cell>
          <table:table-cell table:style-name="ce18" table:formula="of:=SUM([.D7:.D10])" office:value-type="float" office:value="69092" calcext:value-type="float">
            <text:p>69,092</text:p>
          </table:table-cell>
          <table:table-cell table:style-name="ce18" table:formula="of:=SUM([.E7:.E10])" office:value-type="float" office:value="76048" calcext:value-type="float">
            <text:p>76,048</text:p>
          </table:table-cell>
          <table:table-cell table:style-name="ce18" table:formula="of:=SUM([.F7:.F10])" office:value-type="float" office:value="69787" calcext:value-type="float">
            <text:p>69,787</text:p>
          </table:table-cell>
          <table:table-cell table:style-name="ce18" table:formula="of:=SUM([.G7:.G10])" office:value-type="float" office:value="74604" calcext:value-type="float">
            <text:p>74,604</text:p>
          </table:table-cell>
          <table:table-cell table:style-name="ce18" table:formula="of:=SUM([.H7:.H10])" office:value-type="float" office:value="76693" calcext:value-type="float">
            <text:p>76,693</text:p>
          </table:table-cell>
          <table:table-cell table:style-name="ce18" table:formula="of:=SUM([.I7:.I10])" office:value-type="float" office:value="86310" calcext:value-type="float">
            <text:p>86,310</text:p>
          </table:table-cell>
          <table:table-cell table:style-name="ce18" table:formula="of:=SUM([.J7:.J10])" office:value-type="float" office:value="80539" calcext:value-type="float">
            <text:p>80,539</text:p>
          </table:table-cell>
          <table:table-cell table:style-name="ce18" table:formula="of:=SUM([.K7:.K10])" office:value-type="float" office:value="84742" calcext:value-type="float">
            <text:p>84,742</text:p>
          </table:table-cell>
          <table:table-cell table:style-name="ce18" table:formula="of:=SUM([.L7:.L10])" office:value-type="float" office:value="88268" calcext:value-type="float">
            <text:p>88,268</text:p>
          </table:table-cell>
          <table:table-cell table:style-name="ce18" table:formula="of:=SUM([.M7:.M10])" office:value-type="float" office:value="96469" calcext:value-type="float">
            <text:p>96,469</text:p>
          </table:table-cell>
          <table:table-cell table:style-name="ce18" table:formula="of:=SUM([.N7:.N10])" office:value-type="float" office:value="90234" calcext:value-type="float">
            <text:p>90,234</text:p>
          </table:table-cell>
          <table:table-cell table:style-name="ce18" table:formula="of:=SUM([.O7:.O10])" office:value-type="float" office:value="96428" calcext:value-type="float">
            <text:p>96,428</text:p>
          </table:table-cell>
          <table:table-cell table:style-name="ce18" table:formula="of:=SUM([.P7:.P10])" office:value-type="float" office:value="102346" calcext:value-type="float">
            <text:p>102,346</text:p>
          </table:table-cell>
          <table:table-cell table:style-name="ce18" table:formula="of:=SUM([.Q7:.Q10])" office:value-type="float" office:value="113828" calcext:value-type="float">
            <text:p>113,828</text:p>
          </table:table-cell>
          <table:table-cell table:style-name="ce18" office:value-type="float" office:value="106600" calcext:value-type="float">
            <text:p>106,600</text:p>
          </table:table-cell>
          <table:table-cell table:style-name="ce18" office:value-type="float" office:value="113320" calcext:value-type="float">
            <text:p>113,320</text:p>
          </table:table-cell>
          <table:table-cell table:style-name="ce18" office:value-type="float" office:value="119320" calcext:value-type="float">
            <text:p>119,320</text:p>
          </table:table-cell>
          <table:table-cell table:style-name="ce18" table:formula="of:=+[.Q11]*1.15" office:value-type="float" office:value="130902.2" calcext:value-type="float">
            <text:p>130,902</text:p>
          </table:table-cell>
          <table:table-cell table:style-name="ce18" table:number-columns-repeated="7"/>
          <table:table-cell table:style-name="ce18" table:formula="of:=SUM([.AC7:.AC10])" office:value-type="float" office:value="182527" calcext:value-type="float">
            <text:p>182,527</text:p>
          </table:table-cell>
          <table:table-cell table:style-name="ce18" table:formula="of:=SUM([.AD7:.AD10])" office:value-type="float" office:value="257637" calcext:value-type="float">
            <text:p>257,637</text:p>
          </table:table-cell>
          <table:table-cell table:style-name="ce18" table:formula="of:=SUM([.AE7:.AE10])" office:value-type="float" office:value="282836" calcext:value-type="float">
            <text:p>282,836</text:p>
          </table:table-cell>
          <table:table-cell table:style-name="ce18" table:formula="of:=SUM([.AF7:.AF10])" office:value-type="float" office:value="307394" calcext:value-type="float">
            <text:p>307,394</text:p>
          </table:table-cell>
          <table:table-cell table:style-name="ce18" table:formula="of:=SUM([.AG7:.AG10])" office:value-type="float" office:value="350018" calcext:value-type="float">
            <text:p>350,018</text:p>
          </table:table-cell>
          <table:table-cell table:style-name="ce18" table:formula="of:=SUM([.AH7:.AH10])" office:value-type="float" office:value="402836" calcext:value-type="float">
            <text:p>402,836</text:p>
          </table:table-cell>
          <table:table-cell table:style-name="ce18" table:formula="of:=+[.AH11]*1.17" office:value-type="float" office:value="471318.12" calcext:value-type="float">
            <text:p>471,318</text:p>
          </table:table-cell>
          <table:table-cell table:style-name="ce18" table:formula="of:=+[.AI11]*1.15" office:value-type="float" office:value="542015.838" calcext:value-type="float">
            <text:p>542,016</text:p>
          </table:table-cell>
          <table:table-cell table:style-name="ce18" table:formula="of:=+[.AJ11]*1.14" office:value-type="float" office:value="617898.05532" calcext:value-type="float">
            <text:p>617,898</text:p>
          </table:table-cell>
          <table:table-cell table:style-name="ce18" table:formula="of:=+[.AK11]*1.12" office:value-type="float" office:value="692045.8219584" calcext:value-type="float">
            <text:p>692,046</text:p>
          </table:table-cell>
          <table:table-cell table:style-name="ce18" table:formula="of:=+[.AL11]*1.1" office:value-type="float" office:value="761250.40415424" calcext:value-type="float">
            <text:p>761,250</text:p>
          </table:table-cell>
          <table:table-cell table:style-name="ce18" table:formula="of:=+[.AM11]*1.09" office:value-type="float" office:value="829762.940528122" calcext:value-type="float">
            <text:p>829,763</text:p>
          </table:table-cell>
          <table:table-cell table:style-name="ce18" table:formula="of:=+[.AN11]*1.08" office:value-type="float" office:value="896143.975770372" calcext:value-type="float">
            <text:p>896,144</text:p>
          </table:table-cell>
          <table:table-cell table:style-name="ce18" table:formula="of:=+[.AO11]*1.07" office:value-type="float" office:value="958874.054074298" calcext:value-type="float">
            <text:p>958,874</text:p>
          </table:table-cell>
          <table:table-cell table:style-name="ce18" table:formula="of:=+[.AP11]*1.06" office:value-type="float" office:value="1016406.49731876" calcext:value-type="float">
            <text:p>1,016,406</text:p>
          </table:table-cell>
          <table:table-cell table:style-name="ce18" table:formula="of:=+[.AQ11]*1.05" office:value-type="float" office:value="1067226.82218469" calcext:value-type="float">
            <text:p>1,067,227</text:p>
          </table:table-cell>
          <table:table-cell table:style-name="ce18" table:formula="of:=+[.AR11]*1.04" office:value-type="float" office:value="1109915.89507208" calcext:value-type="float">
            <text:p>1,109,916</text:p>
          </table:table-cell>
          <table:table-cell table:number-columns-repeated="4"/>
          <table:table-cell table:style-name="ce18" table:number-columns-repeated="16335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29599" calcext:value-type="float">
            <text:p>29,599</text:p>
          </table:table-cell>
          <table:table-cell office:value-type="float" office:value="30104" calcext:value-type="float">
            <text:p>30,104</text:p>
          </table:table-cell>
          <table:table-cell office:value-type="float" office:value="31158" calcext:value-type="float">
            <text:p>31,158</text:p>
          </table:table-cell>
          <table:table-cell office:value-type="float" office:value="35342" calcext:value-type="float">
            <text:p>35,342</text:p>
          </table:table-cell>
          <table:table-cell office:value-type="float" office:value="30612" calcext:value-type="float">
            <text:p>30,612</text:p>
          </table:table-cell>
          <table:table-cell office:value-type="float" office:value="31916" calcext:value-type="float">
            <text:p>31,916</text:p>
          </table:table-cell>
          <table:table-cell office:value-type="float" office:value="33229" calcext:value-type="float">
            <text:p>33,229</text:p>
          </table:table-cell>
          <table:table-cell office:value-type="float" office:value="37575" calcext:value-type="float">
            <text:p>37,575</text:p>
          </table:table-cell>
          <table:table-cell office:value-type="float" office:value="33712" calcext:value-type="float">
            <text:p>33,712</text:p>
          </table:table-cell>
          <table:table-cell office:value-type="float" office:value="35507" calcext:value-type="float">
            <text:p>35,507</text:p>
          </table:table-cell>
          <table:table-cell office:value-type="float" office:value="36474" calcext:value-type="float">
            <text:p>36,474</text:p>
          </table:table-cell>
          <table:table-cell office:value-type="float" office:value="40613" calcext:value-type="float">
            <text:p>40,613</text:p>
          </table:table-cell>
          <table:table-cell office:value-type="float" office:value="36361" calcext:value-type="float">
            <text:p>36,361</text:p>
          </table:table-cell>
          <table:table-cell office:value-type="float" office:value="39039" calcext:value-type="float">
            <text:p>39,039</text:p>
          </table:table-cell>
          <table:table-cell office:value-type="float" office:value="41369" calcext:value-type="float">
            <text:p>41,369</text:p>
          </table:table-cell>
          <table:table-cell office:value-type="float" office:value="45766" calcext:value-type="float">
            <text:p>45,766</text:p>
          </table:table-cell>
          <table:table-cell table:formula="of:=+[.R11]-[.R13]" office:value-type="float" office:value="42640" calcext:value-type="float">
            <text:p>42,640</text:p>
          </table:table-cell>
          <table:table-cell table:formula="of:=+[.S11]-[.S13]" office:value-type="float" office:value="45328" calcext:value-type="float">
            <text:p>45,328</text:p>
          </table:table-cell>
          <table:table-cell table:formula="of:=+[.T11]-[.T13]" office:value-type="float" office:value="47728" calcext:value-type="float">
            <text:p>47,728</text:p>
          </table:table-cell>
          <table:table-cell table:formula="of:=+[.U11]-[.U13]" office:value-type="float" office:value="52360.88" calcext:value-type="float">
            <text:p>52,361</text:p>
          </table:table-cell>
          <table:table-cell table:number-columns-repeated="7"/>
          <table:table-cell office:value-type="float" office:value="84732" calcext:value-type="float">
            <text:p>84,732</text:p>
          </table:table-cell>
          <table:table-cell office:value-type="float" office:value="110939" calcext:value-type="float">
            <text:p>110,939</text:p>
          </table:table-cell>
          <table:table-cell table:formula="of:=SUM([.B12:.E12])" office:value-type="float" office:value="126203" calcext:value-type="float">
            <text:p>126,203</text:p>
          </table:table-cell>
          <table:table-cell table:formula="of:=SUM([.F12:.I12])" office:value-type="float" office:value="133332" calcext:value-type="float">
            <text:p>133,332</text:p>
          </table:table-cell>
          <table:table-cell table:formula="of:=SUM([.J12:.M12])" office:value-type="float" office:value="146306" calcext:value-type="float">
            <text:p>146,306</text:p>
          </table:table-cell>
          <table:table-cell table:formula="of:=SUM([.N12:.Q12])" office:value-type="float" office:value="162535" calcext:value-type="float">
            <text:p>162,535</text:p>
          </table:table-cell>
          <table:table-cell table:formula="of:=+[.AI11]-[.AI13]" office:value-type="float" office:value="188527.248" calcext:value-type="float">
            <text:p>188,527</text:p>
          </table:table-cell>
          <table:table-cell table:formula="of:=+[.AJ11]-[.AJ13]" office:value-type="float" office:value="216806.3352" calcext:value-type="float">
            <text:p>216,806</text:p>
          </table:table-cell>
          <table:table-cell table:formula="of:=+[.AK11]-[.AK13]" office:value-type="float" office:value="247159.222128" calcext:value-type="float">
            <text:p>247,159</text:p>
          </table:table-cell>
          <table:table-cell table:formula="of:=+[.AL11]-[.AL13]" office:value-type="float" office:value="276818.32878336" calcext:value-type="float">
            <text:p>276,818</text:p>
          </table:table-cell>
          <table:table-cell table:formula="of:=+[.AM11]-[.AM13]" office:value-type="float" office:value="304500.161661696" calcext:value-type="float">
            <text:p>304,500</text:p>
          </table:table-cell>
          <table:table-cell table:formula="of:=+[.AN11]-[.AN13]" office:value-type="float" office:value="248928.882158437" calcext:value-type="float">
            <text:p>248,929</text:p>
          </table:table-cell>
          <table:table-cell table:formula="of:=+[.AO11]-[.AO13]" office:value-type="float" office:value="268843.192731112" calcext:value-type="float">
            <text:p>268,843</text:p>
          </table:table-cell>
          <table:table-cell table:formula="of:=+[.AP11]-[.AP13]" office:value-type="float" office:value="287662.216222289" calcext:value-type="float">
            <text:p>287,662</text:p>
          </table:table-cell>
          <table:table-cell table:formula="of:=+[.AQ11]-[.AQ13]" office:value-type="float" office:value="304921.949195627" calcext:value-type="float">
            <text:p>304,922</text:p>
          </table:table-cell>
          <table:table-cell table:formula="of:=+[.AR11]-[.AR13]" office:value-type="float" office:value="320168.046655408" calcext:value-type="float">
            <text:p>320,168</text:p>
          </table:table-cell>
          <table:table-cell table:formula="of:=+[.AS11]-[.AS13]" office:value-type="float" office:value="332974.768521624" calcext:value-type="float">
            <text:p>332,975</text:p>
          </table:table-cell>
          <table:table-cell table:number-columns-repeated="73"/>
          <table:table-cell table:style-name="ce2" table:number-columns-repeated="16266"/>
        </table:table-row>
        <table:table-row table:style-name="ro1">
          <table:table-cell table:style-name="ce19" office:value-type="string" calcext:value-type="string">
            <text:p>Gross Margin</text:p>
          </table:table-cell>
          <table:table-cell table:style-name="ce19" table:formula="of:=+[.B11]-[.B12]" office:value-type="float" office:value="38412" calcext:value-type="float">
            <text:p>38,412</text:p>
          </table:table-cell>
          <table:table-cell table:style-name="ce19" table:formula="of:=+[.C11]-[.C12]" office:value-type="float" office:value="39581" calcext:value-type="float">
            <text:p>39,581</text:p>
          </table:table-cell>
          <table:table-cell table:style-name="ce19" table:formula="of:=+[.D11]-[.D12]" office:value-type="float" office:value="37934" calcext:value-type="float">
            <text:p>37,934</text:p>
          </table:table-cell>
          <table:table-cell table:style-name="ce19" table:formula="of:=+[.E11]-[.E12]" office:value-type="float" office:value="40706" calcext:value-type="float">
            <text:p>40,706</text:p>
          </table:table-cell>
          <table:table-cell table:style-name="ce19" table:formula="of:=+[.F11]-[.F12]" office:value-type="float" office:value="39175" calcext:value-type="float">
            <text:p>39,175</text:p>
          </table:table-cell>
          <table:table-cell table:style-name="ce19" table:formula="of:=+[.G11]-[.G12]" office:value-type="float" office:value="42688" calcext:value-type="float">
            <text:p>42,688</text:p>
          </table:table-cell>
          <table:table-cell table:style-name="ce19" table:formula="of:=+[.H11]-[.H12]" office:value-type="float" office:value="43464" calcext:value-type="float">
            <text:p>43,464</text:p>
          </table:table-cell>
          <table:table-cell table:style-name="ce19" table:formula="of:=+[.I11]-[.I12]" office:value-type="float" office:value="48735" calcext:value-type="float">
            <text:p>48,735</text:p>
          </table:table-cell>
          <table:table-cell table:style-name="ce19" table:formula="of:=+[.J11]-[.J12]" office:value-type="float" office:value="46827" calcext:value-type="float">
            <text:p>46,827</text:p>
          </table:table-cell>
          <table:table-cell table:style-name="ce19" table:formula="of:=+[.K11]-[.K12]" office:value-type="float" office:value="49235" calcext:value-type="float">
            <text:p>49,235</text:p>
          </table:table-cell>
          <table:table-cell table:style-name="ce19" table:formula="of:=+[.L11]-[.L12]" office:value-type="float" office:value="51794" calcext:value-type="float">
            <text:p>51,794</text:p>
          </table:table-cell>
          <table:table-cell table:style-name="ce19" table:formula="of:=+[.M11]-[.M12]" office:value-type="float" office:value="55856" calcext:value-type="float">
            <text:p>55,856</text:p>
          </table:table-cell>
          <table:table-cell table:style-name="ce19" table:formula="of:=+[.N11]-[.N12]" office:value-type="float" office:value="53873" calcext:value-type="float">
            <text:p>53,873</text:p>
          </table:table-cell>
          <table:table-cell table:style-name="ce19" table:formula="of:=+[.O11]-[.O12]" office:value-type="float" office:value="57389" calcext:value-type="float">
            <text:p>57,389</text:p>
          </table:table-cell>
          <table:table-cell table:style-name="ce19" table:formula="of:=+[.P11]-[.P12]" office:value-type="float" office:value="60977" calcext:value-type="float">
            <text:p>60,977</text:p>
          </table:table-cell>
          <table:table-cell table:style-name="ce19" table:formula="of:=+[.Q11]-[.Q12]" office:value-type="float" office:value="68062" calcext:value-type="float">
            <text:p>68,062</text:p>
          </table:table-cell>
          <table:table-cell table:style-name="ce19" table:formula="of:=+[.R11]*0.6" office:value-type="float" office:value="63960" calcext:value-type="float">
            <text:p>63,960</text:p>
          </table:table-cell>
          <table:table-cell table:style-name="ce19" table:formula="of:=+[.S11]*0.6" office:value-type="float" office:value="67992" calcext:value-type="float">
            <text:p>67,992</text:p>
          </table:table-cell>
          <table:table-cell table:style-name="ce19" table:formula="of:=+[.T11]*0.6" office:value-type="float" office:value="71592" calcext:value-type="float">
            <text:p>71,592</text:p>
          </table:table-cell>
          <table:table-cell table:style-name="ce19" table:formula="of:=+[.U11]*0.6" office:value-type="float" office:value="78541.32" calcext:value-type="float">
            <text:p>78,541</text:p>
          </table:table-cell>
          <table:table-cell table:style-name="ce19" table:number-columns-repeated="7"/>
          <table:table-cell table:style-name="ce19" table:formula="of:=+[.AC11]-[.AC12]" office:value-type="float" office:value="97795" calcext:value-type="float">
            <text:p>97,795</text:p>
          </table:table-cell>
          <table:table-cell table:style-name="ce19" table:formula="of:=+[.AD11]-[.AD12]" office:value-type="float" office:value="146698" calcext:value-type="float">
            <text:p>146,698</text:p>
          </table:table-cell>
          <table:table-cell table:style-name="ce19" table:formula="of:=+[.AE11]-[.AE12]" office:value-type="float" office:value="156633" calcext:value-type="float">
            <text:p>156,633</text:p>
          </table:table-cell>
          <table:table-cell table:style-name="ce19" table:formula="of:=+[.AF11]-[.AF12]" office:value-type="float" office:value="174062" calcext:value-type="float">
            <text:p>174,062</text:p>
          </table:table-cell>
          <table:table-cell table:style-name="ce19" table:formula="of:=+[.AG11]-[.AG12]" office:value-type="float" office:value="203712" calcext:value-type="float">
            <text:p>203,712</text:p>
          </table:table-cell>
          <table:table-cell table:style-name="ce19" table:formula="of:=+[.AH11]-[.AH12]" office:value-type="float" office:value="240301" calcext:value-type="float">
            <text:p>240,301</text:p>
          </table:table-cell>
          <table:table-cell table:style-name="ce19" table:formula="of:=+[.AI11]*0.6" office:value-type="float" office:value="282790.872" calcext:value-type="float">
            <text:p>282,791</text:p>
          </table:table-cell>
          <table:table-cell table:style-name="ce19" table:formula="of:=+[.AJ11]*0.6" office:value-type="float" office:value="325209.5028" calcext:value-type="float">
            <text:p>325,210</text:p>
          </table:table-cell>
          <table:table-cell table:style-name="ce19" table:formula="of:=+[.AK11]*0.6" office:value-type="float" office:value="370738.833192" calcext:value-type="float">
            <text:p>370,739</text:p>
          </table:table-cell>
          <table:table-cell table:style-name="ce19" table:formula="of:=+[.AL11]*0.6" office:value-type="float" office:value="415227.49317504" calcext:value-type="float">
            <text:p>415,227</text:p>
          </table:table-cell>
          <table:table-cell table:style-name="ce19" table:formula="of:=+[.AM11]*0.6" office:value-type="float" office:value="456750.242492544" calcext:value-type="float">
            <text:p>456,750</text:p>
          </table:table-cell>
          <table:table-cell table:style-name="ce19" table:formula="of:=+[.AN11]*0.7" office:value-type="float" office:value="580834.058369685" calcext:value-type="float">
            <text:p>580,834</text:p>
          </table:table-cell>
          <table:table-cell table:style-name="ce19" table:formula="of:=+[.AO11]*0.7" office:value-type="float" office:value="627300.78303926" calcext:value-type="float">
            <text:p>627,301</text:p>
          </table:table-cell>
          <table:table-cell table:style-name="ce19" table:formula="of:=+[.AP11]*0.7" office:value-type="float" office:value="671211.837852008" calcext:value-type="float">
            <text:p>671,212</text:p>
          </table:table-cell>
          <table:table-cell table:style-name="ce19" table:formula="of:=+[.AQ11]*0.7" office:value-type="float" office:value="711484.548123129" calcext:value-type="float">
            <text:p>711,485</text:p>
          </table:table-cell>
          <table:table-cell table:style-name="ce19" table:formula="of:=+[.AR11]*0.7" office:value-type="float" office:value="747058.775529285" calcext:value-type="float">
            <text:p>747,059</text:p>
          </table:table-cell>
          <table:table-cell table:style-name="ce19" table:formula="of:=+[.AS11]*0.7" office:value-type="float" office:value="776941.126550457" calcext:value-type="float">
            <text:p>776,941</text:p>
          </table:table-cell>
          <table:table-cell table:number-columns-repeated="4"/>
          <table:table-cell table:style-name="ce19" table:number-columns-repeated="16335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9119" calcext:value-type="float">
            <text:p>9,119</text:p>
          </table:table-cell>
          <table:table-cell office:value-type="float" office:value="9841" calcext:value-type="float">
            <text:p>9,841</text:p>
          </table:table-cell>
          <table:table-cell office:value-type="float" office:value="10273" calcext:value-type="float">
            <text:p>10,273</text:p>
          </table:table-cell>
          <table:table-cell office:value-type="float" office:value="10267" calcext:value-type="float">
            <text:p>10,267</text:p>
          </table:table-cell>
          <table:table-cell office:value-type="float" office:value="11468" calcext:value-type="float">
            <text:p>11,468</text:p>
          </table:table-cell>
          <table:table-cell office:value-type="float" office:value="10588" calcext:value-type="float">
            <text:p>10,588</text:p>
          </table:table-cell>
          <table:table-cell office:value-type="float" office:value="11258" calcext:value-type="float">
            <text:p>11,258</text:p>
          </table:table-cell>
          <table:table-cell office:value-type="float" office:value="12113" calcext:value-type="float">
            <text:p>12,113</text:p>
          </table:table-cell>
          <table:table-cell office:value-type="float" office:value="11903" calcext:value-type="float">
            <text:p>11,903</text:p>
          </table:table-cell>
          <table:table-cell office:value-type="float" office:value="11860" calcext:value-type="float">
            <text:p>11,860</text:p>
          </table:table-cell>
          <table:table-cell office:value-type="float" office:value="12447" calcext:value-type="float">
            <text:p>12,447</text:p>
          </table:table-cell>
          <table:table-cell office:value-type="float" office:value="13116" calcext:value-type="float">
            <text:p>13,116</text:p>
          </table:table-cell>
          <table:table-cell office:value-type="float" office:value="13556" calcext:value-type="float">
            <text:p>13,556</text:p>
          </table:table-cell>
          <table:table-cell office:value-type="float" office:value="13808" calcext:value-type="float">
            <text:p>13,808</text:p>
          </table:table-cell>
          <table:table-cell office:value-type="float" office:value="15151" calcext:value-type="float">
            <text:p>15,151</text:p>
          </table:table-cell>
          <table:table-cell office:value-type="float" office:value="18572" calcext:value-type="float">
            <text:p>18,572</text:p>
          </table:table-cell>
          <table:table-cell table:formula="of:=+[.Q14]*1.1" office:value-type="float" office:value="20429.2" calcext:value-type="float">
            <text:p>20,429</text:p>
          </table:table-cell>
          <table:table-cell table:formula="of:=+[.R14]*1.1" office:value-type="float" office:value="22472.12" calcext:value-type="float">
            <text:p>22,472</text:p>
          </table:table-cell>
          <table:table-cell table:formula="of:=+[.S14]*1.1" office:value-type="float" office:value="24719.332" calcext:value-type="float">
            <text:p>24,719</text:p>
          </table:table-cell>
          <table:table-cell table:formula="of:=+[.T14]*1.1" office:value-type="float" office:value="27191.2652" calcext:value-type="float">
            <text:p>27,191</text:p>
          </table:table-cell>
          <table:table-cell table:number-columns-repeated="7"/>
          <table:table-cell office:value-type="float" office:value="27573" calcext:value-type="float">
            <text:p>27,573</text:p>
          </table:table-cell>
          <table:table-cell office:value-type="float" office:value="31562" calcext:value-type="float">
            <text:p>31,562</text:p>
          </table:table-cell>
          <table:table-cell table:formula="of:=SUM([.B14:.E14])" office:value-type="float" office:value="39500" calcext:value-type="float">
            <text:p>39,500</text:p>
          </table:table-cell>
          <table:table-cell table:formula="of:=SUM([.F14:.I14])" office:value-type="float" office:value="45427" calcext:value-type="float">
            <text:p>45,427</text:p>
          </table:table-cell>
          <table:table-cell table:formula="of:=SUM([.J14:.M14])" office:value-type="float" office:value="49326" calcext:value-type="float">
            <text:p>49,326</text:p>
          </table:table-cell>
          <table:table-cell table:formula="of:=SUM([.N14:.Q14])" office:value-type="float" office:value="61087" calcext:value-type="float">
            <text:p>61,087</text:p>
          </table:table-cell>
          <table:table-cell table:formula="of:=+[.AH14]*1.12" office:value-type="float" office:value="68417.44" calcext:value-type="float">
            <text:p>68,417</text:p>
          </table:table-cell>
          <table:table-cell table:formula="of:=+[.AI14]*1.12" office:value-type="float" office:value="76627.5328" calcext:value-type="float">
            <text:p>76,628</text:p>
          </table:table-cell>
          <table:table-cell table:formula="of:=+[.AJ14]*1.12" office:value-type="float" office:value="85822.836736" calcext:value-type="float">
            <text:p>85,823</text:p>
          </table:table-cell>
          <table:table-cell table:formula="of:=+[.AK14]*1.12" office:value-type="float" office:value="96121.57714432" calcext:value-type="float">
            <text:p>96,122</text:p>
          </table:table-cell>
          <table:table-cell table:formula="of:=+[.AL14]*1.12" office:value-type="float" office:value="107656.166401638" calcext:value-type="float">
            <text:p>107,656</text:p>
          </table:table-cell>
          <table:table-cell table:formula="of:=+[.AM14]*1.12" office:value-type="float" office:value="120574.906369835" calcext:value-type="float">
            <text:p>120,575</text:p>
          </table:table-cell>
          <table:table-cell table:formula="of:=+[.AN14]*1.12" office:value-type="float" office:value="135043.895134215" calcext:value-type="float">
            <text:p>135,044</text:p>
          </table:table-cell>
          <table:table-cell table:formula="of:=+[.AO14]*1.12" office:value-type="float" office:value="151249.162550321" calcext:value-type="float">
            <text:p>151,249</text:p>
          </table:table-cell>
          <table:table-cell table:formula="of:=+[.AP14]*1.12" office:value-type="float" office:value="169399.06205636" calcext:value-type="float">
            <text:p>169,399</text:p>
          </table:table-cell>
          <table:table-cell table:formula="of:=+[.AQ14]*1.12" office:value-type="float" office:value="189726.949503123" calcext:value-type="float">
            <text:p>189,727</text:p>
          </table:table-cell>
          <table:table-cell table:formula="of:=+[.AR14]*1.12" office:value-type="float" office:value="212494.183443498" calcext:value-type="float">
            <text:p>212,494</text:p>
          </table:table-cell>
          <table:table-cell table:number-columns-repeated="73"/>
          <table:table-cell table:style-name="ce2" table:number-columns-repeated="16266"/>
        </table:table-row>
        <table:table-row table:style-name="ro1">
          <table:table-cell office:value-type="string" calcext:value-type="string">
            <text:p>S&amp;M</text:p>
          </table:table-cell>
          <table:table-cell office:value-type="float" office:value="5825" calcext:value-type="float">
            <text:p>5,825</text:p>
          </table:table-cell>
          <table:table-cell office:value-type="float" office:value="6630" calcext:value-type="float">
            <text:p>6,630</text:p>
          </table:table-cell>
          <table:table-cell office:value-type="float" office:value="6929" calcext:value-type="float">
            <text:p>6,929</text:p>
          </table:table-cell>
          <table:table-cell office:value-type="float" office:value="7183" calcext:value-type="float">
            <text:p>7,183</text:p>
          </table:table-cell>
          <table:table-cell office:value-type="float" office:value="6533" calcext:value-type="float">
            <text:p>6,533</text:p>
          </table:table-cell>
          <table:table-cell office:value-type="float" office:value="6781" calcext:value-type="float">
            <text:p>6,781</text:p>
          </table:table-cell>
          <table:table-cell office:value-type="float" office:value="6884" calcext:value-type="float">
            <text:p>6,884</text:p>
          </table:table-cell>
          <table:table-cell office:value-type="float" office:value="7719" calcext:value-type="float">
            <text:p>7,719</text:p>
          </table:table-cell>
          <table:table-cell office:value-type="float" office:value="6426" calcext:value-type="float">
            <text:p>6,426</text:p>
          </table:table-cell>
          <table:table-cell office:value-type="float" office:value="6792" calcext:value-type="float">
            <text:p>6,792</text:p>
          </table:table-cell>
          <table:table-cell office:value-type="float" office:value="7227" calcext:value-type="float">
            <text:p>7,227</text:p>
          </table:table-cell>
          <table:table-cell office:value-type="float" office:value="7363" calcext:value-type="float">
            <text:p>7,363</text:p>
          </table:table-cell>
          <table:table-cell office:value-type="float" office:value="6172" calcext:value-type="float">
            <text:p>6,172</text:p>
          </table:table-cell>
          <table:table-cell office:value-type="float" office:value="7101" calcext:value-type="float">
            <text:p>7,101</text:p>
          </table:table-cell>
          <table:table-cell office:value-type="float" office:value="7205" calcext:value-type="float">
            <text:p>7,205</text:p>
          </table:table-cell>
          <table:table-cell office:value-type="float" office:value="8215" calcext:value-type="float">
            <text:p>8,215</text:p>
          </table:table-cell>
          <table:table-cell table:formula="of:=+[.Q15]*1.1" office:value-type="float" office:value="9036.5" calcext:value-type="float">
            <text:p>9,037</text:p>
          </table:table-cell>
          <table:table-cell table:formula="of:=+[.R15]*1.1" office:value-type="float" office:value="9940.15" calcext:value-type="float">
            <text:p>9,940</text:p>
          </table:table-cell>
          <table:table-cell table:formula="of:=+[.S15]*1.1" office:value-type="float" office:value="10934.165" calcext:value-type="float">
            <text:p>10,934</text:p>
          </table:table-cell>
          <table:table-cell table:formula="of:=+[.T15]*1.1" office:value-type="float" office:value="12027.5815" calcext:value-type="float">
            <text:p>12,028</text:p>
          </table:table-cell>
          <table:table-cell table:number-columns-repeated="7"/>
          <table:table-cell office:value-type="float" office:value="17946" calcext:value-type="float">
            <text:p>17,946</text:p>
          </table:table-cell>
          <table:table-cell office:value-type="float" office:value="22912" calcext:value-type="float">
            <text:p>22,912</text:p>
          </table:table-cell>
          <table:table-cell table:formula="of:=SUM([.B15:.E15])" office:value-type="float" office:value="26567" calcext:value-type="float">
            <text:p>26,567</text:p>
          </table:table-cell>
          <table:table-cell table:formula="of:=SUM([.F15:.I15])" office:value-type="float" office:value="27917" calcext:value-type="float">
            <text:p>27,917</text:p>
          </table:table-cell>
          <table:table-cell table:formula="of:=SUM([.J15:.M15])" office:value-type="float" office:value="27808" calcext:value-type="float">
            <text:p>27,808</text:p>
          </table:table-cell>
          <table:table-cell table:formula="of:=SUM([.N15:.Q15])" office:value-type="float" office:value="28693" calcext:value-type="float">
            <text:p>28,693</text:p>
          </table:table-cell>
          <table:table-cell table:formula="of:=+[.AH15]*1.12" office:value-type="float" office:value="32136.16" calcext:value-type="float">
            <text:p>32,136</text:p>
          </table:table-cell>
          <table:table-cell table:formula="of:=+[.AI15]*1.12" office:value-type="float" office:value="35992.4992" calcext:value-type="float">
            <text:p>35,992</text:p>
          </table:table-cell>
          <table:table-cell table:formula="of:=+[.AJ15]*1.12" office:value-type="float" office:value="40311.599104" calcext:value-type="float">
            <text:p>40,312</text:p>
          </table:table-cell>
          <table:table-cell table:formula="of:=+[.AK15]*1.12" office:value-type="float" office:value="45148.99099648" calcext:value-type="float">
            <text:p>45,149</text:p>
          </table:table-cell>
          <table:table-cell table:formula="of:=+[.AL15]*1.12" office:value-type="float" office:value="50566.8699160576" calcext:value-type="float">
            <text:p>50,567</text:p>
          </table:table-cell>
          <table:table-cell table:formula="of:=+[.AM15]*1.12" office:value-type="float" office:value="56634.8943059845" calcext:value-type="float">
            <text:p>56,635</text:p>
          </table:table-cell>
          <table:table-cell table:formula="of:=+[.AN15]*1.12" office:value-type="float" office:value="63431.0816227027" calcext:value-type="float">
            <text:p>63,431</text:p>
          </table:table-cell>
          <table:table-cell table:formula="of:=+[.AO15]*1.12" office:value-type="float" office:value="71042.811417427" calcext:value-type="float">
            <text:p>71,043</text:p>
          </table:table-cell>
          <table:table-cell table:formula="of:=+[.AP15]*1.12" office:value-type="float" office:value="79567.9487875183" calcext:value-type="float">
            <text:p>79,568</text:p>
          </table:table-cell>
          <table:table-cell table:formula="of:=+[.AQ15]*1.12" office:value-type="float" office:value="89116.1026420205" calcext:value-type="float">
            <text:p>89,116</text:p>
          </table:table-cell>
          <table:table-cell table:formula="of:=+[.AR15]*1.12" office:value-type="float" office:value="99810.0349590629" calcext:value-type="float">
            <text:p>99,810</text:p>
          </table:table-cell>
          <table:table-cell table:number-columns-repeated="73"/>
          <table:table-cell table:style-name="ce2" table:number-columns-repeated="16266"/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3374" calcext:value-type="float">
            <text:p>3,374</text:p>
          </table:table-cell>
          <table:table-cell office:value-type="float" office:value="3657" calcext:value-type="float">
            <text:p>3,657</text:p>
          </table:table-cell>
          <table:table-cell office:value-type="float" office:value="3597" calcext:value-type="float">
            <text:p>3,597</text:p>
          </table:table-cell>
          <table:table-cell office:value-type="float" office:value="5096" calcext:value-type="float">
            <text:p>5,096</text:p>
          </table:table-cell>
          <table:table-cell office:value-type="float" office:value="3759" calcext:value-type="float">
            <text:p>3,759</text:p>
          </table:table-cell>
          <table:table-cell office:value-type="float" office:value="3481" calcext:value-type="float">
            <text:p>3,481</text:p>
          </table:table-cell>
          <table:table-cell office:value-type="float" office:value="3979" calcext:value-type="float">
            <text:p>3,979</text:p>
          </table:table-cell>
          <table:table-cell office:value-type="float" office:value="5206" calcext:value-type="float">
            <text:p>5,206</text:p>
          </table:table-cell>
          <table:table-cell office:value-type="float" office:value="3026" calcext:value-type="float">
            <text:p>3,026</text:p>
          </table:table-cell>
          <table:table-cell office:value-type="float" office:value="3158" calcext:value-type="float">
            <text:p>3,158</text:p>
          </table:table-cell>
          <table:table-cell office:value-type="float" office:value="3599" calcext:value-type="float">
            <text:p>3,599</text:p>
          </table:table-cell>
          <table:table-cell office:value-type="float" office:value="4405" calcext:value-type="float">
            <text:p>4,405</text:p>
          </table:table-cell>
          <table:table-cell office:value-type="float" office:value="3539" calcext:value-type="float">
            <text:p>3,539</text:p>
          </table:table-cell>
          <table:table-cell office:value-type="float" office:value="5209" calcext:value-type="float">
            <text:p>5,209</text:p>
          </table:table-cell>
          <table:table-cell office:value-type="float" office:value="7393" calcext:value-type="float">
            <text:p>7,393</text:p>
          </table:table-cell>
          <table:table-cell office:value-type="float" office:value="5341" calcext:value-type="float">
            <text:p>5,341</text:p>
          </table:table-cell>
          <table:table-cell table:formula="of:=+[.Q16]*1.1" office:value-type="float" office:value="5875.1" calcext:value-type="float">
            <text:p>5,875</text:p>
          </table:table-cell>
          <table:table-cell table:formula="of:=+[.R16]*1.1" office:value-type="float" office:value="6462.61" calcext:value-type="float">
            <text:p>6,463</text:p>
          </table:table-cell>
          <table:table-cell table:formula="of:=+[.S16]*1.1" office:value-type="float" office:value="7108.871" calcext:value-type="float">
            <text:p>7,109</text:p>
          </table:table-cell>
          <table:table-cell table:formula="of:=+[.T16]*1.1" office:value-type="float" office:value="7819.7581" calcext:value-type="float">
            <text:p>7,820</text:p>
          </table:table-cell>
          <table:table-cell table:number-columns-repeated="7"/>
          <table:table-cell office:value-type="float" office:value="11052" calcext:value-type="float">
            <text:p>11,052</text:p>
          </table:table-cell>
          <table:table-cell office:value-type="float" office:value="13510" calcext:value-type="float">
            <text:p>13,510</text:p>
          </table:table-cell>
          <table:table-cell table:formula="of:=SUM([.B16:.E16])" office:value-type="float" office:value="15724" calcext:value-type="float">
            <text:p>15,724</text:p>
          </table:table-cell>
          <table:table-cell table:formula="of:=SUM([.F16:.I16])" office:value-type="float" office:value="16425" calcext:value-type="float">
            <text:p>16,425</text:p>
          </table:table-cell>
          <table:table-cell table:formula="of:=SUM([.J16:.M16])" office:value-type="float" office:value="14188" calcext:value-type="float">
            <text:p>14,188</text:p>
          </table:table-cell>
          <table:table-cell table:formula="of:=SUM([.N16:.Q16])" office:value-type="float" office:value="21482" calcext:value-type="float">
            <text:p>21,482</text:p>
          </table:table-cell>
          <table:table-cell table:formula="of:=+[.AH16]*1.12" office:value-type="float" office:value="24059.84" calcext:value-type="float">
            <text:p>24,060</text:p>
          </table:table-cell>
          <table:table-cell table:formula="of:=+[.AI16]*1.12" office:value-type="float" office:value="26947.0208" calcext:value-type="float">
            <text:p>26,947</text:p>
          </table:table-cell>
          <table:table-cell table:formula="of:=+[.AJ16]*1.12" office:value-type="float" office:value="30180.663296" calcext:value-type="float">
            <text:p>30,181</text:p>
          </table:table-cell>
          <table:table-cell table:formula="of:=+[.AK16]*1.12" office:value-type="float" office:value="33802.34289152" calcext:value-type="float">
            <text:p>33,802</text:p>
          </table:table-cell>
          <table:table-cell table:formula="of:=+[.AL16]*1.12" office:value-type="float" office:value="37858.6240385024" calcext:value-type="float">
            <text:p>37,859</text:p>
          </table:table-cell>
          <table:table-cell table:formula="of:=+[.AM16]*1.12" office:value-type="float" office:value="42401.6589231227" calcext:value-type="float">
            <text:p>42,402</text:p>
          </table:table-cell>
          <table:table-cell table:formula="of:=+[.AN16]*1.12" office:value-type="float" office:value="47489.8579938975" calcext:value-type="float">
            <text:p>47,490</text:p>
          </table:table-cell>
          <table:table-cell table:formula="of:=+[.AO16]*1.12" office:value-type="float" office:value="53188.6409531652" calcext:value-type="float">
            <text:p>53,189</text:p>
          </table:table-cell>
          <table:table-cell table:formula="of:=+[.AP16]*1.12" office:value-type="float" office:value="59571.277867545" calcext:value-type="float">
            <text:p>59,571</text:p>
          </table:table-cell>
          <table:table-cell table:formula="of:=+[.AQ16]*1.12" office:value-type="float" office:value="66719.8312116504" calcext:value-type="float">
            <text:p>66,720</text:p>
          </table:table-cell>
          <table:table-cell table:formula="of:=+[.AR16]*1.12" office:value-type="float" office:value="74726.2109570484" calcext:value-type="float">
            <text:p>74,726</text:p>
          </table:table-cell>
          <table:table-cell table:number-columns-repeated="73"/>
          <table:table-cell table:style-name="ce2" table:number-columns-repeated="16266"/>
        </table:table-row>
        <table:table-row table:style-name="ro1">
          <table:table-cell office:value-type="string" calcext:value-type="string">
            <text:p>Op Exp</text:p>
          </table:table-cell>
          <table:table-cell table:formula="of:=+[.B16]+[.B15]+[.B14]+[.B12]" office:value-type="float" office:value="47917" calcext:value-type="float">
            <text:p>47,917</text:p>
          </table:table-cell>
          <table:table-cell table:formula="of:=+[.C16]+[.C15]+[.C14]+[.C12]" office:value-type="float" office:value="50232" calcext:value-type="float">
            <text:p>50,232</text:p>
          </table:table-cell>
          <table:table-cell table:formula="of:=+[.D16]+[.D15]+[.D14]+[.D12]" office:value-type="float" office:value="51957" calcext:value-type="float">
            <text:p>51,957</text:p>
          </table:table-cell>
          <table:table-cell table:formula="of:=+[.E16]+[.E15]+[.E14]+[.E12]" office:value-type="float" office:value="57888" calcext:value-type="float">
            <text:p>57,888</text:p>
          </table:table-cell>
          <table:table-cell table:formula="of:=+[.F16]+[.F15]+[.F14]+[.F12]" office:value-type="float" office:value="52372" calcext:value-type="float">
            <text:p>52,372</text:p>
          </table:table-cell>
          <table:table-cell table:formula="of:=+[.G16]+[.G15]+[.G14]+[.G12]" office:value-type="float" office:value="52766" calcext:value-type="float">
            <text:p>52,766</text:p>
          </table:table-cell>
          <table:table-cell table:formula="of:=+[.H16]+[.H15]+[.H14]+[.H12]" office:value-type="float" office:value="55350" calcext:value-type="float">
            <text:p>55,350</text:p>
          </table:table-cell>
          <table:table-cell table:formula="of:=+[.I16]+[.I15]+[.I14]+[.I12]" office:value-type="float" office:value="62613" calcext:value-type="float">
            <text:p>62,613</text:p>
          </table:table-cell>
          <table:table-cell table:formula="of:=+[.J16]+[.J15]+[.J14]+[.J12]" office:value-type="float" office:value="55067" calcext:value-type="float">
            <text:p>55,067</text:p>
          </table:table-cell>
          <table:table-cell table:formula="of:=+[.K16]+[.K15]+[.K14]+[.K12]" office:value-type="float" office:value="57317" calcext:value-type="float">
            <text:p>57,317</text:p>
          </table:table-cell>
          <table:table-cell table:formula="of:=+[.L16]+[.L15]+[.L14]+[.L12]" office:value-type="float" office:value="59747" calcext:value-type="float">
            <text:p>59,747</text:p>
          </table:table-cell>
          <table:table-cell table:formula="of:=+[.M16]+[.M15]+[.M14]+[.M12]" office:value-type="float" office:value="65497" calcext:value-type="float">
            <text:p>65,497</text:p>
          </table:table-cell>
          <table:table-cell table:formula="of:=+[.N16]+[.N15]+[.N14]+[.N12]" office:value-type="float" office:value="59628" calcext:value-type="float">
            <text:p>59,628</text:p>
          </table:table-cell>
          <table:table-cell table:formula="of:=+[.O16]+[.O15]+[.O14]+[.O12]" office:value-type="float" office:value="65157" calcext:value-type="float">
            <text:p>65,157</text:p>
          </table:table-cell>
          <table:table-cell table:formula="of:=+[.P16]+[.P15]+[.P14]+[.P12]" office:value-type="float" office:value="71118" calcext:value-type="float">
            <text:p>71,118</text:p>
          </table:table-cell>
          <table:table-cell table:formula="of:=+[.Q16]+[.Q15]+[.Q14]+[.Q12]" office:value-type="float" office:value="77894" calcext:value-type="float">
            <text:p>77,894</text:p>
          </table:table-cell>
          <table:table-cell table:formula="of:=+[.R16]+[.R15]+[.R14]+[.R12]" office:value-type="float" office:value="77980.8" calcext:value-type="float">
            <text:p>77,981</text:p>
          </table:table-cell>
          <table:table-cell table:formula="of:=+[.S16]+[.S15]+[.S14]+[.S12]" office:value-type="float" office:value="84202.88" calcext:value-type="float">
            <text:p>84,203</text:p>
          </table:table-cell>
          <table:table-cell table:formula="of:=+[.T16]+[.T15]+[.T14]+[.T12]" office:value-type="float" office:value="90490.368" calcext:value-type="float">
            <text:p>90,490</text:p>
          </table:table-cell>
          <table:table-cell table:formula="of:=+[.U16]+[.U15]+[.U14]+[.U12]" office:value-type="float" office:value="99399.4848" calcext:value-type="float">
            <text:p>99,399</text:p>
          </table:table-cell>
          <table:table-cell table:number-columns-repeated="7"/>
          <table:table-cell table:formula="of:=+[.AC16]+[.AC15]+[.AC14]+[.AC12]" office:value-type="float" office:value="141303" calcext:value-type="float">
            <text:p>141,303</text:p>
          </table:table-cell>
          <table:table-cell table:formula="of:=+[.AD16]+[.AD15]+[.AD14]+[.AD12]" office:value-type="float" office:value="178923" calcext:value-type="float">
            <text:p>178,923</text:p>
          </table:table-cell>
          <table:table-cell table:formula="of:=+[.AE16]+[.AE15]+[.AE14]+[.AE12]" office:value-type="float" office:value="207994" calcext:value-type="float">
            <text:p>207,994</text:p>
          </table:table-cell>
          <table:table-cell table:formula="of:=+[.AF16]+[.AF15]+[.AF14]+[.AF12]" office:value-type="float" office:value="223101" calcext:value-type="float">
            <text:p>223,101</text:p>
          </table:table-cell>
          <table:table-cell table:formula="of:=+[.AG16]+[.AG15]+[.AG14]+[.AG12]" office:value-type="float" office:value="237628" calcext:value-type="float">
            <text:p>237,628</text:p>
          </table:table-cell>
          <table:table-cell table:formula="of:=+[.AH16]+[.AH15]+[.AH14]+[.AH12]" office:value-type="float" office:value="273797" calcext:value-type="float">
            <text:p>273,797</text:p>
          </table:table-cell>
          <table:table-cell table:formula="of:=+[.AI16]+[.AI15]+[.AI14]+[.AI12]" office:value-type="float" office:value="313140.688" calcext:value-type="float">
            <text:p>313,141</text:p>
          </table:table-cell>
          <table:table-cell table:formula="of:=+[.AJ16]+[.AJ15]+[.AJ14]+[.AJ12]" office:value-type="float" office:value="356373.388" calcext:value-type="float">
            <text:p>356,373</text:p>
          </table:table-cell>
          <table:table-cell table:formula="of:=+[.AK16]+[.AK15]+[.AK14]+[.AK12]" office:value-type="float" office:value="403474.321264" calcext:value-type="float">
            <text:p>403,474</text:p>
          </table:table-cell>
          <table:table-cell table:formula="of:=+[.AL16]+[.AL15]+[.AL14]+[.AL12]" office:value-type="float" office:value="451891.23981568" calcext:value-type="float">
            <text:p>451,891</text:p>
          </table:table-cell>
          <table:table-cell table:formula="of:=+[.AM16]+[.AM15]+[.AM14]+[.AM12]" office:value-type="float" office:value="500581.822017895" calcext:value-type="float">
            <text:p>500,582</text:p>
          </table:table-cell>
          <table:table-cell table:formula="of:=+[.AN16]+[.AN15]+[.AN14]+[.AN12]" office:value-type="float" office:value="468540.341757379" calcext:value-type="float">
            <text:p>468,540</text:p>
          </table:table-cell>
          <table:table-cell table:formula="of:=+[.AO16]+[.AO15]+[.AO14]+[.AO12]" office:value-type="float" office:value="514808.027481927" calcext:value-type="float">
            <text:p>514,808</text:p>
          </table:table-cell>
          <table:table-cell table:formula="of:=+[.AP16]+[.AP15]+[.AP14]+[.AP12]" office:value-type="float" office:value="563142.831143203" calcext:value-type="float">
            <text:p>563,143</text:p>
          </table:table-cell>
          <table:table-cell table:formula="of:=+[.AQ16]+[.AQ15]+[.AQ14]+[.AQ12]" office:value-type="float" office:value="613460.23790705" calcext:value-type="float">
            <text:p>613,460</text:p>
          </table:table-cell>
          <table:table-cell table:formula="of:=+[.AR16]+[.AR15]+[.AR14]+[.AR12]" office:value-type="float" office:value="665730.930012202" calcext:value-type="float">
            <text:p>665,731</text:p>
          </table:table-cell>
          <table:table-cell table:formula="of:=+[.AS16]+[.AS15]+[.AS14]+[.AS12]" office:value-type="float" office:value="720005.197881233" calcext:value-type="float">
            <text:p>720,005</text:p>
          </table:table-cell>
          <table:table-cell table:number-columns-repeated="73"/>
          <table:table-cell table:style-name="ce2" table:number-columns-repeated="16266"/>
        </table:table-row>
        <table:table-row table:style-name="ro2">
          <table:table-cell office:value-type="string" calcext:value-type="string">
            <text:p>OP Inc</text:p>
          </table:table-cell>
          <table:table-cell table:formula="of:=+[.B11]-[.B17]" office:value-type="float" office:value="20094" calcext:value-type="float">
            <text:p>20,094</text:p>
          </table:table-cell>
          <table:table-cell table:formula="of:=+[.C11]-[.C17]" office:value-type="float" office:value="19453" calcext:value-type="float">
            <text:p>19,453</text:p>
          </table:table-cell>
          <table:table-cell table:formula="of:=+[.D11]-[.D17]" office:value-type="float" office:value="17135" calcext:value-type="float">
            <text:p>17,135</text:p>
          </table:table-cell>
          <table:table-cell table:formula="of:=+[.E11]-[.E17]" office:value-type="float" office:value="18160" calcext:value-type="float">
            <text:p>18,160</text:p>
          </table:table-cell>
          <table:table-cell table:formula="of:=+[.F11]-[.F17]" office:value-type="float" office:value="17415" calcext:value-type="float">
            <text:p>17,415</text:p>
          </table:table-cell>
          <table:table-cell table:formula="of:=+[.G11]-[.G17]" office:value-type="float" office:value="21838" calcext:value-type="float">
            <text:p>21,838</text:p>
          </table:table-cell>
          <table:table-cell table:formula="of:=+[.H11]-[.H17]" office:value-type="float" office:value="21343" calcext:value-type="float">
            <text:p>21,343</text:p>
          </table:table-cell>
          <table:table-cell table:formula="of:=+[.I11]-[.I17]" office:value-type="float" office:value="23697" calcext:value-type="float">
            <text:p>23,697</text:p>
          </table:table-cell>
          <table:table-cell table:formula="of:=+[.J11]-[.J17]" office:value-type="float" office:value="25472" calcext:value-type="float">
            <text:p>25,472</text:p>
          </table:table-cell>
          <table:table-cell table:formula="of:=+[.K11]-[.K17]" office:value-type="float" office:value="27425" calcext:value-type="float">
            <text:p>27,425</text:p>
          </table:table-cell>
          <table:table-cell table:formula="of:=+[.L11]-[.L17]" office:value-type="float" office:value="28521" calcext:value-type="float">
            <text:p>28,521</text:p>
          </table:table-cell>
          <table:table-cell table:formula="of:=+[.M11]-[.M17]" office:value-type="float" office:value="30972" calcext:value-type="float">
            <text:p>30,972</text:p>
          </table:table-cell>
          <table:table-cell table:formula="of:=+[.N11]-[.N17]" office:value-type="float" office:value="30606" calcext:value-type="float">
            <text:p>30,606</text:p>
          </table:table-cell>
          <table:table-cell table:formula="of:=+[.O11]-[.O17]" office:value-type="float" office:value="31271" calcext:value-type="float">
            <text:p>31,271</text:p>
          </table:table-cell>
          <table:table-cell table:formula="of:=+[.P11]-[.P17]" office:value-type="float" office:value="31228" calcext:value-type="float">
            <text:p>31,228</text:p>
          </table:table-cell>
          <table:table-cell table:formula="of:=+[.Q11]-[.Q17]" office:value-type="float" office:value="35934" calcext:value-type="float">
            <text:p>35,934</text:p>
          </table:table-cell>
          <table:table-cell table:formula="of:=+[.R11]-[.R17]" office:value-type="float" office:value="28619.2" calcext:value-type="float">
            <text:p>28,619</text:p>
          </table:table-cell>
          <table:table-cell table:formula="of:=+[.S11]-[.S17]" office:value-type="float" office:value="29117.12" calcext:value-type="float">
            <text:p>29,117</text:p>
          </table:table-cell>
          <table:table-cell table:formula="of:=+[.T11]-[.T17]" office:value-type="float" office:value="28829.632" calcext:value-type="float">
            <text:p>28,830</text:p>
          </table:table-cell>
          <table:table-cell table:formula="of:=+[.U11]-[.U17]" office:value-type="float" office:value="31502.7152" calcext:value-type="float">
            <text:p>31,503</text:p>
          </table:table-cell>
          <table:table-cell table:number-columns-repeated="7"/>
          <table:table-cell table:formula="of:=+[.AC11]-[.AC17]" office:value-type="float" office:value="41224" calcext:value-type="float">
            <text:p>41,224</text:p>
          </table:table-cell>
          <table:table-cell table:formula="of:=+[.AD11]-[.AD17]" office:value-type="float" office:value="78714" calcext:value-type="float">
            <text:p>78,714</text:p>
          </table:table-cell>
          <table:table-cell table:formula="of:=+[.AE11]-[.AE17]" office:value-type="float" office:value="74842" calcext:value-type="float">
            <text:p>74,842</text:p>
          </table:table-cell>
          <table:table-cell table:formula="of:=+[.AF11]-[.AF17]" office:value-type="float" office:value="84293" calcext:value-type="float">
            <text:p>84,293</text:p>
          </table:table-cell>
          <table:table-cell table:formula="of:=+[.AG11]-[.AG17]" office:value-type="float" office:value="112390" calcext:value-type="float">
            <text:p>112,390</text:p>
          </table:table-cell>
          <table:table-cell table:formula="of:=+[.AH11]-[.AH17]" office:value-type="float" office:value="129039" calcext:value-type="float">
            <text:p>129,039</text:p>
          </table:table-cell>
          <table:table-cell table:formula="of:=+[.AI11]-[.AI17]" office:value-type="float" office:value="158177.432" calcext:value-type="float">
            <text:p>158,177</text:p>
          </table:table-cell>
          <table:table-cell table:formula="of:=+[.AJ11]-[.AJ17]" office:value-type="float" office:value="185642.45" calcext:value-type="float">
            <text:p>185,642</text:p>
          </table:table-cell>
          <table:table-cell table:formula="of:=+[.AK11]-[.AK17]" office:value-type="float" office:value="214423.734056" calcext:value-type="float">
            <text:p>214,424</text:p>
          </table:table-cell>
          <table:table-cell table:formula="of:=+[.AL11]-[.AL17]" office:value-type="float" office:value="240154.58214272" calcext:value-type="float">
            <text:p>240,155</text:p>
          </table:table-cell>
          <table:table-cell table:formula="of:=+[.AM11]-[.AM17]" office:value-type="float" office:value="260668.582136346" calcext:value-type="float">
            <text:p>260,669</text:p>
          </table:table-cell>
          <table:table-cell table:formula="of:=+[.AN11]-[.AN17]" office:value-type="float" office:value="361222.598770743" calcext:value-type="float">
            <text:p>361,223</text:p>
          </table:table-cell>
          <table:table-cell table:formula="of:=+[.AO11]-[.AO17]" office:value-type="float" office:value="381335.948288445" calcext:value-type="float">
            <text:p>381,336</text:p>
          </table:table-cell>
          <table:table-cell table:formula="of:=+[.AP11]-[.AP17]" office:value-type="float" office:value="395731.222931095" calcext:value-type="float">
            <text:p>395,731</text:p>
          </table:table-cell>
          <table:table-cell table:formula="of:=+[.AQ11]-[.AQ17]" office:value-type="float" office:value="402946.259411706" calcext:value-type="float">
            <text:p>402,946</text:p>
          </table:table-cell>
          <table:table-cell table:formula="of:=+[.AR11]-[.AR17]" office:value-type="float" office:value="401495.892172492" calcext:value-type="float">
            <text:p>401,496</text:p>
          </table:table-cell>
          <table:table-cell table:formula="of:=+[.AS11]-[.AS17]" office:value-type="float" office:value="389910.697190848" calcext:value-type="float">
            <text:p>389,911</text:p>
          </table:table-cell>
          <table:table-cell table:number-columns-repeated="73"/>
          <table:table-cell table:style-name="ce2" table:number-columns-repeated="16266"/>
        </table:table-row>
        <table:table-row table:style-name="ro2">
          <table:table-cell office:value-type="string" calcext:value-type="string">
            <text:p>Other Income</text:p>
          </table:table-cell>
          <table:table-cell office:value-type="float" office:value="-1160" calcext:value-type="float">
            <text:p>(1,160)</text:p>
          </table:table-cell>
          <table:table-cell office:value-type="float" office:value="-439" calcext:value-type="float">
            <text:p>(439)</text:p>
          </table:table-cell>
          <table:table-cell office:value-type="float" office:value="-902" calcext:value-type="float">
            <text:p>(902)</text:p>
          </table:table-cell>
          <table:table-cell office:value-type="float" office:value="-1013" calcext:value-type="float">
            <text:p>(1,013)</text:p>
          </table:table-cell>
          <table:table-cell office:value-type="float" office:value="790" calcext:value-type="float">
            <text:p>790</text:p>
          </table:table-cell>
          <table:table-cell office:value-type="float" office:value="65" calcext:value-type="float">
            <text:p>65</text:p>
          </table:table-cell>
          <table:table-cell office:value-type="float" office:value="-146" calcext:value-type="float">
            <text:p>(146)</text:p>
          </table:table-cell>
          <table:table-cell office:value-type="float" office:value="715" calcext:value-type="float">
            <text:p>715</text:p>
          </table:table-cell>
          <table:table-cell office:value-type="float" office:value="2843" calcext:value-type="float">
            <text:p>2,843</text:p>
          </table:table-cell>
          <table:table-cell office:value-type="float" office:value="126" calcext:value-type="float">
            <text:p>126</text:p>
          </table:table-cell>
          <table:table-cell office:value-type="float" office:value="3185" calcext:value-type="float">
            <text:p>3,185</text:p>
          </table:table-cell>
          <table:table-cell office:value-type="float" office:value="1271" calcext:value-type="float">
            <text:p>1,271</text:p>
          </table:table-cell>
          <table:table-cell office:value-type="float" office:value="11183" calcext:value-type="float">
            <text:p>11,183</text:p>
          </table:table-cell>
          <table:table-cell office:value-type="float" office:value="2662" calcext:value-type="float">
            <text:p>2,662</text:p>
          </table:table-cell>
          <table:table-cell office:value-type="float" office:value="12759" calcext:value-type="float">
            <text:p>12,759</text:p>
          </table:table-cell>
          <table:table-cell office:value-type="float" office:value="3183" calcext:value-type="float">
            <text:p>3,183</text:p>
          </table:table-cell>
          <table:table-cell table:number-columns-repeated="4" office:value-type="float" office:value="3000" calcext:value-type="float">
            <text:p>3,000</text:p>
          </table:table-cell>
          <table:table-cell table:number-columns-repeated="7"/>
          <table:table-cell office:value-type="float" office:value="6858" calcext:value-type="float">
            <text:p>6,858</text:p>
          </table:table-cell>
          <table:table-cell office:value-type="float" office:value="12020" calcext:value-type="float">
            <text:p>12,020</text:p>
          </table:table-cell>
          <table:table-cell table:formula="of:=SUM([.B19:.E19])" office:value-type="float" office:value="-3514" calcext:value-type="float">
            <text:p>(3,514)</text:p>
          </table:table-cell>
          <table:table-cell table:formula="of:=SUM([.F19:.I19])" office:value-type="float" office:value="1424" calcext:value-type="float">
            <text:p>1,424</text:p>
          </table:table-cell>
          <table:table-cell table:formula="of:=SUM([.J19:.M19])" office:value-type="float" office:value="7425" calcext:value-type="float">
            <text:p>7,425</text:p>
          </table:table-cell>
          <table:table-cell table:formula="of:=SUM([.N19:.Q19])" office:value-type="float" office:value="29787" calcext:value-type="float">
            <text:p>29,787</text:p>
          </table:table-cell>
          <table:table-cell table:formula="of:=+[.AH46]*[.$AW$30]" office:value-type="float" office:value="1605.92" calcext:value-type="float">
            <text:p>1,606</text:p>
          </table:table-cell>
          <table:table-cell table:formula="of:=+[.AI46]*[.$AW$30]" office:value-type="float" office:value="4322.236984" calcext:value-type="float">
            <text:p>4,322</text:p>
          </table:table-cell>
          <table:table-cell table:formula="of:=+[.AJ46]*[.$AW$30]" office:value-type="float" office:value="7551.636662728" calcext:value-type="float">
            <text:p>7,552</text:p>
          </table:table-cell>
          <table:table-cell table:formula="of:=+[.AK46]*[.$AW$30]" office:value-type="float" office:value="11325.2179649464" calcext:value-type="float">
            <text:p>11,325</text:p>
          </table:table-cell>
          <table:table-cell table:formula="of:=+[.AL46]*[.$AW$30]" office:value-type="float" office:value="15600.3745667767" calcext:value-type="float">
            <text:p>15,600</text:p>
          </table:table-cell>
          <table:table-cell table:formula="of:=+[.AM46]*[.$AW$30]" office:value-type="float" office:value="20296.9468307298" calcext:value-type="float">
            <text:p>20,297</text:p>
          </table:table-cell>
          <table:table-cell table:formula="of:=+[.AN46]*[.$AW$30]" office:value-type="float" office:value="26782.7791059548" calcext:value-type="float">
            <text:p>26,783</text:p>
          </table:table-cell>
          <table:table-cell table:formula="of:=+[.AO46]*[.$AW$30]" office:value-type="float" office:value="33720.7974716596" calcext:value-type="float">
            <text:p>33,721</text:p>
          </table:table-cell>
          <table:table-cell table:formula="of:=+[.AP46]*[.$AW$30]" office:value-type="float" office:value="41021.4818185064" calcext:value-type="float">
            <text:p>41,021</text:p>
          </table:table-cell>
          <table:table-cell table:formula="of:=+[.AQ46]*[.$AW$30]" office:value-type="float" office:value="48568.93341942" calcext:value-type="float">
            <text:p>48,569</text:p>
          </table:table-cell>
          <table:table-cell table:formula="of:=+[.AR46]*[.$AW$30]" office:value-type="float" office:value="56220.0354544825" calcext:value-type="float">
            <text:p>56,220</text:p>
          </table:table-cell>
          <table:table-cell table:number-columns-repeated="73"/>
          <table:table-cell table:style-name="ce2" table:number-columns-repeated="16266"/>
        </table:table-row>
        <table:table-row table:style-name="ro1">
          <table:table-cell office:value-type="string" calcext:value-type="string">
            <text:p>Pre Tax</text:p>
          </table:table-cell>
          <table:table-cell table:formula="of:=+[.B18]+[.B19]" office:value-type="float" office:value="18934" calcext:value-type="float">
            <text:p>18,934</text:p>
          </table:table-cell>
          <table:table-cell table:formula="of:=+[.C18]+[.C19]" office:value-type="float" office:value="19014" calcext:value-type="float">
            <text:p>19,014</text:p>
          </table:table-cell>
          <table:table-cell table:formula="of:=+[.D18]+[.D19]" office:value-type="float" office:value="16233" calcext:value-type="float">
            <text:p>16,233</text:p>
          </table:table-cell>
          <table:table-cell table:formula="of:=+[.E18]+[.E19]" office:value-type="float" office:value="17147" calcext:value-type="float">
            <text:p>17,147</text:p>
          </table:table-cell>
          <table:table-cell table:formula="of:=+[.F18]+[.F19]" office:value-type="float" office:value="18205" calcext:value-type="float">
            <text:p>18,205</text:p>
          </table:table-cell>
          <table:table-cell table:formula="of:=+[.G18]+[.G19]" office:value-type="float" office:value="21903" calcext:value-type="float">
            <text:p>21,903</text:p>
          </table:table-cell>
          <table:table-cell table:formula="of:=+[.H18]+[.H19]" office:value-type="float" office:value="21197" calcext:value-type="float">
            <text:p>21,197</text:p>
          </table:table-cell>
          <table:table-cell table:formula="of:=+[.I18]+[.I19]" office:value-type="float" office:value="24412" calcext:value-type="float">
            <text:p>24,412</text:p>
          </table:table-cell>
          <table:table-cell table:formula="of:=+[.J18]+[.J19]" office:value-type="float" office:value="28315" calcext:value-type="float">
            <text:p>28,315</text:p>
          </table:table-cell>
          <table:table-cell table:formula="of:=+[.K18]+[.K19]" office:value-type="float" office:value="27551" calcext:value-type="float">
            <text:p>27,551</text:p>
          </table:table-cell>
          <table:table-cell table:formula="of:=+[.L18]+[.L19]" office:value-type="float" office:value="31706" calcext:value-type="float">
            <text:p>31,706</text:p>
          </table:table-cell>
          <table:table-cell table:formula="of:=+[.M18]+[.M19]" office:value-type="float" office:value="32243" calcext:value-type="float">
            <text:p>32,243</text:p>
          </table:table-cell>
          <table:table-cell table:formula="of:=+[.N18]+[.N19]" office:value-type="float" office:value="41789" calcext:value-type="float">
            <text:p>41,789</text:p>
          </table:table-cell>
          <table:table-cell table:formula="of:=+[.O18]+[.O19]" office:value-type="float" office:value="33933" calcext:value-type="float">
            <text:p>33,933</text:p>
          </table:table-cell>
          <table:table-cell table:formula="of:=+[.P18]+[.P19]" office:value-type="float" office:value="43987" calcext:value-type="float">
            <text:p>43,987</text:p>
          </table:table-cell>
          <table:table-cell table:formula="of:=+[.Q18]+[.Q19]" office:value-type="float" office:value="39117" calcext:value-type="float">
            <text:p>39,117</text:p>
          </table:table-cell>
          <table:table-cell table:formula="of:=+[.R18]+[.R19]" office:value-type="float" office:value="31619.2" calcext:value-type="float">
            <text:p>31,619</text:p>
          </table:table-cell>
          <table:table-cell table:formula="of:=+[.S18]+[.S19]" office:value-type="float" office:value="32117.12" calcext:value-type="float">
            <text:p>32,117</text:p>
          </table:table-cell>
          <table:table-cell table:formula="of:=+[.T18]+[.T19]" office:value-type="float" office:value="31829.632" calcext:value-type="float">
            <text:p>31,830</text:p>
          </table:table-cell>
          <table:table-cell table:formula="of:=+[.U18]+[.U19]" office:value-type="float" office:value="34502.7152" calcext:value-type="float">
            <text:p>34,503</text:p>
          </table:table-cell>
          <table:table-cell table:number-columns-repeated="7"/>
          <table:table-cell table:formula="of:=+[.AC18]+[.AC19]" office:value-type="float" office:value="48082" calcext:value-type="float">
            <text:p>48,082</text:p>
          </table:table-cell>
          <table:table-cell table:formula="of:=+[.AD18]+[.AD19]" office:value-type="float" office:value="90734" calcext:value-type="float">
            <text:p>90,734</text:p>
          </table:table-cell>
          <table:table-cell table:formula="of:=+[.AE18]+[.AE19]" office:value-type="float" office:value="71328" calcext:value-type="float">
            <text:p>71,328</text:p>
          </table:table-cell>
          <table:table-cell table:formula="of:=+[.AF18]+[.AF19]" office:value-type="float" office:value="85717" calcext:value-type="float">
            <text:p>85,717</text:p>
          </table:table-cell>
          <table:table-cell table:formula="of:=+[.AG18]+[.AG19]" office:value-type="float" office:value="119815" calcext:value-type="float">
            <text:p>119,815</text:p>
          </table:table-cell>
          <table:table-cell table:formula="of:=+[.AH18]+[.AH19]" office:value-type="float" office:value="158826" calcext:value-type="float">
            <text:p>158,826</text:p>
          </table:table-cell>
          <table:table-cell table:formula="of:=+[.AI18]+[.AI19]" office:value-type="float" office:value="159783.352" calcext:value-type="float">
            <text:p>159,783</text:p>
          </table:table-cell>
          <table:table-cell table:formula="of:=+[.AJ18]+[.AJ19]" office:value-type="float" office:value="189964.686984" calcext:value-type="float">
            <text:p>189,965</text:p>
          </table:table-cell>
          <table:table-cell table:formula="of:=+[.AK18]+[.AK19]" office:value-type="float" office:value="221975.370718728" calcext:value-type="float">
            <text:p>221,975</text:p>
          </table:table-cell>
          <table:table-cell table:formula="of:=+[.AL18]+[.AL19]" office:value-type="float" office:value="251479.800107666" calcext:value-type="float">
            <text:p>251,480</text:p>
          </table:table-cell>
          <table:table-cell table:formula="of:=+[.AM18]+[.AM19]" office:value-type="float" office:value="276268.956703122" calcext:value-type="float">
            <text:p>276,269</text:p>
          </table:table-cell>
          <table:table-cell table:formula="of:=+[.AN18]+[.AN19]" office:value-type="float" office:value="381519.545601473" calcext:value-type="float">
            <text:p>381,520</text:p>
          </table:table-cell>
          <table:table-cell table:formula="of:=+[.AO18]+[.AO19]" office:value-type="float" office:value="408118.727394399" calcext:value-type="float">
            <text:p>408,119</text:p>
          </table:table-cell>
          <table:table-cell table:formula="of:=+[.AP18]+[.AP19]" office:value-type="float" office:value="429452.020402755" calcext:value-type="float">
            <text:p>429,452</text:p>
          </table:table-cell>
          <table:table-cell table:formula="of:=+[.AQ18]+[.AQ19]" office:value-type="float" office:value="443967.741230212" calcext:value-type="float">
            <text:p>443,968</text:p>
          </table:table-cell>
          <table:table-cell table:formula="of:=+[.AR18]+[.AR19]" office:value-type="float" office:value="450064.825591912" calcext:value-type="float">
            <text:p>450,065</text:p>
          </table:table-cell>
          <table:table-cell table:formula="of:=+[.AS18]+[.AS19]" office:value-type="float" office:value="446130.73264533" calcext:value-type="float">
            <text:p>446,131</text:p>
          </table:table-cell>
          <table:table-cell table:number-columns-repeated="73"/>
          <table:table-cell table:style-name="ce2" table:number-columns-repeated="16266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2498" calcext:value-type="float">
            <text:p>2,498</text:p>
          </table:table-cell>
          <table:table-cell office:value-type="float" office:value="3012" calcext:value-type="float">
            <text:p>3,012</text:p>
          </table:table-cell>
          <table:table-cell office:value-type="float" office:value="2323" calcext:value-type="float">
            <text:p>2,323</text:p>
          </table:table-cell>
          <table:table-cell office:value-type="float" office:value="3523" calcext:value-type="float">
            <text:p>3,523</text:p>
          </table:table-cell>
          <table:table-cell office:value-type="float" office:value="3154" calcext:value-type="float">
            <text:p>3,154</text:p>
          </table:table-cell>
          <table:table-cell office:value-type="float" office:value="3535" calcext:value-type="float">
            <text:p>3,535</text:p>
          </table:table-cell>
          <table:table-cell office:value-type="float" office:value="1508" calcext:value-type="float">
            <text:p>1,508</text:p>
          </table:table-cell>
          <table:table-cell office:value-type="float" office:value="3725" calcext:value-type="float">
            <text:p>3,725</text:p>
          </table:table-cell>
          <table:table-cell office:value-type="float" office:value="4653" calcext:value-type="float">
            <text:p>4,653</text:p>
          </table:table-cell>
          <table:table-cell office:value-type="float" office:value="3932" calcext:value-type="float">
            <text:p>3,932</text:p>
          </table:table-cell>
          <table:table-cell office:value-type="float" office:value="5405" calcext:value-type="float">
            <text:p>5,405</text:p>
          </table:table-cell>
          <table:table-cell office:value-type="float" office:value="5707" calcext:value-type="float">
            <text:p>5,707</text:p>
          </table:table-cell>
          <table:table-cell office:value-type="float" office:value="7249" calcext:value-type="float">
            <text:p>7,249</text:p>
          </table:table-cell>
          <table:table-cell office:value-type="float" office:value="5737" calcext:value-type="float">
            <text:p>5,737</text:p>
          </table:table-cell>
          <table:table-cell office:value-type="float" office:value="9008" calcext:value-type="float">
            <text:p>9,008</text:p>
          </table:table-cell>
          <table:table-cell office:value-type="float" office:value="4662" calcext:value-type="float">
            <text:p>4,662</text:p>
          </table:table-cell>
          <table:table-cell table:formula="of:=+[.R20]*[.N30]" office:value-type="float" office:value="5484.87833640432" calcext:value-type="float">
            <text:p>5,485</text:p>
          </table:table-cell>
          <table:table-cell table:formula="of:=+[.S20]*[.O30]" office:value-type="float" office:value="5429.99196770106" calcext:value-type="float">
            <text:p>5,430</text:p>
          </table:table-cell>
          <table:table-cell table:formula="of:=+[.T20]*[.P30]" office:value-type="float" office:value="6518.31961843273" calcext:value-type="float">
            <text:p>6,518</text:p>
          </table:table-cell>
          <table:table-cell table:formula="of:=+[.U20]*[.Q30]" office:value-type="float" office:value="4112.06529801365" calcext:value-type="float">
            <text:p>4,112</text:p>
          </table:table-cell>
          <table:table-cell table:number-columns-repeated="7"/>
          <table:table-cell office:value-type="float" office:value="7813" calcext:value-type="float">
            <text:p>7,813</text:p>
          </table:table-cell>
          <table:table-cell office:value-type="float" office:value="14701" calcext:value-type="float">
            <text:p>14,701</text:p>
          </table:table-cell>
          <table:table-cell table:formula="of:=SUM([.B21:.E21])" office:value-type="float" office:value="11356" calcext:value-type="float">
            <text:p>11,356</text:p>
          </table:table-cell>
          <table:table-cell table:formula="of:=SUM([.F21:.I21])" office:value-type="float" office:value="11922" calcext:value-type="float">
            <text:p>11,922</text:p>
          </table:table-cell>
          <table:table-cell table:formula="of:=SUM([.J21:.M21])" office:value-type="float" office:value="19697" calcext:value-type="float">
            <text:p>19,697</text:p>
          </table:table-cell>
          <table:table-cell table:formula="of:=SUM([.N21:.Q21])" office:value-type="float" office:value="26656" calcext:value-type="float">
            <text:p>26,656</text:p>
          </table:table-cell>
          <table:table-cell table:formula="of:=+[.AI20]*0.15" office:value-type="float" office:value="23967.5028" calcext:value-type="float">
            <text:p>23,968</text:p>
          </table:table-cell>
          <table:table-cell table:formula="of:=+[.AJ20]*0.15" office:value-type="float" office:value="28494.7030476" calcext:value-type="float">
            <text:p>28,495</text:p>
          </table:table-cell>
          <table:table-cell table:formula="of:=+[.AK20]*0.15" office:value-type="float" office:value="33296.3056078092" calcext:value-type="float">
            <text:p>33,296</text:p>
          </table:table-cell>
          <table:table-cell table:formula="of:=+[.AL20]*0.15" office:value-type="float" office:value="37721.9700161499" calcext:value-type="float">
            <text:p>37,722</text:p>
          </table:table-cell>
          <table:table-cell table:formula="of:=+[.AM20]*0.15" office:value-type="float" office:value="41440.3435054683" calcext:value-type="float">
            <text:p>41,440</text:p>
          </table:table-cell>
          <table:table-cell table:formula="of:=+[.AN20]*0.15" office:value-type="float" office:value="57227.9318402209" calcext:value-type="float">
            <text:p>57,228</text:p>
          </table:table-cell>
          <table:table-cell table:formula="of:=+[.AO20]*0.15" office:value-type="float" office:value="61217.8091091599" calcext:value-type="float">
            <text:p>61,218</text:p>
          </table:table-cell>
          <table:table-cell table:formula="of:=+[.AP20]*0.15" office:value-type="float" office:value="64417.8030604132" calcext:value-type="float">
            <text:p>64,418</text:p>
          </table:table-cell>
          <table:table-cell table:formula="of:=+[.AQ20]*0.15" office:value-type="float" office:value="66595.1611845318" calcext:value-type="float">
            <text:p>66,595</text:p>
          </table:table-cell>
          <table:table-cell table:formula="of:=+[.AR20]*0.15" office:value-type="float" office:value="67509.7238387868" calcext:value-type="float">
            <text:p>67,510</text:p>
          </table:table-cell>
          <table:table-cell table:formula="of:=+[.AS20]*0.15" office:value-type="float" office:value="66919.6098967996" calcext:value-type="float">
            <text:p>66,920</text:p>
          </table:table-cell>
          <table:table-cell table:number-columns-repeated="73"/>
          <table:table-cell table:style-name="ce2" table:number-columns-repeated="16266"/>
        </table:table-row>
        <table:table-row table:style-name="ro1">
          <table:table-cell table:style-name="ce18" office:value-type="string" calcext:value-type="string">
            <text:p>Net Inc</text:p>
          </table:table-cell>
          <table:table-cell table:style-name="ce18" table:formula="of:=+[.B20]-[.B21]" office:value-type="float" office:value="16436" calcext:value-type="float">
            <text:p>16,436</text:p>
          </table:table-cell>
          <table:table-cell table:style-name="ce18" table:formula="of:=+[.C20]-[.C21]" office:value-type="float" office:value="16002" calcext:value-type="float">
            <text:p>16,002</text:p>
          </table:table-cell>
          <table:table-cell table:style-name="ce18" table:formula="of:=+[.D20]-[.D21]" office:value-type="float" office:value="13910" calcext:value-type="float">
            <text:p>13,910</text:p>
          </table:table-cell>
          <table:table-cell table:style-name="ce18" table:formula="of:=+[.E20]-[.E21]" office:value-type="float" office:value="13624" calcext:value-type="float">
            <text:p>13,624</text:p>
          </table:table-cell>
          <table:table-cell table:style-name="ce18" table:formula="of:=+[.F20]-[.F21]" office:value-type="float" office:value="15051" calcext:value-type="float">
            <text:p>15,051</text:p>
          </table:table-cell>
          <table:table-cell table:style-name="ce18" table:formula="of:=+[.G20]-[.G21]" office:value-type="float" office:value="18368" calcext:value-type="float">
            <text:p>18,368</text:p>
          </table:table-cell>
          <table:table-cell table:style-name="ce18" table:formula="of:=+[.H20]-[.H21]" office:value-type="float" office:value="19689" calcext:value-type="float">
            <text:p>19,689</text:p>
          </table:table-cell>
          <table:table-cell table:style-name="ce18" table:formula="of:=+[.I20]-[.I21]" office:value-type="float" office:value="20687" calcext:value-type="float">
            <text:p>20,687</text:p>
          </table:table-cell>
          <table:table-cell table:style-name="ce18" table:formula="of:=+[.J20]-[.J21]" office:value-type="float" office:value="23662" calcext:value-type="float">
            <text:p>23,662</text:p>
          </table:table-cell>
          <table:table-cell table:style-name="ce18" table:formula="of:=+[.K20]-[.K21]" office:value-type="float" office:value="23619" calcext:value-type="float">
            <text:p>23,619</text:p>
          </table:table-cell>
          <table:table-cell table:style-name="ce18" table:formula="of:=+[.L20]-[.L21]" office:value-type="float" office:value="26301" calcext:value-type="float">
            <text:p>26,301</text:p>
          </table:table-cell>
          <table:table-cell table:style-name="ce18" table:formula="of:=+[.M20]-[.M21]" office:value-type="float" office:value="26536" calcext:value-type="float">
            <text:p>26,536</text:p>
          </table:table-cell>
          <table:table-cell table:style-name="ce18" table:formula="of:=+[.N20]-[.N21]" office:value-type="float" office:value="34540" calcext:value-type="float">
            <text:p>34,540</text:p>
          </table:table-cell>
          <table:table-cell table:style-name="ce18" table:formula="of:=+[.O20]-[.O21]" office:value-type="float" office:value="28196" calcext:value-type="float">
            <text:p>28,196</text:p>
          </table:table-cell>
          <table:table-cell table:style-name="ce18" table:formula="of:=+[.P20]-[.P21]" office:value-type="float" office:value="34979" calcext:value-type="float">
            <text:p>34,979</text:p>
          </table:table-cell>
          <table:table-cell table:style-name="ce18" table:formula="of:=+[.Q20]-[.Q21]" office:value-type="float" office:value="34455" calcext:value-type="float">
            <text:p>34,455</text:p>
          </table:table-cell>
          <table:table-cell table:style-name="ce18" table:formula="of:=+[.R20]-[.R21]" office:value-type="float" office:value="26134.3216635957" calcext:value-type="float">
            <text:p>26,134</text:p>
          </table:table-cell>
          <table:table-cell table:style-name="ce18" table:formula="of:=+[.S20]-[.S21]" office:value-type="float" office:value="26687.1280322989" calcext:value-type="float">
            <text:p>26,687</text:p>
          </table:table-cell>
          <table:table-cell table:style-name="ce18" table:formula="of:=+[.T20]-[.T21]" office:value-type="float" office:value="25311.3123815673" calcext:value-type="float">
            <text:p>25,311</text:p>
          </table:table-cell>
          <table:table-cell table:style-name="ce18" table:formula="of:=+[.U20]-[.U21]" office:value-type="float" office:value="30390.6499019863" calcext:value-type="float">
            <text:p>30,391</text:p>
          </table:table-cell>
          <table:table-cell table:style-name="ce18" table:number-columns-repeated="7"/>
          <table:table-cell table:style-name="ce18" table:formula="of:=+[.AC20]-[.AC21]" office:value-type="float" office:value="40269" calcext:value-type="float">
            <text:p>40,269</text:p>
          </table:table-cell>
          <table:table-cell table:style-name="ce18" table:formula="of:=+[.AD20]-[.AD21]" office:value-type="float" office:value="76033" calcext:value-type="float">
            <text:p>76,033</text:p>
          </table:table-cell>
          <table:table-cell table:style-name="ce18" table:formula="of:=+[.AE20]-[.AE21]" office:value-type="float" office:value="59972" calcext:value-type="float">
            <text:p>59,972</text:p>
          </table:table-cell>
          <table:table-cell table:style-name="ce18" table:formula="of:=+[.AF20]-[.AF21]" office:value-type="float" office:value="73795" calcext:value-type="float">
            <text:p>73,795</text:p>
          </table:table-cell>
          <table:table-cell table:style-name="ce18" table:formula="of:=+[.AG20]-[.AG21]" office:value-type="float" office:value="100118" calcext:value-type="float">
            <text:p>100,118</text:p>
          </table:table-cell>
          <table:table-cell table:style-name="ce18" table:formula="of:=+[.AH20]-[.AH21]" office:value-type="float" office:value="132170" calcext:value-type="float">
            <text:p>132,170</text:p>
          </table:table-cell>
          <table:table-cell table:style-name="ce18" table:formula="of:=+[.AI20]-[.AI21]" office:value-type="float" office:value="135815.8492" calcext:value-type="float">
            <text:p>135,816</text:p>
          </table:table-cell>
          <table:table-cell table:style-name="ce18" table:formula="of:=+[.AJ20]-[.AJ21]" office:value-type="float" office:value="161469.9839364" calcext:value-type="float">
            <text:p>161,470</text:p>
          </table:table-cell>
          <table:table-cell table:style-name="ce18" table:formula="of:=+[.AK20]-[.AK21]" office:value-type="float" office:value="188679.065110919" calcext:value-type="float">
            <text:p>188,679</text:p>
          </table:table-cell>
          <table:table-cell table:style-name="ce18" table:formula="of:=+[.AL20]-[.AL21]" office:value-type="float" office:value="213757.830091516" calcext:value-type="float">
            <text:p>213,758</text:p>
          </table:table-cell>
          <table:table-cell table:style-name="ce18" table:formula="of:=+[.AM20]-[.AM21]" office:value-type="float" office:value="234828.613197654" calcext:value-type="float">
            <text:p>234,829</text:p>
          </table:table-cell>
          <table:table-cell table:style-name="ce18" table:formula="of:=+[.AN20]-[.AN21]" office:value-type="float" office:value="324291.613761252" calcext:value-type="float">
            <text:p>324,292</text:p>
          </table:table-cell>
          <table:table-cell table:style-name="ce18" table:formula="of:=+[.AO20]-[.AO21]" office:value-type="float" office:value="346900.918285239" calcext:value-type="float">
            <text:p>346,901</text:p>
          </table:table-cell>
          <table:table-cell table:style-name="ce18" table:formula="of:=+[.AP20]-[.AP21]" office:value-type="float" office:value="365034.217342341" calcext:value-type="float">
            <text:p>365,034</text:p>
          </table:table-cell>
          <table:table-cell table:style-name="ce18" table:formula="of:=+[.AQ20]-[.AQ21]" office:value-type="float" office:value="377372.580045681" calcext:value-type="float">
            <text:p>377,373</text:p>
          </table:table-cell>
          <table:table-cell table:style-name="ce18" table:formula="of:=+[.AR20]-[.AR21]" office:value-type="float" office:value="382555.101753125" calcext:value-type="float">
            <text:p>382,555</text:p>
          </table:table-cell>
          <table:table-cell table:style-name="ce18" table:formula="of:=+[.AS20]-[.AS21]" office:value-type="float" office:value="379211.122748531" calcext:value-type="float">
            <text:p>379,211</text:p>
          </table:table-cell>
          <table:table-cell table:style-name="ce2" table:formula="of:=+[.AS22]*(1+[.$AW$28])" office:value-type="float" office:value="394379.567658472" calcext:value-type="float">
            <text:p>394,380</text:p>
          </table:table-cell>
          <table:table-cell table:style-name="ce2" table:formula="of:=+[.AT22]*(1+[.$AW$28])" office:value-type="float" office:value="410154.750364811" calcext:value-type="float">
            <text:p>410,155</text:p>
          </table:table-cell>
          <table:table-cell table:style-name="ce2" table:formula="of:=+[.AU22]*(1+[.$AW$28])" office:value-type="float" office:value="426560.940379403" calcext:value-type="float">
            <text:p>426,561</text:p>
          </table:table-cell>
          <table:table-cell table:style-name="ce2" table:formula="of:=+[.AV22]*(1+[.$AW$28])" office:value-type="float" office:value="443623.37799458" calcext:value-type="float">
            <text:p>443,623</text:p>
          </table:table-cell>
          <table:table-cell table:formula="of:=+[.AW22]*(1+[.$AW$28])" office:value-type="float" office:value="461368.313114363" calcext:value-type="float">
            <text:p>461,368</text:p>
          </table:table-cell>
          <table:table-cell table:formula="of:=+[.AX22]*(1+[.$AW$28])" office:value-type="float" office:value="479823.045638937" calcext:value-type="float">
            <text:p>479,823</text:p>
          </table:table-cell>
          <table:table-cell table:formula="of:=+[.AY22]*(1+[.$AW$28])" office:value-type="float" office:value="499015.967464495" calcext:value-type="float">
            <text:p>499,016</text:p>
          </table:table-cell>
          <table:table-cell table:formula="of:=+[.AZ22]*(1+[.$AW$28])" office:value-type="float" office:value="518976.606163075" calcext:value-type="float">
            <text:p>518,977</text:p>
          </table:table-cell>
          <table:table-cell table:formula="of:=+[.BA22]*(1+[.$AW$28])" office:value-type="float" office:value="539735.670409598" calcext:value-type="float">
            <text:p>539,736</text:p>
          </table:table-cell>
          <table:table-cell table:formula="of:=+[.BB22]*(1+[.$AW$28])" office:value-type="float" office:value="561325.097225981" calcext:value-type="float">
            <text:p>561,325</text:p>
          </table:table-cell>
          <table:table-cell table:formula="of:=+[.BC22]*(1+[.$AW$28])" office:value-type="float" office:value="583778.101115021" calcext:value-type="float">
            <text:p>583,778</text:p>
          </table:table-cell>
          <table:table-cell table:formula="of:=+[.BD22]*(1+[.$AW$28])" office:value-type="float" office:value="607129.225159622" calcext:value-type="float">
            <text:p>607,129</text:p>
          </table:table-cell>
          <table:table-cell table:formula="of:=+[.BE22]*(1+[.$AW$28])" office:value-type="float" office:value="631414.394166007" calcext:value-type="float">
            <text:p>631,414</text:p>
          </table:table-cell>
          <table:table-cell table:formula="of:=+[.BF22]*(1+[.$AW$28])" office:value-type="float" office:value="656670.969932647" calcext:value-type="float">
            <text:p>656,671</text:p>
          </table:table-cell>
          <table:table-cell table:formula="of:=+[.BG22]*(1+[.$AW$28])" office:value-type="float" office:value="682937.808729953" calcext:value-type="float">
            <text:p>682,938</text:p>
          </table:table-cell>
          <table:table-cell table:formula="of:=+[.BH22]*(1+[.$AW$28])" office:value-type="float" office:value="710255.321079151" calcext:value-type="float">
            <text:p>710,255</text:p>
          </table:table-cell>
          <table:table-cell table:formula="of:=+[.BI22]*(1+[.$AW$28])" office:value-type="float" office:value="738665.533922317" calcext:value-type="float">
            <text:p>738,666</text:p>
          </table:table-cell>
          <table:table-cell table:formula="of:=+[.BJ22]*(1+[.$AW$28])" office:value-type="float" office:value="768212.15527921" calcext:value-type="float">
            <text:p>768,212</text:p>
          </table:table-cell>
          <table:table-cell table:formula="of:=+[.BK22]*(1+[.$AW$28])" office:value-type="float" office:value="798940.641490378" calcext:value-type="float">
            <text:p>798,941</text:p>
          </table:table-cell>
          <table:table-cell table:formula="of:=+[.BL22]*(1+[.$AW$28])" office:value-type="float" office:value="830898.267149993" calcext:value-type="float">
            <text:p>830,898</text:p>
          </table:table-cell>
          <table:table-cell table:formula="of:=+[.BM22]*(1+[.$AW$28])" office:value-type="float" office:value="864134.197835993" calcext:value-type="float">
            <text:p>864,134</text:p>
          </table:table-cell>
          <table:table-cell table:formula="of:=+[.BN22]*(1+[.$AW$28])" office:value-type="float" office:value="898699.565749433" calcext:value-type="float">
            <text:p>898,700</text:p>
          </table:table-cell>
          <table:table-cell table:formula="of:=+[.BO22]*(1+[.$AW$28])" office:value-type="float" office:value="934647.54837941" calcext:value-type="float">
            <text:p>934,648</text:p>
          </table:table-cell>
          <table:table-cell table:formula="of:=+[.BP22]*(1+[.$AW$28])" office:value-type="float" office:value="972033.450314587" calcext:value-type="float">
            <text:p>972,033</text:p>
          </table:table-cell>
          <table:table-cell table:formula="of:=+[.BQ22]*(1+[.$AW$28])" office:value-type="float" office:value="1010914.78832717" calcext:value-type="float">
            <text:p>1,010,915</text:p>
          </table:table-cell>
          <table:table-cell table:formula="of:=+[.BR22]*(1+[.$AW$28])" office:value-type="float" office:value="1051351.37986026" calcext:value-type="float">
            <text:p>1,051,351</text:p>
          </table:table-cell>
          <table:table-cell table:formula="of:=+[.BS22]*(1+[.$AW$28])" office:value-type="float" office:value="1093405.43505467" calcext:value-type="float">
            <text:p>1,093,405</text:p>
          </table:table-cell>
          <table:table-cell table:formula="of:=+[.BT22]*(1+[.$AW$28])" office:value-type="float" office:value="1137141.65245685" calcext:value-type="float">
            <text:p>1,137,142</text:p>
          </table:table-cell>
          <table:table-cell table:formula="of:=+[.BU22]*(1+[.$AW$28])" office:value-type="float" office:value="1182627.31855513" calcext:value-type="float">
            <text:p>1,182,627</text:p>
          </table:table-cell>
          <table:table-cell table:formula="of:=+[.BV22]*(1+[.$AW$28])" office:value-type="float" office:value="1229932.41129733" calcext:value-type="float">
            <text:p>1,229,932</text:p>
          </table:table-cell>
          <table:table-cell table:formula="of:=+[.BW22]*(1+[.$AW$28])" office:value-type="float" office:value="1279129.70774923" calcext:value-type="float">
            <text:p>1,279,130</text:p>
          </table:table-cell>
          <table:table-cell table:formula="of:=+[.BX22]*(1+[.$AW$28])" office:value-type="float" office:value="1330294.8960592" calcext:value-type="float">
            <text:p>1,330,295</text:p>
          </table:table-cell>
          <table:table-cell table:formula="of:=+[.BY22]*(1+[.$AW$28])" office:value-type="float" office:value="1383506.69190156" calcext:value-type="float">
            <text:p>1,383,507</text:p>
          </table:table-cell>
          <table:table-cell table:formula="of:=+[.BZ22]*(1+[.$AW$28])" office:value-type="float" office:value="1438846.95957763" calcext:value-type="float">
            <text:p>1,438,847</text:p>
          </table:table-cell>
          <table:table-cell table:formula="of:=+[.CA22]*(1+[.$AW$28])" office:value-type="float" office:value="1496400.83796073" calcext:value-type="float">
            <text:p>1,496,401</text:p>
          </table:table-cell>
          <table:table-cell table:formula="of:=+[.CB22]*(1+[.$AW$28])" office:value-type="float" office:value="1556256.87147916" calcext:value-type="float">
            <text:p>1,556,257</text:p>
          </table:table-cell>
          <table:table-cell table:formula="of:=+[.CC22]*(1+[.$AW$28])" office:value-type="float" office:value="1618507.14633833" calcext:value-type="float">
            <text:p>1,618,507</text:p>
          </table:table-cell>
          <table:table-cell table:formula="of:=+[.CD22]*(1+[.$AW$28])" office:value-type="float" office:value="1683247.43219186" calcext:value-type="float">
            <text:p>1,683,247</text:p>
          </table:table-cell>
          <table:table-cell table:formula="of:=+[.CE22]*(1+[.$AW$28])" office:value-type="float" office:value="1750577.32947954" calcext:value-type="float">
            <text:p>1,750,577</text:p>
          </table:table-cell>
          <table:table-cell table:formula="of:=+[.CF22]*(1+[.$AW$28])" office:value-type="float" office:value="1820600.42265872" calcext:value-type="float">
            <text:p>1,820,600</text:p>
          </table:table-cell>
          <table:table-cell table:formula="of:=+[.CG22]*(1+[.$AW$28])" office:value-type="float" office:value="1893424.43956507" calcext:value-type="float">
            <text:p>1,893,424</text:p>
          </table:table-cell>
          <table:table-cell table:formula="of:=+[.CH22]*(1+[.$AW$28])" office:value-type="float" office:value="1969161.41714767" calcext:value-type="float">
            <text:p>1,969,161</text:p>
          </table:table-cell>
          <table:table-cell table:formula="of:=+[.CI22]*(1+[.$AW$28])" office:value-type="float" office:value="2047927.87383357" calcext:value-type="float">
            <text:p>2,047,928</text:p>
          </table:table-cell>
          <table:table-cell table:formula="of:=+[.CJ22]*(1+[.$AW$28])" office:value-type="float" office:value="2129844.98878692" calcext:value-type="float">
            <text:p>2,129,845</text:p>
          </table:table-cell>
          <table:table-cell table:formula="of:=+[.CK22]*(1+[.$AW$28])" office:value-type="float" office:value="2215038.7883384" calcext:value-type="float">
            <text:p>2,215,039</text:p>
          </table:table-cell>
          <table:table-cell table:formula="of:=+[.CL22]*(1+[.$AW$28])" office:value-type="float" office:value="2303640.33987193" calcext:value-type="float">
            <text:p>2,303,640</text:p>
          </table:table-cell>
          <table:table-cell table:formula="of:=+[.CM22]*(1+[.$AW$28])" office:value-type="float" office:value="2395785.95346681" calcext:value-type="float">
            <text:p>2,395,786</text:p>
          </table:table-cell>
          <table:table-cell table:formula="of:=+[.CN22]*(1+[.$AW$28])" office:value-type="float" office:value="2491617.39160548" calcext:value-type="float">
            <text:p>2,491,617</text:p>
          </table:table-cell>
          <table:table-cell table:formula="of:=+[.CO22]*(1+[.$AW$28])" office:value-type="float" office:value="2591282.0872697" calcext:value-type="float">
            <text:p>2,591,282</text:p>
          </table:table-cell>
          <table:table-cell table:formula="of:=+[.CP22]*(1+[.$AW$28])" office:value-type="float" office:value="2694933.37076049" calcext:value-type="float">
            <text:p>2,694,933</text:p>
          </table:table-cell>
          <table:table-cell table:formula="of:=+[.CQ22]*(1+[.$AW$28])" office:value-type="float" office:value="2802730.70559091" calcext:value-type="float">
            <text:p>2,802,731</text:p>
          </table:table-cell>
          <table:table-cell table:formula="of:=+[.CR22]*(1+[.$AW$28])" office:value-type="float" office:value="2914839.93381454" calcext:value-type="float">
            <text:p>2,914,840</text:p>
          </table:table-cell>
          <table:table-cell table:formula="of:=+[.CS22]*(1+[.$AW$28])" office:value-type="float" office:value="3031433.53116713" calcext:value-type="float">
            <text:p>3,031,434</text:p>
          </table:table-cell>
          <table:table-cell table:formula="of:=+[.CT22]*(1+[.$AW$28])" office:value-type="float" office:value="3152690.87241381" calcext:value-type="float">
            <text:p>3,152,691</text:p>
          </table:table-cell>
          <table:table-cell table:formula="of:=+[.CU22]*(1+[.$AW$28])" office:value-type="float" office:value="3278798.50731036" calcext:value-type="float">
            <text:p>3,278,799</text:p>
          </table:table-cell>
          <table:table-cell table:formula="of:=+[.CV22]*(1+[.$AW$28])" office:value-type="float" office:value="3409950.44760278" calcext:value-type="float">
            <text:p>3,409,950</text:p>
          </table:table-cell>
          <table:table-cell table:formula="of:=+[.CW22]*(1+[.$AW$28])" office:value-type="float" office:value="3546348.46550689" calcext:value-type="float">
            <text:p>3,546,348</text:p>
          </table:table-cell>
          <table:table-cell table:formula="of:=+[.CX22]*(1+[.$AW$28])" office:value-type="float" office:value="3688202.40412717" calcext:value-type="float">
            <text:p>3,688,202</text:p>
          </table:table-cell>
          <table:table-cell table:formula="of:=+[.CY22]*(1+[.$AW$28])" office:value-type="float" office:value="3835730.50029225" calcext:value-type="float">
            <text:p>3,835,731</text:p>
          </table:table-cell>
          <table:table-cell table:formula="of:=+[.CZ22]*(1+[.$AW$28])" office:value-type="float" office:value="3989159.72030394" calcext:value-type="float">
            <text:p>3,989,160</text:p>
          </table:table-cell>
          <table:table-cell table:formula="of:=+[.DA22]*(1+[.$AW$28])" office:value-type="float" office:value="4148726.1091161" calcext:value-type="float">
            <text:p>4,148,726</text:p>
          </table:table-cell>
          <table:table-cell table:formula="of:=+[.DB22]*(1+[.$AW$28])" office:value-type="float" office:value="4314675.15348075" calcext:value-type="float">
            <text:p>4,314,675</text:p>
          </table:table-cell>
          <table:table-cell table:formula="of:=+[.DC22]*(1+[.$AW$28])" office:value-type="float" office:value="4487262.15961998" calcext:value-type="float">
            <text:p>4,487,262</text:p>
          </table:table-cell>
          <table:table-cell table:formula="of:=+[.DD22]*(1+[.$AW$28])" office:value-type="float" office:value="4666752.64600477" calcext:value-type="float">
            <text:p>4,666,753</text:p>
          </table:table-cell>
          <table:table-cell table:formula="of:=+[.DE22]*(1+[.$AW$28])" office:value-type="float" office:value="4853422.75184497" calcext:value-type="float">
            <text:p>4,853,423</text:p>
          </table:table-cell>
          <table:table-cell table:formula="of:=+[.DF22]*(1+[.$AW$28])" office:value-type="float" office:value="5047559.66191876" calcext:value-type="float">
            <text:p>5,047,560</text:p>
          </table:table-cell>
          <table:table-cell table:formula="of:=+[.DG22]*(1+[.$AW$28])" office:value-type="float" office:value="5249462.04839551" calcext:value-type="float">
            <text:p>5,249,462</text:p>
          </table:table-cell>
          <table:table-cell table:formula="of:=+[.DH22]*(1+[.$AW$28])" office:value-type="float" office:value="5459440.53033134" calcext:value-type="float">
            <text:p>5,459,441</text:p>
          </table:table-cell>
          <table:table-cell table:formula="of:=+[.DI22]*(1+[.$AW$28])" office:value-type="float" office:value="5677818.15154459" calcext:value-type="float">
            <text:p>5,677,818</text:p>
          </table:table-cell>
          <table:table-cell table:formula="of:=+[.DJ22]*(1+[.$AW$28])" office:value-type="float" office:value="5904930.87760637" calcext:value-type="float">
            <text:p>5,904,931</text:p>
          </table:table-cell>
          <table:table-cell table:formula="of:=+[.DK22]*(1+[.$AW$28])" office:value-type="float" office:value="6141128.11271063" calcext:value-type="float">
            <text:p>6,141,128</text:p>
          </table:table-cell>
          <table:table-cell table:formula="of:=+[.DL22]*(1+[.$AW$28])" office:value-type="float" office:value="6386773.23721905" calcext:value-type="float">
            <text:p>6,386,773</text:p>
          </table:table-cell>
          <table:table-cell table:formula="of:=+[.DM22]*(1+[.$AW$28])" office:value-type="float" office:value="6642244.16670782" calcext:value-type="float">
            <text:p>6,642,244</text:p>
          </table:table-cell>
          <table:table-cell table:style-name="ce18" table:number-columns-repeated="16266"/>
        </table:table-row>
        <table:table-row table:style-name="ro1">
          <table:table-cell table:style-name="ce20" office:value-type="string" calcext:value-type="string">
            <text:p>EPS</text:p>
          </table:table-cell>
          <table:table-cell table:style-name="ce20" table:formula="of:=[.B22]/[.B24]" office:value-type="float" office:value="1.23106883379522" calcext:value-type="float">
            <text:p>1.23</text:p>
          </table:table-cell>
          <table:table-cell table:style-name="ce20" table:formula="of:=[.C22]/[.C24]" office:value-type="float" office:value="1.2087015635622" calcext:value-type="float">
            <text:p>1.21</text:p>
          </table:table-cell>
          <table:table-cell table:style-name="ce20" table:formula="of:=[.D22]/[.D24]" office:value-type="float" office:value="1.06207528441628" calcext:value-type="float">
            <text:p>1.06</text:p>
          </table:table-cell>
          <table:table-cell table:style-name="ce20" table:formula="of:=[.E22]/[.E24]" office:value-type="float" office:value="1.05229010581602" calcext:value-type="float">
            <text:p>1.05</text:p>
          </table:table-cell>
          <table:table-cell table:style-name="ce20" table:formula="of:=[.F22]/[.F24]" office:value-type="float" office:value="1.17375029244327" calcext:value-type="float">
            <text:p>1.17</text:p>
          </table:table-cell>
          <table:table-cell table:style-name="ce20" table:formula="of:=[.G22]/[.G24]" office:value-type="float" office:value="1.43904732058916" calcext:value-type="float">
            <text:p>1.44</text:p>
          </table:table-cell>
          <table:table-cell table:style-name="ce20" table:formula="of:=[.H22]/[.H24]" office:value-type="float" office:value="1.5508034026465" calcext:value-type="float">
            <text:p>1.55</text:p>
          </table:table-cell>
          <table:table-cell table:style-name="ce20" table:formula="of:=[.I22]/[.I24]" office:value-type="float" office:value="1.64156483097921" calcext:value-type="float">
            <text:p>1.64</text:p>
          </table:table-cell>
          <table:table-cell table:style-name="ce20" table:formula="of:=[.J22]/[.J24]" office:value-type="float" office:value="1.88888001915862" calcext:value-type="float">
            <text:p>1.89</text:p>
          </table:table-cell>
          <table:table-cell table:style-name="ce20" table:formula="of:=[.K22]/[.K24]" office:value-type="float" office:value="1.89027611044418" calcext:value-type="float">
            <text:p>1.89</text:p>
          </table:table-cell>
          <table:table-cell table:style-name="ce20" table:formula="of:=[.L22]/[.L24]" office:value-type="float" office:value="2.11780336581045" calcext:value-type="float">
            <text:p>2.12</text:p>
          </table:table-cell>
          <table:table-cell table:style-name="ce20" table:formula="of:=[.M22]/[.M24]" office:value-type="float" office:value="2.14901198574668" calcext:value-type="float">
            <text:p>2.15</text:p>
          </table:table-cell>
          <table:table-cell table:style-name="ce20" table:formula="of:=[.N22]/[.N24]" office:value-type="float" office:value="2.81018631518998" calcext:value-type="float">
            <text:p>2.81</text:p>
          </table:table-cell>
          <table:table-cell table:style-name="ce20" table:formula="of:=[.O22]/[.O24]" office:value-type="float" office:value="2.31152647975078" calcext:value-type="float">
            <text:p>2.31</text:p>
          </table:table-cell>
          <table:table-cell table:style-name="ce20" table:formula="of:=[.P22]/[.P24]" office:value-type="float" office:value="2.86642628861755" calcext:value-type="float">
            <text:p>2.87</text:p>
          </table:table-cell>
          <table:table-cell table:style-name="ce20" table:formula="of:=[.Q22]/[.Q24]" office:value-type="float" office:value="2.81771344455348" calcext:value-type="float">
            <text:p>2.82</text:p>
          </table:table-cell>
          <table:table-cell table:style-name="ce20" table:formula="of:=[.R22]/[.R24]" office:value-type="float" office:value="2.13725234409517" calcext:value-type="float">
            <text:p>2.14</text:p>
          </table:table-cell>
          <table:table-cell table:style-name="ce20" table:formula="of:=[.S22]/[.S24]" office:value-type="float" office:value="2.18246058491159" calcext:value-type="float">
            <text:p>2.18</text:p>
          </table:table-cell>
          <table:table-cell table:style-name="ce20" table:formula="of:=[.T22]/[.T24]" office:value-type="float" office:value="2.06994703807387" calcext:value-type="float">
            <text:p>2.07</text:p>
          </table:table-cell>
          <table:table-cell table:style-name="ce20" table:formula="of:=[.U22]/[.U24]" office:value-type="float" office:value="2.48533283464069" calcext:value-type="float">
            <text:p>2.49</text:p>
          </table:table-cell>
          <table:table-cell table:style-name="ce20" table:number-columns-repeated="7"/>
          <table:table-cell table:style-name="ce20" table:formula="of:=[.AC22]/[.AC24]" office:value-type="string" office:string-value="" calcext:value-type="error">
            <text:p>#DIV/0!</text:p>
          </table:table-cell>
          <table:table-cell table:style-name="ce20" table:formula="of:=[.AD22]/[.AD24]" office:value-type="string" office:string-value="" calcext:value-type="error">
            <text:p>#DIV/0!</text:p>
          </table:table-cell>
          <table:table-cell table:style-name="ce20" table:formula="of:=[.AE22]/[.AE24]" office:value-type="float" office:value="4.55766234753201" calcext:value-type="float">
            <text:p>4.56</text:p>
          </table:table-cell>
          <table:table-cell table:style-name="ce20" table:formula="of:=[.AF22]/[.AF24]" office:value-type="float" office:value="5.80092365137074" calcext:value-type="float">
            <text:p>5.80</text:p>
          </table:table-cell>
          <table:table-cell table:style-name="ce20" table:formula="of:=[.AG22]/[.AG24]" office:value-type="float" office:value="8.04338307658318" calcext:value-type="float">
            <text:p>8.04</text:p>
          </table:table-cell>
          <table:table-cell table:style-name="ce20" table:formula="of:=[.AH22]/[.AH24]" office:value-type="float" office:value="10.807031888798" calcext:value-type="float">
            <text:p>10.81</text:p>
          </table:table-cell>
          <table:table-cell table:style-name="ce20" table:formula="of:=[.AI22]/[.AI24]" office:value-type="float" office:value="11.3059748350711" calcext:value-type="float">
            <text:p>11.31</text:p>
          </table:table-cell>
          <table:table-cell table:style-name="ce20" table:formula="of:=[.AJ22]/[.AJ24]" office:value-type="float" office:value="13.6846401323082" calcext:value-type="float">
            <text:p>13.68</text:p>
          </table:table-cell>
          <table:table-cell table:style-name="ce20" table:formula="of:=[.AK22]/[.AK24]" office:value-type="float" office:value="16.2798092830679" calcext:value-type="float">
            <text:p>16.28</text:p>
          </table:table-cell>
          <table:table-cell table:style-name="ce20" table:formula="of:=[.AL22]/[.AL24]" office:value-type="float" office:value="18.7772352529127" calcext:value-type="float">
            <text:p>18.78</text:p>
          </table:table-cell>
          <table:table-cell table:style-name="ce20" table:formula="of:=[.AM22]/[.AM24]" office:value-type="float" office:value="21.0012259093237" calcext:value-type="float">
            <text:p>21.00</text:p>
          </table:table-cell>
          <table:table-cell table:style-name="ce20" table:formula="of:=[.AN22]/[.AN24]" office:value-type="float" office:value="29.5265951452584" calcext:value-type="float">
            <text:p>29.53</text:p>
          </table:table-cell>
          <table:table-cell table:style-name="ce20" table:formula="of:=[.AO22]/[.AO24]" office:value-type="float" office:value="32.1563775354689" calcext:value-type="float">
            <text:p>32.16</text:p>
          </table:table-cell>
          <table:table-cell table:style-name="ce20" table:formula="of:=[.AP22]/[.AP24]" office:value-type="float" office:value="34.4492097223051" calcext:value-type="float">
            <text:p>34.45</text:p>
          </table:table-cell>
          <table:table-cell table:style-name="ce20" table:formula="of:=[.AQ22]/[.AQ24]" office:value-type="float" office:value="36.2576829173381" calcext:value-type="float">
            <text:p>36.26</text:p>
          </table:table-cell>
          <table:table-cell table:style-name="ce20" table:formula="of:=[.AR22]/[.AR24]" office:value-type="float" office:value="37.4203393584415" calcext:value-type="float">
            <text:p>37.42</text:p>
          </table:table-cell>
          <table:table-cell table:style-name="ce20" table:formula="of:=[.AS22]/[.AS24]" office:value-type="float" office:value="37.7640713036284" calcext:value-type="float">
            <text:p>37.76</text:p>
          </table:table-cell>
          <table:table-cell table:number-columns-repeated="4"/>
          <table:table-cell table:style-name="ce20" table:number-columns-repeated="16335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13351" calcext:value-type="float">
            <text:p>13,351</text:p>
          </table:table-cell>
          <table:table-cell office:value-type="float" office:value="13239" calcext:value-type="float">
            <text:p>13,239</text:p>
          </table:table-cell>
          <table:table-cell office:value-type="float" office:value="13097" calcext:value-type="float">
            <text:p>13,097</text:p>
          </table:table-cell>
          <table:table-cell office:value-type="float" office:value="12947" calcext:value-type="float">
            <text:p>12,947</text:p>
          </table:table-cell>
          <table:table-cell office:value-type="float" office:value="12823" calcext:value-type="float">
            <text:p>12,823</text:p>
          </table:table-cell>
          <table:table-cell office:value-type="float" office:value="12764" calcext:value-type="float">
            <text:p>12,764</text:p>
          </table:table-cell>
          <table:table-cell office:value-type="float" office:value="12696" calcext:value-type="float">
            <text:p>12,696</text:p>
          </table:table-cell>
          <table:table-cell office:value-type="float" office:value="12602" calcext:value-type="float">
            <text:p>12,602</text:p>
          </table:table-cell>
          <table:table-cell office:value-type="float" office:value="12527" calcext:value-type="float">
            <text:p>12,527</text:p>
          </table:table-cell>
          <table:table-cell office:value-type="float" office:value="12495" calcext:value-type="float">
            <text:p>12,495</text:p>
          </table:table-cell>
          <table:table-cell office:value-type="float" office:value="12419" calcext:value-type="float">
            <text:p>12,419</text:p>
          </table:table-cell>
          <table:table-cell office:value-type="float" office:value="12348" calcext:value-type="float">
            <text:p>12,348</text:p>
          </table:table-cell>
          <table:table-cell office:value-type="float" office:value="12291" calcext:value-type="float">
            <text:p>12,291</text:p>
          </table:table-cell>
          <table:table-cell office:value-type="float" office:value="12198" calcext:value-type="float">
            <text:p>12,198</text:p>
          </table:table-cell>
          <table:table-cell office:value-type="float" office:value="12203" calcext:value-type="float">
            <text:p>12,203</text:p>
          </table:table-cell>
          <table:table-cell table:number-columns-repeated="5" office:value-type="float" office:value="12228" calcext:value-type="float">
            <text:p>12,228</text:p>
          </table:table-cell>
          <table:table-cell table:number-columns-repeated="9"/>
          <table:table-cell table:formula="of:=AVERAGE([.B24:.E24])" office:value-type="float" office:value="13158.5" calcext:value-type="float">
            <text:p>13,159</text:p>
          </table:table-cell>
          <table:table-cell table:formula="of:=AVERAGE([.F24:.I24])" office:value-type="float" office:value="12721.25" calcext:value-type="float">
            <text:p>12,721</text:p>
          </table:table-cell>
          <table:table-cell table:formula="of:=AVERAGE([.J24:.M24])" office:value-type="float" office:value="12447.25" calcext:value-type="float">
            <text:p>12,447</text:p>
          </table:table-cell>
          <table:table-cell table:formula="of:=AVERAGE([.N24:.Q24])" office:value-type="float" office:value="12230" calcext:value-type="float">
            <text:p>12,230</text:p>
          </table:table-cell>
          <table:table-cell table:formula="of:=+[.AH24]*(1-[.$AH$31])" office:value-type="float" office:value="12012.75" calcext:value-type="float">
            <text:p>12,013</text:p>
          </table:table-cell>
          <table:table-cell table:formula="of:=+[.AI24]*(1-[.$AH$31])" office:value-type="float" office:value="11799.3591629191" calcext:value-type="float">
            <text:p>11,799</text:p>
          </table:table-cell>
          <table:table-cell table:formula="of:=+[.AJ24]*(1-[.$AH$31])" office:value-type="float" office:value="11589.7589357609" calcext:value-type="float">
            <text:p>11,590</text:p>
          </table:table-cell>
          <table:table-cell table:formula="of:=+[.AK24]*(1-[.$AH$31])" office:value-type="float" office:value="11383.8819832839" calcext:value-type="float">
            <text:p>11,384</text:p>
          </table:table-cell>
          <table:table-cell table:formula="of:=+[.AL24]*(1-[.$AH$31])" office:value-type="float" office:value="11181.662166369" calcext:value-type="float">
            <text:p>11,182</text:p>
          </table:table-cell>
          <table:table-cell table:formula="of:=+[.AM24]*(1-[.$AH$31])" office:value-type="float" office:value="10983.0345207727" calcext:value-type="float">
            <text:p>10,983</text:p>
          </table:table-cell>
          <table:table-cell table:formula="of:=+[.AN24]*(1-[.$AH$31])" office:value-type="float" office:value="10787.9352362561" calcext:value-type="float">
            <text:p>10,788</text:p>
          </table:table-cell>
          <table:table-cell table:formula="of:=+[.AO24]*(1-[.$AH$31])" office:value-type="float" office:value="10596.3016360863" calcext:value-type="float">
            <text:p>10,596</text:p>
          </table:table-cell>
          <table:table-cell table:formula="of:=+[.AP24]*(1-[.$AH$31])" office:value-type="float" office:value="10408.0721569007" calcext:value-type="float">
            <text:p>10,408</text:p>
          </table:table-cell>
          <table:table-cell table:formula="of:=+[.AQ24]*(1-[.$AH$31])" office:value-type="float" office:value="10223.1863289296" calcext:value-type="float">
            <text:p>10,223</text:p>
          </table:table-cell>
          <table:table-cell table:formula="of:=+[.AR24]*(1-[.$AH$31])" office:value-type="float" office:value="10041.5847565698" calcext:value-type="float">
            <text:p>10,042</text:p>
          </table:table-cell>
          <table:table-cell table:number-columns-repeated="73"/>
          <table:table-cell table:style-name="ce2" table:number-columns-repeated="16266"/>
        </table:table-row>
        <table:table-row table:style-name="ro1">
          <table:table-cell table:number-columns-repeated="118"/>
          <table:table-cell table:style-name="ce2" table:number-columns-repeated="16266"/>
        </table:table-row>
        <table:table-row table:style-name="ro1">
          <table:table-cell table:style-name="ce9" office:value-type="string" calcext:value-type="string">
            <text:p>Revenue Y/Y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9" table:formula="of:=+[.F11]/[.B11]-1" office:value-type="float" office:value="0.0261134228286601" calcext:value-type="float">
            <text:p>2.61%</text:p>
          </table:table-cell>
          <table:table-cell table:style-name="ce9" table:formula="of:=+[.G11]/[.C11]-1" office:value-type="float" office:value="0.0705890794288584" calcext:value-type="float">
            <text:p>7.06%</text:p>
          </table:table-cell>
          <table:table-cell table:style-name="ce9" table:formula="of:=+[.H11]/[.D11]-1" office:value-type="float" office:value="0.110012736641" calcext:value-type="float">
            <text:p>11.00%</text:p>
          </table:table-cell>
          <table:table-cell table:style-name="ce9" table:formula="of:=+[.I11]/[.E11]-1" office:value-type="float" office:value="0.134941089837997" calcext:value-type="float">
            <text:p>13.49%</text:p>
          </table:table-cell>
          <table:table-cell table:style-name="ce9" table:formula="of:=+[.J11]/[.F11]-1" office:value-type="float" office:value="0.154068809377105" calcext:value-type="float">
            <text:p>15.41%</text:p>
          </table:table-cell>
          <table:table-cell table:style-name="ce9" table:formula="of:=+[.K11]/[.G11]-1" office:value-type="float" office:value="0.135890836952442" calcext:value-type="float">
            <text:p>13.59%</text:p>
          </table:table-cell>
          <table:table-cell table:style-name="ce9" table:formula="of:=+[.L11]/[.H11]-1" office:value-type="float" office:value="0.150926420924987" calcext:value-type="float">
            <text:p>15.09%</text:p>
          </table:table-cell>
          <table:table-cell table:style-name="ce9" table:formula="of:=+[.M11]/[.I11]-1" office:value-type="float" office:value="0.11770362646275" calcext:value-type="float">
            <text:p>11.77%</text:p>
          </table:table-cell>
          <table:table-cell table:style-name="ce9" table:formula="of:=+[.N11]/[.J11]-1" office:value-type="float" office:value="0.120376463576652" calcext:value-type="float">
            <text:p>12.04%</text:p>
          </table:table-cell>
          <table:table-cell table:style-name="ce9" table:formula="of:=+[.O11]/[.K11]-1" office:value-type="float" office:value="0.137900922800972" calcext:value-type="float">
            <text:p>13.79%</text:p>
          </table:table-cell>
          <table:table-cell table:style-name="ce9" table:formula="of:=+[.P11]/[.L11]-1" office:value-type="float" office:value="0.159491548466035" calcext:value-type="float">
            <text:p>15.95%</text:p>
          </table:table-cell>
          <table:table-cell table:style-name="ce9" table:formula="of:=+[.Q11]/[.M11]-1" office:value-type="float" office:value="0.179943816148193" calcext:value-type="float">
            <text:p>17.99%</text:p>
          </table:table-cell>
          <table:table-cell table:style-name="ce9" table:formula="of:=+[.R11]/[.N11]-1" office:value-type="float" office:value="0.181372874969524" calcext:value-type="float">
            <text:p>18.14%</text:p>
          </table:table-cell>
          <table:table-cell table:style-name="ce9" table:formula="of:=+[.S11]/[.O11]-1" office:value-type="float" office:value="0.175177334384204" calcext:value-type="float">
            <text:p>17.52%</text:p>
          </table:table-cell>
          <table:table-cell table:style-name="ce9" table:formula="of:=+[.T11]/[.P11]-1" office:value-type="float" office:value="0.165849178277607" calcext:value-type="float">
            <text:p>16.58%</text:p>
          </table:table-cell>
          <table:table-cell table:style-name="ce9" table:formula="of:=+[.U11]/[.Q11]-1" office:value-type="float" office:value="0.15" calcext:value-type="float">
            <text:p>15.00%</text:p>
          </table:table-cell>
          <table:table-cell table:style-name="ce9" table:number-columns-repeated="8"/>
          <table:table-cell table:style-name="ce9" table:formula="of:=[.AD11]/[.AC11]-1" office:value-type="float" office:value="0.411500764270492" calcext:value-type="float">
            <text:p>41.15%</text:p>
          </table:table-cell>
          <table:table-cell table:style-name="ce9" table:formula="of:=[.AE11]/[.AD11]-1" office:value-type="float" office:value="0.0978081564371578" calcext:value-type="float">
            <text:p>9.78%</text:p>
          </table:table-cell>
          <table:table-cell table:style-name="ce9" table:formula="of:=[.AF11]/[.AE11]-1" office:value-type="float" office:value="0.0868277022726951" calcext:value-type="float">
            <text:p>8.68%</text:p>
          </table:table-cell>
          <table:table-cell table:style-name="ce9" table:formula="of:=[.AG11]/[.AF11]-1" office:value-type="float" office:value="0.138662433229016" calcext:value-type="float">
            <text:p>13.87%</text:p>
          </table:table-cell>
          <table:table-cell table:style-name="ce9" table:formula="of:=[.AH11]/[.AG11]-1" office:value-type="float" office:value="0.150900810815444" calcext:value-type="float">
            <text:p>15.09%</text:p>
          </table:table-cell>
          <table:table-cell table:style-name="ce9" table:number-columns-repeated="16350"/>
        </table:table-row>
        <table:table-row table:style-name="ro1">
          <table:table-cell table:style-name="ce10" office:value-type="string" calcext:value-type="string">
            <text:p>Gross Margin</text:p>
          </table:table-cell>
          <table:table-cell table:style-name="ce10" table:formula="of:=+[.B13]/[.B11]" office:value-type="float" office:value="0.564790989692844" calcext:value-type="float">
            <text:p>56.48%</text:p>
          </table:table-cell>
          <table:table-cell table:style-name="ce10" table:formula="of:=+[.C13]/[.C11]" office:value-type="float" office:value="0.567998851976753" calcext:value-type="float">
            <text:p>56.80%</text:p>
          </table:table-cell>
          <table:table-cell table:style-name="ce10" table:formula="of:=+[.D13]/[.D11]" office:value-type="float" office:value="0.54903606785156" calcext:value-type="float">
            <text:p>54.90%</text:p>
          </table:table-cell>
          <table:table-cell table:style-name="ce10" table:formula="of:=+[.E13]/[.E11]" office:value-type="float" office:value="0.535267199663371" calcext:value-type="float">
            <text:p>53.53%</text:p>
          </table:table-cell>
          <table:table-cell table:style-name="ce10" table:formula="of:=+[.F13]/[.F11]" office:value-type="float" office:value="0.561350967945319" calcext:value-type="float">
            <text:p>56.14%</text:p>
          </table:table-cell>
          <table:table-cell table:style-name="ce10" table:formula="of:=+[.G13]/[.G11]" office:value-type="float" office:value="0.572194520401051" calcext:value-type="float">
            <text:p>57.22%</text:p>
          </table:table-cell>
          <table:table-cell table:style-name="ce10" table:formula="of:=+[.H13]/[.H11]" office:value-type="float" office:value="0.566727080698369" calcext:value-type="float">
            <text:p>56.67%</text:p>
          </table:table-cell>
          <table:table-cell table:style-name="ce10" table:formula="of:=+[.I13]/[.I11]" office:value-type="float" office:value="0.564650677789364" calcext:value-type="float">
            <text:p>56.47%</text:p>
          </table:table-cell>
          <table:table-cell table:style-name="ce10" table:formula="of:=+[.J13]/[.J11]" office:value-type="float" office:value="0.581420181526962" calcext:value-type="float">
            <text:p>58.14%</text:p>
          </table:table-cell>
          <table:table-cell table:style-name="ce10" table:formula="of:=+[.K13]/[.K11]" office:value-type="float" office:value="0.580998796346558" calcext:value-type="float">
            <text:p>58.10%</text:p>
          </table:table-cell>
          <table:table-cell table:style-name="ce10" table:formula="of:=+[.L13]/[.L11]" office:value-type="float" office:value="0.586781166447637" calcext:value-type="float">
            <text:p>58.68%</text:p>
          </table:table-cell>
          <table:table-cell table:style-name="ce10" table:formula="of:=+[.M13]/[.M11]" office:value-type="float" office:value="0.579004654344919" calcext:value-type="float">
            <text:p>57.90%</text:p>
          </table:table-cell>
          <table:table-cell table:style-name="ce10" table:formula="of:=+[.N13]/[.N11]" office:value-type="float" office:value="0.597036593745152" calcext:value-type="float">
            <text:p>59.70%</text:p>
          </table:table-cell>
          <table:table-cell table:style-name="ce10" table:formula="of:=+[.O13]/[.O11]" office:value-type="float" office:value="0.595148711992367" calcext:value-type="float">
            <text:p>59.51%</text:p>
          </table:table-cell>
          <table:table-cell table:style-name="ce10" table:formula="of:=+[.P13]/[.P11]" office:value-type="float" office:value="0.595792703183319" calcext:value-type="float">
            <text:p>59.58%</text:p>
          </table:table-cell>
          <table:table-cell table:style-name="ce10" table:formula="of:=+[.Q13]/[.Q11]" office:value-type="float" office:value="0.597937238640756" calcext:value-type="float">
            <text:p>59.79%</text:p>
          </table:table-cell>
          <table:table-cell table:style-name="ce10" table:formula="of:=+[.R13]/[.R11]" office:value-type="float" office:value="0.6" calcext:value-type="float">
            <text:p>60.00%</text:p>
          </table:table-cell>
          <table:table-cell table:style-name="ce10" table:formula="of:=+[.S13]/[.S11]" office:value-type="float" office:value="0.6" calcext:value-type="float">
            <text:p>60.00%</text:p>
          </table:table-cell>
          <table:table-cell table:style-name="ce10" table:formula="of:=+[.T13]/[.T11]" office:value-type="float" office:value="0.6" calcext:value-type="float">
            <text:p>60.00%</text:p>
          </table:table-cell>
          <table:table-cell table:style-name="ce10" table:formula="of:=+[.U13]/[.U11]" office:value-type="float" office:value="0.6" calcext:value-type="float">
            <text:p>60.00%</text:p>
          </table:table-cell>
          <table:table-cell table:style-name="ce10" table:number-columns-repeated="7"/>
          <table:table-cell table:style-name="ce10" table:formula="of:=[.AC13]/[.AC11]" office:value-type="float" office:value="0.535783747062079" calcext:value-type="float">
            <text:p>53.58%</text:p>
          </table:table-cell>
          <table:table-cell table:style-name="ce10" table:formula="of:=[.AD13]/[.AD11]" office:value-type="float" office:value="0.569398029009808" calcext:value-type="float">
            <text:p>56.94%</text:p>
          </table:table-cell>
          <table:table-cell table:style-name="ce10" table:formula="of:=[.AE13]/[.AE11]" office:value-type="float" office:value="0.553794425037831" calcext:value-type="float">
            <text:p>55.38%</text:p>
          </table:table-cell>
          <table:table-cell table:style-name="ce10" table:formula="of:=[.AF13]/[.AF11]" office:value-type="float" office:value="0.566250479840205" calcext:value-type="float">
            <text:p>56.63%</text:p>
          </table:table-cell>
          <table:table-cell table:style-name="ce10" table:formula="of:=[.AG13]/[.AG11]" office:value-type="float" office:value="0.582004354061791" calcext:value-type="float">
            <text:p>58.20%</text:p>
          </table:table-cell>
          <table:table-cell table:style-name="ce10" table:formula="of:=[.AH13]/[.AH11]" office:value-type="float" office:value="0.5965231508604" calcext:value-type="float">
            <text:p>59.65%</text:p>
          </table:table-cell>
          <table:table-cell table:style-name="ce10" table:number-columns-repeated="16350"/>
        </table:table-row>
        <table:table-row table:style-name="ro1">
          <table:table-cell table:style-name="ce10" office:value-type="string" calcext:value-type="string">
            <text:p>Op Margin</text:p>
          </table:table-cell>
          <table:table-cell table:style-name="ce10" table:formula="of:=+[.B18]/[.B11]" office:value-type="float" office:value="0.295452206260752" calcext:value-type="float">
            <text:p>29.55%</text:p>
          </table:table-cell>
          <table:table-cell table:style-name="ce10" table:formula="of:=+[.C18]/[.C11]" office:value-type="float" office:value="0.279156202913109" calcext:value-type="float">
            <text:p>27.92%</text:p>
          </table:table-cell>
          <table:table-cell table:style-name="ce10" table:formula="of:=+[.D18]/[.D11]" office:value-type="float" office:value="0.248002663115846" calcext:value-type="float">
            <text:p>24.80%</text:p>
          </table:table-cell>
          <table:table-cell table:style-name="ce10" table:formula="of:=+[.E18]/[.E11]" office:value-type="float" office:value="0.238796549547654" calcext:value-type="float">
            <text:p>23.88%</text:p>
          </table:table-cell>
          <table:table-cell table:style-name="ce10" table:formula="of:=+[.F18]/[.F11]" office:value-type="float" office:value="0.249545044205941" calcext:value-type="float">
            <text:p>24.95%</text:p>
          </table:table-cell>
          <table:table-cell table:style-name="ce10" table:formula="of:=+[.G18]/[.G11]" office:value-type="float" office:value="0.29271888906761" calcext:value-type="float">
            <text:p>29.27%</text:p>
          </table:table-cell>
          <table:table-cell table:style-name="ce10" table:formula="of:=+[.H18]/[.H11]" office:value-type="float" office:value="0.278291369486133" calcext:value-type="float">
            <text:p>27.83%</text:p>
          </table:table-cell>
          <table:table-cell table:style-name="ce10" table:formula="of:=+[.I18]/[.I11]" office:value-type="float" office:value="0.274556830031283" calcext:value-type="float">
            <text:p>27.46%</text:p>
          </table:table-cell>
          <table:table-cell table:style-name="ce10" table:formula="of:=+[.J18]/[.J11]" office:value-type="float" office:value="0.316269136691541" calcext:value-type="float">
            <text:p>31.63%</text:p>
          </table:table-cell>
          <table:table-cell table:style-name="ce10" table:formula="of:=+[.K18]/[.K11]" office:value-type="float" office:value="0.32362936914399" calcext:value-type="float">
            <text:p>32.36%</text:p>
          </table:table-cell>
          <table:table-cell table:style-name="ce10" table:formula="of:=+[.L18]/[.L11]" office:value-type="float" office:value="0.323118230842434" calcext:value-type="float">
            <text:p>32.31%</text:p>
          </table:table-cell>
          <table:table-cell table:style-name="ce10" table:formula="of:=+[.M18]/[.M11]" office:value-type="float" office:value="0.321056505198561" calcext:value-type="float">
            <text:p>32.11%</text:p>
          </table:table-cell>
          <table:table-cell table:style-name="ce10" table:formula="of:=+[.N18]/[.N11]" office:value-type="float" office:value="0.339184786222488" calcext:value-type="float">
            <text:p>33.92%</text:p>
          </table:table-cell>
          <table:table-cell table:style-name="ce10" table:formula="of:=+[.O18]/[.O11]" office:value-type="float" office:value="0.324293773592732" calcext:value-type="float">
            <text:p>32.43%</text:p>
          </table:table-cell>
          <table:table-cell table:style-name="ce10" table:formula="of:=+[.P18]/[.P11]" office:value-type="float" office:value="0.305121841596154" calcext:value-type="float">
            <text:p>30.51%</text:p>
          </table:table-cell>
          <table:table-cell table:style-name="ce10" table:formula="of:=+[.Q18]/[.Q11]" office:value-type="float" office:value="0.315686825737077" calcext:value-type="float">
            <text:p>31.57%</text:p>
          </table:table-cell>
          <table:table-cell table:style-name="ce10" table:formula="of:=+[.R18]/[.R11]" office:value-type="float" office:value="0.268472795497186" calcext:value-type="float">
            <text:p>26.85%</text:p>
          </table:table-cell>
          <table:table-cell table:style-name="ce10" table:formula="of:=+[.S18]/[.S11]" office:value-type="float" office:value="0.256945993646311" calcext:value-type="float">
            <text:p>25.69%</text:p>
          </table:table-cell>
          <table:table-cell table:style-name="ce10" table:formula="of:=+[.T18]/[.T11]" office:value-type="float" office:value="0.241616091183372" calcext:value-type="float">
            <text:p>24.16%</text:p>
          </table:table-cell>
          <table:table-cell table:style-name="ce10" table:formula="of:=+[.U18]/[.U11]" office:value-type="float" office:value="0.240658409102368" calcext:value-type="float">
            <text:p>24.07%</text:p>
          </table:table-cell>
          <table:table-cell table:style-name="ce10" table:number-columns-repeated="7"/>
          <table:table-cell table:style-name="ce10" table:formula="of:=+[.AC18]/[.AC11]" office:value-type="float" office:value="0.225851517857632" calcext:value-type="float">
            <text:p>22.59%</text:p>
          </table:table-cell>
          <table:table-cell table:style-name="ce10" table:formula="of:=+[.AD18]/[.AD11]" office:value-type="float" office:value="0.305522886852432" calcext:value-type="float">
            <text:p>30.55%</text:p>
          </table:table-cell>
          <table:table-cell table:style-name="ce10" table:formula="of:=+[.AE18]/[.AE11]" office:value-type="float" office:value="0.26461270842467" calcext:value-type="float">
            <text:p>26.46%</text:p>
          </table:table-cell>
          <table:table-cell table:style-name="ce10" table:formula="of:=+[.AF18]/[.AF11]" office:value-type="float" office:value="0.274218104452266" calcext:value-type="float">
            <text:p>27.42%</text:p>
          </table:table-cell>
          <table:table-cell table:style-name="ce10" table:formula="of:=+[.AG18]/[.AG11]" office:value-type="float" office:value="0.321097772114577" calcext:value-type="float">
            <text:p>32.11%</text:p>
          </table:table-cell>
          <table:table-cell table:style-name="ce10" table:formula="of:=+[.AH18]/[.AH11]" office:value-type="float" office:value="0.3203263859238" calcext:value-type="float">
            <text:p>32.03%</text:p>
          </table:table-cell>
          <table:table-cell table:style-name="ce10" table:number-columns-repeated="13"/>
          <table:table-cell table:style-name="ce31" office:value-type="string" calcext:value-type="string">
            <text:p>Terminal</text:p>
          </table:table-cell>
          <table:table-cell table:style-name="ce36" office:value-type="float" office:value="0.04" calcext:value-type="float">
            <text:p>4%</text:p>
          </table:table-cell>
          <table:table-cell table:style-name="ce10" table:number-columns-repeated="16335"/>
        </table:table-row>
        <table:table-row table:style-name="ro1">
          <table:table-cell table:style-name="ce10" office:value-type="string" calcext:value-type="string">
            <text:p>NI Margin</text:p>
          </table:table-cell>
          <table:table-cell table:style-name="ce10" table:formula="of:=+[.B22]/[.B11]" office:value-type="float" office:value="0.241666789195865" calcext:value-type="float">
            <text:p>24.17%</text:p>
          </table:table-cell>
          <table:table-cell table:style-name="ce10" table:formula="of:=+[.C22]/[.C11]" office:value-type="float" office:value="0.229633350075339" calcext:value-type="float">
            <text:p>22.96%</text:p>
          </table:table-cell>
          <table:table-cell table:style-name="ce10" table:formula="of:=+[.D22]/[.D11]" office:value-type="float" office:value="0.201325768540497" calcext:value-type="float">
            <text:p>20.13%</text:p>
          </table:table-cell>
          <table:table-cell table:style-name="ce10" table:formula="of:=+[.E22]/[.E11]" office:value-type="float" office:value="0.179150010519672" calcext:value-type="float">
            <text:p>17.92%</text:p>
          </table:table-cell>
          <table:table-cell table:style-name="ce10" table:formula="of:=+[.F22]/[.F11]" office:value-type="float" office:value="0.215670540358519" calcext:value-type="float">
            <text:p>21.57%</text:p>
          </table:table-cell>
          <table:table-cell table:style-name="ce10" table:formula="of:=+[.G22]/[.G11]" office:value-type="float" office:value="0.246206637713796" calcext:value-type="float">
            <text:p>24.62%</text:p>
          </table:table-cell>
          <table:table-cell table:style-name="ce10" table:formula="of:=+[.H22]/[.H11]" office:value-type="float" office:value="0.256724864068429" calcext:value-type="float">
            <text:p>25.67%</text:p>
          </table:table-cell>
          <table:table-cell table:style-name="ce10" table:formula="of:=+[.I22]/[.I11]" office:value-type="float" office:value="0.23968253968254" calcext:value-type="float">
            <text:p>23.97%</text:p>
          </table:table-cell>
          <table:table-cell table:style-name="ce10" table:formula="of:=+[.J22]/[.J11]" office:value-type="float" office:value="0.293795552465265" calcext:value-type="float">
            <text:p>29.38%</text:p>
          </table:table-cell>
          <table:table-cell table:style-name="ce10" table:formula="of:=+[.K22]/[.K11]" office:value-type="float" office:value="0.278716575015931" calcext:value-type="float">
            <text:p>27.87%</text:p>
          </table:table-cell>
          <table:table-cell table:style-name="ce10" table:formula="of:=+[.L22]/[.L11]" office:value-type="float" office:value="0.297967553360221" calcext:value-type="float">
            <text:p>29.80%</text:p>
          </table:table-cell>
          <table:table-cell table:style-name="ce10" table:formula="of:=+[.M22]/[.M11]" office:value-type="float" office:value="0.275072821320839" calcext:value-type="float">
            <text:p>27.51%</text:p>
          </table:table-cell>
          <table:table-cell table:style-name="ce10" table:formula="of:=+[.N22]/[.N11]" office:value-type="float" office:value="0.382782543165547" calcext:value-type="float">
            <text:p>38.28%</text:p>
          </table:table-cell>
          <table:table-cell table:style-name="ce10" table:formula="of:=+[.O22]/[.O11]" office:value-type="float" office:value="0.29240469573153" calcext:value-type="float">
            <text:p>29.24%</text:p>
          </table:table-cell>
          <table:table-cell table:style-name="ce10" table:formula="of:=+[.P22]/[.P11]" office:value-type="float" office:value="0.341772028218006" calcext:value-type="float">
            <text:p>34.18%</text:p>
          </table:table-cell>
          <table:table-cell table:style-name="ce10" table:formula="of:=+[.Q22]/[.Q11]" office:value-type="float" office:value="0.302693537618161" calcext:value-type="float">
            <text:p>30.27%</text:p>
          </table:table-cell>
          <table:table-cell table:style-name="ce10" table:formula="of:=+[.R22]/[.R11]" office:value-type="float" office:value="0.245162492153806" calcext:value-type="float">
            <text:p>24.52%</text:p>
          </table:table-cell>
          <table:table-cell table:style-name="ce10" table:formula="of:=+[.S22]/[.S11]" office:value-type="float" office:value="0.23550236526914" calcext:value-type="float">
            <text:p>23.55%</text:p>
          </table:table-cell>
          <table:table-cell table:style-name="ce10" table:formula="of:=+[.T22]/[.T11]" office:value-type="float" office:value="0.212129671317191" calcext:value-type="float">
            <text:p>21.21%</text:p>
          </table:table-cell>
          <table:table-cell table:style-name="ce10" table:formula="of:=+[.U22]/[.U11]" office:value-type="float" office:value="0.232163018665739" calcext:value-type="float">
            <text:p>23.22%</text:p>
          </table:table-cell>
          <table:table-cell table:style-name="ce10" table:number-columns-repeated="7"/>
          <table:table-cell table:style-name="ce10" table:formula="of:=+[.AC22]/[.AC11]" office:value-type="float" office:value="0.220619415209805" calcext:value-type="float">
            <text:p>22.06%</text:p>
          </table:table-cell>
          <table:table-cell table:style-name="ce10" table:formula="of:=+[.AD22]/[.AD11]" office:value-type="float" office:value="0.295116772823779" calcext:value-type="float">
            <text:p>29.51%</text:p>
          </table:table-cell>
          <table:table-cell table:style-name="ce10" table:formula="of:=+[.AE22]/[.AE11]" office:value-type="float" office:value="0.21203807153262" calcext:value-type="float">
            <text:p>21.20%</text:p>
          </table:table-cell>
          <table:table-cell table:style-name="ce10" table:formula="of:=+[.AF22]/[.AF11]" office:value-type="float" office:value="0.240066494466385" calcext:value-type="float">
            <text:p>24.01%</text:p>
          </table:table-cell>
          <table:table-cell table:style-name="ce10" table:formula="of:=+[.AG22]/[.AG11]" office:value-type="float" office:value="0.28603671811164" calcext:value-type="float">
            <text:p>28.60%</text:p>
          </table:table-cell>
          <table:table-cell table:style-name="ce10" table:formula="of:=+[.AH22]/[.AH11]" office:value-type="float" office:value="0.328098779652265" calcext:value-type="float">
            <text:p>32.81%</text:p>
          </table:table-cell>
          <table:table-cell table:style-name="ce10" table:number-columns-repeated="13"/>
          <table:table-cell table:style-name="ce32" office:value-type="string" calcext:value-type="string">
            <text:p>Discount</text:p>
          </table:table-cell>
          <table:table-cell table:style-name="ce37" office:value-type="float" office:value="0.1" calcext:value-type="float">
            <text:p>10%</text:p>
          </table:table-cell>
          <table:table-cell table:style-name="ce10" table:number-columns-repeated="16335"/>
        </table:table-row>
        <table:table-row table:style-name="ro1">
          <table:table-cell table:style-name="ce10" office:value-type="string" calcext:value-type="string">
            <text:p>Tax Margin</text:p>
          </table:table-cell>
          <table:table-cell table:style-name="ce10" table:formula="of:=[.B21]/[.B20]" office:value-type="float" office:value="0.13193197422626" calcext:value-type="float">
            <text:p>13.19%</text:p>
          </table:table-cell>
          <table:table-cell table:style-name="ce10" table:formula="of:=[.C21]/[.C20]" office:value-type="float" office:value="0.158409592931524" calcext:value-type="float">
            <text:p>15.84%</text:p>
          </table:table-cell>
          <table:table-cell table:style-name="ce10" table:formula="of:=[.D21]/[.D20]" office:value-type="float" office:value="0.143103554487772" calcext:value-type="float">
            <text:p>14.31%</text:p>
          </table:table-cell>
          <table:table-cell table:style-name="ce10" table:formula="of:=[.E21]/[.E20]" office:value-type="float" office:value="0.205458680818802" calcext:value-type="float">
            <text:p>20.55%</text:p>
          </table:table-cell>
          <table:table-cell table:style-name="ce10" table:formula="of:=[.F21]/[.F20]" office:value-type="float" office:value="0.17324910738808" calcext:value-type="float">
            <text:p>17.32%</text:p>
          </table:table-cell>
          <table:table-cell table:style-name="ce10" table:formula="of:=[.G21]/[.G20]" office:value-type="float" office:value="0.161393416426973" calcext:value-type="float">
            <text:p>16.14%</text:p>
          </table:table-cell>
          <table:table-cell table:style-name="ce10" table:formula="of:=[.H21]/[.H20]" office:value-type="float" office:value="0.0711421427560504" calcext:value-type="float">
            <text:p>7.11%</text:p>
          </table:table-cell>
          <table:table-cell table:style-name="ce10" table:formula="of:=[.I21]/[.I20]" office:value-type="float" office:value="0.152588890709487" calcext:value-type="float">
            <text:p>15.26%</text:p>
          </table:table-cell>
          <table:table-cell table:style-name="ce10" table:formula="of:=[.J21]/[.J20]" office:value-type="float" office:value="0.164329860497969" calcext:value-type="float">
            <text:p>16.43%</text:p>
          </table:table-cell>
          <table:table-cell table:style-name="ce10" table:formula="of:=[.K21]/[.K20]" office:value-type="float" office:value="0.142717142753439" calcext:value-type="float">
            <text:p>14.27%</text:p>
          </table:table-cell>
          <table:table-cell table:style-name="ce10" table:formula="of:=[.L21]/[.L20]" office:value-type="float" office:value="0.170472465779348" calcext:value-type="float">
            <text:p>17.05%</text:p>
          </table:table-cell>
          <table:table-cell table:style-name="ce10" table:formula="of:=[.M21]/[.M20]" office:value-type="float" office:value="0.176999658840679" calcext:value-type="float">
            <text:p>17.70%</text:p>
          </table:table-cell>
          <table:table-cell table:style-name="ce10" table:formula="of:=[.N21]/[.N20]" office:value-type="float" office:value="0.173466701763622" calcext:value-type="float">
            <text:p>17.35%</text:p>
          </table:table-cell>
          <table:table-cell table:style-name="ce10" table:formula="of:=[.O21]/[.O20]" office:value-type="float" office:value="0.169068458432794" calcext:value-type="float">
            <text:p>16.91%</text:p>
          </table:table-cell>
          <table:table-cell table:style-name="ce10" table:formula="of:=[.P21]/[.P20]" office:value-type="float" office:value="0.204787778207198" calcext:value-type="float">
            <text:p>20.48%</text:p>
          </table:table-cell>
          <table:table-cell table:style-name="ce10" table:formula="of:=[.Q21]/[.Q20]" office:value-type="float" office:value="0.119180918782115" calcext:value-type="float">
            <text:p>11.92%</text:p>
          </table:table-cell>
          <table:table-cell table:style-name="ce10" table:formula="of:=[.R21]/[.R20]" office:value-type="float" office:value="0.173466701763622" calcext:value-type="float">
            <text:p>17.35%</text:p>
          </table:table-cell>
          <table:table-cell table:style-name="ce10" table:formula="of:=[.S21]/[.S20]" office:value-type="float" office:value="0.169068458432794" calcext:value-type="float">
            <text:p>16.91%</text:p>
          </table:table-cell>
          <table:table-cell table:style-name="ce10" table:formula="of:=[.T21]/[.T20]" office:value-type="float" office:value="0.204787778207198" calcext:value-type="float">
            <text:p>20.48%</text:p>
          </table:table-cell>
          <table:table-cell table:style-name="ce10" table:formula="of:=[.U21]/[.U20]" office:value-type="float" office:value="0.119180918782115" calcext:value-type="float">
            <text:p>11.92%</text:p>
          </table:table-cell>
          <table:table-cell table:style-name="ce10" table:number-columns-repeated="7"/>
          <table:table-cell table:style-name="ce10" table:formula="of:=[.AC21]/[.AC20]" office:value-type="float" office:value="0.162493240713781" calcext:value-type="float">
            <text:p>16.25%</text:p>
          </table:table-cell>
          <table:table-cell table:style-name="ce10" table:formula="of:=[.AD21]/[.AD20]" office:value-type="float" office:value="0.162023056406639" calcext:value-type="float">
            <text:p>16.20%</text:p>
          </table:table-cell>
          <table:table-cell table:style-name="ce10" table:formula="of:=[.AE21]/[.AE20]" office:value-type="float" office:value="0.159208165096456" calcext:value-type="float">
            <text:p>15.92%</text:p>
          </table:table-cell>
          <table:table-cell table:style-name="ce10" table:formula="of:=[.AF21]/[.AF20]" office:value-type="float" office:value="0.139085595622805" calcext:value-type="float">
            <text:p>13.91%</text:p>
          </table:table-cell>
          <table:table-cell table:style-name="ce10" table:formula="of:=[.AG21]/[.AG20]" office:value-type="float" office:value="0.16439510912657" calcext:value-type="float">
            <text:p>16.44%</text:p>
          </table:table-cell>
          <table:table-cell table:style-name="ce10" table:formula="of:=[.AH21]/[.AH20]" office:value-type="float" office:value="0.167831463362422" calcext:value-type="float">
            <text:p>16.78%</text:p>
          </table:table-cell>
          <table:table-cell table:style-name="ce10" table:number-columns-repeated="13"/>
          <table:table-cell table:style-name="ce33" office:value-type="string" calcext:value-type="string">
            <text:p>ROIC</text:p>
          </table:table-cell>
          <table:table-cell table:style-name="ce38" office:value-type="float" office:value="0.02" calcext:value-type="float">
            <text:p>2%</text:p>
          </table:table-cell>
          <table:table-cell table:style-name="ce10" table:number-columns-repeated="16335"/>
        </table:table-row>
        <table:table-row table:style-name="ro1">
          <table:table-cell table:style-name="ce10" office:value-type="string" calcext:value-type="string">
            <text:p>Share Repurchase</text:p>
          </table:table-cell>
          <table:table-cell table:style-name="ce10" office:value-type="float" office:value="0" calcext:value-type="float">
            <text:p>-</text:p>
          </table:table-cell>
          <table:table-cell table:style-name="ce10" table:formula="of:=[.B24]/[.C24]-1" office:value-type="float" office:value="0.00845985346325251" calcext:value-type="float">
            <text:p>0.85%</text:p>
          </table:table-cell>
          <table:table-cell table:style-name="ce10" table:formula="of:=[.C24]/[.D24]-1" office:value-type="float" office:value="0.0108421775979233" calcext:value-type="float">
            <text:p>1.08%</text:p>
          </table:table-cell>
          <table:table-cell table:style-name="ce10" table:formula="of:=[.D24]/[.E24]-1" office:value-type="float" office:value="0.0115856955279214" calcext:value-type="float">
            <text:p>1.16%</text:p>
          </table:table-cell>
          <table:table-cell table:style-name="ce10" table:formula="of:=[.E24]/[.F24]-1" office:value-type="float" office:value="0.00967012399594469" calcext:value-type="float">
            <text:p>0.97%</text:p>
          </table:table-cell>
          <table:table-cell table:style-name="ce10" table:formula="of:=[.F24]/[.G24]-1" office:value-type="float" office:value="0.00462237543089938" calcext:value-type="float">
            <text:p>0.46%</text:p>
          </table:table-cell>
          <table:table-cell table:style-name="ce10" table:formula="of:=[.G24]/[.H24]-1" office:value-type="float" office:value="0.00535601764335225" calcext:value-type="float">
            <text:p>0.54%</text:p>
          </table:table-cell>
          <table:table-cell table:style-name="ce10" table:formula="of:=[.H24]/[.I24]-1" office:value-type="float" office:value="0.00745913347087757" calcext:value-type="float">
            <text:p>0.75%</text:p>
          </table:table-cell>
          <table:table-cell table:style-name="ce10" table:formula="of:=[.I24]/[.J24]-1" office:value-type="float" office:value="0.00598706793326409" calcext:value-type="float">
            <text:p>0.60%</text:p>
          </table:table-cell>
          <table:table-cell table:style-name="ce10" table:formula="of:=[.J24]/[.K24]-1" office:value-type="float" office:value="0.0025610244097638" calcext:value-type="float">
            <text:p>0.26%</text:p>
          </table:table-cell>
          <table:table-cell table:style-name="ce10" table:formula="of:=[.K24]/[.L24]-1" office:value-type="float" office:value="0.00611965536677661" calcext:value-type="float">
            <text:p>0.61%</text:p>
          </table:table-cell>
          <table:table-cell table:style-name="ce10" table:formula="of:=[.L24]/[.M24]-1" office:value-type="float" office:value="0.00574991901522504" calcext:value-type="float">
            <text:p>0.57%</text:p>
          </table:table-cell>
          <table:table-cell table:style-name="ce10" table:formula="of:=[.M24]/[.N24]-1" office:value-type="float" office:value="0.00463753966316816" calcext:value-type="float">
            <text:p>0.46%</text:p>
          </table:table-cell>
          <table:table-cell table:style-name="ce10" table:formula="of:=[.N24]/[.O24]-1" office:value-type="float" office:value="0.00762420068863756" calcext:value-type="float">
            <text:p>0.76%</text:p>
          </table:table-cell>
          <table:table-cell table:style-name="ce10" table:formula="of:=[.O24]/[.P24]-1" office:value-type="float" office:value="-0.00040973531098909" calcext:value-type="float">
            <text:p>(0.04%)</text:p>
          </table:table-cell>
          <table:table-cell table:style-name="ce10" table:formula="of:=[.P24]/[.Q24]-1" office:value-type="float" office:value="-0.00204448806018975" calcext:value-type="float">
            <text:p>(0.20%)</text:p>
          </table:table-cell>
          <table:table-cell table:style-name="ce10" table:formula="of:=[.Q24]/[.R24]-1" office:value-type="float" office:value="0" calcext:value-type="float">
            <text:p>-</text:p>
          </table:table-cell>
          <table:table-cell table:style-name="ce10" table:formula="of:=[.R24]/[.S24]-1" office:value-type="float" office:value="0" calcext:value-type="float">
            <text:p>-</text:p>
          </table:table-cell>
          <table:table-cell table:style-name="ce10" table:formula="of:=[.S24]/[.T24]-1" office:value-type="float" office:value="0" calcext:value-type="float">
            <text:p>-</text:p>
          </table:table-cell>
          <table:table-cell table:style-name="ce10" table:formula="of:=[.T24]/[.U24]-1" office:value-type="float" office:value="0" calcext:value-type="float">
            <text:p>-</text:p>
          </table:table-cell>
          <table:table-cell table:style-name="ce10" table:number-columns-repeated="7"/>
          <table:table-cell table:style-name="ce10" table:formula="of:=[.AB24]/[.AC24]-1" office:value-type="string" office:string-value="" calcext:value-type="error">
            <text:p>#DIV/0!</text:p>
          </table:table-cell>
          <table:table-cell table:style-name="ce10" table:formula="of:=[.AC24]/[.AD24]-1" office:value-type="string" office:string-value="" calcext:value-type="error">
            <text:p>#DIV/0!</text:p>
          </table:table-cell>
          <table:table-cell table:style-name="ce10" table:formula="of:=[.AD24]/[.AE24]-1" office:value-type="float" office:value="-1" calcext:value-type="float">
            <text:p>(100.00%)</text:p>
          </table:table-cell>
          <table:table-cell table:style-name="ce10" table:formula="of:=[.AE24]/[.AF24]-1" office:value-type="float" office:value="0.0343716222855459" calcext:value-type="float">
            <text:p>3.44%</text:p>
          </table:table-cell>
          <table:table-cell table:style-name="ce10" table:formula="of:=[.AF24]/[.AG24]-1" office:value-type="float" office:value="0.0220128944144289" calcext:value-type="float">
            <text:p>2.20%</text:p>
          </table:table-cell>
          <table:table-cell table:style-name="ce10" table:formula="of:=[.AG24]/[.AH24]-1" office:value-type="float" office:value="0.0177636958299263" calcext:value-type="float">
            <text:p>1.78%</text:p>
          </table:table-cell>
          <table:table-cell table:style-name="ce10" table:number-columns-repeated="13"/>
          <table:table-cell table:style-name="ce32" office:value-type="string" calcext:value-type="string">
            <text:p>NPV</text:p>
          </table:table-cell>
          <table:table-cell table:style-name="ce39" table:formula="of:=NPV([.AW29];[.AI22:.DN22])" office:value-type="float" office:value="3927692.5251317" calcext:value-type="float">
            <text:p>3,927,693</text:p>
          </table:table-cell>
          <table:table-cell table:style-name="ce10" table:number-columns-repeated="16335"/>
        </table:table-row>
        <table:table-row table:style-name="ro1">
          <table:table-cell table:style-name="ce11" office:value-type="string" calcext:value-type="string">
            <text:p>Rule of 40</text:p>
          </table:table-cell>
          <table:table-cell table:style-name="ce11" table:number-columns-repeated="4"/>
          <table:table-cell table:style-name="ce11" table:formula="of:=+[.F26]+[.F28]" office:value-type="float" office:value="0.275658467034601" calcext:value-type="float">
            <text:p>27.57%</text:p>
          </table:table-cell>
          <table:table-cell table:style-name="ce11" table:formula="of:=+[.G26]+[.G28]" office:value-type="float" office:value="0.363307968496469" calcext:value-type="float">
            <text:p>36.33%</text:p>
          </table:table-cell>
          <table:table-cell table:style-name="ce11" table:formula="of:=+[.H26]+[.H28]" office:value-type="float" office:value="0.388304106127133" calcext:value-type="float">
            <text:p>38.83%</text:p>
          </table:table-cell>
          <table:table-cell table:style-name="ce11" table:formula="of:=+[.I26]+[.I28]" office:value-type="float" office:value="0.40949791986928" calcext:value-type="float">
            <text:p>40.95%</text:p>
          </table:table-cell>
          <table:table-cell table:style-name="ce11" table:formula="of:=+[.J26]+[.J28]" office:value-type="float" office:value="0.470337946068645" calcext:value-type="float">
            <text:p>47.03%</text:p>
          </table:table-cell>
          <table:table-cell table:style-name="ce11" table:formula="of:=+[.K26]+[.K28]" office:value-type="float" office:value="0.459520206096432" calcext:value-type="float">
            <text:p>45.95%</text:p>
          </table:table-cell>
          <table:table-cell table:style-name="ce11" table:formula="of:=+[.L26]+[.L28]" office:value-type="float" office:value="0.474044651767421" calcext:value-type="float">
            <text:p>47.40%</text:p>
          </table:table-cell>
          <table:table-cell table:style-name="ce11" table:formula="of:=+[.M26]+[.M28]" office:value-type="float" office:value="0.438760131661312" calcext:value-type="float">
            <text:p>43.88%</text:p>
          </table:table-cell>
          <table:table-cell table:style-name="ce11" table:formula="of:=+[.N26]+[.N28]" office:value-type="float" office:value="0.45956124979914" calcext:value-type="float">
            <text:p>45.96%</text:p>
          </table:table-cell>
          <table:table-cell table:style-name="ce11" table:formula="of:=+[.O26]+[.O28]" office:value-type="float" office:value="0.462194696393705" calcext:value-type="float">
            <text:p>46.22%</text:p>
          </table:table-cell>
          <table:table-cell table:style-name="ce11" table:formula="of:=+[.P26]+[.P28]" office:value-type="float" office:value="0.46461339006219" calcext:value-type="float">
            <text:p>46.46%</text:p>
          </table:table-cell>
          <table:table-cell table:style-name="ce11" table:formula="of:=+[.Q26]+[.Q28]" office:value-type="float" office:value="0.49563064188527" calcext:value-type="float">
            <text:p>49.56%</text:p>
          </table:table-cell>
          <table:table-cell table:style-name="ce11" table:formula="of:=+[.R26]+[.R28]" office:value-type="float" office:value="0.449845670466709" calcext:value-type="float">
            <text:p>44.98%</text:p>
          </table:table-cell>
          <table:table-cell table:style-name="ce11" table:formula="of:=+[.S26]+[.S28]" office:value-type="float" office:value="0.432123328030515" calcext:value-type="float">
            <text:p>43.21%</text:p>
          </table:table-cell>
          <table:table-cell table:style-name="ce11" table:formula="of:=+[.T26]+[.T28]" office:value-type="float" office:value="0.40746526946098" calcext:value-type="float">
            <text:p>40.75%</text:p>
          </table:table-cell>
          <table:table-cell table:style-name="ce11" table:formula="of:=+[.U26]+[.U28]" office:value-type="float" office:value="0.390658409102368" calcext:value-type="float">
            <text:p>39.07%</text:p>
          </table:table-cell>
          <table:table-cell table:style-name="ce11" table:number-columns-repeated="7"/>
          <table:table-cell table:style-name="ce11" table:formula="of:=+[.AC26]+[.AC28]" office:value-type="float" office:value="0.225851517857632" calcext:value-type="float">
            <text:p>22.59%</text:p>
          </table:table-cell>
          <table:table-cell table:style-name="ce11" table:formula="of:=+[.AD26]+[.AD28]" office:value-type="float" office:value="0.717023651122923" calcext:value-type="float">
            <text:p>71.70%</text:p>
          </table:table-cell>
          <table:table-cell table:style-name="ce11" table:formula="of:=+[.AE26]+[.AE28]" office:value-type="float" office:value="0.362420864861828" calcext:value-type="float">
            <text:p>36.24%</text:p>
          </table:table-cell>
          <table:table-cell table:style-name="ce11" table:formula="of:=+[.AF26]+[.AF28]" office:value-type="float" office:value="0.361045806724962" calcext:value-type="float">
            <text:p>36.10%</text:p>
          </table:table-cell>
          <table:table-cell table:style-name="ce11" table:formula="of:=+[.AG26]+[.AG28]" office:value-type="float" office:value="0.459760205343593" calcext:value-type="float">
            <text:p>45.98%</text:p>
          </table:table-cell>
          <table:table-cell table:style-name="ce11" table:formula="of:=+[.AH26]+[.AH28]" office:value-type="float" office:value="0.471227196739244" calcext:value-type="float">
            <text:p>47.12%</text:p>
          </table:table-cell>
          <table:table-cell table:style-name="ce11" table:number-columns-repeated="13"/>
          <table:table-cell table:style-name="ce34" office:value-type="string" calcext:value-type="string">
            <text:p>Shares</text:p>
          </table:table-cell>
          <table:table-cell table:style-name="ce40" table:formula="of:=[.AW31]/[.AH24]" office:value-type="float" office:value="321.152291507089" calcext:value-type="float">
            <text:p>321</text:p>
          </table:table-cell>
          <table:table-cell table:style-name="ce11" table:number-columns-repeated="16335"/>
        </table:table-row>
        <table:table-row table:style-name="ro1">
          <table:table-cell table:style-name="ce10" table:number-columns-repeated="47"/>
          <table:table-cell table:style-name="ce35" office:value-type="string" calcext:value-type="string">
            <text:p>Diff</text:p>
          </table:table-cell>
          <table:table-cell table:style-name="ce41" table:formula="of:=+[.AW32]/[$Main.E1]-1" office:value-type="float" office:value="0.0599085528286771" calcext:value-type="float">
            <text:p>5.99%</text:p>
          </table:table-cell>
          <table:table-cell table:style-name="ce10" table:number-columns-repeated="16335"/>
        </table:table-row>
        <table:table-row table:style-name="ro1">
          <table:table-cell table:style-name="ce10" table:number-columns-repeated="16384"/>
        </table:table-row>
        <table:table-row table:style-name="ro1">
          <table:table-cell table:style-name="ce19" office:value-type="string" calcext:value-type="string">
            <text:p>Google Search &amp; Other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3]/[.B3]-1" office:value-type="float" office:value="0.0187036195668635" calcext:value-type="float">
            <text:p>1.87%</text:p>
          </table:table-cell>
          <table:table-cell table:style-name="ce10" table:formula="of:=+[.G3]/[.C3]-1" office:value-type="float" office:value="0.0476541571432083" calcext:value-type="float">
            <text:p>4.77%</text:p>
          </table:table-cell>
          <table:table-cell table:style-name="ce10" table:formula="of:=+[.H3]/[.D3]-1" office:value-type="float" office:value="0.113482890310832" calcext:value-type="float">
            <text:p>11.35%</text:p>
          </table:table-cell>
          <table:table-cell table:style-name="ce10" table:formula="of:=+[.I3]/[.E3]-1" office:value-type="float" office:value="0.127124213688856" calcext:value-type="float">
            <text:p>12.71%</text:p>
          </table:table-cell>
          <table:table-cell table:style-name="ce10" table:formula="of:=+[.J3]/[.F3]-1" office:value-type="float" office:value="0.143635868083947" calcext:value-type="float">
            <text:p>14.36%</text:p>
          </table:table-cell>
          <table:table-cell table:style-name="ce10" table:formula="of:=+[.K3]/[.G3]-1" office:value-type="float" office:value="0.137960964624191" calcext:value-type="float">
            <text:p>13.80%</text:p>
          </table:table-cell>
          <table:table-cell table:style-name="ce10" table:formula="of:=+[.L3]/[.H3]-1" office:value-type="float" office:value="0.121723527006769" calcext:value-type="float">
            <text:p>12.17%</text:p>
          </table:table-cell>
          <table:table-cell table:style-name="ce10" table:formula="of:=+[.M3]/[.I3]-1" office:value-type="float" office:value="0.125239483548522" calcext:value-type="float">
            <text:p>12.52%</text:p>
          </table:table-cell>
          <table:table-cell table:style-name="ce10" table:formula="of:=+[.N3]/[.J3]-1" office:value-type="float" office:value="0.0984920703700494" calcext:value-type="float">
            <text:p>9.85%</text:p>
          </table:table-cell>
          <table:table-cell table:style-name="ce10" table:formula="of:=+[.O3]/[.K3]-1" office:value-type="float" office:value="0.11711228844132" calcext:value-type="float">
            <text:p>11.71%</text:p>
          </table:table-cell>
          <table:table-cell table:style-name="ce10" table:formula="of:=+[.P3]/[.L3]-1" office:value-type="float" office:value="0.145428773919206" calcext:value-type="float">
            <text:p>14.54%</text:p>
          </table:table-cell>
          <table:table-cell table:style-name="ce10" table:formula="of:=+[.Q3]/[.M3]-1" office:value-type="float" office:value="0.167283562201577" calcext:value-type="float">
            <text:p>16.73%</text:p>
          </table:table-cell>
          <table:table-cell table:style-name="ce10" table:number-columns-repeated="12"/>
          <table:table-cell table:style-name="ce10" table:formula="of:=[.AD3]/[.AC3]-1" office:value-type="float" office:value="0.431367838404028" calcext:value-type="float">
            <text:p>43.14%</text:p>
          </table:table-cell>
          <table:table-cell table:style-name="ce10" table:formula="of:=[.AE3]/[.AD3]-1" office:value-type="float" office:value="0.0906271189854382" calcext:value-type="float">
            <text:p>9.06%</text:p>
          </table:table-cell>
          <table:table-cell table:style-name="ce10" table:formula="of:=[.AF3]/[.AE3]-1" office:value-type="float" office:value="0.0774576792859341" calcext:value-type="float">
            <text:p>7.75%</text:p>
          </table:table-cell>
          <table:table-cell table:style-name="ce10" table:formula="of:=[.AG3]/[.AF3]-1" office:value-type="float" office:value="0.131695166054401" calcext:value-type="float">
            <text:p>13.17%</text:p>
          </table:table-cell>
          <table:table-cell table:style-name="ce10" table:formula="of:=[.AH3]/[.AG3]-1" office:value-type="float" office:value="0.133519113103532" calcext:value-type="float">
            <text:p>13.35%</text:p>
          </table:table-cell>
          <table:table-cell table:style-name="ce10" table:number-columns-repeated="16350"/>
        </table:table-row>
        <table:table-row table:style-name="ro1">
          <table:table-cell table:style-name="ce19" office:value-type="string" calcext:value-type="string">
            <text:p>YT Ad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4]/[.B4]-1" office:value-type="float" office:value="-0.0256223613335275" calcext:value-type="float">
            <text:p>(2.56%)</text:p>
          </table:table-cell>
          <table:table-cell table:style-name="ce10" table:formula="of:=+[.G4]/[.C4]-1" office:value-type="float" office:value="0.0442779291553133" calcext:value-type="float">
            <text:p>4.43%</text:p>
          </table:table-cell>
          <table:table-cell table:style-name="ce10" table:formula="of:=+[.H4]/[.D4]-1" office:value-type="float" office:value="0.124593409701598" calcext:value-type="float">
            <text:p>12.46%</text:p>
          </table:table-cell>
          <table:table-cell table:style-name="ce10" table:formula="of:=+[.I4]/[.E4]-1" office:value-type="float" office:value="0.155343463518774" calcext:value-type="float">
            <text:p>15.53%</text:p>
          </table:table-cell>
          <table:table-cell table:style-name="ce10" table:formula="of:=+[.J4]/[.F4]-1" office:value-type="float" office:value="0.208725534140146" calcext:value-type="float">
            <text:p>20.87%</text:p>
          </table:table-cell>
          <table:table-cell table:style-name="ce10" table:formula="of:=+[.K4]/[.G4]-1" office:value-type="float" office:value="0.130202217873451" calcext:value-type="float">
            <text:p>13.02%</text:p>
          </table:table-cell>
          <table:table-cell table:style-name="ce10" table:formula="of:=+[.L4]/[.H4]-1" office:value-type="float" office:value="0.121856136820925" calcext:value-type="float">
            <text:p>12.19%</text:p>
          </table:table-cell>
          <table:table-cell table:style-name="ce10" table:formula="of:=+[.M4]/[.I4]-1" office:value-type="float" office:value="0.138369565217391" calcext:value-type="float">
            <text:p>13.84%</text:p>
          </table:table-cell>
          <table:table-cell table:style-name="ce10" table:formula="of:=+[.N4]/[.J4]-1" office:value-type="float" office:value="0.103461063040791" calcext:value-type="float">
            <text:p>10.35%</text:p>
          </table:table-cell>
          <table:table-cell table:style-name="ce10" table:formula="of:=+[.O4]/[.K4]-1" office:value-type="float" office:value="0.130786101812305" calcext:value-type="float">
            <text:p>13.08%</text:p>
          </table:table-cell>
          <table:table-cell table:style-name="ce10" table:formula="of:=+[.P4]/[.L4]-1" office:value-type="float" office:value="0.150207375854725" calcext:value-type="float">
            <text:p>15.02%</text:p>
          </table:table-cell>
          <table:table-cell table:style-name="ce10" table:formula="of:=+[.Q4]/[.M4]-1" office:value-type="float" office:value="0.0868900983481333" calcext:value-type="float">
            <text:p>8.69%</text:p>
          </table:table-cell>
          <table:table-cell table:style-name="ce10" table:number-columns-repeated="12"/>
          <table:table-cell table:style-name="ce10" table:formula="of:=[.AD4]/[.AC4]-1" office:value-type="float" office:value="0.458881246206757" calcext:value-type="float">
            <text:p>45.89%</text:p>
          </table:table-cell>
          <table:table-cell table:style-name="ce10" table:formula="of:=[.AE4]/[.AD4]-1" office:value-type="float" office:value="0.0137978852487433" calcext:value-type="float">
            <text:p>1.38%</text:p>
          </table:table-cell>
          <table:table-cell table:style-name="ce10" table:formula="of:=[.AF4]/[.AE4]-1" office:value-type="float" office:value="0.077522825975447" calcext:value-type="float">
            <text:p>7.75%</text:p>
          </table:table-cell>
          <table:table-cell table:style-name="ce10" table:formula="of:=[.AG4]/[.AF4]-1" office:value-type="float" office:value="0.147159631862901" calcext:value-type="float">
            <text:p>14.72%</text:p>
          </table:table-cell>
          <table:table-cell table:style-name="ce10" table:formula="of:=[.AH4]/[.AG4]-1" office:value-type="float" office:value="0.116745511384071" calcext:value-type="float">
            <text:p>11.67%</text:p>
          </table:table-cell>
          <table:table-cell table:style-name="ce10" table:number-columns-repeated="16350"/>
        </table:table-row>
        <table:table-row table:style-name="ro1">
          <table:table-cell table:style-name="ce19" office:value-type="string" calcext:value-type="string">
            <text:p>Google Network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5]/[.B5]-1" office:value-type="float" office:value="-0.0829459261071691" calcext:value-type="float">
            <text:p>(8.29%)</text:p>
          </table:table-cell>
          <table:table-cell table:style-name="ce10" table:formula="of:=+[.G5]/[.C5]-1" office:value-type="float" office:value="-0.0495217338660855" calcext:value-type="float">
            <text:p>(4.95%)</text:p>
          </table:table-cell>
          <table:table-cell table:style-name="ce10" table:formula="of:=+[.H5]/[.D5]-1" office:value-type="float" office:value="-0.0257876016260162" calcext:value-type="float">
            <text:p>(2.58%)</text:p>
          </table:table-cell>
          <table:table-cell table:style-name="ce10" table:formula="of:=+[.I5]/[.E5]-1" office:value-type="float" office:value="-0.0210029498525074" calcext:value-type="float">
            <text:p>(2.10%)</text:p>
          </table:table-cell>
          <table:table-cell table:style-name="ce10" table:formula="of:=+[.J5]/[.F5]-1" office:value-type="float" office:value="-0.0110725720384205" calcext:value-type="float">
            <text:p>(1.11%)</text:p>
          </table:table-cell>
          <table:table-cell table:style-name="ce10" table:formula="of:=+[.K5]/[.G5]-1" office:value-type="float" office:value="-0.05171974522293" calcext:value-type="float">
            <text:p>(5.17%)</text:p>
          </table:table-cell>
          <table:table-cell table:style-name="ce10" table:formula="of:=+[.L5]/[.H5]-1" office:value-type="float" office:value="-0.0157778067544661" calcext:value-type="float">
            <text:p>(1.58%)</text:p>
          </table:table-cell>
          <table:table-cell table:style-name="ce10" table:formula="of:=+[.M5]/[.I5]-1" office:value-type="float" office:value="-0.0413402434614921" calcext:value-type="float">
            <text:p>(4.13%)</text:p>
          </table:table-cell>
          <table:table-cell table:style-name="ce10" table:formula="of:=+[.N5]/[.J5]-1" office:value-type="float" office:value="-0.021179009847565" calcext:value-type="float">
            <text:p>(2.12%)</text:p>
          </table:table-cell>
          <table:table-cell table:style-name="ce10" table:formula="of:=+[.O5]/[.K5]-1" office:value-type="float" office:value="-0.0120902740462118" calcext:value-type="float">
            <text:p>(1.21%)</text:p>
          </table:table-cell>
          <table:table-cell table:style-name="ce10" table:formula="of:=+[.P5]/[.L5]-1" office:value-type="float" office:value="-0.0257021727609963" calcext:value-type="float">
            <text:p>(2.57%)</text:p>
          </table:table-cell>
          <table:table-cell table:style-name="ce10" table:formula="of:=+[.Q5]/[.M5]-1" office:value-type="float" office:value="-0.015841086245914" calcext:value-type="float">
            <text:p>(1.58%)</text:p>
          </table:table-cell>
          <table:table-cell table:style-name="ce10" table:number-columns-repeated="12"/>
          <table:table-cell table:style-name="ce10" table:formula="of:=[.AD5]/[.AC5]-1" office:value-type="float" office:value="0.372932005197055" calcext:value-type="float">
            <text:p>37.29%</text:p>
          </table:table-cell>
          <table:table-cell table:style-name="ce10" table:formula="of:=[.AE5]/[.AD5]-1" office:value-type="float" office:value="0.0340367811740954" calcext:value-type="float">
            <text:p>3.40%</text:p>
          </table:table-cell>
          <table:table-cell table:style-name="ce10" table:formula="of:=[.AF5]/[.AE5]-1" office:value-type="float" office:value="-0.0447834045149481" calcext:value-type="float">
            <text:p>(4.48%)</text:p>
          </table:table-cell>
          <table:table-cell table:style-name="ce10" table:formula="of:=[.AG5]/[.AF5]-1" office:value-type="float" office:value="-0.0304356157383751" calcext:value-type="float">
            <text:p>(3.04%)</text:p>
          </table:table-cell>
          <table:table-cell table:style-name="ce10" table:formula="of:=[.AH5]/[.AG5]-1" office:value-type="float" office:value="-0.0186765044961955" calcext:value-type="float">
            <text:p>(1.87%)</text:p>
          </table:table-cell>
          <table:table-cell table:style-name="ce10" table:number-columns-repeated="16350"/>
        </table:table-row>
        <table:table-row table:style-name="ro1">
          <table:table-cell table:style-name="ce19" office:value-type="string" calcext:value-type="string">
            <text:p>Google Subscription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6]/[.B6]-1" office:value-type="float" office:value="0.0883864337101747" calcext:value-type="float">
            <text:p>8.84%</text:p>
          </table:table-cell>
          <table:table-cell table:style-name="ce10" table:formula="of:=+[.G6]/[.C6]-1" office:value-type="float" office:value="0.242484358309171" calcext:value-type="float">
            <text:p>24.25%</text:p>
          </table:table-cell>
          <table:table-cell table:style-name="ce10" table:formula="of:=+[.H6]/[.D6]-1" office:value-type="float" office:value="0.209427121102248" calcext:value-type="float">
            <text:p>20.94%</text:p>
          </table:table-cell>
          <table:table-cell table:style-name="ce10" table:formula="of:=+[.I6]/[.E6]-1" office:value-type="float" office:value="0.227148703956344" calcext:value-type="float">
            <text:p>22.71%</text:p>
          </table:table-cell>
          <table:table-cell table:style-name="ce10" table:formula="of:=+[.J6]/[.F6]-1" office:value-type="float" office:value="0.178874949413193" calcext:value-type="float">
            <text:p>17.89%</text:p>
          </table:table-cell>
          <table:table-cell table:style-name="ce10" table:formula="of:=+[.K6]/[.G6]-1" office:value-type="float" office:value="0.143699336772292" calcext:value-type="float">
            <text:p>14.37%</text:p>
          </table:table-cell>
          <table:table-cell table:style-name="ce10" table:formula="of:=+[.L6]/[.H6]-1" office:value-type="float" office:value="0.277851061278331" calcext:value-type="float">
            <text:p>27.79%</text:p>
          </table:table-cell>
          <table:table-cell table:style-name="ce10" table:formula="of:=+[.M6]/[.I6]-1" office:value-type="float" office:value="0.077728367611636" calcext:value-type="float">
            <text:p>7.77%</text:p>
          </table:table-cell>
          <table:table-cell table:style-name="ce10" table:formula="of:=+[.N6]/[.J6]-1" office:value-type="float" office:value="0.187664492504863" calcext:value-type="float">
            <text:p>18.77%</text:p>
          </table:table-cell>
          <table:table-cell table:style-name="ce10" table:formula="of:=+[.O6]/[.K6]-1" office:value-type="float" office:value="0.203071305841924" calcext:value-type="float">
            <text:p>20.31%</text:p>
          </table:table-cell>
          <table:table-cell table:style-name="ce10" table:formula="of:=+[.P6]/[.L6]-1" office:value-type="float" office:value="0.20777027027027" calcext:value-type="float">
            <text:p>20.78%</text:p>
          </table:table-cell>
          <table:table-cell table:style-name="ce10" table:formula="of:=+[.Q6]/[.M6]-1" office:value-type="float" office:value="0.167196767815697" calcext:value-type="float">
            <text:p>16.72%</text:p>
          </table:table-cell>
          <table:table-cell table:style-name="ce10" table:number-columns-repeated="12"/>
          <table:table-cell table:style-name="ce10" table:formula="of:=[.AD6]/[.AC6]-1" office:value-type="float" office:value="0.291142738703883" calcext:value-type="float">
            <text:p>29.11%</text:p>
          </table:table-cell>
          <table:table-cell table:style-name="ce10" table:formula="of:=[.AE6]/[.AD6]-1" office:value-type="float" office:value="0.0364940068493151" calcext:value-type="float">
            <text:p>3.65%</text:p>
          </table:table-cell>
          <table:table-cell table:style-name="ce10" table:formula="of:=[.AF6]/[.AE6]-1" office:value-type="float" office:value="0.193873687833419" calcext:value-type="float">
            <text:p>19.39%</text:p>
          </table:table-cell>
          <table:table-cell table:style-name="ce10" table:formula="of:=[.AG6]/[.AF6]-1" office:value-type="float" office:value="0.162938191881919" calcext:value-type="float">
            <text:p>16.29%</text:p>
          </table:table-cell>
          <table:table-cell table:style-name="ce10" table:formula="of:=[.AH6]/[.AG6]-1" office:value-type="float" office:value="0.190629647992068" calcext:value-type="float">
            <text:p>19.06%</text:p>
          </table:table-cell>
          <table:table-cell table:style-name="ce10" table:number-columns-repeated="16350"/>
        </table:table-row>
        <table:table-row table:style-name="ro1">
          <table:table-cell table:style-name="ce19" office:value-type="string" calcext:value-type="string">
            <text:p>Google Cloud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8]/[.B8]-1" office:value-type="float" office:value="0.28053599037966" calcext:value-type="float">
            <text:p>28.05%</text:p>
          </table:table-cell>
          <table:table-cell table:style-name="ce10" table:formula="of:=+[.G8]/[.C8]-1" office:value-type="float" office:value="0.279636711281071" calcext:value-type="float">
            <text:p>27.96%</text:p>
          </table:table-cell>
          <table:table-cell table:style-name="ce10" table:formula="of:=+[.H8]/[.D8]-1" office:value-type="float" office:value="0.22466511357018" calcext:value-type="float">
            <text:p>22.47%</text:p>
          </table:table-cell>
          <table:table-cell table:style-name="ce10" table:formula="of:=+[.I8]/[.E8]-1" office:value-type="float" office:value="0.256596035543404" calcext:value-type="float">
            <text:p>25.66%</text:p>
          </table:table-cell>
          <table:table-cell table:style-name="ce10" table:formula="of:=+[.J8]/[.F8]-1" office:value-type="float" office:value="0.2844110544674" calcext:value-type="float">
            <text:p>28.44%</text:p>
          </table:table-cell>
          <table:table-cell table:style-name="ce10" table:formula="of:=+[.K8]/[.G8]-1" office:value-type="float" office:value="0.288382517743743" calcext:value-type="float">
            <text:p>28.84%</text:p>
          </table:table-cell>
          <table:table-cell table:style-name="ce10" table:formula="of:=+[.L8]/[.H8]-1" office:value-type="float" office:value="0.34978004993461" calcext:value-type="float">
            <text:p>34.98%</text:p>
          </table:table-cell>
          <table:table-cell table:style-name="ce10" table:formula="of:=+[.M8]/[.I8]-1" office:value-type="float" office:value="0.300587467362924" calcext:value-type="float">
            <text:p>30.06%</text:p>
          </table:table-cell>
          <table:table-cell table:style-name="ce10" table:formula="of:=+[.N8]/[.J8]-1" office:value-type="float" office:value="0.280551493628577" calcext:value-type="float">
            <text:p>28.06%</text:p>
          </table:table-cell>
          <table:table-cell table:style-name="ce10" table:formula="of:=+[.O8]/[.K8]-1" office:value-type="float" office:value="0.316710157533585" calcext:value-type="float">
            <text:p>31.67%</text:p>
          </table:table-cell>
          <table:table-cell table:style-name="ce10" table:formula="of:=+[.P8]/[.L8]-1" office:value-type="float" office:value="0.335065621421651" calcext:value-type="float">
            <text:p>33.51%</text:p>
          </table:table-cell>
          <table:table-cell table:style-name="ce10" table:formula="of:=+[.Q8]/[.M8]-1" office:value-type="float" office:value="0.477540777917189" calcext:value-type="float">
            <text:p>47.75%</text:p>
          </table:table-cell>
          <table:table-cell table:style-name="ce10" table:number-columns-repeated="12"/>
          <table:table-cell table:style-name="ce10" table:formula="of:=[.AD8]/[.AC8]-1" office:value-type="float" office:value="0.470709855272226" calcext:value-type="float">
            <text:p>47.07%</text:p>
          </table:table-cell>
          <table:table-cell table:style-name="ce10" table:formula="of:=[.AE8]/[.AD8]-1" office:value-type="float" office:value="0.368322399250234" calcext:value-type="float">
            <text:p>36.83%</text:p>
          </table:table-cell>
          <table:table-cell table:style-name="ce10" table:formula="of:=[.AF8]/[.AE8]-1" office:value-type="float" office:value="0.259056316590563" calcext:value-type="float">
            <text:p>25.91%</text:p>
          </table:table-cell>
          <table:table-cell table:style-name="ce10" table:formula="of:=[.AG8]/[.AF8]-1" office:value-type="float" office:value="0.306485735009671" calcext:value-type="float">
            <text:p>30.65%</text:p>
          </table:table-cell>
          <table:table-cell table:style-name="ce10" table:formula="of:=[.AH8]/[.AG8]-1" office:value-type="float" office:value="0.358000416387148" calcext:value-type="float">
            <text:p>35.80%</text:p>
          </table:table-cell>
          <table:table-cell table:style-name="ce10" table:number-columns-repeated="16350"/>
        </table:table-row>
        <table:table-row table:style-name="ro1">
          <table:table-cell table:style-name="ce19" office:value-type="string" calcext:value-type="string">
            <text:p>Other Bet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9]/[.B9]-1" office:value-type="float" office:value="-0.345454545454545" calcext:value-type="float">
            <text:p>(34.55%)</text:p>
          </table:table-cell>
          <table:table-cell table:style-name="ce10" table:formula="of:=+[.G9]/[.C9]-1" office:value-type="float" office:value="0.476683937823834" calcext:value-type="float">
            <text:p>47.67%</text:p>
          </table:table-cell>
          <table:table-cell table:style-name="ce10" table:formula="of:=+[.H9]/[.D9]-1" office:value-type="float" office:value="0.421052631578947" calcext:value-type="float">
            <text:p>42.11%</text:p>
          </table:table-cell>
          <table:table-cell table:style-name="ce10" table:formula="of:=+[.I9]/[.E9]-1" office:value-type="float" office:value="1.9070796460177" calcext:value-type="float">
            <text:p>190.71%</text:p>
          </table:table-cell>
          <table:table-cell table:style-name="ce10" table:formula="of:=+[.J9]/[.F9]-1" office:value-type="float" office:value="0.71875" calcext:value-type="float">
            <text:p>71.88%</text:p>
          </table:table-cell>
          <table:table-cell table:style-name="ce10" table:formula="of:=+[.K9]/[.G9]-1" office:value-type="float" office:value="0.280701754385965" calcext:value-type="float">
            <text:p>28.07%</text:p>
          </table:table-cell>
          <table:table-cell table:style-name="ce10" table:formula="of:=+[.L9]/[.H9]-1" office:value-type="float" office:value="0.306397306397306" calcext:value-type="float">
            <text:p>30.64%</text:p>
          </table:table-cell>
          <table:table-cell table:style-name="ce10" table:formula="of:=+[.M9]/[.I9]-1" office:value-type="float" office:value="-0.39117199391172" calcext:value-type="float">
            <text:p>(39.12%)</text:p>
          </table:table-cell>
          <table:table-cell table:style-name="ce10" table:formula="of:=+[.N9]/[.J9]-1" office:value-type="float" office:value="-0.0909090909090909" calcext:value-type="float">
            <text:p>(9.09%)</text:p>
          </table:table-cell>
          <table:table-cell table:style-name="ce10" table:formula="of:=+[.O9]/[.K9]-1" office:value-type="float" office:value="0.021917808219178" calcext:value-type="float">
            <text:p>2.19%</text:p>
          </table:table-cell>
          <table:table-cell table:style-name="ce10" table:formula="of:=+[.P9]/[.L9]-1" office:value-type="float" office:value="-0.11340206185567" calcext:value-type="float">
            <text:p>(11.34%)</text:p>
          </table:table-cell>
          <table:table-cell table:style-name="ce10" table:formula="of:=+[.Q9]/[.M9]-1" office:value-type="float" office:value="-0.075" calcext:value-type="float">
            <text:p>(7.50%)</text:p>
          </table:table-cell>
          <table:table-cell table:style-name="ce10" table:number-columns-repeated="12"/>
          <table:table-cell table:style-name="ce10" table:formula="of:=[.AD9]/[.AC9]-1" office:value-type="float" office:value="0.146118721461187" calcext:value-type="float">
            <text:p>14.61%</text:p>
          </table:table-cell>
          <table:table-cell table:style-name="ce10" table:formula="of:=[.AE9]/[.AD9]-1" office:value-type="float" office:value="0.418326693227092" calcext:value-type="float">
            <text:p>41.83%</text:p>
          </table:table-cell>
          <table:table-cell table:style-name="ce10" table:formula="of:=[.AF9]/[.AE9]-1" office:value-type="float" office:value="0.429775280898876" calcext:value-type="float">
            <text:p>42.98%</text:p>
          </table:table-cell>
          <table:table-cell table:style-name="ce10" table:formula="of:=[.AG9]/[.AF9]-1" office:value-type="float" office:value="0.0792403405370006" calcext:value-type="float">
            <text:p>7.92%</text:p>
          </table:table-cell>
          <table:table-cell table:style-name="ce10" table:formula="of:=[.AH9]/[.AG9]-1" office:value-type="float" office:value="-0.0673543689320388" calcext:value-type="float">
            <text:p>(6.74%)</text:p>
          </table:table-cell>
          <table:table-cell table:style-name="ce10" table:number-columns-repeated="16350"/>
        </table:table-row>
        <table:table-row table:style-name="ro1">
          <table:table-cell table:style-name="ce19" office:value-type="string" calcext:value-type="string">
            <text:p>Hedging gains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0" table:formula="of:=+[.F10]/[.B10]-1" office:value-type="float" office:value="-0.697841726618705" calcext:value-type="float">
            <text:p>(69.78%)</text:p>
          </table:table-cell>
          <table:table-cell table:style-name="ce10" table:formula="of:=+[.G10]/[.C10]-1" office:value-type="float" office:value="-0.992" calcext:value-type="float">
            <text:p>(99.20%)</text:p>
          </table:table-cell>
          <table:table-cell table:style-name="ce10" table:formula="of:=+[.H10]/[.D10]-1" office:value-type="float" office:value="-1.00156739811912" calcext:value-type="float">
            <text:p>(100.16%)</text:p>
          </table:table-cell>
          <table:table-cell table:style-name="ce10" table:formula="of:=+[.I10]/[.E10]-1" office:value-type="float" office:value="-0.775784753363229" calcext:value-type="float">
            <text:p>(77.58%)</text:p>
          </table:table-cell>
          <table:table-cell table:style-name="ce10" table:formula="of:=+[.J10]/[.F10]-1" office:value-type="float" office:value="-0.142857142857143" calcext:value-type="float">
            <text:p>(14.29%)</text:p>
          </table:table-cell>
          <table:table-cell table:style-name="ce10" table:formula="of:=+[.K10]/[.G10]-1" office:value-type="float" office:value="33" calcext:value-type="float">
            <text:p>3300.00%</text:p>
          </table:table-cell>
          <table:table-cell table:style-name="ce10" table:formula="of:=+[.L10]/[.H10]-1" office:value-type="float" office:value="-18" calcext:value-type="float">
            <text:p>(1800.00%)</text:p>
          </table:table-cell>
          <table:table-cell table:style-name="ce10" table:formula="of:=+[.M10]/[.I10]-1" office:value-type="float" office:value="-0.866666666666667" calcext:value-type="float">
            <text:p>(86.67%)</text:p>
          </table:table-cell>
          <table:table-cell table:style-name="ce10" table:formula="of:=+[.N10]/[.J10]-1" office:value-type="float" office:value="2.61111111111111" calcext:value-type="float">
            <text:p>261.11%</text:p>
          </table:table-cell>
          <table:table-cell table:style-name="ce10" table:formula="of:=+[.O10]/[.K10]-1" office:value-type="float" office:value="-2.09803921568627" calcext:value-type="float">
            <text:p>(209.80%)</text:p>
          </table:table-cell>
          <table:table-cell table:style-name="ce10" table:formula="of:=+[.P10]/[.L10]-1" office:value-type="float" office:value="-13.1764705882353" calcext:value-type="float">
            <text:p>(1317.65%)</text:p>
          </table:table-cell>
          <table:table-cell table:style-name="ce10" table:formula="of:=+[.Q10]/[.M10]-1" office:value-type="float" office:value="-4.4" calcext:value-type="float">
            <text:p>(440.00%)</text:p>
          </table:table-cell>
          <table:table-cell table:style-name="ce10" table:number-columns-repeated="12"/>
          <table:table-cell table:style-name="ce10" table:formula="of:=[.AD10]/[.AC10]-1" office:value-type="float" office:value="-0.153409090909091" calcext:value-type="float">
            <text:p>(15.34%)</text:p>
          </table:table-cell>
          <table:table-cell table:style-name="ce10" table:formula="of:=[.AE10]/[.AD10]-1" office:value-type="float" office:value="12.1543624161074" calcext:value-type="float">
            <text:p>1215.44%</text:p>
          </table:table-cell>
          <table:table-cell table:style-name="ce10" table:formula="of:=[.AF10]/[.AE10]-1" office:value-type="float" office:value="-0.879591836734694" calcext:value-type="float">
            <text:p>(87.96%)</text:p>
          </table:table-cell>
          <table:table-cell table:style-name="ce10" table:formula="of:=[.AG10]/[.AF10]-1" office:value-type="float" office:value="-0.105932203389831" calcext:value-type="float">
            <text:p>(10.59%)</text:p>
          </table:table-cell>
          <table:table-cell table:style-name="ce10" table:formula="of:=[.AH10]/[.AG10]-1" office:value-type="float" office:value="-1.60189573459716" calcext:value-type="float">
            <text:p>(160.19%)</text:p>
          </table:table-cell>
          <table:table-cell table:style-name="ce10" table:number-columns-repeated="16350"/>
        </table:table-row>
        <table:table-row table:style-name="ro1">
          <table:table-cell table:style-name="ce10" table:number-columns-repeated="16384"/>
        </table:table-row>
        <table:table-row table:style-name="ro1">
          <table:table-cell table:number-columns-repeated="118"/>
          <table:table-cell table:style-name="ce2" table:number-columns-repeated="16266"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11990" calcext:value-type="float">
            <text:p>11,990</text:p>
          </table:table-cell>
          <table:table-cell office:value-type="float" office:value="12214" calcext:value-type="float">
            <text:p>12,214</text:p>
          </table:table-cell>
          <table:table-cell office:value-type="float" office:value="11826" calcext:value-type="float">
            <text:p>11,826</text:p>
          </table:table-cell>
          <table:table-cell office:value-type="float" office:value="12925" calcext:value-type="float">
            <text:p>12,925</text:p>
          </table:table-cell>
          <table:table-cell office:value-type="float" office:value="11721" calcext:value-type="float">
            <text:p>11,721</text:p>
          </table:table-cell>
          <table:table-cell office:value-type="float" office:value="12537" calcext:value-type="float">
            <text:p>12,537</text:p>
          </table:table-cell>
          <table:table-cell office:value-type="float" office:value="12642" calcext:value-type="float">
            <text:p>12,642</text:p>
          </table:table-cell>
          <table:table-cell office:value-type="float" office:value="13986" calcext:value-type="float">
            <text:p>13,986</text:p>
          </table:table-cell>
          <table:table-cell office:value-type="float" office:value="12946" calcext:value-type="float">
            <text:p>12,946</text:p>
          </table:table-cell>
          <table:table-cell office:value-type="float" office:value="13387" calcext:value-type="float">
            <text:p>13,387</text:p>
          </table:table-cell>
          <table:table-cell office:value-type="float" office:value="13719" calcext:value-type="float">
            <text:p>13,719</text:p>
          </table:table-cell>
          <table:table-cell office:value-type="float" office:value="14848" calcext:value-type="float">
            <text:p>14,848</text:p>
          </table:table-cell>
          <table:table-cell office:value-type="float" office:value="13748" calcext:value-type="float">
            <text:p>13,748</text:p>
          </table:table-cell>
          <table:table-cell office:value-type="float" office:value="14705" calcext:value-type="float">
            <text:p>14,705</text:p>
          </table:table-cell>
          <table:table-cell office:value-type="float" office:value="14876" calcext:value-type="float">
            <text:p>14,876</text:p>
          </table:table-cell>
          <table:table-cell office:value-type="float" office:value="16597" calcext:value-type="float">
            <text:p>16,597</text:p>
          </table:table-cell>
          <table:table-cell table:number-columns-repeated="11"/>
          <table:table-cell office:value-type="float" office:value="32778" calcext:value-type="float">
            <text:p>32,778</text:p>
          </table:table-cell>
          <table:table-cell office:value-type="float" office:value="45566" calcext:value-type="float">
            <text:p>45,566</text:p>
          </table:table-cell>
          <table:table-cell table:formula="of:=SUM([.B44:.E44])" office:value-type="float" office:value="48955" calcext:value-type="float">
            <text:p>48,955</text:p>
          </table:table-cell>
          <table:table-cell table:formula="of:=SUM([.F44:.I44])" office:value-type="float" office:value="50886" calcext:value-type="float">
            <text:p>50,886</text:p>
          </table:table-cell>
          <table:table-cell table:formula="of:=SUM([.J44:.M44])" office:value-type="float" office:value="54900" calcext:value-type="float">
            <text:p>54,900</text:p>
          </table:table-cell>
          <table:table-cell table:formula="of:=SUM([.N44:.Q44])" office:value-type="float" office:value="59926" calcext:value-type="float">
            <text:p>59,926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table:number-columns-repeated="118"/>
          <table:table-cell table:style-name="ce2" table:number-columns-repeated="16266"/>
        </table:table-row>
        <table:table-row table:style-name="ro1">
          <table:table-cell table:style-name="ce19" office:value-type="string" calcext:value-type="string">
            <text:p>Net Cash</text:p>
          </table:table-cell>
          <table:table-cell table:style-name="ce19" table:formula="of:=+[.B48]+[.B49]-[.B64]" office:value-type="float" office:value="119179" calcext:value-type="float">
            <text:p>119,179</text:p>
          </table:table-cell>
          <table:table-cell table:style-name="ce19" table:formula="of:=+[.C48]+[.C49]-[.C64]" office:value-type="float" office:value="110263" calcext:value-type="float">
            <text:p>110,263</text:p>
          </table:table-cell>
          <table:table-cell table:style-name="ce19" table:formula="of:=+[.D48]+[.D49]-[.D64]" office:value-type="float" office:value="101606" calcext:value-type="float">
            <text:p>101,606</text:p>
          </table:table-cell>
          <table:table-cell table:style-name="ce19" table:formula="of:=+[.E48]+[.E49]-[.E64]" office:value-type="float" office:value="99061" calcext:value-type="float">
            <text:p>99,061</text:p>
          </table:table-cell>
          <table:table-cell table:style-name="ce19" table:formula="of:=+[.F48]+[.F49]-[.F64]" office:value-type="float" office:value="101405" calcext:value-type="float">
            <text:p>101,405</text:p>
          </table:table-cell>
          <table:table-cell table:style-name="ce19" table:formula="of:=+[.G48]+[.G49]-[.G64]" office:value-type="float" office:value="104627" calcext:value-type="float">
            <text:p>104,627</text:p>
          </table:table-cell>
          <table:table-cell table:style-name="ce19" table:formula="of:=+[.H48]+[.H49]-[.H64]" office:value-type="float" office:value="106154" calcext:value-type="float">
            <text:p>106,154</text:p>
          </table:table-cell>
          <table:table-cell table:style-name="ce19" table:formula="of:=+[.I48]+[.I49]-[.I64]" office:value-type="float" office:value="98864" calcext:value-type="float">
            <text:p>98,864</text:p>
          </table:table-cell>
          <table:table-cell table:style-name="ce19" table:formula="of:=+[.J48]+[.J49]-[.J64]" office:value-type="float" office:value="94862" calcext:value-type="float">
            <text:p>94,862</text:p>
          </table:table-cell>
          <table:table-cell table:style-name="ce19" table:formula="of:=+[.K48]+[.K49]-[.K64]" office:value-type="float" office:value="87487" calcext:value-type="float">
            <text:p>87,487</text:p>
          </table:table-cell>
          <table:table-cell table:style-name="ce19" table:formula="of:=+[.L48]+[.L49]-[.L64]" office:value-type="float" office:value="80933" calcext:value-type="float">
            <text:p>80,933</text:p>
          </table:table-cell>
          <table:table-cell table:style-name="ce19" table:formula="of:=+[.M48]+[.M49]-[.M64]" office:value-type="float" office:value="84774" calcext:value-type="float">
            <text:p>84,774</text:p>
          </table:table-cell>
          <table:table-cell table:style-name="ce19" table:formula="of:=+[.N48]+[.N49]-[.N64]" office:value-type="float" office:value="84442" calcext:value-type="float">
            <text:p>84,442</text:p>
          </table:table-cell>
          <table:table-cell table:style-name="ce19" table:formula="of:=+[.O48]+[.O49]-[.O64]" office:value-type="float" office:value="71541" calcext:value-type="float">
            <text:p>71,541</text:p>
          </table:table-cell>
          <table:table-cell table:style-name="ce19" table:formula="of:=+[.P48]+[.P49]-[.P64]" office:value-type="float" office:value="76889" calcext:value-type="float">
            <text:p>76,889</text:p>
          </table:table-cell>
          <table:table-cell table:style-name="ce19" table:formula="of:=+[.Q48]+[.Q49]-[.Q64]" office:value-type="float" office:value="80296" calcext:value-type="float">
            <text:p>80,296</text:p>
          </table:table-cell>
          <table:table-cell table:style-name="ce19" table:number-columns-repeated="11"/>
          <table:table-cell table:style-name="ce19" table:formula="of:=+[.AC48]+[.AC49]-[.AC64]" office:value-type="float" office:value="122762" calcext:value-type="float">
            <text:p>122,762</text:p>
          </table:table-cell>
          <table:table-cell table:style-name="ce19" table:formula="of:=+[.AD48]+[.AD49]-[.AD64]" office:value-type="float" office:value="124832" calcext:value-type="float">
            <text:p>124,832</text:p>
          </table:table-cell>
          <table:table-cell table:style-name="ce19" table:formula="of:=+[.AE48]+[.AE49]-[.AE64]" office:value-type="float" office:value="99061" calcext:value-type="float">
            <text:p>99,061</text:p>
          </table:table-cell>
          <table:table-cell table:style-name="ce19" table:formula="of:=+[.AF48]+[.AF49]-[.AF64]" office:value-type="float" office:value="98864" calcext:value-type="float">
            <text:p>98,864</text:p>
          </table:table-cell>
          <table:table-cell table:style-name="ce19" table:formula="of:=+[.AG48]+[.AG49]-[.AG64]" office:value-type="float" office:value="84774" calcext:value-type="float">
            <text:p>84,774</text:p>
          </table:table-cell>
          <table:table-cell table:style-name="ce19" table:formula="of:=+[.AH48]+[.AH49]-[.AH64]" office:value-type="float" office:value="80296" calcext:value-type="float">
            <text:p>80,296</text:p>
          </table:table-cell>
          <table:table-cell table:style-name="ce19" table:formula="of:=+[.AH46]+[.AI22]" office:value-type="float" office:value="216111.8492" calcext:value-type="float">
            <text:p>216,112</text:p>
          </table:table-cell>
          <table:table-cell table:style-name="ce19" table:formula="of:=+[.AI46]+[.AJ22]" office:value-type="float" office:value="377581.8331364" calcext:value-type="float">
            <text:p>377,582</text:p>
          </table:table-cell>
          <table:table-cell table:style-name="ce19" table:formula="of:=+[.AJ46]+[.AK22]" office:value-type="float" office:value="566260.898247319" calcext:value-type="float">
            <text:p>566,261</text:p>
          </table:table-cell>
          <table:table-cell table:style-name="ce19" table:formula="of:=+[.AK46]+[.AL22]" office:value-type="float" office:value="780018.728338835" calcext:value-type="float">
            <text:p>780,019</text:p>
          </table:table-cell>
          <table:table-cell table:style-name="ce19" table:formula="of:=+[.AL46]+[.AM22]" office:value-type="float" office:value="1014847.34153649" calcext:value-type="float">
            <text:p>1,014,847</text:p>
          </table:table-cell>
          <table:table-cell table:style-name="ce19" table:formula="of:=+[.AM46]+[.AN22]" office:value-type="float" office:value="1339138.95529774" calcext:value-type="float">
            <text:p>1,339,139</text:p>
          </table:table-cell>
          <table:table-cell table:style-name="ce19" table:formula="of:=+[.AN46]+[.AO22]" office:value-type="float" office:value="1686039.87358298" calcext:value-type="float">
            <text:p>1,686,040</text:p>
          </table:table-cell>
          <table:table-cell table:style-name="ce19" table:formula="of:=+[.AO46]+[.AP22]" office:value-type="float" office:value="2051074.09092532" calcext:value-type="float">
            <text:p>2,051,074</text:p>
          </table:table-cell>
          <table:table-cell table:style-name="ce19" table:formula="of:=+[.AP46]+[.AQ22]" office:value-type="float" office:value="2428446.670971" calcext:value-type="float">
            <text:p>2,428,447</text:p>
          </table:table-cell>
          <table:table-cell table:style-name="ce19" table:formula="of:=+[.AQ46]+[.AR22]" office:value-type="float" office:value="2811001.77272413" calcext:value-type="float">
            <text:p>2,811,002</text:p>
          </table:table-cell>
          <table:table-cell table:style-name="ce19" table:formula="of:=+[.AR46]+[.AS22]" office:value-type="float" office:value="3190212.89547266" calcext:value-type="float">
            <text:p>3,190,213</text:p>
          </table:table-cell>
          <table:table-cell table:style-name="ce29" table:number-columns-repeated="4"/>
          <table:table-cell table:style-name="ce19" table:number-columns-repeated="16335"/>
        </table:table-row>
        <table:table-row table:style-name="ro1">
          <table:table-cell table:number-columns-repeated="118"/>
          <table:table-cell table:style-name="ce2" table:number-columns-repeated="16266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20886" calcext:value-type="float">
            <text:p>20,886</text:p>
          </table:table-cell>
          <table:table-cell office:value-type="float" office:value="17936" calcext:value-type="float">
            <text:p>17,936</text:p>
          </table:table-cell>
          <table:table-cell office:value-type="float" office:value="21984" calcext:value-type="float">
            <text:p>21,984</text:p>
          </table:table-cell>
          <table:table-cell office:value-type="float" office:value="21879" calcext:value-type="float">
            <text:p>21,879</text:p>
          </table:table-cell>
          <table:table-cell office:value-type="float" office:value="25924" calcext:value-type="float">
            <text:p>25,924</text:p>
          </table:table-cell>
          <table:table-cell office:value-type="float" office:value="25929" calcext:value-type="float">
            <text:p>25,929</text:p>
          </table:table-cell>
          <table:table-cell office:value-type="float" office:value="30702" calcext:value-type="float">
            <text:p>30,702</text:p>
          </table:table-cell>
          <table:table-cell office:value-type="float" office:value="24048" calcext:value-type="float">
            <text:p>24,048</text:p>
          </table:table-cell>
          <table:table-cell office:value-type="float" office:value="24493" calcext:value-type="float">
            <text:p>24,493</text:p>
          </table:table-cell>
          <table:table-cell office:value-type="float" office:value="27225" calcext:value-type="float">
            <text:p>27,225</text:p>
          </table:table-cell>
          <table:table-cell office:value-type="float" office:value="19959" calcext:value-type="float">
            <text:p>19,959</text:p>
          </table:table-cell>
          <table:table-cell office:value-type="float" office:value="23466" calcext:value-type="float">
            <text:p>23,466</text:p>
          </table:table-cell>
          <table:table-cell office:value-type="float" office:value="23264" calcext:value-type="float">
            <text:p>23,264</text:p>
          </table:table-cell>
          <table:table-cell office:value-type="float" office:value="21036" calcext:value-type="float">
            <text:p>21,036</text:p>
          </table:table-cell>
          <table:table-cell office:value-type="float" office:value="23090" calcext:value-type="float">
            <text:p>23,090</text:p>
          </table:table-cell>
          <table:table-cell office:value-type="float" office:value="30708" calcext:value-type="float">
            <text:p>30,708</text:p>
          </table:table-cell>
          <table:table-cell table:number-columns-repeated="11"/>
          <table:table-cell office:value-type="float" office:value="26465" calcext:value-type="float">
            <text:p>26,465</text:p>
          </table:table-cell>
          <table:table-cell office:value-type="float" office:value="20945" calcext:value-type="float">
            <text:p>20,945</text:p>
          </table:table-cell>
          <table:table-cell office:value-type="float" office:value="21879" calcext:value-type="float">
            <text:p>21,879</text:p>
          </table:table-cell>
          <table:table-cell office:value-type="float" office:value="24048" calcext:value-type="float">
            <text:p>24,048</text:p>
          </table:table-cell>
          <table:table-cell office:value-type="float" office:value="23466" calcext:value-type="float">
            <text:p>23,466</text:p>
          </table:table-cell>
          <table:table-cell office:value-type="float" office:value="30708" calcext:value-type="float">
            <text:p>30,708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Mrk. Securities</text:p>
          </table:table-cell>
          <table:table-cell office:value-type="float" office:value="113084" calcext:value-type="float">
            <text:p>113,084</text:p>
          </table:table-cell>
          <table:table-cell office:value-type="float" office:value="107061" calcext:value-type="float">
            <text:p>107,061</text:p>
          </table:table-cell>
          <table:table-cell office:value-type="float" office:value="94275" calcext:value-type="float">
            <text:p>94,275</text:p>
          </table:table-cell>
          <table:table-cell office:value-type="float" office:value="91883" calcext:value-type="float">
            <text:p>91,883</text:p>
          </table:table-cell>
          <table:table-cell office:value-type="float" office:value="89178" calcext:value-type="float">
            <text:p>89,178</text:p>
          </table:table-cell>
          <table:table-cell office:value-type="float" office:value="92403" calcext:value-type="float">
            <text:p>92,403</text:p>
          </table:table-cell>
          <table:table-cell office:value-type="float" office:value="89233" calcext:value-type="float">
            <text:p>89,233</text:p>
          </table:table-cell>
          <table:table-cell office:value-type="float" office:value="86686" calcext:value-type="float">
            <text:p>86,686</text:p>
          </table:table-cell>
          <table:table-cell office:value-type="float" office:value="83597" calcext:value-type="float">
            <text:p>83,597</text:p>
          </table:table-cell>
          <table:table-cell office:value-type="float" office:value="73500" calcext:value-type="float">
            <text:p>73,500</text:p>
          </table:table-cell>
          <table:table-cell office:value-type="float" office:value="73271" calcext:value-type="float">
            <text:p>73,271</text:p>
          </table:table-cell>
          <table:table-cell office:value-type="float" office:value="72191" calcext:value-type="float">
            <text:p>72,191</text:p>
          </table:table-cell>
          <table:table-cell office:value-type="float" office:value="72064" calcext:value-type="float">
            <text:p>72,064</text:p>
          </table:table-cell>
          <table:table-cell office:value-type="float" office:value="74112" calcext:value-type="float">
            <text:p>74,112</text:p>
          </table:table-cell>
          <table:table-cell office:value-type="float" office:value="75406" calcext:value-type="float">
            <text:p>75,406</text:p>
          </table:table-cell>
          <table:table-cell office:value-type="float" office:value="96135" calcext:value-type="float">
            <text:p>96,135</text:p>
          </table:table-cell>
          <table:table-cell table:number-columns-repeated="11"/>
          <table:table-cell office:value-type="float" office:value="110229" calcext:value-type="float">
            <text:p>110,229</text:p>
          </table:table-cell>
          <table:table-cell office:value-type="float" office:value="118704" calcext:value-type="float">
            <text:p>118,704</text:p>
          </table:table-cell>
          <table:table-cell office:value-type="float" office:value="91883" calcext:value-type="float">
            <text:p>91,883</text:p>
          </table:table-cell>
          <table:table-cell office:value-type="float" office:value="86686" calcext:value-type="float">
            <text:p>86,686</text:p>
          </table:table-cell>
          <table:table-cell office:value-type="float" office:value="72191" calcext:value-type="float">
            <text:p>72,191</text:p>
          </table:table-cell>
          <table:table-cell office:value-type="float" office:value="96135" calcext:value-type="float">
            <text:p>96,135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34703" calcext:value-type="float">
            <text:p>34,703</text:p>
          </table:table-cell>
          <table:table-cell office:value-type="float" office:value="35707" calcext:value-type="float">
            <text:p>35,707</text:p>
          </table:table-cell>
          <table:table-cell office:value-type="float" office:value="34697" calcext:value-type="float">
            <text:p>34,697</text:p>
          </table:table-cell>
          <table:table-cell office:value-type="float" office:value="40258" calcext:value-type="float">
            <text:p>40,258</text:p>
          </table:table-cell>
          <table:table-cell office:value-type="float" office:value="36036" calcext:value-type="float">
            <text:p>36,036</text:p>
          </table:table-cell>
          <table:table-cell office:value-type="float" office:value="38804" calcext:value-type="float">
            <text:p>38,804</text:p>
          </table:table-cell>
          <table:table-cell office:value-type="float" office:value="41020" calcext:value-type="float">
            <text:p>41,020</text:p>
          </table:table-cell>
          <table:table-cell office:value-type="float" office:value="47964" calcext:value-type="float">
            <text:p>47,964</text:p>
          </table:table-cell>
          <table:table-cell office:value-type="float" office:value="44552" calcext:value-type="float">
            <text:p>44,552</text:p>
          </table:table-cell>
          <table:table-cell office:value-type="float" office:value="47087" calcext:value-type="float">
            <text:p>47,087</text:p>
          </table:table-cell>
          <table:table-cell office:value-type="float" office:value="49104" calcext:value-type="float">
            <text:p>49,104</text:p>
          </table:table-cell>
          <table:table-cell office:value-type="float" office:value="52340" calcext:value-type="float">
            <text:p>52,340</text:p>
          </table:table-cell>
          <table:table-cell office:value-type="float" office:value="51000" calcext:value-type="float">
            <text:p>51,000</text:p>
          </table:table-cell>
          <table:table-cell office:value-type="float" office:value="55048" calcext:value-type="float">
            <text:p>55,048</text:p>
          </table:table-cell>
          <table:table-cell office:value-type="float" office:value="57148" calcext:value-type="float">
            <text:p>57,148</text:p>
          </table:table-cell>
          <table:table-cell office:value-type="float" office:value="62886" calcext:value-type="float">
            <text:p>62,886</text:p>
          </table:table-cell>
          <table:table-cell table:number-columns-repeated="11"/>
          <table:table-cell office:value-type="float" office:value="30930" calcext:value-type="float">
            <text:p>30,930</text:p>
          </table:table-cell>
          <table:table-cell office:value-type="float" office:value="39304" calcext:value-type="float">
            <text:p>39,304</text:p>
          </table:table-cell>
          <table:table-cell office:value-type="float" office:value="40258" calcext:value-type="float">
            <text:p>40,258</text:p>
          </table:table-cell>
          <table:table-cell office:value-type="float" office:value="47964" calcext:value-type="float">
            <text:p>47,964</text:p>
          </table:table-cell>
          <table:table-cell office:value-type="float" office:value="52340" calcext:value-type="float">
            <text:p>52,340</text:p>
          </table:table-cell>
          <table:table-cell office:value-type="float" office:value="62886" calcext:value-type="float">
            <text:p>62,886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Non Mrk. Sec.</text:p>
          </table:table-cell>
          <table:table-cell office:value-type="float" office:value="30544" calcext:value-type="float">
            <text:p>30,544</text:p>
          </table:table-cell>
          <table:table-cell office:value-type="float" office:value="30665" calcext:value-type="float">
            <text:p>30,665</text:p>
          </table:table-cell>
          <table:table-cell office:value-type="float" office:value="30419" calcext:value-type="float">
            <text:p>30,419</text:p>
          </table:table-cell>
          <table:table-cell office:value-type="float" office:value="30492" calcext:value-type="float">
            <text:p>30,492</text:p>
          </table:table-cell>
          <table:table-cell office:value-type="float" office:value="31213" calcext:value-type="float">
            <text:p>31,213</text:p>
          </table:table-cell>
          <table:table-cell office:value-type="float" office:value="31224" calcext:value-type="float">
            <text:p>31,224</text:p>
          </table:table-cell>
          <table:table-cell office:value-type="float" office:value="30907" calcext:value-type="float">
            <text:p>30,907</text:p>
          </table:table-cell>
          <table:table-cell office:value-type="float" office:value="31008" calcext:value-type="float">
            <text:p>31,008</text:p>
          </table:table-cell>
          <table:table-cell office:value-type="float" office:value="33994" calcext:value-type="float">
            <text:p>33,994</text:p>
          </table:table-cell>
          <table:table-cell office:value-type="float" office:value="34172" calcext:value-type="float">
            <text:p>34,172</text:p>
          </table:table-cell>
          <table:table-cell office:value-type="float" office:value="36177" calcext:value-type="float">
            <text:p>36,177</text:p>
          </table:table-cell>
          <table:table-cell office:value-type="float" office:value="37982" calcext:value-type="float">
            <text:p>37,982</text:p>
          </table:table-cell>
          <table:table-cell office:value-type="float" office:value="51029" calcext:value-type="float">
            <text:p>51,029</text:p>
          </table:table-cell>
          <table:table-cell office:value-type="float" office:value="52574" calcext:value-type="float">
            <text:p>52,574</text:p>
          </table:table-cell>
          <table:table-cell office:value-type="float" office:value="63800" calcext:value-type="float">
            <text:p>63,800</text:p>
          </table:table-cell>
          <table:table-cell office:value-type="float" office:value="68687" calcext:value-type="float">
            <text:p>68,687</text:p>
          </table:table-cell>
          <table:table-cell table:number-columns-repeated="11"/>
          <table:table-cell office:value-type="float" office:value="20703" calcext:value-type="float">
            <text:p>20,703</text:p>
          </table:table-cell>
          <table:table-cell office:value-type="float" office:value="29549" calcext:value-type="float">
            <text:p>29,549</text:p>
          </table:table-cell>
          <table:table-cell office:value-type="float" office:value="30492" calcext:value-type="float">
            <text:p>30,492</text:p>
          </table:table-cell>
          <table:table-cell office:value-type="float" office:value="31008" calcext:value-type="float">
            <text:p>31,008</text:p>
          </table:table-cell>
          <table:table-cell office:value-type="float" office:value="37982" calcext:value-type="float">
            <text:p>37,982</text:p>
          </table:table-cell>
          <table:table-cell office:value-type="float" office:value="68687" calcext:value-type="float">
            <text:p>68,687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C/T</text:p>
          </table:table-cell>
          <table:table-cell table:number-columns-repeated="3" office:value-type="float" office:value="0" calcext:value-type="float">
            <text:p>-</text:p>
          </table:table-cell>
          <table:table-cell office:value-type="float" office:value="5261" calcext:value-type="float">
            <text:p>5,261</text:p>
          </table:table-cell>
          <table:table-cell office:value-type="float" office:value="6885" calcext:value-type="float">
            <text:p>6,885</text:p>
          </table:table-cell>
          <table:table-cell office:value-type="float" office:value="9357" calcext:value-type="float">
            <text:p>9,357</text:p>
          </table:table-cell>
          <table:table-cell office:value-type="float" office:value="10983" calcext:value-type="float">
            <text:p>10,983</text:p>
          </table:table-cell>
          <table:table-cell office:value-type="float" office:value="12169" calcext:value-type="float">
            <text:p>12,169</text:p>
          </table:table-cell>
          <table:table-cell office:value-type="float" office:value="0" calcext:value-type="float">
            <text:p>-</text:p>
          </table:table-cell>
          <table:table-cell office:value-type="float" office:value="14958" calcext:value-type="float">
            <text:p>14,958</text:p>
          </table:table-cell>
          <table:table-cell office:value-type="float" office:value="15915" calcext:value-type="float">
            <text:p>15,915</text:p>
          </table:table-cell>
          <table:table-cell office:value-type="float" office:value="17180" calcext:value-type="float">
            <text:p>17,180</text:p>
          </table:table-cell>
          <table:table-cell office:value-type="float" office:value="18386" calcext:value-type="float">
            <text:p>18,386</text:p>
          </table:table-cell>
          <table:table-cell office:value-type="float" office:value="19289" calcext:value-type="float">
            <text:p>19,289</text:p>
          </table:table-cell>
          <table:table-cell office:value-type="float" office:value="10331" calcext:value-type="float">
            <text:p>10,331</text:p>
          </table:table-cell>
          <table:table-cell office:value-type="float" office:value="9113" calcext:value-type="float">
            <text:p>9,113</text:p>
          </table:table-cell>
          <table:table-cell table:number-columns-repeated="11"/>
          <table:table-cell table:number-columns-repeated="2" office:value-type="float" office:value="0" calcext:value-type="float">
            <text:p>-</text:p>
          </table:table-cell>
          <table:table-cell office:value-type="float" office:value="5261" calcext:value-type="float">
            <text:p>5,261</text:p>
          </table:table-cell>
          <table:table-cell office:value-type="float" office:value="12169" calcext:value-type="float">
            <text:p>12,169</text:p>
          </table:table-cell>
          <table:table-cell office:value-type="float" office:value="17180" calcext:value-type="float">
            <text:p>17,180</text:p>
          </table:table-cell>
          <table:table-cell office:value-type="float" office:value="9113" calcext:value-type="float">
            <text:p>9,113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PP&amp;E</text:p>
          </table:table-cell>
          <table:table-cell office:value-type="float" office:value="104218" calcext:value-type="float">
            <text:p>104,218</text:p>
          </table:table-cell>
          <table:table-cell office:value-type="float" office:value="106223" calcext:value-type="float">
            <text:p>106,223</text:p>
          </table:table-cell>
          <table:table-cell office:value-type="float" office:value="108363" calcext:value-type="float">
            <text:p>108,363</text:p>
          </table:table-cell>
          <table:table-cell office:value-type="float" office:value="112668" calcext:value-type="float">
            <text:p>112,668</text:p>
          </table:table-cell>
          <table:table-cell office:value-type="float" office:value="117560" calcext:value-type="float">
            <text:p>117,560</text:p>
          </table:table-cell>
          <table:table-cell office:value-type="float" office:value="121208" calcext:value-type="float">
            <text:p>121,208</text:p>
          </table:table-cell>
          <table:table-cell office:value-type="float" office:value="125705" calcext:value-type="float">
            <text:p>125,705</text:p>
          </table:table-cell>
          <table:table-cell office:value-type="float" office:value="134345" calcext:value-type="float">
            <text:p>134,345</text:p>
          </table:table-cell>
          <table:table-cell office:value-type="float" office:value="143182" calcext:value-type="float">
            <text:p>143,182</text:p>
          </table:table-cell>
          <table:table-cell office:value-type="float" office:value="151155" calcext:value-type="float">
            <text:p>151,155</text:p>
          </table:table-cell>
          <table:table-cell office:value-type="float" office:value="161270" calcext:value-type="float">
            <text:p>161,270</text:p>
          </table:table-cell>
          <table:table-cell office:value-type="float" office:value="171036" calcext:value-type="float">
            <text:p>171,036</text:p>
          </table:table-cell>
          <table:table-cell office:value-type="float" office:value="185062" calcext:value-type="float">
            <text:p>185,062</text:p>
          </table:table-cell>
          <table:table-cell office:value-type="float" office:value="203231" calcext:value-type="float">
            <text:p>203,231</text:p>
          </table:table-cell>
          <table:table-cell office:value-type="float" office:value="223787" calcext:value-type="float">
            <text:p>223,787</text:p>
          </table:table-cell>
          <table:table-cell office:value-type="float" office:value="246597" calcext:value-type="float">
            <text:p>246,597</text:p>
          </table:table-cell>
          <table:table-cell table:number-columns-repeated="11"/>
          <table:table-cell office:value-type="float" office:value="84749" calcext:value-type="float">
            <text:p>84,749</text:p>
          </table:table-cell>
          <table:table-cell office:value-type="float" office:value="97599" calcext:value-type="float">
            <text:p>97,599</text:p>
          </table:table-cell>
          <table:table-cell office:value-type="float" office:value="112668" calcext:value-type="float">
            <text:p>112,668</text:p>
          </table:table-cell>
          <table:table-cell office:value-type="float" office:value="134345" calcext:value-type="float">
            <text:p>134,345</text:p>
          </table:table-cell>
          <table:table-cell office:value-type="float" office:value="171036" calcext:value-type="float">
            <text:p>171,036</text:p>
          </table:table-cell>
          <table:table-cell office:value-type="float" office:value="246597" calcext:value-type="float">
            <text:p>246,597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Op Lease</text:p>
          </table:table-cell>
          <table:table-cell office:value-type="float" office:value="12992" calcext:value-type="float">
            <text:p>12,992</text:p>
          </table:table-cell>
          <table:table-cell office:value-type="float" office:value="13398" calcext:value-type="float">
            <text:p>13,398</text:p>
          </table:table-cell>
          <table:table-cell office:value-type="float" office:value="13677" calcext:value-type="float">
            <text:p>13,677</text:p>
          </table:table-cell>
          <table:table-cell office:value-type="float" office:value="14381" calcext:value-type="float">
            <text:p>14,381</text:p>
          </table:table-cell>
          <table:table-cell office:value-type="float" office:value="14447" calcext:value-type="float">
            <text:p>14,447</text:p>
          </table:table-cell>
          <table:table-cell office:value-type="float" office:value="14469" calcext:value-type="float">
            <text:p>14,469</text:p>
          </table:table-cell>
          <table:table-cell office:value-type="float" office:value="14199" calcext:value-type="float">
            <text:p>14,199</text:p>
          </table:table-cell>
          <table:table-cell office:value-type="float" office:value="14091" calcext:value-type="float">
            <text:p>14,091</text:p>
          </table:table-cell>
          <table:table-cell office:value-type="float" office:value="13768" calcext:value-type="float">
            <text:p>13,768</text:p>
          </table:table-cell>
          <table:table-cell office:value-type="float" office:value="13606" calcext:value-type="float">
            <text:p>13,606</text:p>
          </table:table-cell>
          <table:table-cell office:value-type="float" office:value="13561" calcext:value-type="float">
            <text:p>13,561</text:p>
          </table:table-cell>
          <table:table-cell office:value-type="float" office:value="13588" calcext:value-type="float">
            <text:p>13,588</text:p>
          </table:table-cell>
          <table:table-cell office:value-type="float" office:value="13722" calcext:value-type="float">
            <text:p>13,722</text:p>
          </table:table-cell>
          <table:table-cell office:value-type="float" office:value="14255" calcext:value-type="float">
            <text:p>14,255</text:p>
          </table:table-cell>
          <table:table-cell office:value-type="float" office:value="14524" calcext:value-type="float">
            <text:p>14,524</text:p>
          </table:table-cell>
          <table:table-cell office:value-type="float" office:value="15221" calcext:value-type="float">
            <text:p>15,221</text:p>
          </table:table-cell>
          <table:table-cell table:number-columns-repeated="11"/>
          <table:table-cell office:value-type="float" office:value="12211" calcext:value-type="float">
            <text:p>12,211</text:p>
          </table:table-cell>
          <table:table-cell office:value-type="float" office:value="12959" calcext:value-type="float">
            <text:p>12,959</text:p>
          </table:table-cell>
          <table:table-cell office:value-type="float" office:value="14381" calcext:value-type="float">
            <text:p>14,381</text:p>
          </table:table-cell>
          <table:table-cell office:value-type="float" office:value="14091" calcext:value-type="float">
            <text:p>14,091</text:p>
          </table:table-cell>
          <table:table-cell office:value-type="float" office:value="13588" calcext:value-type="float">
            <text:p>13,588</text:p>
          </table:table-cell>
          <table:table-cell office:value-type="float" office:value="15221" calcext:value-type="float">
            <text:p>15,221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Goodwill</text:p>
          </table:table-cell>
          <table:table-cell office:value-type="float" office:value="23010" calcext:value-type="float">
            <text:p>23,010</text:p>
          </table:table-cell>
          <table:table-cell office:value-type="float" office:value="23949" calcext:value-type="float">
            <text:p>23,949</text:p>
          </table:table-cell>
          <table:table-cell office:value-type="float" office:value="28834" calcext:value-type="float">
            <text:p>28,834</text:p>
          </table:table-cell>
          <table:table-cell office:value-type="float" office:value="28960" calcext:value-type="float">
            <text:p>28,960</text:p>
          </table:table-cell>
          <table:table-cell office:value-type="float" office:value="28994" calcext:value-type="float">
            <text:p>28,994</text:p>
          </table:table-cell>
          <table:table-cell office:value-type="float" office:value="29210" calcext:value-type="float">
            <text:p>29,210</text:p>
          </table:table-cell>
          <table:table-cell office:value-type="float" office:value="29146" calcext:value-type="float">
            <text:p>29,146</text:p>
          </table:table-cell>
          <table:table-cell office:value-type="float" office:value="29198" calcext:value-type="float">
            <text:p>29,198</text:p>
          </table:table-cell>
          <table:table-cell office:value-type="float" office:value="29183" calcext:value-type="float">
            <text:p>29,183</text:p>
          </table:table-cell>
          <table:table-cell office:value-type="float" office:value="29185" calcext:value-type="float">
            <text:p>29,185</text:p>
          </table:table-cell>
          <table:table-cell office:value-type="float" office:value="31935" calcext:value-type="float">
            <text:p>31,935</text:p>
          </table:table-cell>
          <table:table-cell office:value-type="float" office:value="31885" calcext:value-type="float">
            <text:p>31,885</text:p>
          </table:table-cell>
          <table:table-cell office:value-type="float" office:value="32173" calcext:value-type="float">
            <text:p>32,173</text:p>
          </table:table-cell>
          <table:table-cell office:value-type="float" office:value="32885" calcext:value-type="float">
            <text:p>32,885</text:p>
          </table:table-cell>
          <table:table-cell office:value-type="float" office:value="33269" calcext:value-type="float">
            <text:p>33,269</text:p>
          </table:table-cell>
          <table:table-cell office:value-type="float" office:value="33380" calcext:value-type="float">
            <text:p>33,380</text:p>
          </table:table-cell>
          <table:table-cell table:number-columns-repeated="11"/>
          <table:table-cell office:value-type="float" office:value="21175" calcext:value-type="float">
            <text:p>21,175</text:p>
          </table:table-cell>
          <table:table-cell office:value-type="float" office:value="22956" calcext:value-type="float">
            <text:p>22,956</text:p>
          </table:table-cell>
          <table:table-cell office:value-type="float" office:value="28960" calcext:value-type="float">
            <text:p>28,960</text:p>
          </table:table-cell>
          <table:table-cell office:value-type="float" office:value="29198" calcext:value-type="float">
            <text:p>29,198</text:p>
          </table:table-cell>
          <table:table-cell office:value-type="float" office:value="31885" calcext:value-type="float">
            <text:p>31,885</text:p>
          </table:table-cell>
          <table:table-cell office:value-type="float" office:value="33380" calcext:value-type="float">
            <text:p>33,380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Other Assets</text:p>
          </table:table-cell>
          <table:table-cell table:formula="of:=+5778+1388+1369+6892+919+1313" office:value-type="float" office:value="17659" calcext:value-type="float">
            <text:p>17,659</text:p>
          </table:table-cell>
          <table:table-cell table:formula="of:=+5712+1377+8321+1980+1366+1490" office:value-type="float" office:value="20246" calcext:value-type="float">
            <text:p>20,246</text:p>
          </table:table-cell>
          <table:table-cell table:formula="of:=+5670+2192+2991+10518+3156+1479" office:value-type="float" office:value="26006" calcext:value-type="float">
            <text:p>26,006</text:p>
          </table:table-cell>
          <table:table-cell table:formula="of:=+8707+10775" office:value-type="float" office:value="19482" calcext:value-type="float">
            <text:p>19,482</text:p>
          </table:table-cell>
          <table:table-cell table:formula="of:=+6439+1968+2315+8532" office:value-type="float" office:value="19254" calcext:value-type="float">
            <text:p>19,254</text:p>
          </table:table-cell>
          <table:table-cell table:formula="of:=+6822+1966+9421+2231" office:value-type="float" office:value="20440" calcext:value-type="float">
            <text:p>20,440</text:p>
          </table:table-cell>
          <table:table-cell table:formula="of:=+7628+1833+12398+2957" office:value-type="float" office:value="24816" calcext:value-type="float">
            <text:p>24,816</text:p>
          </table:table-cell>
          <table:table-cell table:formula="of:=+10051+12650" office:value-type="float" office:value="22701" calcext:value-type="float">
            <text:p>22,701</text:p>
          </table:table-cell>
          <table:table-cell table:formula="of:=+10065+12829+11687" office:value-type="float" office:value="34581" calcext:value-type="float">
            <text:p>34,581</text:p>
          </table:table-cell>
          <table:table-cell table:formula="of:=+9699+14183" office:value-type="float" office:value="23882" calcext:value-type="float">
            <text:p>23,882</text:p>
          </table:table-cell>
          <table:table-cell table:formula="of:=+13867+15207" office:value-type="float" office:value="29074" calcext:value-type="float">
            <text:p>29,074</text:p>
          </table:table-cell>
          <table:table-cell table:formula="of:=+14874+15714" office:value-type="float" office:value="30588" calcext:value-type="float">
            <text:p>30,588</text:p>
          </table:table-cell>
          <table:table-cell table:formula="of:=+15724+12950" office:value-type="float" office:value="28674" calcext:value-type="float">
            <text:p>28,674</text:p>
          </table:table-cell>
          <table:table-cell table:formula="of:=+16020+14153" office:value-type="float" office:value="30173" calcext:value-type="float">
            <text:p>30,173</text:p>
          </table:table-cell>
          <table:table-cell table:formula="of:=+16811+18303" office:value-type="float" office:value="35114" calcext:value-type="float">
            <text:p>35,114</text:p>
          </table:table-cell>
          <table:table-cell table:formula="of:=+16245+16309" office:value-type="float" office:value="32554" calcext:value-type="float">
            <text:p>32,554</text:p>
          </table:table-cell>
          <table:table-cell table:number-columns-repeated="11"/>
          <table:table-cell table:formula="of:=+3953+1445+1084+5490+728+454" office:value-type="float" office:value="13154" calcext:value-type="float">
            <text:p>13,154</text:p>
          </table:table-cell>
          <table:table-cell table:formula="of:=+5361+1417+1284+7054+1170+966" office:value-type="float" office:value="17252" calcext:value-type="float">
            <text:p>17,252</text:p>
          </table:table-cell>
          <table:table-cell table:formula="of:=+8707+10775" office:value-type="float" office:value="19482" calcext:value-type="float">
            <text:p>19,482</text:p>
          </table:table-cell>
          <table:table-cell table:formula="of:=+10051+12650" office:value-type="float" office:value="22701" calcext:value-type="float">
            <text:p>22,701</text:p>
          </table:table-cell>
          <table:table-cell table:formula="of:=+14874+15714" office:value-type="float" office:value="30588" calcext:value-type="float">
            <text:p>30,588</text:p>
          </table:table-cell>
          <table:table-cell table:formula="of:=+16245+16309" office:value-type="float" office:value="32554" calcext:value-type="float">
            <text:p>32,554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A</text:p>
          </table:table-cell>
          <table:table-cell table:formula="of:=SUM([.B48:.B56])" office:value-type="float" office:value="357096" calcext:value-type="float">
            <text:p>357,096</text:p>
          </table:table-cell>
          <table:table-cell table:formula="of:=SUM([.C48:.C56])" office:value-type="float" office:value="355185" calcext:value-type="float">
            <text:p>355,185</text:p>
          </table:table-cell>
          <table:table-cell table:formula="of:=SUM([.D48:.D56])" office:value-type="float" office:value="358255" calcext:value-type="float">
            <text:p>358,255</text:p>
          </table:table-cell>
          <table:table-cell table:formula="of:=SUM([.E48:.E56])" office:value-type="float" office:value="365264" calcext:value-type="float">
            <text:p>365,264</text:p>
          </table:table-cell>
          <table:table-cell table:formula="of:=SUM([.F48:.F56])" office:value-type="float" office:value="369491" calcext:value-type="float">
            <text:p>369,491</text:p>
          </table:table-cell>
          <table:table-cell table:formula="of:=SUM([.G48:.G56])" office:value-type="float" office:value="383044" calcext:value-type="float">
            <text:p>383,044</text:p>
          </table:table-cell>
          <table:table-cell table:formula="of:=SUM([.H48:.H56])" office:value-type="float" office:value="396711" calcext:value-type="float">
            <text:p>396,711</text:p>
          </table:table-cell>
          <table:table-cell table:formula="of:=SUM([.I48:.I56])" office:value-type="float" office:value="402210" calcext:value-type="float">
            <text:p>402,210</text:p>
          </table:table-cell>
          <table:table-cell table:formula="of:=SUM([.J48:.J56])" office:value-type="float" office:value="407350" calcext:value-type="float">
            <text:p>407,350</text:p>
          </table:table-cell>
          <table:table-cell table:formula="of:=SUM([.K48:.K56])" office:value-type="float" office:value="414770" calcext:value-type="float">
            <text:p>414,770</text:p>
          </table:table-cell>
          <table:table-cell table:formula="of:=SUM([.L48:.L56])" office:value-type="float" office:value="430266" calcext:value-type="float">
            <text:p>430,266</text:p>
          </table:table-cell>
          <table:table-cell table:formula="of:=SUM([.M48:.M56])" office:value-type="float" office:value="450256" calcext:value-type="float">
            <text:p>450,256</text:p>
          </table:table-cell>
          <table:table-cell table:formula="of:=SUM([.N48:.N56])" office:value-type="float" office:value="475374" calcext:value-type="float">
            <text:p>475,374</text:p>
          </table:table-cell>
          <table:table-cell table:formula="of:=SUM([.O48:.O56])" office:value-type="float" office:value="502603" calcext:value-type="float">
            <text:p>502,603</text:p>
          </table:table-cell>
          <table:table-cell table:formula="of:=SUM([.P48:.P56])" office:value-type="float" office:value="536469" calcext:value-type="float">
            <text:p>536,469</text:p>
          </table:table-cell>
          <table:table-cell table:formula="of:=SUM([.Q48:.Q56])" office:value-type="float" office:value="595281" calcext:value-type="float">
            <text:p>595,281</text:p>
          </table:table-cell>
          <table:table-cell table:number-columns-repeated="11"/>
          <table:table-cell table:formula="of:=SUM([.AC48:.AC56])" office:value-type="float" office:value="319616" calcext:value-type="float">
            <text:p>319,616</text:p>
          </table:table-cell>
          <table:table-cell table:formula="of:=SUM([.AD48:.AD56])" office:value-type="float" office:value="359268" calcext:value-type="float">
            <text:p>359,268</text:p>
          </table:table-cell>
          <table:table-cell table:formula="of:=SUM([.AE48:.AE56])" office:value-type="float" office:value="365264" calcext:value-type="float">
            <text:p>365,264</text:p>
          </table:table-cell>
          <table:table-cell table:formula="of:=SUM([.AF48:.AF56])" office:value-type="float" office:value="402210" calcext:value-type="float">
            <text:p>402,210</text:p>
          </table:table-cell>
          <table:table-cell table:formula="of:=SUM([.AG48:.AG56])" office:value-type="float" office:value="450256" calcext:value-type="float">
            <text:p>450,256</text:p>
          </table:table-cell>
          <table:table-cell table:formula="of:=SUM([.AH48:.AH56])" office:value-type="float" office:value="595281" calcext:value-type="float">
            <text:p>595,281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table:number-columns-repeated="118"/>
          <table:table-cell table:style-name="ce2" table:number-columns-repeated="16266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3436" calcext:value-type="float">
            <text:p>3,436</text:p>
          </table:table-cell>
          <table:table-cell office:value-type="float" office:value="4409" calcext:value-type="float">
            <text:p>4,409</text:p>
          </table:table-cell>
          <table:table-cell office:value-type="float" office:value="6303" calcext:value-type="float">
            <text:p>6,303</text:p>
          </table:table-cell>
          <table:table-cell office:value-type="float" office:value="5128" calcext:value-type="float">
            <text:p>5,128</text:p>
          </table:table-cell>
          <table:table-cell office:value-type="float" office:value="4184" calcext:value-type="float">
            <text:p>4,184</text:p>
          </table:table-cell>
          <table:table-cell office:value-type="float" office:value="5313" calcext:value-type="float">
            <text:p>5,313</text:p>
          </table:table-cell>
          <table:table-cell office:value-type="float" office:value="5803" calcext:value-type="float">
            <text:p>5,803</text:p>
          </table:table-cell>
          <table:table-cell office:value-type="float" office:value="7493" calcext:value-type="float">
            <text:p>7,493</text:p>
          </table:table-cell>
          <table:table-cell office:value-type="float" office:value="6198" calcext:value-type="float">
            <text:p>6,198</text:p>
          </table:table-cell>
          <table:table-cell office:value-type="float" office:value="6092" calcext:value-type="float">
            <text:p>6,092</text:p>
          </table:table-cell>
          <table:table-cell office:value-type="float" office:value="7049" calcext:value-type="float">
            <text:p>7,049</text:p>
          </table:table-cell>
          <table:table-cell office:value-type="float" office:value="7987" calcext:value-type="float">
            <text:p>7,987</text:p>
          </table:table-cell>
          <table:table-cell office:value-type="float" office:value="8497" calcext:value-type="float">
            <text:p>8,497</text:p>
          </table:table-cell>
          <table:table-cell office:value-type="float" office:value="8347" calcext:value-type="float">
            <text:p>8,347</text:p>
          </table:table-cell>
          <table:table-cell office:value-type="float" office:value="10546" calcext:value-type="float">
            <text:p>10,546</text:p>
          </table:table-cell>
          <table:table-cell office:value-type="float" office:value="12200" calcext:value-type="float">
            <text:p>12,200</text:p>
          </table:table-cell>
          <table:table-cell table:number-columns-repeated="11"/>
          <table:table-cell office:value-type="float" office:value="5589" calcext:value-type="float">
            <text:p>5,589</text:p>
          </table:table-cell>
          <table:table-cell office:value-type="float" office:value="6037" calcext:value-type="float">
            <text:p>6,037</text:p>
          </table:table-cell>
          <table:table-cell office:value-type="float" office:value="5128" calcext:value-type="float">
            <text:p>5,128</text:p>
          </table:table-cell>
          <table:table-cell office:value-type="float" office:value="7493" calcext:value-type="float">
            <text:p>7,493</text:p>
          </table:table-cell>
          <table:table-cell office:value-type="float" office:value="7987" calcext:value-type="float">
            <text:p>7,987</text:p>
          </table:table-cell>
          <table:table-cell office:value-type="float" office:value="12200" calcext:value-type="float">
            <text:p>12,200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Accr. Compensations</text:p>
          </table:table-cell>
          <table:table-cell office:value-type="float" office:value="9803" calcext:value-type="float">
            <text:p>9,803</text:p>
          </table:table-cell>
          <table:table-cell office:value-type="float" office:value="10852" calcext:value-type="float">
            <text:p>10,852</text:p>
          </table:table-cell>
          <table:table-cell office:value-type="float" office:value="12366" calcext:value-type="float">
            <text:p>12,366</text:p>
          </table:table-cell>
          <table:table-cell office:value-type="float" office:value="14028" calcext:value-type="float">
            <text:p>14,028</text:p>
          </table:table-cell>
          <table:table-cell office:value-type="float" office:value="9954" calcext:value-type="float">
            <text:p>9,954</text:p>
          </table:table-cell>
          <table:table-cell office:value-type="float" office:value="11260" calcext:value-type="float">
            <text:p>11,260</text:p>
          </table:table-cell>
          <table:table-cell office:value-type="float" office:value="12562" calcext:value-type="float">
            <text:p>12,562</text:p>
          </table:table-cell>
          <table:table-cell office:value-type="float" office:value="15140" calcext:value-type="float">
            <text:p>15,140</text:p>
          </table:table-cell>
          <table:table-cell office:value-type="float" office:value="9703" calcext:value-type="float">
            <text:p>9,703</text:p>
          </table:table-cell>
          <table:table-cell office:value-type="float" office:value="11373" calcext:value-type="float">
            <text:p>11,373</text:p>
          </table:table-cell>
          <table:table-cell office:value-type="float" office:value="12908" calcext:value-type="float">
            <text:p>12,908</text:p>
          </table:table-cell>
          <table:table-cell office:value-type="float" office:value="15069" calcext:value-type="float">
            <text:p>15,069</text:p>
          </table:table-cell>
          <table:table-cell office:value-type="float" office:value="9984" calcext:value-type="float">
            <text:p>9,984</text:p>
          </table:table-cell>
          <table:table-cell office:value-type="float" office:value="12168" calcext:value-type="float">
            <text:p>12,168</text:p>
          </table:table-cell>
          <table:table-cell office:value-type="float" office:value="13944" calcext:value-type="float">
            <text:p>13,944</text:p>
          </table:table-cell>
          <table:table-cell office:value-type="float" office:value="17546" calcext:value-type="float">
            <text:p>17,546</text:p>
          </table:table-cell>
          <table:table-cell table:number-columns-repeated="11"/>
          <table:table-cell office:value-type="float" office:value="11086" calcext:value-type="float">
            <text:p>11,086</text:p>
          </table:table-cell>
          <table:table-cell office:value-type="float" office:value="13889" calcext:value-type="float">
            <text:p>13,889</text:p>
          </table:table-cell>
          <table:table-cell office:value-type="float" office:value="14028" calcext:value-type="float">
            <text:p>14,028</text:p>
          </table:table-cell>
          <table:table-cell office:value-type="float" office:value="15140" calcext:value-type="float">
            <text:p>15,140</text:p>
          </table:table-cell>
          <table:table-cell office:value-type="float" office:value="15069" calcext:value-type="float">
            <text:p>15,069</text:p>
          </table:table-cell>
          <table:table-cell office:value-type="float" office:value="17546" calcext:value-type="float">
            <text:p>17,546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Accr. Exp</text:p>
          </table:table-cell>
          <table:table-cell office:value-type="float" office:value="33051" calcext:value-type="float">
            <text:p>33,051</text:p>
          </table:table-cell>
          <table:table-cell office:value-type="float" office:value="32976" calcext:value-type="float">
            <text:p>32,976</text:p>
          </table:table-cell>
          <table:table-cell office:value-type="float" office:value="35038" calcext:value-type="float">
            <text:p>35,038</text:p>
          </table:table-cell>
          <table:table-cell office:value-type="float" office:value="37866" calcext:value-type="float">
            <text:p>37,866</text:p>
          </table:table-cell>
          <table:table-cell office:value-type="float" office:value="43185" calcext:value-type="float">
            <text:p>43,185</text:p>
          </table:table-cell>
          <table:table-cell office:value-type="float" office:value="49300" calcext:value-type="float">
            <text:p>49,300</text:p>
          </table:table-cell>
          <table:table-cell office:value-type="float" office:value="55602" calcext:value-type="float">
            <text:p>55,602</text:p>
          </table:table-cell>
          <table:table-cell office:value-type="float" office:value="46168" calcext:value-type="float">
            <text:p>46,168</text:p>
          </table:table-cell>
          <table:table-cell office:value-type="float" office:value="48603" calcext:value-type="float">
            <text:p>48,603</text:p>
          </table:table-cell>
          <table:table-cell office:value-type="float" office:value="47298" calcext:value-type="float">
            <text:p>47,298</text:p>
          </table:table-cell>
          <table:table-cell office:value-type="float" office:value="46585" calcext:value-type="float">
            <text:p>46,585</text:p>
          </table:table-cell>
          <table:table-cell office:value-type="float" office:value="51228" calcext:value-type="float">
            <text:p>51,228</text:p>
          </table:table-cell>
          <table:table-cell office:value-type="float" office:value="58300" calcext:value-type="float">
            <text:p>58,300</text:p>
          </table:table-cell>
          <table:table-cell office:value-type="float" office:value="52039" calcext:value-type="float">
            <text:p>52,039</text:p>
          </table:table-cell>
          <table:table-cell office:value-type="float" office:value="59437" calcext:value-type="float">
            <text:p>59,437</text:p>
          </table:table-cell>
          <table:table-cell office:value-type="float" office:value="5557" calcext:value-type="float">
            <text:p>5,557</text:p>
          </table:table-cell>
          <table:table-cell table:number-columns-repeated="11"/>
          <table:table-cell office:value-type="float" office:value="28631" calcext:value-type="float">
            <text:p>28,631</text:p>
          </table:table-cell>
          <table:table-cell office:value-type="float" office:value="31236" calcext:value-type="float">
            <text:p>31,236</text:p>
          </table:table-cell>
          <table:table-cell office:value-type="float" office:value="37866" calcext:value-type="float">
            <text:p>37,866</text:p>
          </table:table-cell>
          <table:table-cell office:value-type="float" office:value="46168" calcext:value-type="float">
            <text:p>46,168</text:p>
          </table:table-cell>
          <table:table-cell office:value-type="float" office:value="51228" calcext:value-type="float">
            <text:p>51,228</text:p>
          </table:table-cell>
          <table:table-cell office:value-type="float" office:value="5557" calcext:value-type="float">
            <text:p>5,557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Accr. Revenue share</text:p>
          </table:table-cell>
          <table:table-cell office:value-type="float" office:value="8116" calcext:value-type="float">
            <text:p>8,116</text:p>
          </table:table-cell>
          <table:table-cell office:value-type="float" office:value="7889" calcext:value-type="float">
            <text:p>7,889</text:p>
          </table:table-cell>
          <table:table-cell office:value-type="float" office:value="7662" calcext:value-type="float">
            <text:p>7,662</text:p>
          </table:table-cell>
          <table:table-cell office:value-type="float" office:value="8370" calcext:value-type="float">
            <text:p>8,370</text:p>
          </table:table-cell>
          <table:table-cell office:value-type="float" office:value="7816" calcext:value-type="float">
            <text:p>7,816</text:p>
          </table:table-cell>
          <table:table-cell office:value-type="float" office:value="7990" calcext:value-type="float">
            <text:p>7,990</text:p>
          </table:table-cell>
          <table:table-cell office:value-type="float" office:value="8025" calcext:value-type="float">
            <text:p>8,025</text:p>
          </table:table-cell>
          <table:table-cell office:value-type="float" office:value="8876" calcext:value-type="float">
            <text:p>8,876</text:p>
          </table:table-cell>
          <table:table-cell office:value-type="float" office:value="8520" calcext:value-type="float">
            <text:p>8,520</text:p>
          </table:table-cell>
          <table:table-cell office:value-type="float" office:value="8899" calcext:value-type="float">
            <text:p>8,899</text:p>
          </table:table-cell>
          <table:table-cell office:value-type="float" office:value="9365" calcext:value-type="float">
            <text:p>9,365</text:p>
          </table:table-cell>
          <table:table-cell office:value-type="float" office:value="9802" calcext:value-type="float">
            <text:p>9,802</text:p>
          </table:table-cell>
          <table:table-cell office:value-type="float" office:value="9965" calcext:value-type="float">
            <text:p>9,965</text:p>
          </table:table-cell>
          <table:table-cell office:value-type="float" office:value="9787" calcext:value-type="float">
            <text:p>9,787</text:p>
          </table:table-cell>
          <table:table-cell office:value-type="float" office:value="10081" calcext:value-type="float">
            <text:p>10,081</text:p>
          </table:table-cell>
          <table:table-cell office:value-type="float" office:value="10864" calcext:value-type="float">
            <text:p>10,864</text:p>
          </table:table-cell>
          <table:table-cell table:number-columns-repeated="11"/>
          <table:table-cell office:value-type="float" office:value="7500" calcext:value-type="float">
            <text:p>7,500</text:p>
          </table:table-cell>
          <table:table-cell office:value-type="float" office:value="8996" calcext:value-type="float">
            <text:p>8,996</text:p>
          </table:table-cell>
          <table:table-cell office:value-type="float" office:value="8370" calcext:value-type="float">
            <text:p>8,370</text:p>
          </table:table-cell>
          <table:table-cell office:value-type="float" office:value="8876" calcext:value-type="float">
            <text:p>8,876</text:p>
          </table:table-cell>
          <table:table-cell office:value-type="float" office:value="9802" calcext:value-type="float">
            <text:p>9,802</text:p>
          </table:table-cell>
          <table:table-cell office:value-type="float" office:value="10864" calcext:value-type="float">
            <text:p>10,864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D/R</text:p>
          </table:table-cell>
          <table:table-cell table:formula="of:=+499+3198" office:value-type="float" office:value="3697" calcext:value-type="float">
            <text:p>3,697</text:p>
          </table:table-cell>
          <table:table-cell table:formula="of:=+472+3272" office:value-type="float" office:value="3744" calcext:value-type="float">
            <text:p>3,744</text:p>
          </table:table-cell>
          <table:table-cell table:formula="of:=+594+3585" office:value-type="float" office:value="4179" calcext:value-type="float">
            <text:p>4,179</text:p>
          </table:table-cell>
          <table:table-cell office:value-type="float" office:value="3908" calcext:value-type="float">
            <text:p>3,908</text:p>
          </table:table-cell>
          <table:table-cell office:value-type="float" office:value="3715" calcext:value-type="float">
            <text:p>3,715</text:p>
          </table:table-cell>
          <table:table-cell office:value-type="float" office:value="3846" calcext:value-type="float">
            <text:p>3,846</text:p>
          </table:table-cell>
          <table:table-cell office:value-type="float" office:value="4303" calcext:value-type="float">
            <text:p>4,303</text:p>
          </table:table-cell>
          <table:table-cell office:value-type="float" office:value="4137" calcext:value-type="float">
            <text:p>4,137</text:p>
          </table:table-cell>
          <table:table-cell office:value-type="float" office:value="3973" calcext:value-type="float">
            <text:p>3,973</text:p>
          </table:table-cell>
          <table:table-cell office:value-type="float" office:value="4251" calcext:value-type="float">
            <text:p>4,251</text:p>
          </table:table-cell>
          <table:table-cell table:formula="of:=+1015+4896" office:value-type="float" office:value="5911" calcext:value-type="float">
            <text:p>5,911</text:p>
          </table:table-cell>
          <table:table-cell office:value-type="float" office:value="5036" calcext:value-type="float">
            <text:p>5,036</text:p>
          </table:table-cell>
          <table:table-cell office:value-type="float" office:value="4908" calcext:value-type="float">
            <text:p>4,908</text:p>
          </table:table-cell>
          <table:table-cell office:value-type="float" office:value="4969" calcext:value-type="float">
            <text:p>4,969</text:p>
          </table:table-cell>
          <table:table-cell office:value-type="float" office:value="5542" calcext:value-type="float">
            <text:p>5,542</text:p>
          </table:table-cell>
          <table:table-cell office:value-type="float" office:value="6578" calcext:value-type="float">
            <text:p>6,578</text:p>
          </table:table-cell>
          <table:table-cell table:number-columns-repeated="11"/>
          <table:table-cell table:formula="of:=+481+2543" office:value-type="float" office:value="3024" calcext:value-type="float">
            <text:p>3,024</text:p>
          </table:table-cell>
          <table:table-cell table:formula="of:=+535+3288" office:value-type="float" office:value="3823" calcext:value-type="float">
            <text:p>3,823</text:p>
          </table:table-cell>
          <table:table-cell office:value-type="float" office:value="3908" calcext:value-type="float">
            <text:p>3,908</text:p>
          </table:table-cell>
          <table:table-cell office:value-type="float" office:value="4137" calcext:value-type="float">
            <text:p>4,137</text:p>
          </table:table-cell>
          <table:table-cell office:value-type="float" office:value="5036" calcext:value-type="float">
            <text:p>5,036</text:p>
          </table:table-cell>
          <table:table-cell office:value-type="float" office:value="6578" calcext:value-type="float">
            <text:p>6,578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Debt</text:p>
          </table:table-cell>
          <table:table-cell office:value-type="float" office:value="14791" calcext:value-type="float">
            <text:p>14,791</text:p>
          </table:table-cell>
          <table:table-cell office:value-type="float" office:value="14734" calcext:value-type="float">
            <text:p>14,734</text:p>
          </table:table-cell>
          <table:table-cell office:value-type="float" office:value="14653" calcext:value-type="float">
            <text:p>14,653</text:p>
          </table:table-cell>
          <table:table-cell office:value-type="float" office:value="14701" calcext:value-type="float">
            <text:p>14,701</text:p>
          </table:table-cell>
          <table:table-cell office:value-type="float" office:value="13697" calcext:value-type="float">
            <text:p>13,697</text:p>
          </table:table-cell>
          <table:table-cell office:value-type="float" office:value="13705" calcext:value-type="float">
            <text:p>13,705</text:p>
          </table:table-cell>
          <table:table-cell office:value-type="float" office:value="13781" calcext:value-type="float">
            <text:p>13,781</text:p>
          </table:table-cell>
          <table:table-cell office:value-type="float" office:value="11870" calcext:value-type="float">
            <text:p>11,870</text:p>
          </table:table-cell>
          <table:table-cell office:value-type="float" office:value="13228" calcext:value-type="float">
            <text:p>13,228</text:p>
          </table:table-cell>
          <table:table-cell office:value-type="float" office:value="13238" calcext:value-type="float">
            <text:p>13,238</text:p>
          </table:table-cell>
          <table:table-cell office:value-type="float" office:value="12297" calcext:value-type="float">
            <text:p>12,297</text:p>
          </table:table-cell>
          <table:table-cell office:value-type="float" office:value="10883" calcext:value-type="float">
            <text:p>10,883</text:p>
          </table:table-cell>
          <table:table-cell office:value-type="float" office:value="10886" calcext:value-type="float">
            <text:p>10,886</text:p>
          </table:table-cell>
          <table:table-cell office:value-type="float" office:value="23607" calcext:value-type="float">
            <text:p>23,607</text:p>
          </table:table-cell>
          <table:table-cell office:value-type="float" office:value="21607" calcext:value-type="float">
            <text:p>21,607</text:p>
          </table:table-cell>
          <table:table-cell office:value-type="float" office:value="46547" calcext:value-type="float">
            <text:p>46,547</text:p>
          </table:table-cell>
          <table:table-cell table:number-columns-repeated="11"/>
          <table:table-cell office:value-type="float" office:value="13932" calcext:value-type="float">
            <text:p>13,932</text:p>
          </table:table-cell>
          <table:table-cell office:value-type="float" office:value="14817" calcext:value-type="float">
            <text:p>14,817</text:p>
          </table:table-cell>
          <table:table-cell office:value-type="float" office:value="14701" calcext:value-type="float">
            <text:p>14,701</text:p>
          </table:table-cell>
          <table:table-cell office:value-type="float" office:value="11870" calcext:value-type="float">
            <text:p>11,870</text:p>
          </table:table-cell>
          <table:table-cell office:value-type="float" office:value="10883" calcext:value-type="float">
            <text:p>10,883</text:p>
          </table:table-cell>
          <table:table-cell office:value-type="float" office:value="46547" calcext:value-type="float">
            <text:p>46,547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Income taxes payable</text:p>
          </table:table-cell>
          <table:table-cell office:value-type="float" office:value="9406" calcext:value-type="float">
            <text:p>9,406</text:p>
          </table:table-cell>
          <table:table-cell table:formula="of:=+1956+8163" office:value-type="float" office:value="10119" calcext:value-type="float">
            <text:p>10,119</text:p>
          </table:table-cell>
          <table:table-cell table:formula="of:=+8572+1025" office:value-type="float" office:value="9597" calcext:value-type="float">
            <text:p>9,597</text:p>
          </table:table-cell>
          <table:table-cell office:value-type="float" office:value="9258" calcext:value-type="float">
            <text:p>9,258</text:p>
          </table:table-cell>
          <table:table-cell office:value-type="float" office:value="9722" calcext:value-type="float">
            <text:p>9,722</text:p>
          </table:table-cell>
          <table:table-cell office:value-type="float" office:value="8753" calcext:value-type="float">
            <text:p>8,753</text:p>
          </table:table-cell>
          <table:table-cell office:value-type="float" office:value="8038" calcext:value-type="float">
            <text:p>8,038</text:p>
          </table:table-cell>
          <table:table-cell office:value-type="float" office:value="8474" calcext:value-type="float">
            <text:p>8,474</text:p>
          </table:table-cell>
          <table:table-cell office:value-type="float" office:value="9234" calcext:value-type="float">
            <text:p>9,234</text:p>
          </table:table-cell>
          <table:table-cell office:value-type="float" office:value="7703" calcext:value-type="float">
            <text:p>7,703</text:p>
          </table:table-cell>
          <table:table-cell office:value-type="float" office:value="8219" calcext:value-type="float">
            <text:p>8,219</text:p>
          </table:table-cell>
          <table:table-cell office:value-type="float" office:value="8782" calcext:value-type="float">
            <text:p>8,782</text:p>
          </table:table-cell>
          <table:table-cell office:value-type="float" office:value="9773" calcext:value-type="float">
            <text:p>9,773</text:p>
          </table:table-cell>
          <table:table-cell office:value-type="float" office:value="10027" calcext:value-type="float">
            <text:p>10,027</text:p>
          </table:table-cell>
          <table:table-cell office:value-type="float" office:value="10072" calcext:value-type="float">
            <text:p>10,072</text:p>
          </table:table-cell>
          <table:table-cell office:value-type="float" office:value="9531" calcext:value-type="float">
            <text:p>9,531</text:p>
          </table:table-cell>
          <table:table-cell table:number-columns-repeated="11"/>
          <table:table-cell table:formula="of:=+8849+1485" office:value-type="float" office:value="10334" calcext:value-type="float">
            <text:p>10,334</text:p>
          </table:table-cell>
          <table:table-cell table:formula="of:=+808+9176" office:value-type="float" office:value="9984" calcext:value-type="float">
            <text:p>9,984</text:p>
          </table:table-cell>
          <table:table-cell office:value-type="float" office:value="9258" calcext:value-type="float">
            <text:p>9,258</text:p>
          </table:table-cell>
          <table:table-cell office:value-type="float" office:value="8474" calcext:value-type="float">
            <text:p>8,474</text:p>
          </table:table-cell>
          <table:table-cell office:value-type="float" office:value="8782" calcext:value-type="float">
            <text:p>8,782</text:p>
          </table:table-cell>
          <table:table-cell office:value-type="float" office:value="9531" calcext:value-type="float">
            <text:p>9,531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Op Lease</text:p>
          </table:table-cell>
          <table:table-cell office:value-type="float" office:value="11363" calcext:value-type="float">
            <text:p>11,363</text:p>
          </table:table-cell>
          <table:table-cell office:value-type="float" office:value="11697" calcext:value-type="float">
            <text:p>11,697</text:p>
          </table:table-cell>
          <table:table-cell office:value-type="float" office:value="11984" calcext:value-type="float">
            <text:p>11,984</text:p>
          </table:table-cell>
          <table:table-cell office:value-type="float" office:value="12501" calcext:value-type="float">
            <text:p>12,501</text:p>
          </table:table-cell>
          <table:table-cell office:value-type="float" office:value="12799" calcext:value-type="float">
            <text:p>12,799</text:p>
          </table:table-cell>
          <table:table-cell office:value-type="float" office:value="12746" calcext:value-type="float">
            <text:p>12,746</text:p>
          </table:table-cell>
          <table:table-cell office:value-type="float" office:value="12550" calcext:value-type="float">
            <text:p>12,550</text:p>
          </table:table-cell>
          <table:table-cell office:value-type="float" office:value="12460" calcext:value-type="float">
            <text:p>12,460</text:p>
          </table:table-cell>
          <table:table-cell office:value-type="float" office:value="11957" calcext:value-type="float">
            <text:p>11,957</text:p>
          </table:table-cell>
          <table:table-cell office:value-type="float" office:value="11708" calcext:value-type="float">
            <text:p>11,708</text:p>
          </table:table-cell>
          <table:table-cell office:value-type="float" office:value="11654" calcext:value-type="float">
            <text:p>11,654</text:p>
          </table:table-cell>
          <table:table-cell office:value-type="float" office:value="11691" calcext:value-type="float">
            <text:p>11,691</text:p>
          </table:table-cell>
          <table:table-cell office:value-type="float" office:value="11678" calcext:value-type="float">
            <text:p>11,678</text:p>
          </table:table-cell>
          <table:table-cell office:value-type="float" office:value="11952" calcext:value-type="float">
            <text:p>11,952</text:p>
          </table:table-cell>
          <table:table-cell office:value-type="float" office:value="12106" calcext:value-type="float">
            <text:p>12,106</text:p>
          </table:table-cell>
          <table:table-cell office:value-type="float" office:value="12744" calcext:value-type="float">
            <text:p>12,744</text:p>
          </table:table-cell>
          <table:table-cell table:number-columns-repeated="11"/>
          <table:table-cell office:value-type="float" office:value="11146" calcext:value-type="float">
            <text:p>11,146</text:p>
          </table:table-cell>
          <table:table-cell office:value-type="float" office:value="11389" calcext:value-type="float">
            <text:p>11,389</text:p>
          </table:table-cell>
          <table:table-cell office:value-type="float" office:value="12501" calcext:value-type="float">
            <text:p>12,501</text:p>
          </table:table-cell>
          <table:table-cell office:value-type="float" office:value="12460" calcext:value-type="float">
            <text:p>12,460</text:p>
          </table:table-cell>
          <table:table-cell office:value-type="float" office:value="11691" calcext:value-type="float">
            <text:p>11,691</text:p>
          </table:table-cell>
          <table:table-cell office:value-type="float" office:value="12744" calcext:value-type="float">
            <text:p>12,744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Other Liabilities</text:p>
          </table:table-cell>
          <table:table-cell table:formula="of:=+2242+2843+4344" office:value-type="float" office:value="9429" calcext:value-type="float">
            <text:p>9,429</text:p>
          </table:table-cell>
          <table:table-cell table:formula="of:=+2422+924" office:value-type="float" office:value="3346" calcext:value-type="float">
            <text:p>3,346</text:p>
          </table:table-cell>
          <table:table-cell table:formula="of:=+2371+476" office:value-type="float" office:value="2847" calcext:value-type="float">
            <text:p>2,847</text:p>
          </table:table-cell>
          <table:table-cell table:formula="of:=+2247+514+599" office:value-type="float" office:value="3360" calcext:value-type="float">
            <text:p>3,360</text:p>
          </table:table-cell>
          <table:table-cell table:formula="of:=+2373+542+610" office:value-type="float" office:value="3525" calcext:value-type="float">
            <text:p>3,525</text:p>
          </table:table-cell>
          <table:table-cell table:formula="of:=+1765+558+667" office:value-type="float" office:value="2990" calcext:value-type="float">
            <text:p>2,990</text:p>
          </table:table-cell>
          <table:table-cell table:formula="of:=+1433+528+884" office:value-type="float" office:value="2845" calcext:value-type="float">
            <text:p>2,845</text:p>
          </table:table-cell>
          <table:table-cell office:value-type="float" office:value="4395" calcext:value-type="float">
            <text:p>4,395</text:p>
          </table:table-cell>
          <table:table-cell table:formula="of:=+1683+921+486" office:value-type="float" office:value="3090" calcext:value-type="float">
            <text:p>3,090</text:p>
          </table:table-cell>
          <table:table-cell table:formula="of:=+1753+985+717" office:value-type="float" office:value="3455" calcext:value-type="float">
            <text:p>3,455</text:p>
          </table:table-cell>
          <table:table-cell table:formula="of:=+1453+706" office:value-type="float" office:value="2159" calcext:value-type="float">
            <text:p>2,159</text:p>
          </table:table-cell>
          <table:table-cell office:value-type="float" office:value="4694" calcext:value-type="float">
            <text:p>4,694</text:p>
          </table:table-cell>
          <table:table-cell office:value-type="float" office:value="6116" calcext:value-type="float">
            <text:p>6,116</text:p>
          </table:table-cell>
          <table:table-cell office:value-type="float" office:value="6241" calcext:value-type="float">
            <text:p>6,241</text:p>
          </table:table-cell>
          <table:table-cell office:value-type="float" office:value="6267" calcext:value-type="float">
            <text:p>6,267</text:p>
          </table:table-cell>
          <table:table-cell office:value-type="float" office:value="8449" calcext:value-type="float">
            <text:p>8,449</text:p>
          </table:table-cell>
          <table:table-cell table:number-columns-repeated="11"/>
          <table:table-cell table:formula="of:=+2269+3561" office:value-type="float" office:value="5830" calcext:value-type="float">
            <text:p>5,830</text:p>
          </table:table-cell>
          <table:table-cell table:formula="of:=+5257+2205" office:value-type="float" office:value="7462" calcext:value-type="float">
            <text:p>7,462</text:p>
          </table:table-cell>
          <table:table-cell table:formula="of:=+2247+514+599" office:value-type="float" office:value="3360" calcext:value-type="float">
            <text:p>3,360</text:p>
          </table:table-cell>
          <table:table-cell office:value-type="float" office:value="4395" calcext:value-type="float">
            <text:p>4,395</text:p>
          </table:table-cell>
          <table:table-cell office:value-type="float" office:value="4694" calcext:value-type="float">
            <text:p>4,694</text:p>
          </table:table-cell>
          <table:table-cell office:value-type="float" office:value="8449" calcext:value-type="float">
            <text:p>8,449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L</text:p>
          </table:table-cell>
          <table:table-cell table:formula="of:=SUM([.B59:.B67])" office:value-type="float" office:value="103092" calcext:value-type="float">
            <text:p>103,092</text:p>
          </table:table-cell>
          <table:table-cell table:formula="of:=SUM([.C59:.C67])" office:value-type="float" office:value="99766" calcext:value-type="float">
            <text:p>99,766</text:p>
          </table:table-cell>
          <table:table-cell table:formula="of:=SUM([.D59:.D67])" office:value-type="float" office:value="104629" calcext:value-type="float">
            <text:p>104,629</text:p>
          </table:table-cell>
          <table:table-cell table:formula="of:=SUM([.E59:.E67])" office:value-type="float" office:value="109120" calcext:value-type="float">
            <text:p>109,120</text:p>
          </table:table-cell>
          <table:table-cell table:formula="of:=SUM([.F59:.F67])" office:value-type="float" office:value="108597" calcext:value-type="float">
            <text:p>108,597</text:p>
          </table:table-cell>
          <table:table-cell table:formula="of:=SUM([.G59:.G67])" office:value-type="float" office:value="115903" calcext:value-type="float">
            <text:p>115,903</text:p>
          </table:table-cell>
          <table:table-cell table:formula="of:=SUM([.H59:.H67])" office:value-type="float" office:value="123509" calcext:value-type="float">
            <text:p>123,509</text:p>
          </table:table-cell>
          <table:table-cell table:formula="of:=SUM([.I59:.I67])" office:value-type="float" office:value="119013" calcext:value-type="float">
            <text:p>119,013</text:p>
          </table:table-cell>
          <table:table-cell table:formula="of:=SUM([.J59:.J67])" office:value-type="float" office:value="114506" calcext:value-type="float">
            <text:p>114,506</text:p>
          </table:table-cell>
          <table:table-cell table:formula="of:=SUM([.K59:.K67])" office:value-type="float" office:value="114017" calcext:value-type="float">
            <text:p>114,017</text:p>
          </table:table-cell>
          <table:table-cell table:formula="of:=SUM([.L59:.L67])" office:value-type="float" office:value="116147" calcext:value-type="float">
            <text:p>116,147</text:p>
          </table:table-cell>
          <table:table-cell table:formula="of:=SUM([.M59:.M67])" office:value-type="float" office:value="125172" calcext:value-type="float">
            <text:p>125,172</text:p>
          </table:table-cell>
          <table:table-cell table:formula="of:=SUM([.N59:.N67])" office:value-type="float" office:value="130107" calcext:value-type="float">
            <text:p>130,107</text:p>
          </table:table-cell>
          <table:table-cell table:formula="of:=SUM([.O59:.O67])" office:value-type="float" office:value="139137" calcext:value-type="float">
            <text:p>139,137</text:p>
          </table:table-cell>
          <table:table-cell table:formula="of:=SUM([.P59:.P67])" office:value-type="float" office:value="149602" calcext:value-type="float">
            <text:p>149,602</text:p>
          </table:table-cell>
          <table:table-cell table:formula="of:=SUM([.Q59:.Q67])" office:value-type="float" office:value="130016" calcext:value-type="float">
            <text:p>130,016</text:p>
          </table:table-cell>
          <table:table-cell table:number-columns-repeated="11"/>
          <table:table-cell table:formula="of:=SUM([.AC59:.AC67])" office:value-type="float" office:value="97072" calcext:value-type="float">
            <text:p>97,072</text:p>
          </table:table-cell>
          <table:table-cell table:formula="of:=SUM([.AD59:.AD67])" office:value-type="float" office:value="107633" calcext:value-type="float">
            <text:p>107,633</text:p>
          </table:table-cell>
          <table:table-cell table:formula="of:=SUM([.AE59:.AE67])" office:value-type="float" office:value="109120" calcext:value-type="float">
            <text:p>109,120</text:p>
          </table:table-cell>
          <table:table-cell table:formula="of:=SUM([.AF59:.AF67])" office:value-type="float" office:value="119013" calcext:value-type="float">
            <text:p>119,013</text:p>
          </table:table-cell>
          <table:table-cell table:formula="of:=SUM([.AG59:.AG67])" office:value-type="float" office:value="125172" calcext:value-type="float">
            <text:p>125,172</text:p>
          </table:table-cell>
          <table:table-cell table:formula="of:=SUM([.AH59:.AH67])" office:value-type="float" office:value="130016" calcext:value-type="float">
            <text:p>130,016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Preferred Stock</text:p>
          </table:table-cell>
          <table:table-cell table:number-columns-repeated="16" office:value-type="float" office:value="0" calcext:value-type="float">
            <text:p>-</text:p>
          </table:table-cell>
          <table:table-cell table:number-columns-repeated="11"/>
          <table:table-cell table:number-columns-repeated="6" office:value-type="float" office:value="0" calcext:value-type="float">
            <text:p>-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Stock A,B,C</text:p>
          </table:table-cell>
          <table:table-cell office:value-type="float" office:value="62832" calcext:value-type="float">
            <text:p>62,832</text:p>
          </table:table-cell>
          <table:table-cell office:value-type="float" office:value="64402" calcext:value-type="float">
            <text:p>64,402</text:p>
          </table:table-cell>
          <table:table-cell office:value-type="float" office:value="66258" calcext:value-type="float">
            <text:p>66,258</text:p>
          </table:table-cell>
          <table:table-cell office:value-type="float" office:value="68184" calcext:value-type="float">
            <text:p>68,184</text:p>
          </table:table-cell>
          <table:table-cell office:value-type="float" office:value="70269" calcext:value-type="float">
            <text:p>70,269</text:p>
          </table:table-cell>
          <table:table-cell office:value-type="float" office:value="72248" calcext:value-type="float">
            <text:p>72,248</text:p>
          </table:table-cell>
          <table:table-cell office:value-type="float" office:value="74591" calcext:value-type="float">
            <text:p>74,591</text:p>
          </table:table-cell>
          <table:table-cell office:value-type="float" office:value="76534" calcext:value-type="float">
            <text:p>76,534</text:p>
          </table:table-cell>
          <table:table-cell office:value-type="float" office:value="77913" calcext:value-type="float">
            <text:p>77,913</text:p>
          </table:table-cell>
          <table:table-cell office:value-type="float" office:value="79732" calcext:value-type="float">
            <text:p>79,732</text:p>
          </table:table-cell>
          <table:table-cell office:value-type="float" office:value="82030" calcext:value-type="float">
            <text:p>82,030</text:p>
          </table:table-cell>
          <table:table-cell office:value-type="float" office:value="84800" calcext:value-type="float">
            <text:p>84,800</text:p>
          </table:table-cell>
          <table:table-cell office:value-type="float" office:value="86725" calcext:value-type="float">
            <text:p>86,725</text:p>
          </table:table-cell>
          <table:table-cell office:value-type="float" office:value="89283" calcext:value-type="float">
            <text:p>89,283</text:p>
          </table:table-cell>
          <table:table-cell office:value-type="float" office:value="91695" calcext:value-type="float">
            <text:p>91,695</text:p>
          </table:table-cell>
          <table:table-cell office:value-type="float" office:value="93126" calcext:value-type="float">
            <text:p>93,126</text:p>
          </table:table-cell>
          <table:table-cell table:number-columns-repeated="11"/>
          <table:table-cell office:value-type="float" office:value="58510" calcext:value-type="float">
            <text:p>58,510</text:p>
          </table:table-cell>
          <table:table-cell office:value-type="float" office:value="61774" calcext:value-type="float">
            <text:p>61,774</text:p>
          </table:table-cell>
          <table:table-cell office:value-type="float" office:value="68184" calcext:value-type="float">
            <text:p>68,184</text:p>
          </table:table-cell>
          <table:table-cell office:value-type="float" office:value="76534" calcext:value-type="float">
            <text:p>76,534</text:p>
          </table:table-cell>
          <table:table-cell office:value-type="float" office:value="84800" calcext:value-type="float">
            <text:p>84,800</text:p>
          </table:table-cell>
          <table:table-cell office:value-type="float" office:value="93126" calcext:value-type="float">
            <text:p>93,126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Accumulated Income</text:p>
          </table:table-cell>
          <table:table-cell office:value-type="float" office:value="-4049" calcext:value-type="float">
            <text:p>(4,049)</text:p>
          </table:table-cell>
          <table:table-cell office:value-type="float" office:value="-5828" calcext:value-type="float">
            <text:p>(5,828)</text:p>
          </table:table-cell>
          <table:table-cell office:value-type="float" office:value="-8852" calcext:value-type="float">
            <text:p>(8,852)</text:p>
          </table:table-cell>
          <table:table-cell office:value-type="float" office:value="-7603" calcext:value-type="float">
            <text:p>(7,603)</text:p>
          </table:table-cell>
          <table:table-cell office:value-type="float" office:value="-6000" calcext:value-type="float">
            <text:p>(6,000)</text:p>
          </table:table-cell>
          <table:table-cell office:value-type="float" office:value="-5991" calcext:value-type="float">
            <text:p>(5,991)</text:p>
          </table:table-cell>
          <table:table-cell office:value-type="float" office:value="-7036" calcext:value-type="float">
            <text:p>(7,036)</text:p>
          </table:table-cell>
          <table:table-cell office:value-type="float" office:value="-4402" calcext:value-type="float">
            <text:p>(4,402)</text:p>
          </table:table-cell>
          <table:table-cell office:value-type="float" office:value="-4839" calcext:value-type="float">
            <text:p>(4,839)</text:p>
          </table:table-cell>
          <table:table-cell office:value-type="float" office:value="-5012" calcext:value-type="float">
            <text:p>(5,012)</text:p>
          </table:table-cell>
          <table:table-cell office:value-type="float" office:value="-3228" calcext:value-type="float">
            <text:p>(3,228)</text:p>
          </table:table-cell>
          <table:table-cell office:value-type="float" office:value="-4800" calcext:value-type="float">
            <text:p>(4,800)</text:p>
          </table:table-cell>
          <table:table-cell office:value-type="float" office:value="-4086" calcext:value-type="float">
            <text:p>(4,086)</text:p>
          </table:table-cell>
          <table:table-cell office:value-type="float" office:value="-2127" calcext:value-type="float">
            <text:p>(2,127)</text:p>
          </table:table-cell>
          <table:table-cell office:value-type="float" office:value="-2054" calcext:value-type="float">
            <text:p>(2,054)</text:p>
          </table:table-cell>
          <table:table-cell office:value-type="float" office:value="-1916" calcext:value-type="float">
            <text:p>(1,916)</text:p>
          </table:table-cell>
          <table:table-cell table:number-columns-repeated="11"/>
          <table:table-cell office:value-type="float" office:value="633" calcext:value-type="float">
            <text:p>633</text:p>
          </table:table-cell>
          <table:table-cell office:value-type="float" office:value="-1623" calcext:value-type="float">
            <text:p>(1,623)</text:p>
          </table:table-cell>
          <table:table-cell office:value-type="float" office:value="-7603" calcext:value-type="float">
            <text:p>(7,603)</text:p>
          </table:table-cell>
          <table:table-cell office:value-type="float" office:value="-4402" calcext:value-type="float">
            <text:p>(4,402)</text:p>
          </table:table-cell>
          <table:table-cell office:value-type="float" office:value="-4800" calcext:value-type="float">
            <text:p>(4,800)</text:p>
          </table:table-cell>
          <table:table-cell office:value-type="float" office:value="-1916" calcext:value-type="float">
            <text:p>(1,916)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Retained Earnings</text:p>
          </table:table-cell>
          <table:table-cell office:value-type="float" office:value="195221" calcext:value-type="float">
            <text:p>195,221</text:p>
          </table:table-cell>
          <table:table-cell office:value-type="float" office:value="196845" calcext:value-type="float">
            <text:p>196,845</text:p>
          </table:table-cell>
          <table:table-cell office:value-type="float" office:value="196220" calcext:value-type="float">
            <text:p>196,220</text:p>
          </table:table-cell>
          <table:table-cell office:value-type="float" office:value="195563" calcext:value-type="float">
            <text:p>195,563</text:p>
          </table:table-cell>
          <table:table-cell office:value-type="float" office:value="196625" calcext:value-type="float">
            <text:p>196,625</text:p>
          </table:table-cell>
          <table:table-cell office:value-type="float" office:value="200884" calcext:value-type="float">
            <text:p>200,884</text:p>
          </table:table-cell>
          <table:table-cell office:value-type="float" office:value="205647" calcext:value-type="float">
            <text:p>205,647</text:p>
          </table:table-cell>
          <table:table-cell office:value-type="float" office:value="211247" calcext:value-type="float">
            <text:p>211,247</text:p>
          </table:table-cell>
          <table:table-cell office:value-type="float" office:value="219770" calcext:value-type="float">
            <text:p>219,770</text:p>
          </table:table-cell>
          <table:table-cell office:value-type="float" office:value="226033" calcext:value-type="float">
            <text:p>226,033</text:p>
          </table:table-cell>
          <table:table-cell office:value-type="float" office:value="235317" calcext:value-type="float">
            <text:p>235,317</text:p>
          </table:table-cell>
          <table:table-cell office:value-type="float" office:value="245084" calcext:value-type="float">
            <text:p>245,084</text:p>
          </table:table-cell>
          <table:table-cell office:value-type="float" office:value="262628" calcext:value-type="float">
            <text:p>262,628</text:p>
          </table:table-cell>
          <table:table-cell office:value-type="float" office:value="275760" calcext:value-type="float">
            <text:p>275,760</text:p>
          </table:table-cell>
          <table:table-cell office:value-type="float" office:value="297226" calcext:value-type="float">
            <text:p>297,226</text:p>
          </table:table-cell>
          <table:table-cell office:value-type="float" office:value="324055" calcext:value-type="float">
            <text:p>324,055</text:p>
          </table:table-cell>
          <table:table-cell table:number-columns-repeated="11"/>
          <table:table-cell office:value-type="float" office:value="163401" calcext:value-type="float">
            <text:p>163,401</text:p>
          </table:table-cell>
          <table:table-cell office:value-type="float" office:value="191484" calcext:value-type="float">
            <text:p>191,484</text:p>
          </table:table-cell>
          <table:table-cell office:value-type="float" office:value="195563" calcext:value-type="float">
            <text:p>195,563</text:p>
          </table:table-cell>
          <table:table-cell office:value-type="float" office:value="211247" calcext:value-type="float">
            <text:p>211,247</text:p>
          </table:table-cell>
          <table:table-cell office:value-type="float" office:value="245084" calcext:value-type="float">
            <text:p>245,084</text:p>
          </table:table-cell>
          <table:table-cell office:value-type="float" office:value="324055" calcext:value-type="float">
            <text:p>324,055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69:.B72])" office:value-type="float" office:value="254004" calcext:value-type="float">
            <text:p>254,004</text:p>
          </table:table-cell>
          <table:table-cell table:formula="of:=SUM([.C69:.C72])" office:value-type="float" office:value="255419" calcext:value-type="float">
            <text:p>255,419</text:p>
          </table:table-cell>
          <table:table-cell table:formula="of:=SUM([.D69:.D72])" office:value-type="float" office:value="253626" calcext:value-type="float">
            <text:p>253,626</text:p>
          </table:table-cell>
          <table:table-cell table:formula="of:=SUM([.E69:.E72])" office:value-type="float" office:value="256144" calcext:value-type="float">
            <text:p>256,144</text:p>
          </table:table-cell>
          <table:table-cell table:formula="of:=SUM([.F69:.F72])" office:value-type="float" office:value="260894" calcext:value-type="float">
            <text:p>260,894</text:p>
          </table:table-cell>
          <table:table-cell table:formula="of:=SUM([.G69:.G72])" office:value-type="float" office:value="267141" calcext:value-type="float">
            <text:p>267,141</text:p>
          </table:table-cell>
          <table:table-cell table:formula="of:=SUM([.H69:.H72])" office:value-type="float" office:value="273202" calcext:value-type="float">
            <text:p>273,202</text:p>
          </table:table-cell>
          <table:table-cell table:formula="of:=SUM([.I69:.I72])" office:value-type="float" office:value="283379" calcext:value-type="float">
            <text:p>283,379</text:p>
          </table:table-cell>
          <table:table-cell table:formula="of:=SUM([.J69:.J72])" office:value-type="float" office:value="292844" calcext:value-type="float">
            <text:p>292,844</text:p>
          </table:table-cell>
          <table:table-cell table:formula="of:=SUM([.K69:.K72])" office:value-type="float" office:value="300753" calcext:value-type="float">
            <text:p>300,753</text:p>
          </table:table-cell>
          <table:table-cell table:formula="of:=SUM([.L69:.L72])" office:value-type="float" office:value="314119" calcext:value-type="float">
            <text:p>314,119</text:p>
          </table:table-cell>
          <table:table-cell table:formula="of:=SUM([.M69:.M72])" office:value-type="float" office:value="325084" calcext:value-type="float">
            <text:p>325,084</text:p>
          </table:table-cell>
          <table:table-cell table:formula="of:=SUM([.N69:.N72])" office:value-type="float" office:value="345267" calcext:value-type="float">
            <text:p>345,267</text:p>
          </table:table-cell>
          <table:table-cell table:formula="of:=SUM([.O69:.O72])" office:value-type="float" office:value="362916" calcext:value-type="float">
            <text:p>362,916</text:p>
          </table:table-cell>
          <table:table-cell table:formula="of:=SUM([.P69:.P72])" office:value-type="float" office:value="386867" calcext:value-type="float">
            <text:p>386,867</text:p>
          </table:table-cell>
          <table:table-cell table:formula="of:=SUM([.Q69:.Q72])" office:value-type="float" office:value="415265" calcext:value-type="float">
            <text:p>415,265</text:p>
          </table:table-cell>
          <table:table-cell table:number-columns-repeated="11"/>
          <table:table-cell table:formula="of:=SUM([.AC69:.AC72])" office:value-type="float" office:value="222544" calcext:value-type="float">
            <text:p>222,544</text:p>
          </table:table-cell>
          <table:table-cell table:formula="of:=SUM([.AD69:.AD72])" office:value-type="float" office:value="251635" calcext:value-type="float">
            <text:p>251,635</text:p>
          </table:table-cell>
          <table:table-cell table:formula="of:=SUM([.AE69:.AE72])" office:value-type="float" office:value="256144" calcext:value-type="float">
            <text:p>256,144</text:p>
          </table:table-cell>
          <table:table-cell table:formula="of:=SUM([.AF69:.AF72])" office:value-type="float" office:value="283379" calcext:value-type="float">
            <text:p>283,379</text:p>
          </table:table-cell>
          <table:table-cell table:formula="of:=SUM([.AG69:.AG72])" office:value-type="float" office:value="325084" calcext:value-type="float">
            <text:p>325,084</text:p>
          </table:table-cell>
          <table:table-cell table:formula="of:=SUM([.AH69:.AH72])" office:value-type="float" office:value="415265" calcext:value-type="float">
            <text:p>415,265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L+SE</text:p>
          </table:table-cell>
          <table:table-cell table:formula="of:=+[.B73]+[.B68]" office:value-type="float" office:value="357096" calcext:value-type="float">
            <text:p>357,096</text:p>
          </table:table-cell>
          <table:table-cell table:formula="of:=+[.C73]+[.C68]" office:value-type="float" office:value="355185" calcext:value-type="float">
            <text:p>355,185</text:p>
          </table:table-cell>
          <table:table-cell table:formula="of:=+[.D73]+[.D68]" office:value-type="float" office:value="358255" calcext:value-type="float">
            <text:p>358,255</text:p>
          </table:table-cell>
          <table:table-cell table:formula="of:=+[.E73]+[.E68]" office:value-type="float" office:value="365264" calcext:value-type="float">
            <text:p>365,264</text:p>
          </table:table-cell>
          <table:table-cell table:formula="of:=+[.F73]+[.F68]" office:value-type="float" office:value="369491" calcext:value-type="float">
            <text:p>369,491</text:p>
          </table:table-cell>
          <table:table-cell table:formula="of:=+[.G73]+[.G68]" office:value-type="float" office:value="383044" calcext:value-type="float">
            <text:p>383,044</text:p>
          </table:table-cell>
          <table:table-cell table:formula="of:=+[.H73]+[.H68]" office:value-type="float" office:value="396711" calcext:value-type="float">
            <text:p>396,711</text:p>
          </table:table-cell>
          <table:table-cell table:formula="of:=+[.I73]+[.I68]" office:value-type="float" office:value="402392" calcext:value-type="float">
            <text:p>402,392</text:p>
          </table:table-cell>
          <table:table-cell table:formula="of:=+[.J73]+[.J68]" office:value-type="float" office:value="407350" calcext:value-type="float">
            <text:p>407,350</text:p>
          </table:table-cell>
          <table:table-cell table:formula="of:=+[.K73]+[.K68]" office:value-type="float" office:value="414770" calcext:value-type="float">
            <text:p>414,770</text:p>
          </table:table-cell>
          <table:table-cell table:formula="of:=+[.L73]+[.L68]" office:value-type="float" office:value="430266" calcext:value-type="float">
            <text:p>430,266</text:p>
          </table:table-cell>
          <table:table-cell table:formula="of:=+[.M73]+[.M68]" office:value-type="float" office:value="450256" calcext:value-type="float">
            <text:p>450,256</text:p>
          </table:table-cell>
          <table:table-cell table:formula="of:=+[.N73]+[.N68]" office:value-type="float" office:value="475374" calcext:value-type="float">
            <text:p>475,374</text:p>
          </table:table-cell>
          <table:table-cell table:formula="of:=+[.O73]+[.O68]" office:value-type="float" office:value="502053" calcext:value-type="float">
            <text:p>502,053</text:p>
          </table:table-cell>
          <table:table-cell table:formula="of:=+[.P73]+[.P68]" office:value-type="float" office:value="536469" calcext:value-type="float">
            <text:p>536,469</text:p>
          </table:table-cell>
          <table:table-cell table:formula="of:=+[.Q73]+[.Q68]" office:value-type="float" office:value="545281" calcext:value-type="float">
            <text:p>545,281</text:p>
          </table:table-cell>
          <table:table-cell table:number-columns-repeated="11"/>
          <table:table-cell table:formula="of:=+[.AC73]+[.AC68]" office:value-type="float" office:value="319616" calcext:value-type="float">
            <text:p>319,616</text:p>
          </table:table-cell>
          <table:table-cell table:formula="of:=+[.AD73]+[.AD68]" office:value-type="float" office:value="359268" calcext:value-type="float">
            <text:p>359,268</text:p>
          </table:table-cell>
          <table:table-cell table:formula="of:=+[.AE73]+[.AE68]" office:value-type="float" office:value="365264" calcext:value-type="float">
            <text:p>365,264</text:p>
          </table:table-cell>
          <table:table-cell table:formula="of:=+[.AF73]+[.AF68]" office:value-type="float" office:value="402392" calcext:value-type="float">
            <text:p>402,392</text:p>
          </table:table-cell>
          <table:table-cell table:formula="of:=+[.AG73]+[.AG68]" office:value-type="float" office:value="450256" calcext:value-type="float">
            <text:p>450,256</text:p>
          </table:table-cell>
          <table:table-cell table:formula="of:=+[.AH73]+[.AH68]" office:value-type="float" office:value="545281" calcext:value-type="float">
            <text:p>545,281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table:number-columns-repeated="118"/>
          <table:table-cell table:style-name="ce2" table:number-columns-repeated="16266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22]" office:value-type="float" office:value="16436" calcext:value-type="float">
            <text:p>16,436</text:p>
          </table:table-cell>
          <table:table-cell table:formula="of:=[.C22]" office:value-type="float" office:value="16002" calcext:value-type="float">
            <text:p>16,002</text:p>
          </table:table-cell>
          <table:table-cell table:formula="of:=[.D22]" office:value-type="float" office:value="13910" calcext:value-type="float">
            <text:p>13,910</text:p>
          </table:table-cell>
          <table:table-cell table:formula="of:=[.E22]" office:value-type="float" office:value="13624" calcext:value-type="float">
            <text:p>13,624</text:p>
          </table:table-cell>
          <table:table-cell table:formula="of:=[.F22]" office:value-type="float" office:value="15051" calcext:value-type="float">
            <text:p>15,051</text:p>
          </table:table-cell>
          <table:table-cell table:formula="of:=[.G22]" office:value-type="float" office:value="18368" calcext:value-type="float">
            <text:p>18,368</text:p>
          </table:table-cell>
          <table:table-cell table:formula="of:=[.H22]" office:value-type="float" office:value="19689" calcext:value-type="float">
            <text:p>19,689</text:p>
          </table:table-cell>
          <table:table-cell table:formula="of:=[.I22]" office:value-type="float" office:value="20687" calcext:value-type="float">
            <text:p>20,687</text:p>
          </table:table-cell>
          <table:table-cell table:formula="of:=[.J22]" office:value-type="float" office:value="23662" calcext:value-type="float">
            <text:p>23,662</text:p>
          </table:table-cell>
          <table:table-cell table:formula="of:=[.K22]" office:value-type="float" office:value="23619" calcext:value-type="float">
            <text:p>23,619</text:p>
          </table:table-cell>
          <table:table-cell table:formula="of:=[.L22]" office:value-type="float" office:value="26301" calcext:value-type="float">
            <text:p>26,301</text:p>
          </table:table-cell>
          <table:table-cell table:formula="of:=[.M22]" office:value-type="float" office:value="26536" calcext:value-type="float">
            <text:p>26,536</text:p>
          </table:table-cell>
          <table:table-cell table:formula="of:=[.N22]" office:value-type="float" office:value="34540" calcext:value-type="float">
            <text:p>34,540</text:p>
          </table:table-cell>
          <table:table-cell table:formula="of:=[.O22]" office:value-type="float" office:value="28196" calcext:value-type="float">
            <text:p>28,196</text:p>
          </table:table-cell>
          <table:table-cell table:formula="of:=[.P22]" office:value-type="float" office:value="34979" calcext:value-type="float">
            <text:p>34,979</text:p>
          </table:table-cell>
          <table:table-cell table:formula="of:=[.Q22]" office:value-type="float" office:value="34455" calcext:value-type="float">
            <text:p>34,455</text:p>
          </table:table-cell>
          <table:table-cell table:number-columns-repeated="11"/>
          <table:table-cell table:formula="of:=[.AC22]" office:value-type="float" office:value="40269" calcext:value-type="float">
            <text:p>40,269</text:p>
          </table:table-cell>
          <table:table-cell table:formula="of:=[.AD22]" office:value-type="float" office:value="76033" calcext:value-type="float">
            <text:p>76,033</text:p>
          </table:table-cell>
          <table:table-cell table:formula="of:=[.AE22]" office:value-type="float" office:value="59972" calcext:value-type="float">
            <text:p>59,972</text:p>
          </table:table-cell>
          <table:table-cell table:formula="of:=[.AF22]" office:value-type="float" office:value="73795" calcext:value-type="float">
            <text:p>73,795</text:p>
          </table:table-cell>
          <table:table-cell table:formula="of:=[.AG22]" office:value-type="float" office:value="100118" calcext:value-type="float">
            <text:p>100,118</text:p>
          </table:table-cell>
          <table:table-cell table:formula="of:=[.AH22]" office:value-type="float" office:value="132170" calcext:value-type="float">
            <text:p>132,170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Net Inc</text:p>
          </table:table-cell>
          <table:table-cell office:value-type="float" office:value="16436" calcext:value-type="float">
            <text:p>16,436</text:p>
          </table:table-cell>
          <table:table-cell office:value-type="float" office:value="16002" calcext:value-type="float">
            <text:p>16,002</text:p>
          </table:table-cell>
          <table:table-cell office:value-type="float" office:value="13910" calcext:value-type="float">
            <text:p>13,910</text:p>
          </table:table-cell>
          <table:table-cell office:value-type="float" office:value="13624" calcext:value-type="float">
            <text:p>13,624</text:p>
          </table:table-cell>
          <table:table-cell office:value-type="float" office:value="15051" calcext:value-type="float">
            <text:p>15,051</text:p>
          </table:table-cell>
          <table:table-cell office:value-type="float" office:value="18368" calcext:value-type="float">
            <text:p>18,368</text:p>
          </table:table-cell>
          <table:table-cell office:value-type="float" office:value="19689" calcext:value-type="float">
            <text:p>19,689</text:p>
          </table:table-cell>
          <table:table-cell office:value-type="float" office:value="20687" calcext:value-type="float">
            <text:p>20,687</text:p>
          </table:table-cell>
          <table:table-cell office:value-type="float" office:value="23662" calcext:value-type="float">
            <text:p>23,662</text:p>
          </table:table-cell>
          <table:table-cell office:value-type="float" office:value="23619" calcext:value-type="float">
            <text:p>23,619</text:p>
          </table:table-cell>
          <table:table-cell office:value-type="float" office:value="26301" calcext:value-type="float">
            <text:p>26,301</text:p>
          </table:table-cell>
          <table:table-cell office:value-type="float" office:value="26536" calcext:value-type="float">
            <text:p>26,536</text:p>
          </table:table-cell>
          <table:table-cell office:value-type="float" office:value="34540" calcext:value-type="float">
            <text:p>34,540</text:p>
          </table:table-cell>
          <table:table-cell office:value-type="float" office:value="28196" calcext:value-type="float">
            <text:p>28,196</text:p>
          </table:table-cell>
          <table:table-cell office:value-type="float" office:value="34979" calcext:value-type="float">
            <text:p>34,979</text:p>
          </table:table-cell>
          <table:table-cell office:value-type="float" office:value="34455" calcext:value-type="float">
            <text:p>34,455</text:p>
          </table:table-cell>
          <table:table-cell table:number-columns-repeated="11"/>
          <table:table-cell office:value-type="float" office:value="40269" calcext:value-type="float">
            <text:p>40,269</text:p>
          </table:table-cell>
          <table:table-cell office:value-type="float" office:value="76033" calcext:value-type="float">
            <text:p>76,033</text:p>
          </table:table-cell>
          <table:table-cell table:formula="of:=SUM([.B77:.E77])" office:value-type="float" office:value="59972" calcext:value-type="float">
            <text:p>59,972</text:p>
          </table:table-cell>
          <table:table-cell table:formula="of:=SUM([.F77:.I77])" office:value-type="float" office:value="73795" calcext:value-type="float">
            <text:p>73,795</text:p>
          </table:table-cell>
          <table:table-cell table:formula="of:=SUM([.J77:.M77])" office:value-type="float" office:value="100118" calcext:value-type="float">
            <text:p>100,118</text:p>
          </table:table-cell>
          <table:table-cell table:formula="of:=SUM([.N77:.Q77])" office:value-type="float" office:value="132170" calcext:value-type="float">
            <text:p>132,170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D&amp;A</text:p>
          </table:table-cell>
          <table:table-cell table:formula="of:=+191+3591" office:value-type="float" office:value="3782" calcext:value-type="float">
            <text:p>3,782</text:p>
          </table:table-cell>
          <table:table-cell table:formula="of:=+201+3698" office:value-type="float" office:value="3899" calcext:value-type="float">
            <text:p>3,899</text:p>
          </table:table-cell>
          <table:table-cell table:formula="of:=+113+3933" office:value-type="float" office:value="4046" calcext:value-type="float">
            <text:p>4,046</text:p>
          </table:table-cell>
          <table:table-cell office:value-type="float" office:value="3602" calcext:value-type="float">
            <text:p>3,602</text:p>
          </table:table-cell>
          <table:table-cell office:value-type="float" office:value="2635" calcext:value-type="float">
            <text:p>2,635</text:p>
          </table:table-cell>
          <table:table-cell table:formula="of:=+118+3279" office:value-type="float" office:value="3397" calcext:value-type="float">
            <text:p>3,397</text:p>
          </table:table-cell>
          <table:table-cell office:value-type="float" office:value="3171" calcext:value-type="float">
            <text:p>3,171</text:p>
          </table:table-cell>
          <table:table-cell office:value-type="float" office:value="3316" calcext:value-type="float">
            <text:p>3,316</text:p>
          </table:table-cell>
          <table:table-cell office:value-type="float" office:value="3413" calcext:value-type="float">
            <text:p>3,413</text:p>
          </table:table-cell>
          <table:table-cell office:value-type="float" office:value="3708" calcext:value-type="float">
            <text:p>3,708</text:p>
          </table:table-cell>
          <table:table-cell office:value-type="float" office:value="3985" calcext:value-type="float">
            <text:p>3,985</text:p>
          </table:table-cell>
          <table:table-cell office:value-type="float" office:value="4205" calcext:value-type="float">
            <text:p>4,205</text:p>
          </table:table-cell>
          <table:table-cell office:value-type="float" office:value="4487" calcext:value-type="float">
            <text:p>4,487</text:p>
          </table:table-cell>
          <table:table-cell office:value-type="float" office:value="4998" calcext:value-type="float">
            <text:p>4,998</text:p>
          </table:table-cell>
          <table:table-cell office:value-type="float" office:value="5611" calcext:value-type="float">
            <text:p>5,611</text:p>
          </table:table-cell>
          <table:table-cell office:value-type="float" office:value="6040" calcext:value-type="float">
            <text:p>6,040</text:p>
          </table:table-cell>
          <table:table-cell table:number-columns-repeated="11"/>
          <table:table-cell table:formula="of:=+12905+792" office:value-type="float" office:value="13697" calcext:value-type="float">
            <text:p>13,697</text:p>
          </table:table-cell>
          <table:table-cell table:formula="of:=+11555+886" office:value-type="float" office:value="12441" calcext:value-type="float">
            <text:p>12,441</text:p>
          </table:table-cell>
          <table:table-cell table:formula="of:=SUM([.B78:.E78])" office:value-type="float" office:value="15329" calcext:value-type="float">
            <text:p>15,329</text:p>
          </table:table-cell>
          <table:table-cell table:formula="of:=SUM([.F78:.I78])" office:value-type="float" office:value="12519" calcext:value-type="float">
            <text:p>12,519</text:p>
          </table:table-cell>
          <table:table-cell table:formula="of:=SUM([.J78:.M78])" office:value-type="float" office:value="15311" calcext:value-type="float">
            <text:p>15,311</text:p>
          </table:table-cell>
          <table:table-cell table:formula="of:=SUM([.N78:.Q78])" office:value-type="float" office:value="21136" calcext:value-type="float">
            <text:p>21,136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4504" calcext:value-type="float">
            <text:p>4,504</text:p>
          </table:table-cell>
          <table:table-cell office:value-type="float" office:value="4782" calcext:value-type="float">
            <text:p>4,782</text:p>
          </table:table-cell>
          <table:table-cell office:value-type="float" office:value="4976" calcext:value-type="float">
            <text:p>4,976</text:p>
          </table:table-cell>
          <table:table-cell office:value-type="float" office:value="5100" calcext:value-type="float">
            <text:p>5,100</text:p>
          </table:table-cell>
          <table:table-cell office:value-type="float" office:value="5284" calcext:value-type="float">
            <text:p>5,284</text:p>
          </table:table-cell>
          <table:table-cell office:value-type="float" office:value="5774" calcext:value-type="float">
            <text:p>5,774</text:p>
          </table:table-cell>
          <table:table-cell office:value-type="float" office:value="5743" calcext:value-type="float">
            <text:p>5,743</text:p>
          </table:table-cell>
          <table:table-cell office:value-type="float" office:value="5659" calcext:value-type="float">
            <text:p>5,659</text:p>
          </table:table-cell>
          <table:table-cell office:value-type="float" office:value="5264" calcext:value-type="float">
            <text:p>5,264</text:p>
          </table:table-cell>
          <table:table-cell office:value-type="float" office:value="5865" calcext:value-type="float">
            <text:p>5,865</text:p>
          </table:table-cell>
          <table:table-cell office:value-type="float" office:value="5846" calcext:value-type="float">
            <text:p>5,846</text:p>
          </table:table-cell>
          <table:table-cell office:value-type="float" office:value="5810" calcext:value-type="float">
            <text:p>5,810</text:p>
          </table:table-cell>
          <table:table-cell office:value-type="float" office:value="5516" calcext:value-type="float">
            <text:p>5,516</text:p>
          </table:table-cell>
          <table:table-cell office:value-type="float" office:value="5998" calcext:value-type="float">
            <text:p>5,998</text:p>
          </table:table-cell>
          <table:table-cell office:value-type="float" office:value="6368" calcext:value-type="float">
            <text:p>6,368</text:p>
          </table:table-cell>
          <table:table-cell office:value-type="float" office:value="7071" calcext:value-type="float">
            <text:p>7,071</text:p>
          </table:table-cell>
          <table:table-cell table:number-columns-repeated="11"/>
          <table:table-cell office:value-type="float" office:value="12991" calcext:value-type="float">
            <text:p>12,991</text:p>
          </table:table-cell>
          <table:table-cell office:value-type="float" office:value="15376" calcext:value-type="float">
            <text:p>15,376</text:p>
          </table:table-cell>
          <table:table-cell table:formula="of:=SUM([.B79:.E79])" office:value-type="float" office:value="19362" calcext:value-type="float">
            <text:p>19,362</text:p>
          </table:table-cell>
          <table:table-cell table:formula="of:=SUM([.F79:.I79])" office:value-type="float" office:value="22460" calcext:value-type="float">
            <text:p>22,460</text:p>
          </table:table-cell>
          <table:table-cell table:formula="of:=SUM([.J79:.M79])" office:value-type="float" office:value="22785" calcext:value-type="float">
            <text:p>22,785</text:p>
          </table:table-cell>
          <table:table-cell table:formula="of:=SUM([.N79:.Q79])" office:value-type="float" office:value="24953" calcext:value-type="float">
            <text:p>24,953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D/T</text:p>
          </table:table-cell>
          <table:table-cell office:value-type="float" office:value="-2090" calcext:value-type="float">
            <text:p>(2,090)</text:p>
          </table:table-cell>
          <table:table-cell office:value-type="float" office:value="-2147" calcext:value-type="float">
            <text:p>(2,147)</text:p>
          </table:table-cell>
          <table:table-cell office:value-type="float" office:value="-1920" calcext:value-type="float">
            <text:p>(1,920)</text:p>
          </table:table-cell>
          <table:table-cell office:value-type="float" office:value="-1924" calcext:value-type="float">
            <text:p>(1,924)</text:p>
          </table:table-cell>
          <table:table-cell office:value-type="float" office:value="-1854" calcext:value-type="float">
            <text:p>(1,854)</text:p>
          </table:table-cell>
          <table:table-cell office:value-type="float" office:value="-2415" calcext:value-type="float">
            <text:p>(2,415)</text:p>
          </table:table-cell>
          <table:table-cell office:value-type="float" office:value="-1824" calcext:value-type="float">
            <text:p>(1,824)</text:p>
          </table:table-cell>
          <table:table-cell office:value-type="float" office:value="-1670" calcext:value-type="float">
            <text:p>(1,670)</text:p>
          </table:table-cell>
          <table:table-cell office:value-type="float" office:value="419" calcext:value-type="float">
            <text:p>419</text:p>
          </table:table-cell>
          <table:table-cell office:value-type="float" office:value="-3157" calcext:value-type="float">
            <text:p>(3,157)</text:p>
          </table:table-cell>
          <table:table-cell office:value-type="float" office:value="-1071" calcext:value-type="float">
            <text:p>(1,071)</text:p>
          </table:table-cell>
          <table:table-cell office:value-type="float" office:value="-1448" calcext:value-type="float">
            <text:p>(1,448)</text:p>
          </table:table-cell>
          <table:table-cell office:value-type="float" office:value="-1152" calcext:value-type="float">
            <text:p>(1,152)</text:p>
          </table:table-cell>
          <table:table-cell office:value-type="float" office:value="-444" calcext:value-type="float">
            <text:p>(444)</text:p>
          </table:table-cell>
          <table:table-cell office:value-type="float" office:value="8726" calcext:value-type="float">
            <text:p>8,726</text:p>
          </table:table-cell>
          <table:table-cell office:value-type="float" office:value="1218" calcext:value-type="float">
            <text:p>1,218</text:p>
          </table:table-cell>
          <table:table-cell table:number-columns-repeated="11"/>
          <table:table-cell office:value-type="float" office:value="1390" calcext:value-type="float">
            <text:p>1,390</text:p>
          </table:table-cell>
          <table:table-cell office:value-type="float" office:value="1808" calcext:value-type="float">
            <text:p>1,808</text:p>
          </table:table-cell>
          <table:table-cell table:formula="of:=SUM([.B80:.E80])" office:value-type="float" office:value="-8081" calcext:value-type="float">
            <text:p>(8,081)</text:p>
          </table:table-cell>
          <table:table-cell table:formula="of:=SUM([.F80:.I80])" office:value-type="float" office:value="-7763" calcext:value-type="float">
            <text:p>(7,763)</text:p>
          </table:table-cell>
          <table:table-cell table:formula="of:=SUM([.J80:.M80])" office:value-type="float" office:value="-5257" calcext:value-type="float">
            <text:p>(5,257)</text:p>
          </table:table-cell>
          <table:table-cell table:formula="of:=SUM([.N80:.Q80])" office:value-type="float" office:value="8348" calcext:value-type="float">
            <text:p>8,348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Loss on debt</text:p>
          </table:table-cell>
          <table:table-cell office:value-type="float" office:value="1437" calcext:value-type="float">
            <text:p>1,437</text:p>
          </table:table-cell>
          <table:table-cell office:value-type="float" office:value="1041" calcext:value-type="float">
            <text:p>1,041</text:p>
          </table:table-cell>
          <table:table-cell office:value-type="float" office:value="1378" calcext:value-type="float">
            <text:p>1,378</text:p>
          </table:table-cell>
          <table:table-cell office:value-type="float" office:value="1663" calcext:value-type="float">
            <text:p>1,663</text:p>
          </table:table-cell>
          <table:table-cell office:value-type="float" office:value="-84" calcext:value-type="float">
            <text:p>(84)</text:p>
          </table:table-cell>
          <table:table-cell office:value-type="float" office:value="509" calcext:value-type="float">
            <text:p>509</text:p>
          </table:table-cell>
          <table:table-cell office:value-type="float" office:value="869" calcext:value-type="float">
            <text:p>869</text:p>
          </table:table-cell>
          <table:table-cell office:value-type="float" office:value="-471" calcext:value-type="float">
            <text:p>(471)</text:p>
          </table:table-cell>
          <table:table-cell office:value-type="float" office:value="-1781" calcext:value-type="float">
            <text:p>(1,781)</text:p>
          </table:table-cell>
          <table:table-cell office:value-type="float" office:value="1024" calcext:value-type="float">
            <text:p>1,024</text:p>
          </table:table-cell>
          <table:table-cell office:value-type="float" office:value="-1981" calcext:value-type="float">
            <text:p>(1,981)</text:p>
          </table:table-cell>
          <table:table-cell office:value-type="float" office:value="67" calcext:value-type="float">
            <text:p>67</text:p>
          </table:table-cell>
          <table:table-cell office:value-type="float" office:value="-9960" calcext:value-type="float">
            <text:p>(9,960)</text:p>
          </table:table-cell>
          <table:table-cell office:value-type="float" office:value="-1451" calcext:value-type="float">
            <text:p>(1,451)</text:p>
          </table:table-cell>
          <table:table-cell office:value-type="float" office:value="-10855" calcext:value-type="float">
            <text:p>(10,855)</text:p>
          </table:table-cell>
          <table:table-cell office:value-type="float" office:value="-2354" calcext:value-type="float">
            <text:p>(2,354)</text:p>
          </table:table-cell>
          <table:table-cell table:number-columns-repeated="11"/>
          <table:table-cell office:value-type="float" office:value="-6317" calcext:value-type="float">
            <text:p>(6,317)</text:p>
          </table:table-cell>
          <table:table-cell office:value-type="float" office:value="-12270" calcext:value-type="float">
            <text:p>(12,270)</text:p>
          </table:table-cell>
          <table:table-cell table:formula="of:=SUM([.B81:.E81])" office:value-type="float" office:value="5519" calcext:value-type="float">
            <text:p>5,519</text:p>
          </table:table-cell>
          <table:table-cell table:formula="of:=SUM([.F81:.I81])" office:value-type="float" office:value="823" calcext:value-type="float">
            <text:p>823</text:p>
          </table:table-cell>
          <table:table-cell table:formula="of:=SUM([.J81:.M81])" office:value-type="float" office:value="-2671" calcext:value-type="float">
            <text:p>(2,671)</text:p>
          </table:table-cell>
          <table:table-cell table:formula="of:=SUM([.N81:.Q81])" office:value-type="float" office:value="-24620" calcext:value-type="float">
            <text:p>(24,620)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Other 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float" office:value="1260" calcext:value-type="float">
            <text:p>1,260</text:p>
          </table:table-cell>
          <table:table-cell office:value-type="float" office:value="1104" calcext:value-type="float">
            <text:p>1,104</text:p>
          </table:table-cell>
          <table:table-cell office:value-type="float" office:value="97" calcext:value-type="float">
            <text:p>97</text:p>
          </table:table-cell>
          <table:table-cell office:value-type="float" office:value="891" calcext:value-type="float">
            <text:p>891</text:p>
          </table:table-cell>
          <table:table-cell office:value-type="float" office:value="1665" calcext:value-type="float">
            <text:p>1,665</text:p>
          </table:table-cell>
          <table:table-cell office:value-type="float" office:value="334" calcext:value-type="float">
            <text:p>334</text:p>
          </table:table-cell>
          <table:table-cell office:value-type="float" office:value="851" calcext:value-type="float">
            <text:p>851</text:p>
          </table:table-cell>
          <table:table-cell office:value-type="float" office:value="1407" calcext:value-type="float">
            <text:p>1,407</text:p>
          </table:table-cell>
          <table:table-cell office:value-type="float" office:value="827" calcext:value-type="float">
            <text:p>827</text:p>
          </table:table-cell>
          <table:table-cell office:value-type="float" office:value="481" calcext:value-type="float">
            <text:p>481</text:p>
          </table:table-cell>
          <table:table-cell office:value-type="float" office:value="560" calcext:value-type="float">
            <text:p>560</text:p>
          </table:table-cell>
          <table:table-cell office:value-type="float" office:value="-198" calcext:value-type="float">
            <text:p>(198)</text:p>
          </table:table-cell>
          <table:table-cell office:value-type="float" office:value="1265" calcext:value-type="float">
            <text:p>1,265</text:p>
          </table:table-cell>
          <table:table-cell table:number-columns-repeated="11"/>
          <table:table-cell office:value-type="float" office:value="1267" calcext:value-type="float">
            <text:p>1,267</text:p>
          </table:table-cell>
          <table:table-cell office:value-type="float" office:value="-213" calcext:value-type="float">
            <text:p>(213)</text:p>
          </table:table-cell>
          <table:table-cell table:formula="of:=SUM([.B82:.E82])" office:value-type="float" office:value="1629" calcext:value-type="float">
            <text:p>1,629</text:p>
          </table:table-cell>
          <table:table-cell table:formula="of:=SUM([.F82:.I82])" office:value-type="float" office:value="3757" calcext:value-type="float">
            <text:p>3,757</text:p>
          </table:table-cell>
          <table:table-cell table:formula="of:=SUM([.J82:.M82])" office:value-type="float" office:value="3419" calcext:value-type="float">
            <text:p>3,419</text:p>
          </table:table-cell>
          <table:table-cell table:formula="of:=SUM([.N82:.Q82])" office:value-type="float" office:value="2108" calcext:value-type="float">
            <text:p>2,108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4364" calcext:value-type="float">
            <text:p>4,364</text:p>
          </table:table-cell>
          <table:table-cell office:value-type="float" office:value="-1969" calcext:value-type="float">
            <text:p>(1,969)</text:p>
          </table:table-cell>
          <table:table-cell office:value-type="float" office:value="-97" calcext:value-type="float">
            <text:p>(97)</text:p>
          </table:table-cell>
          <table:table-cell office:value-type="float" office:value="-4615" calcext:value-type="float">
            <text:p>(4,615)</text:p>
          </table:table-cell>
          <table:table-cell office:value-type="float" office:value="4454" calcext:value-type="float">
            <text:p>4,454</text:p>
          </table:table-cell>
          <table:table-cell office:value-type="float" office:value="-2948" calcext:value-type="float">
            <text:p>(2,948)</text:p>
          </table:table-cell>
          <table:table-cell office:value-type="float" office:value="-2821" calcext:value-type="float">
            <text:p>(2,821)</text:p>
          </table:table-cell>
          <table:table-cell office:value-type="float" office:value="-6518" calcext:value-type="float">
            <text:p>(6,518)</text:p>
          </table:table-cell>
          <table:table-cell office:value-type="float" office:value="3167" calcext:value-type="float">
            <text:p>3,167</text:p>
          </table:table-cell>
          <table:table-cell office:value-type="float" office:value="-3057" calcext:value-type="float">
            <text:p>(3,057)</text:p>
          </table:table-cell>
          <table:table-cell office:value-type="float" office:value="-1431" calcext:value-type="float">
            <text:p>(1,431)</text:p>
          </table:table-cell>
          <table:table-cell office:value-type="float" office:value="-4570" calcext:value-type="float">
            <text:p>(4,570)</text:p>
          </table:table-cell>
          <table:table-cell office:value-type="float" office:value="1638" calcext:value-type="float">
            <text:p>1,638</text:p>
          </table:table-cell>
          <table:table-cell office:value-type="float" office:value="-2839" calcext:value-type="float">
            <text:p>(2,839)</text:p>
          </table:table-cell>
          <table:table-cell office:value-type="float" office:value="-2381" calcext:value-type="float">
            <text:p>(2,381)</text:p>
          </table:table-cell>
          <table:table-cell office:value-type="float" office:value="-4943" calcext:value-type="float">
            <text:p>(4,943)</text:p>
          </table:table-cell>
          <table:table-cell table:number-columns-repeated="11"/>
          <table:table-cell office:value-type="float" office:value="-6524" calcext:value-type="float">
            <text:p>(6,524)</text:p>
          </table:table-cell>
          <table:table-cell office:value-type="float" office:value="-9095" calcext:value-type="float">
            <text:p>(9,095)</text:p>
          </table:table-cell>
          <table:table-cell table:formula="of:=SUM([.B83:.E83])" office:value-type="float" office:value="-2317" calcext:value-type="float">
            <text:p>(2,317)</text:p>
          </table:table-cell>
          <table:table-cell table:formula="of:=SUM([.F83:.I83])" office:value-type="float" office:value="-7833" calcext:value-type="float">
            <text:p>(7,833)</text:p>
          </table:table-cell>
          <table:table-cell table:formula="of:=SUM([.J83:.M83])" office:value-type="float" office:value="-5891" calcext:value-type="float">
            <text:p>(5,891)</text:p>
          </table:table-cell>
          <table:table-cell table:formula="of:=SUM([.N83:.Q83])" office:value-type="float" office:value="-8525" calcext:value-type="float">
            <text:p>(8,525)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Income taxes</text:p>
          </table:table-cell>
          <table:table-cell office:value-type="float" office:value="3820" calcext:value-type="float">
            <text:p>3,820</text:p>
          </table:table-cell>
          <table:table-cell office:value-type="float" office:value="-4073" calcext:value-type="float">
            <text:p>(4,073)</text:p>
          </table:table-cell>
          <table:table-cell office:value-type="float" office:value="-609" calcext:value-type="float">
            <text:p>(609)</text:p>
          </table:table-cell>
          <table:table-cell office:value-type="float" office:value="1446" calcext:value-type="float">
            <text:p>1,446</text:p>
          </table:table-cell>
          <table:table-cell office:value-type="float" office:value="4069" calcext:value-type="float">
            <text:p>4,069</text:p>
          </table:table-cell>
          <table:table-cell office:value-type="float" office:value="4451" calcext:value-type="float">
            <text:p>4,451</text:p>
          </table:table-cell>
          <table:table-cell office:value-type="float" office:value="1872" calcext:value-type="float">
            <text:p>1,872</text:p>
          </table:table-cell>
          <table:table-cell office:value-type="float" office:value="-9869" calcext:value-type="float">
            <text:p>(9,869)</text:p>
          </table:table-cell>
          <table:table-cell office:value-type="float" office:value="3011" calcext:value-type="float">
            <text:p>3,011</text:p>
          </table:table-cell>
          <table:table-cell office:value-type="float" office:value="-3900" calcext:value-type="float">
            <text:p>(3,900)</text:p>
          </table:table-cell>
          <table:table-cell office:value-type="float" office:value="-1908" calcext:value-type="float">
            <text:p>(1,908)</text:p>
          </table:table-cell>
          <table:table-cell office:value-type="float" office:value="379" calcext:value-type="float">
            <text:p>379</text:p>
          </table:table-cell>
          <table:table-cell office:value-type="float" office:value="7197" calcext:value-type="float">
            <text:p>7,197</text:p>
          </table:table-cell>
          <table:table-cell office:value-type="float" office:value="-9631" calcext:value-type="float">
            <text:p>(9,631)</text:p>
          </table:table-cell>
          <table:table-cell office:value-type="float" office:value="-858" calcext:value-type="float">
            <text:p>(858)</text:p>
          </table:table-cell>
          <table:table-cell office:value-type="float" office:value="66" calcext:value-type="float">
            <text:p>66</text:p>
          </table:table-cell>
          <table:table-cell table:number-columns-repeated="11"/>
          <table:table-cell office:value-type="float" office:value="1209" calcext:value-type="float">
            <text:p>1,209</text:p>
          </table:table-cell>
          <table:table-cell office:value-type="float" office:value="-625" calcext:value-type="float">
            <text:p>(625)</text:p>
          </table:table-cell>
          <table:table-cell table:formula="of:=SUM([.B84:.E84])" office:value-type="float" office:value="584" calcext:value-type="float">
            <text:p>584</text:p>
          </table:table-cell>
          <table:table-cell table:formula="of:=SUM([.F84:.I84])" office:value-type="float" office:value="523" calcext:value-type="float">
            <text:p>523</text:p>
          </table:table-cell>
          <table:table-cell table:formula="of:=SUM([.J84:.M84])" office:value-type="float" office:value="-2418" calcext:value-type="float">
            <text:p>(2,418)</text:p>
          </table:table-cell>
          <table:table-cell table:formula="of:=SUM([.N84:.Q84])" office:value-type="float" office:value="-3226" calcext:value-type="float">
            <text:p>(3,226)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Other Assets</text:p>
          </table:table-cell>
          <table:table-cell office:value-type="float" office:value="-776" calcext:value-type="float">
            <text:p>(776)</text:p>
          </table:table-cell>
          <table:table-cell office:value-type="float" office:value="-845" calcext:value-type="float">
            <text:p>(845)</text:p>
          </table:table-cell>
          <table:table-cell office:value-type="float" office:value="-2647" calcext:value-type="float">
            <text:p>(2,647)</text:p>
          </table:table-cell>
          <table:table-cell office:value-type="float" office:value="-778" calcext:value-type="float">
            <text:p>(778)</text:p>
          </table:table-cell>
          <table:table-cell office:value-type="float" office:value="-746" calcext:value-type="float">
            <text:p>(746)</text:p>
          </table:table-cell>
          <table:table-cell office:value-type="float" office:value="-513" calcext:value-type="float">
            <text:p>(513)</text:p>
          </table:table-cell>
          <table:table-cell office:value-type="float" office:value="-1624" calcext:value-type="float">
            <text:p>(1,624)</text:p>
          </table:table-cell>
          <table:table-cell office:value-type="float" office:value="740" calcext:value-type="float">
            <text:p>740</text:p>
          </table:table-cell>
          <table:table-cell office:value-type="float" office:value="-1000" calcext:value-type="float">
            <text:p>(1,000)</text:p>
          </table:table-cell>
          <table:table-cell office:value-type="float" office:value="-532" calcext:value-type="float">
            <text:p>(532)</text:p>
          </table:table-cell>
          <table:table-cell office:value-type="float" office:value="-802" calcext:value-type="float">
            <text:p>(802)</text:p>
          </table:table-cell>
          <table:table-cell office:value-type="float" office:value="937" calcext:value-type="float">
            <text:p>937</text:p>
          </table:table-cell>
          <table:table-cell office:value-type="float" office:value="-1288" calcext:value-type="float">
            <text:p>(1,288)</text:p>
          </table:table-cell>
          <table:table-cell office:value-type="float" office:value="-1479" calcext:value-type="float">
            <text:p>(1,479)</text:p>
          </table:table-cell>
          <table:table-cell office:value-type="float" office:value="-1293" calcext:value-type="float">
            <text:p>(1,293)</text:p>
          </table:table-cell>
          <table:table-cell office:value-type="float" office:value="-482" calcext:value-type="float">
            <text:p>(482)</text:p>
          </table:table-cell>
          <table:table-cell table:number-columns-repeated="11"/>
          <table:table-cell office:value-type="float" office:value="-1330" calcext:value-type="float">
            <text:p>(1,330)</text:p>
          </table:table-cell>
          <table:table-cell office:value-type="float" office:value="-1846" calcext:value-type="float">
            <text:p>(1,846)</text:p>
          </table:table-cell>
          <table:table-cell table:formula="of:=SUM([.B85:.E85])" office:value-type="float" office:value="-5046" calcext:value-type="float">
            <text:p>(5,046)</text:p>
          </table:table-cell>
          <table:table-cell table:formula="of:=SUM([.F85:.I85])" office:value-type="float" office:value="-2143" calcext:value-type="float">
            <text:p>(2,143)</text:p>
          </table:table-cell>
          <table:table-cell table:formula="of:=SUM([.J85:.M85])" office:value-type="float" office:value="-1397" calcext:value-type="float">
            <text:p>(1,397)</text:p>
          </table:table-cell>
          <table:table-cell table:formula="of:=SUM([.N85:.Q85])" office:value-type="float" office:value="-4542" calcext:value-type="float">
            <text:p>(4,542)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-2373" calcext:value-type="float">
            <text:p>(2,373)</text:p>
          </table:table-cell>
          <table:table-cell office:value-type="float" office:value="1201" calcext:value-type="float">
            <text:p>1,201</text:p>
          </table:table-cell>
          <table:table-cell office:value-type="float" office:value="1907" calcext:value-type="float">
            <text:p>1,907</text:p>
          </table:table-cell>
          <table:table-cell office:value-type="float" office:value="-28" calcext:value-type="float">
            <text:p>(28)</text:p>
          </table:table-cell>
          <table:table-cell office:value-type="float" office:value="-1105" calcext:value-type="float">
            <text:p>(1,105)</text:p>
          </table:table-cell>
          <table:table-cell office:value-type="float" office:value="1119" calcext:value-type="float">
            <text:p>1,119</text:p>
          </table:table-cell>
          <table:table-cell office:value-type="float" office:value="223" calcext:value-type="float">
            <text:p>223</text:p>
          </table:table-cell>
          <table:table-cell office:value-type="float" office:value="427" calcext:value-type="float">
            <text:p>427</text:p>
          </table:table-cell>
          <table:table-cell office:value-type="float" office:value="-2124" calcext:value-type="float">
            <text:p>(2,124)</text:p>
          </table:table-cell>
          <table:table-cell office:value-type="float" office:value="1561" calcext:value-type="float">
            <text:p>1,561</text:p>
          </table:table-cell>
          <table:table-cell office:value-type="float" office:value="521" calcext:value-type="float">
            <text:p>521</text:p>
          </table:table-cell>
          <table:table-cell office:value-type="float" office:value="401" calcext:value-type="float">
            <text:p>401</text:p>
          </table:table-cell>
          <table:table-cell office:value-type="float" office:value="-880" calcext:value-type="float">
            <text:p>(880)</text:p>
          </table:table-cell>
          <table:table-cell office:value-type="float" office:value="553" calcext:value-type="float">
            <text:p>553</text:p>
          </table:table-cell>
          <table:table-cell office:value-type="float" office:value="-444" calcext:value-type="float">
            <text:p>(444)</text:p>
          </table:table-cell>
          <table:table-cell office:value-type="float" office:value="227" calcext:value-type="float">
            <text:p>227</text:p>
          </table:table-cell>
          <table:table-cell table:number-columns-repeated="11"/>
          <table:table-cell office:value-type="float" office:value="694" calcext:value-type="float">
            <text:p>694</text:p>
          </table:table-cell>
          <table:table-cell office:value-type="float" office:value="283" calcext:value-type="float">
            <text:p>283</text:p>
          </table:table-cell>
          <table:table-cell table:formula="of:=SUM([.B86:.E86])" office:value-type="float" office:value="707" calcext:value-type="float">
            <text:p>707</text:p>
          </table:table-cell>
          <table:table-cell table:formula="of:=SUM([.F86:.I86])" office:value-type="float" office:value="664" calcext:value-type="float">
            <text:p>664</text:p>
          </table:table-cell>
          <table:table-cell table:formula="of:=SUM([.J86:.M86])" office:value-type="float" office:value="359" calcext:value-type="float">
            <text:p>359</text:p>
          </table:table-cell>
          <table:table-cell table:formula="of:=SUM([.N86:.Q86])" office:value-type="float" office:value="-544" calcext:value-type="float">
            <text:p>(544)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Accr/E</text:p>
          </table:table-cell>
          <table:table-cell office:value-type="float" office:value="-3216" calcext:value-type="float">
            <text:p>(3,216)</text:p>
          </table:table-cell>
          <table:table-cell office:value-type="float" office:value="1497" calcext:value-type="float">
            <text:p>1,497</text:p>
          </table:table-cell>
          <table:table-cell office:value-type="float" office:value="2210" calcext:value-type="float">
            <text:p>2,210</text:p>
          </table:table-cell>
          <table:table-cell office:value-type="float" office:value="3424" calcext:value-type="float">
            <text:p>3,424</text:p>
          </table:table-cell>
          <table:table-cell office:value-type="float" office:value="-4496" calcext:value-type="float">
            <text:p>(4,496)</text:p>
          </table:table-cell>
          <table:table-cell office:value-type="float" office:value="459" calcext:value-type="float">
            <text:p>459</text:p>
          </table:table-cell>
          <table:table-cell office:value-type="float" office:value="3657" calcext:value-type="float">
            <text:p>3,657</text:p>
          </table:table-cell>
          <table:table-cell office:value-type="float" office:value="4317" calcext:value-type="float">
            <text:p>4,317</text:p>
          </table:table-cell>
          <table:table-cell office:value-type="float" office:value="-5054" calcext:value-type="float">
            <text:p>(5,054)</text:p>
          </table:table-cell>
          <table:table-cell office:value-type="float" office:value="-122" calcext:value-type="float">
            <text:p>(122)</text:p>
          </table:table-cell>
          <table:table-cell office:value-type="float" office:value="-1190" calcext:value-type="float">
            <text:p>(1,190)</text:p>
          </table:table-cell>
          <table:table-cell office:value-type="float" office:value="5205" calcext:value-type="float">
            <text:p>5,205</text:p>
          </table:table-cell>
          <table:table-cell office:value-type="float" office:value="-5045" calcext:value-type="float">
            <text:p>(5,045)</text:p>
          </table:table-cell>
          <table:table-cell office:value-type="float" office:value="3485" calcext:value-type="float">
            <text:p>3,485</text:p>
          </table:table-cell>
          <table:table-cell office:value-type="float" office:value="7759" calcext:value-type="float">
            <text:p>7,759</text:p>
          </table:table-cell>
          <table:table-cell office:value-type="float" office:value="7937" calcext:value-type="float">
            <text:p>7,937</text:p>
          </table:table-cell>
          <table:table-cell table:number-columns-repeated="11"/>
          <table:table-cell office:value-type="float" office:value="5504" calcext:value-type="float">
            <text:p>5,504</text:p>
          </table:table-cell>
          <table:table-cell office:value-type="float" office:value="7304" calcext:value-type="float">
            <text:p>7,304</text:p>
          </table:table-cell>
          <table:table-cell table:formula="of:=SUM([.B87:.E87])" office:value-type="float" office:value="3915" calcext:value-type="float">
            <text:p>3,915</text:p>
          </table:table-cell>
          <table:table-cell table:formula="of:=SUM([.F87:.I87])" office:value-type="float" office:value="3937" calcext:value-type="float">
            <text:p>3,937</text:p>
          </table:table-cell>
          <table:table-cell table:formula="of:=SUM([.J87:.M87])" office:value-type="float" office:value="-1161" calcext:value-type="float">
            <text:p>(1,161)</text:p>
          </table:table-cell>
          <table:table-cell table:formula="of:=SUM([.N87:.Q87])" office:value-type="float" office:value="14136" calcext:value-type="float">
            <text:p>14,136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Accr/R</text:p>
          </table:table-cell>
          <table:table-cell office:value-type="float" office:value="-828" calcext:value-type="float">
            <text:p>(828)</text:p>
          </table:table-cell>
          <table:table-cell office:value-type="float" office:value="-114" calcext:value-type="float">
            <text:p>(114)</text:p>
          </table:table-cell>
          <table:table-cell office:value-type="float" office:value="-80" calcext:value-type="float">
            <text:p>(80)</text:p>
          </table:table-cell>
          <table:table-cell office:value-type="float" office:value="577" calcext:value-type="float">
            <text:p>577</text:p>
          </table:table-cell>
          <table:table-cell office:value-type="float" office:value="-602" calcext:value-type="float">
            <text:p>(602)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office:value-type="float" office:value="797" calcext:value-type="float">
            <text:p>797</text:p>
          </table:table-cell>
          <table:table-cell office:value-type="float" office:value="-322" calcext:value-type="float">
            <text:p>(322)</text:p>
          </table:table-cell>
          <table:table-cell office:value-type="float" office:value="419" calcext:value-type="float">
            <text:p>419</text:p>
          </table:table-cell>
          <table:table-cell office:value-type="float" office:value="381" calcext:value-type="float">
            <text:p>381</text:p>
          </table:table-cell>
          <table:table-cell office:value-type="float" office:value="581" calcext:value-type="float">
            <text:p>581</text:p>
          </table:table-cell>
          <table:table-cell office:value-type="float" office:value="116" calcext:value-type="float">
            <text:p>116</text:p>
          </table:table-cell>
          <table:table-cell office:value-type="float" office:value="-335" calcext:value-type="float">
            <text:p>(335)</text:p>
          </table:table-cell>
          <table:table-cell office:value-type="float" office:value="319" calcext:value-type="float">
            <text:p>319</text:p>
          </table:table-cell>
          <table:table-cell office:value-type="float" office:value="799" calcext:value-type="float">
            <text:p>799</text:p>
          </table:table-cell>
          <table:table-cell table:number-columns-repeated="11"/>
          <table:table-cell office:value-type="float" office:value="1639" calcext:value-type="float">
            <text:p>1,639</text:p>
          </table:table-cell>
          <table:table-cell office:value-type="float" office:value="1682" calcext:value-type="float">
            <text:p>1,682</text:p>
          </table:table-cell>
          <table:table-cell table:formula="of:=SUM([.B88:.E88])" office:value-type="float" office:value="-445" calcext:value-type="float">
            <text:p>(445)</text:p>
          </table:table-cell>
          <table:table-cell table:formula="of:=SUM([.F88:.I88])" office:value-type="float" office:value="482" calcext:value-type="float">
            <text:p>482</text:p>
          </table:table-cell>
          <table:table-cell table:formula="of:=SUM([.J88:.M88])" office:value-type="float" office:value="1059" calcext:value-type="float">
            <text:p>1,059</text:p>
          </table:table-cell>
          <table:table-cell table:formula="of:=SUM([.N88:.Q88])" office:value-type="float" office:value="899" calcext:value-type="float">
            <text:p>899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D/R</text:p>
          </table:table-cell>
          <table:table-cell office:value-type="float" office:value="-94" calcext:value-type="float">
            <text:p>(94)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 office:value-type="float" office:value="-201" calcext:value-type="float">
            <text:p>(201)</text:p>
          </table:table-cell>
          <table:table-cell office:value-type="float" office:value="184" calcext:value-type="float">
            <text:p>184</text:p>
          </table:table-cell>
          <table:table-cell office:value-type="float" office:value="707" calcext:value-type="float">
            <text:p>707</text:p>
          </table:table-cell>
          <table:table-cell office:value-type="float" office:value="-165" calcext:value-type="float">
            <text:p>(165)</text:p>
          </table:table-cell>
          <table:table-cell office:value-type="float" office:value="-141" calcext:value-type="float">
            <text:p>(141)</text:p>
          </table:table-cell>
          <table:table-cell office:value-type="float" office:value="361" calcext:value-type="float">
            <text:p>361</text:p>
          </table:table-cell>
          <table:table-cell office:value-type="float" office:value="640" calcext:value-type="float">
            <text:p>640</text:p>
          </table:table-cell>
          <table:table-cell office:value-type="float" office:value="183" calcext:value-type="float">
            <text:p>183</text:p>
          </table:table-cell>
          <table:table-cell office:value-type="float" office:value="500" calcext:value-type="float">
            <text:p>500</text:p>
          </table:table-cell>
          <table:table-cell office:value-type="float" office:value="136" calcext:value-type="float">
            <text:p>136</text:p>
          </table:table-cell>
          <table:table-cell office:value-type="float" office:value="681" calcext:value-type="float">
            <text:p>681</text:p>
          </table:table-cell>
          <table:table-cell office:value-type="float" office:value="1103" calcext:value-type="float">
            <text:p>1,103</text:p>
          </table:table-cell>
          <table:table-cell table:number-columns-repeated="11"/>
          <table:table-cell office:value-type="float" office:value="635" calcext:value-type="float">
            <text:p>635</text:p>
          </table:table-cell>
          <table:table-cell office:value-type="float" office:value="774" calcext:value-type="float">
            <text:p>774</text:p>
          </table:table-cell>
          <table:table-cell table:formula="of:=SUM([.B89:.E89])" office:value-type="float" office:value="367" calcext:value-type="float">
            <text:p>367</text:p>
          </table:table-cell>
          <table:table-cell table:formula="of:=SUM([.F89:.I89])" office:value-type="float" office:value="525" calcext:value-type="float">
            <text:p>525</text:p>
          </table:table-cell>
          <table:table-cell table:formula="of:=SUM([.J89:.M89])" office:value-type="float" office:value="1043" calcext:value-type="float">
            <text:p>1,043</text:p>
          </table:table-cell>
          <table:table-cell table:formula="of:=SUM([.N89:.Q89])" office:value-type="float" office:value="2420" calcext:value-type="float">
            <text:p>2,420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77:.B89])" office:value-type="float" office:value="25106" calcext:value-type="float">
            <text:p>25,106</text:p>
          </table:table-cell>
          <table:table-cell table:formula="of:=SUM([.C77:.C89])" office:value-type="float" office:value="19422" calcext:value-type="float">
            <text:p>19,422</text:p>
          </table:table-cell>
          <table:table-cell table:formula="of:=SUM([.D77:.D89])" office:value-type="float" office:value="23353" calcext:value-type="float">
            <text:p>23,353</text:p>
          </table:table-cell>
          <table:table-cell table:formula="of:=SUM([.E77:.E89])" office:value-type="float" office:value="23614" calcext:value-type="float">
            <text:p>23,614</text:p>
          </table:table-cell>
          <table:table-cell table:formula="of:=SUM([.F77:.F89])" office:value-type="float" office:value="23509" calcext:value-type="float">
            <text:p>23,509</text:p>
          </table:table-cell>
          <table:table-cell table:formula="of:=SUM([.G77:.G89])" office:value-type="float" office:value="28666" calcext:value-type="float">
            <text:p>28,666</text:p>
          </table:table-cell>
          <table:table-cell table:formula="of:=SUM([.H77:.H89])" office:value-type="float" office:value="30656" calcext:value-type="float">
            <text:p>30,656</text:p>
          </table:table-cell>
          <table:table-cell table:formula="of:=SUM([.I77:.I89])" office:value-type="float" office:value="18915" calcext:value-type="float">
            <text:p>18,915</text:p>
          </table:table-cell>
          <table:table-cell table:formula="of:=SUM([.J77:.J89])" office:value-type="float" office:value="28848" calcext:value-type="float">
            <text:p>28,848</text:p>
          </table:table-cell>
          <table:table-cell table:formula="of:=SUM([.K77:.K89])" office:value-type="float" office:value="26640" calcext:value-type="float">
            <text:p>26,640</text:p>
          </table:table-cell>
          <table:table-cell table:formula="of:=SUM([.L77:.L89])" office:value-type="float" office:value="30698" calcext:value-type="float">
            <text:p>30,698</text:p>
          </table:table-cell>
          <table:table-cell table:formula="of:=SUM([.M77:.M89])" office:value-type="float" office:value="39113" calcext:value-type="float">
            <text:p>39,113</text:p>
          </table:table-cell>
          <table:table-cell table:formula="of:=SUM([.N77:.N89])" office:value-type="float" office:value="36150" calcext:value-type="float">
            <text:p>36,150</text:p>
          </table:table-cell>
          <table:table-cell table:formula="of:=SUM([.O77:.O89])" office:value-type="float" office:value="27747" calcext:value-type="float">
            <text:p>27,747</text:p>
          </table:table-cell>
          <table:table-cell table:formula="of:=SUM([.P77:.P89])" office:value-type="float" office:value="48414" calcext:value-type="float">
            <text:p>48,414</text:p>
          </table:table-cell>
          <table:table-cell table:formula="of:=SUM([.Q77:.Q89])" office:value-type="float" office:value="52402" calcext:value-type="float">
            <text:p>52,402</text:p>
          </table:table-cell>
          <table:table-cell table:number-columns-repeated="11"/>
          <table:table-cell table:formula="of:=SUM([.AC77:.AC89])" office:value-type="float" office:value="65124" calcext:value-type="float">
            <text:p>65,124</text:p>
          </table:table-cell>
          <table:table-cell table:formula="of:=SUM([.AD77:.AD89])" office:value-type="float" office:value="91652" calcext:value-type="float">
            <text:p>91,652</text:p>
          </table:table-cell>
          <table:table-cell table:formula="of:=SUM([.AE77:.AE89])" office:value-type="float" office:value="91495" calcext:value-type="float">
            <text:p>91,495</text:p>
          </table:table-cell>
          <table:table-cell table:formula="of:=SUM([.AF77:.AF89])" office:value-type="float" office:value="101746" calcext:value-type="float">
            <text:p>101,746</text:p>
          </table:table-cell>
          <table:table-cell table:formula="of:=SUM([.AG77:.AG89])" office:value-type="float" office:value="125299" calcext:value-type="float">
            <text:p>125,299</text:p>
          </table:table-cell>
          <table:table-cell table:formula="of:=SUM([.AH77:.AH89])" office:value-type="float" office:value="164713" calcext:value-type="float">
            <text:p>164,713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table:number-columns-repeated="118"/>
          <table:table-cell table:style-name="ce2" table:number-columns-repeated="16266"/>
        </table:table-row>
        <table:table-row table:style-name="ro1">
          <table:table-cell office:value-type="string" calcext:value-type="string">
            <text:p>Cap Ex</text:p>
          </table:table-cell>
          <table:table-cell office:value-type="float" office:value="9786" calcext:value-type="float">
            <text:p>9,786</text:p>
          </table:table-cell>
          <table:table-cell office:value-type="float" office:value="6828" calcext:value-type="float">
            <text:p>6,828</text:p>
          </table:table-cell>
          <table:table-cell office:value-type="float" office:value="7276" calcext:value-type="float">
            <text:p>7,276</text:p>
          </table:table-cell>
          <table:table-cell office:value-type="float" office:value="7595" calcext:value-type="float">
            <text:p>7,595</text:p>
          </table:table-cell>
          <table:table-cell office:value-type="float" office:value="6289" calcext:value-type="float">
            <text:p>6,289</text:p>
          </table:table-cell>
          <table:table-cell office:value-type="float" office:value="6888" calcext:value-type="float">
            <text:p>6,888</text:p>
          </table:table-cell>
          <table:table-cell office:value-type="float" office:value="8055" calcext:value-type="float">
            <text:p>8,055</text:p>
          </table:table-cell>
          <table:table-cell office:value-type="float" office:value="11019" calcext:value-type="float">
            <text:p>11,019</text:p>
          </table:table-cell>
          <table:table-cell office:value-type="float" office:value="12012" calcext:value-type="float">
            <text:p>12,012</text:p>
          </table:table-cell>
          <table:table-cell office:value-type="float" office:value="13186" calcext:value-type="float">
            <text:p>13,186</text:p>
          </table:table-cell>
          <table:table-cell office:value-type="float" office:value="13061" calcext:value-type="float">
            <text:p>13,061</text:p>
          </table:table-cell>
          <table:table-cell office:value-type="float" office:value="14276" calcext:value-type="float">
            <text:p>14,276</text:p>
          </table:table-cell>
          <table:table-cell office:value-type="float" office:value="17197" calcext:value-type="float">
            <text:p>17,197</text:p>
          </table:table-cell>
          <table:table-cell office:value-type="float" office:value="22446" calcext:value-type="float">
            <text:p>22,446</text:p>
          </table:table-cell>
          <table:table-cell office:value-type="float" office:value="23953" calcext:value-type="float">
            <text:p>23,953</text:p>
          </table:table-cell>
          <table:table-cell office:value-type="float" office:value="27851" calcext:value-type="float">
            <text:p>27,851</text:p>
          </table:table-cell>
          <table:table-cell table:number-columns-repeated="11"/>
          <table:table-cell office:value-type="float" office:value="22281" calcext:value-type="float">
            <text:p>22,281</text:p>
          </table:table-cell>
          <table:table-cell office:value-type="float" office:value="24640" calcext:value-type="float">
            <text:p>24,640</text:p>
          </table:table-cell>
          <table:table-cell table:formula="of:=SUM([.B92:.E92])" office:value-type="float" office:value="31485" calcext:value-type="float">
            <text:p>31,485</text:p>
          </table:table-cell>
          <table:table-cell table:formula="of:=SUM([.F92:.I92])" office:value-type="float" office:value="32251" calcext:value-type="float">
            <text:p>32,251</text:p>
          </table:table-cell>
          <table:table-cell table:formula="of:=SUM([.J92:.M92])" office:value-type="float" office:value="52535" calcext:value-type="float">
            <text:p>52,535</text:p>
          </table:table-cell>
          <table:table-cell table:formula="of:=SUM([.N92:.Q92])" office:value-type="float" office:value="91447" calcext:value-type="float">
            <text:p>91,447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table:style-name="ce18" office:value-type="string" calcext:value-type="string">
            <text:p>FCF</text:p>
          </table:table-cell>
          <table:table-cell table:style-name="ce18" table:formula="of:=+[.B90]-[.B92]" office:value-type="float" office:value="15320" calcext:value-type="float">
            <text:p>15,320</text:p>
          </table:table-cell>
          <table:table-cell table:style-name="ce18" table:formula="of:=+[.C90]-[.C92]" office:value-type="float" office:value="12594" calcext:value-type="float">
            <text:p>12,594</text:p>
          </table:table-cell>
          <table:table-cell table:style-name="ce18" table:formula="of:=+[.D90]-[.D92]" office:value-type="float" office:value="16077" calcext:value-type="float">
            <text:p>16,077</text:p>
          </table:table-cell>
          <table:table-cell table:style-name="ce18" table:formula="of:=+[.E90]-[.E92]" office:value-type="float" office:value="16019" calcext:value-type="float">
            <text:p>16,019</text:p>
          </table:table-cell>
          <table:table-cell table:style-name="ce18" table:formula="of:=+[.F90]-[.F92]" office:value-type="float" office:value="17220" calcext:value-type="float">
            <text:p>17,220</text:p>
          </table:table-cell>
          <table:table-cell table:style-name="ce18" table:formula="of:=+[.G90]-[.G92]" office:value-type="float" office:value="21778" calcext:value-type="float">
            <text:p>21,778</text:p>
          </table:table-cell>
          <table:table-cell table:style-name="ce18" table:formula="of:=+[.H90]-[.H92]" office:value-type="float" office:value="22601" calcext:value-type="float">
            <text:p>22,601</text:p>
          </table:table-cell>
          <table:table-cell table:style-name="ce18" table:formula="of:=+[.I90]-[.I92]" office:value-type="float" office:value="7896" calcext:value-type="float">
            <text:p>7,896</text:p>
          </table:table-cell>
          <table:table-cell table:style-name="ce18" table:formula="of:=+[.J90]-[.J92]" office:value-type="float" office:value="16836" calcext:value-type="float">
            <text:p>16,836</text:p>
          </table:table-cell>
          <table:table-cell table:style-name="ce18" table:formula="of:=+[.K90]-[.K92]" office:value-type="float" office:value="13454" calcext:value-type="float">
            <text:p>13,454</text:p>
          </table:table-cell>
          <table:table-cell table:style-name="ce18" table:formula="of:=+[.L90]-[.L92]" office:value-type="float" office:value="17637" calcext:value-type="float">
            <text:p>17,637</text:p>
          </table:table-cell>
          <table:table-cell table:style-name="ce18" table:formula="of:=+[.M90]-[.M92]" office:value-type="float" office:value="24837" calcext:value-type="float">
            <text:p>24,837</text:p>
          </table:table-cell>
          <table:table-cell table:style-name="ce18" table:formula="of:=+[.N90]-[.N92]" office:value-type="float" office:value="18953" calcext:value-type="float">
            <text:p>18,953</text:p>
          </table:table-cell>
          <table:table-cell table:style-name="ce18" table:formula="of:=+[.O90]-[.O92]" office:value-type="float" office:value="5301" calcext:value-type="float">
            <text:p>5,301</text:p>
          </table:table-cell>
          <table:table-cell table:style-name="ce18" table:formula="of:=+[.P90]-[.P92]" office:value-type="float" office:value="24461" calcext:value-type="float">
            <text:p>24,461</text:p>
          </table:table-cell>
          <table:table-cell table:style-name="ce18" table:formula="of:=+[.Q90]-[.Q92]" office:value-type="float" office:value="24551" calcext:value-type="float">
            <text:p>24,551</text:p>
          </table:table-cell>
          <table:table-cell table:style-name="ce18" table:number-columns-repeated="11"/>
          <table:table-cell table:style-name="ce18" table:formula="of:=+[.AC90]-[.AC92]" office:value-type="float" office:value="42843" calcext:value-type="float">
            <text:p>42,843</text:p>
          </table:table-cell>
          <table:table-cell table:style-name="ce18" table:formula="of:=+[.AD90]-[.AD92]" office:value-type="float" office:value="67012" calcext:value-type="float">
            <text:p>67,012</text:p>
          </table:table-cell>
          <table:table-cell table:style-name="ce18" table:formula="of:=+[.AE90]-[.AE92]" office:value-type="float" office:value="60010" calcext:value-type="float">
            <text:p>60,010</text:p>
          </table:table-cell>
          <table:table-cell table:style-name="ce18" table:formula="of:=+[.AF90]-[.AF92]" office:value-type="float" office:value="69495" calcext:value-type="float">
            <text:p>69,495</text:p>
          </table:table-cell>
          <table:table-cell table:style-name="ce18" table:formula="of:=+[.AG90]-[.AG92]" office:value-type="float" office:value="72764" calcext:value-type="float">
            <text:p>72,764</text:p>
          </table:table-cell>
          <table:table-cell table:style-name="ce18" table:formula="of:=+[.AH90]-[.AH92]" office:value-type="float" office:value="73266" calcext:value-type="float">
            <text:p>73,266</text:p>
          </table:table-cell>
          <table:table-cell table:style-name="ce18" table:number-columns-repeated="11"/>
          <table:table-cell table:style-name="ce14" table:number-columns-repeated="4"/>
          <table:table-cell table:style-name="ce18" table:number-columns-repeated="16335"/>
        </table:table-row>
        <table:table-row table:style-name="ro1">
          <table:table-cell table:style-name="ce12" office:value-type="string" calcext:value-type="string">
            <text:p>FCF Y/Y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12" table:formula="of:=[.F93]/[.B93]-1" office:value-type="float" office:value="0.124020887728459" calcext:value-type="float">
            <text:p>12.40%</text:p>
          </table:table-cell>
          <table:table-cell table:style-name="ce12" table:formula="of:=[.G93]/[.C93]-1" office:value-type="float" office:value="0.729236144195649" calcext:value-type="float">
            <text:p>72.92%</text:p>
          </table:table-cell>
          <table:table-cell table:style-name="ce12" table:formula="of:=[.H93]/[.D93]-1" office:value-type="float" office:value="0.405797101449275" calcext:value-type="float">
            <text:p>40.58%</text:p>
          </table:table-cell>
          <table:table-cell table:style-name="ce12" table:formula="of:=[.I93]/[.E93]-1" office:value-type="float" office:value="-0.507085336163306" calcext:value-type="float">
            <text:p>(50.71%)</text:p>
          </table:table-cell>
          <table:table-cell table:style-name="ce12" table:formula="of:=[.J93]/[.F93]-1" office:value-type="float" office:value="-0.0222996515679442" calcext:value-type="float">
            <text:p>(2.23%)</text:p>
          </table:table-cell>
          <table:table-cell table:style-name="ce12" table:formula="of:=[.K93]/[.G93]-1" office:value-type="float" office:value="-0.382220589585821" calcext:value-type="float">
            <text:p>(38.22%)</text:p>
          </table:table-cell>
          <table:table-cell table:style-name="ce12" table:formula="of:=[.L93]/[.H93]-1" office:value-type="float" office:value="-0.219636299278793" calcext:value-type="float">
            <text:p>(21.96%)</text:p>
          </table:table-cell>
          <table:table-cell table:style-name="ce12" table:formula="of:=[.M93]/[.I93]-1" office:value-type="float" office:value="2.14551671732523" calcext:value-type="float">
            <text:p>214.55%</text:p>
          </table:table-cell>
          <table:table-cell table:style-name="ce12" table:formula="of:=[.N93]/[.J93]-1" office:value-type="float" office:value="0.125742456640532" calcext:value-type="float">
            <text:p>12.57%</text:p>
          </table:table-cell>
          <table:table-cell table:style-name="ce12" table:formula="of:=[.O93]/[.K93]-1" office:value-type="float" office:value="-0.605990783410138" calcext:value-type="float">
            <text:p>(60.60%)</text:p>
          </table:table-cell>
          <table:table-cell table:style-name="ce12" table:formula="of:=[.P93]/[.L93]-1" office:value-type="float" office:value="0.386913874241651" calcext:value-type="float">
            <text:p>38.69%</text:p>
          </table:table-cell>
          <table:table-cell table:style-name="ce12" table:formula="of:=[.Q93]/[.M93]-1" office:value-type="float" office:value="-0.0115150783105851" calcext:value-type="float">
            <text:p>(1.15%)</text:p>
          </table:table-cell>
          <table:table-cell table:style-name="ce12" table:number-columns-repeated="12"/>
          <table:table-cell table:style-name="ce12" table:formula="of:=[.AD93]/[.AC93]-1" office:value-type="float" office:value="0.564129496067036" calcext:value-type="float">
            <text:p>56.41%</text:p>
          </table:table-cell>
          <table:table-cell table:style-name="ce12" table:formula="of:=[.AE93]/[.AD93]-1" office:value-type="float" office:value="-0.104488748283889" calcext:value-type="float">
            <text:p>(10.45%)</text:p>
          </table:table-cell>
          <table:table-cell table:style-name="ce12" table:formula="of:=[.AF93]/[.AE93]-1" office:value-type="float" office:value="0.158056990501583" calcext:value-type="float">
            <text:p>15.81%</text:p>
          </table:table-cell>
          <table:table-cell table:style-name="ce12" table:formula="of:=[.AG93]/[.AF93]-1" office:value-type="float" office:value="0.0470393553493058" calcext:value-type="float">
            <text:p>4.70%</text:p>
          </table:table-cell>
          <table:table-cell table:style-name="ce12" table:formula="of:=[.AH93]/[.AG93]-1" office:value-type="float" office:value="0.00689901599692155" calcext:value-type="float">
            <text:p>0.69%</text:p>
          </table:table-cell>
          <table:table-cell table:style-name="ce12" table:number-columns-repeated="16350"/>
        </table:table-row>
        <table:table-row table:style-name="ro1">
          <table:table-cell table:style-name="ce27" office:value-type="string" calcext:value-type="string">
            <text:p>CapEx Y/Y</text:p>
          </table:table-cell>
          <table:table-cell table:number-columns-repeated="4" table:style-name="ce10" office:value-type="float" office:value="0" calcext:value-type="float">
            <text:p>-</text:p>
          </table:table-cell>
          <table:table-cell table:style-name="ce27" table:formula="of:=[.F92]/[.B92]-1" office:value-type="float" office:value="-0.357347230737789" calcext:value-type="float">
            <text:p>(35.73%)</text:p>
          </table:table-cell>
          <table:table-cell table:style-name="ce27" table:formula="of:=[.G92]/[.C92]-1" office:value-type="float" office:value="0.00878734622144117" calcext:value-type="float">
            <text:p>0.88%</text:p>
          </table:table-cell>
          <table:table-cell table:style-name="ce27" table:formula="of:=[.H92]/[.D92]-1" office:value-type="float" office:value="0.107064321055525" calcext:value-type="float">
            <text:p>10.71%</text:p>
          </table:table-cell>
          <table:table-cell table:style-name="ce27" table:formula="of:=[.I92]/[.E92]-1" office:value-type="float" office:value="0.450822909809085" calcext:value-type="float">
            <text:p>45.08%</text:p>
          </table:table-cell>
          <table:table-cell table:style-name="ce27" table:formula="of:=[.J92]/[.F92]-1" office:value-type="float" office:value="0.910001590077914" calcext:value-type="float">
            <text:p>91.00%</text:p>
          </table:table-cell>
          <table:table-cell table:style-name="ce27" table:formula="of:=[.K92]/[.G92]-1" office:value-type="float" office:value="0.914343786295006" calcext:value-type="float">
            <text:p>91.43%</text:p>
          </table:table-cell>
          <table:table-cell table:style-name="ce27" table:formula="of:=[.L92]/[.H92]-1" office:value-type="float" office:value="0.621477343265053" calcext:value-type="float">
            <text:p>62.15%</text:p>
          </table:table-cell>
          <table:table-cell table:style-name="ce27" table:formula="of:=[.M92]/[.I92]-1" office:value-type="float" office:value="0.295580361194301" calcext:value-type="float">
            <text:p>29.56%</text:p>
          </table:table-cell>
          <table:table-cell table:style-name="ce27" table:formula="of:=[.N92]/[.J92]-1" office:value-type="float" office:value="0.431651681651682" calcext:value-type="float">
            <text:p>43.17%</text:p>
          </table:table-cell>
          <table:table-cell table:style-name="ce27" table:formula="of:=[.O92]/[.K92]-1" office:value-type="float" office:value="0.702259972698316" calcext:value-type="float">
            <text:p>70.23%</text:p>
          </table:table-cell>
          <table:table-cell table:style-name="ce27" table:formula="of:=[.P92]/[.L92]-1" office:value-type="float" office:value="0.833933083224868" calcext:value-type="float">
            <text:p>83.39%</text:p>
          </table:table-cell>
          <table:table-cell table:style-name="ce27" table:formula="of:=[.Q92]/[.M92]-1" office:value-type="float" office:value="0.950896609694592" calcext:value-type="float">
            <text:p>95.09%</text:p>
          </table:table-cell>
          <table:table-cell table:style-name="ce27" table:number-columns-repeated="12"/>
          <table:table-cell table:style-name="ce27" table:formula="of:=[.AD92]/[.AC92]-1" office:value-type="float" office:value="0.105874960728872" calcext:value-type="float">
            <text:p>10.59%</text:p>
          </table:table-cell>
          <table:table-cell table:style-name="ce27" table:formula="of:=[.AE92]/[.AD92]-1" office:value-type="float" office:value="0.277800324675325" calcext:value-type="float">
            <text:p>27.78%</text:p>
          </table:table-cell>
          <table:table-cell table:style-name="ce27" table:formula="of:=[.AF92]/[.AE92]-1" office:value-type="float" office:value="0.0243290455772591" calcext:value-type="float">
            <text:p>2.43%</text:p>
          </table:table-cell>
          <table:table-cell table:style-name="ce27" table:formula="of:=[.AG92]/[.AF92]-1" office:value-type="float" office:value="0.628941738240675" calcext:value-type="float">
            <text:p>62.89%</text:p>
          </table:table-cell>
          <table:table-cell table:style-name="ce27" table:formula="of:=[.AH92]/[.AG92]-1" office:value-type="float" office:value="0.740687160940326" calcext:value-type="float">
            <text:p>74.07%</text:p>
          </table:table-cell>
          <table:table-cell table:style-name="ce27" table:number-columns-repeated="16350"/>
        </table:table-row>
        <table:table-row table:style-name="ro1">
          <table:table-cell table:style-name="ce12" table:number-columns-repeated="16384"/>
        </table:table-row>
        <table:table-row table:style-name="ro1">
          <table:table-cell table:number-columns-repeated="118"/>
          <table:table-cell table:style-name="ce2" table:number-columns-repeated="16266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63906" calcext:value-type="float">
            <text:p>163,906</text:p>
          </table:table-cell>
          <table:table-cell office:value-type="float" office:value="174014" calcext:value-type="float">
            <text:p>174,014</text:p>
          </table:table-cell>
          <table:table-cell office:value-type="float" office:value="186779" calcext:value-type="float">
            <text:p>186,779</text:p>
          </table:table-cell>
          <table:table-cell office:value-type="float" office:value="190234" calcext:value-type="float">
            <text:p>190,234</text:p>
          </table:table-cell>
          <table:table-cell office:value-type="float" office:value="190711" calcext:value-type="float">
            <text:p>190,711</text:p>
          </table:table-cell>
          <table:table-cell office:value-type="float" office:value="181798" calcext:value-type="float">
            <text:p>181,798</text:p>
          </table:table-cell>
          <table:table-cell office:value-type="float" office:value="182381" calcext:value-type="float">
            <text:p>182,381</text:p>
          </table:table-cell>
          <table:table-cell office:value-type="float" office:value="182502" calcext:value-type="float">
            <text:p>182,502</text:p>
          </table:table-cell>
          <table:table-cell office:value-type="float" office:value="180895" calcext:value-type="float">
            <text:p>180,895</text:p>
          </table:table-cell>
          <table:table-cell office:value-type="float" office:value="179582" calcext:value-type="float">
            <text:p>179,582</text:p>
          </table:table-cell>
          <table:table-cell office:value-type="float" office:value="181269" calcext:value-type="float">
            <text:p>181,269</text:p>
          </table:table-cell>
          <table:table-cell office:value-type="float" office:value="183323" calcext:value-type="float">
            <text:p>183,323</text:p>
          </table:table-cell>
          <table:table-cell office:value-type="float" office:value="185719" calcext:value-type="float">
            <text:p>185,719</text:p>
          </table:table-cell>
          <table:table-cell office:value-type="float" office:value="187103" calcext:value-type="float">
            <text:p>187,103</text:p>
          </table:table-cell>
          <table:table-cell office:value-type="float" office:value="190167" calcext:value-type="float">
            <text:p>190,167</text:p>
          </table:table-cell>
          <table:table-cell office:value-type="float" office:value="190820" calcext:value-type="float">
            <text:p>190,820</text:p>
          </table:table-cell>
          <table:table-cell table:number-columns-repeated="11"/>
          <table:table-cell office:value-type="float" office:value="135301" calcext:value-type="float">
            <text:p>135,301</text:p>
          </table:table-cell>
          <table:table-cell office:value-type="float" office:value="156500" calcext:value-type="float">
            <text:p>156,500</text:p>
          </table:table-cell>
          <table:table-cell office:value-type="float" office:value="190234" calcext:value-type="float">
            <text:p>190,234</text:p>
          </table:table-cell>
          <table:table-cell office:value-type="float" office:value="182502" calcext:value-type="float">
            <text:p>182,502</text:p>
          </table:table-cell>
          <table:table-cell office:value-type="float" office:value="183323" calcext:value-type="float">
            <text:p>183,323</text:p>
          </table:table-cell>
          <table:table-cell office:value-type="float" office:value="190820" calcext:value-type="float">
            <text:p>190,820</text:p>
          </table:table-cell>
          <table:table-cell table:number-columns-repeated="84"/>
          <table:table-cell table:style-name="ce2" table:number-columns-repeated="16266"/>
        </table:table-row>
        <table:table-row table:style-name="ro1">
          <table:table-cell table:style-name="ce28" office:value-type="string" calcext:value-type="string">
            <text:p>Employees / FCF</text:p>
          </table:table-cell>
          <table:table-cell table:style-name="ce28" table:formula="of:=[.B98]/[.B93]" office:value-type="float" office:value="10.6988250652742" calcext:value-type="float">
            <text:p>10.70</text:p>
          </table:table-cell>
          <table:table-cell table:style-name="ce28" table:formula="of:=[.C98]/[.C93]" office:value-type="float" office:value="13.8172145466095" calcext:value-type="float">
            <text:p>13.82</text:p>
          </table:table-cell>
          <table:table-cell table:style-name="ce28" table:formula="of:=[.D98]/[.D93]" office:value-type="float" office:value="11.6177769484357" calcext:value-type="float">
            <text:p>11.62</text:p>
          </table:table-cell>
          <table:table-cell table:style-name="ce28" table:formula="of:=[.E98]/[.E93]" office:value-type="float" office:value="11.8755228166552" calcext:value-type="float">
            <text:p>11.88</text:p>
          </table:table-cell>
          <table:table-cell table:style-name="ce28" table:formula="of:=[.F98]/[.F93]" office:value-type="float" office:value="11.0749709639954" calcext:value-type="float">
            <text:p>11.07</text:p>
          </table:table-cell>
          <table:table-cell table:style-name="ce28" table:formula="of:=[.G98]/[.G93]" office:value-type="float" office:value="8.34778216548811" calcext:value-type="float">
            <text:p>8.35</text:p>
          </table:table-cell>
          <table:table-cell table:style-name="ce28" table:formula="of:=[.H98]/[.H93]" office:value-type="float" office:value="8.06959869032344" calcext:value-type="float">
            <text:p>8.07</text:p>
          </table:table-cell>
          <table:table-cell table:style-name="ce28" table:formula="of:=[.I98]/[.I93]" office:value-type="float" office:value="23.1132218844985" calcext:value-type="float">
            <text:p>23.11</text:p>
          </table:table-cell>
          <table:table-cell table:style-name="ce28" table:formula="of:=[.J98]/[.J93]" office:value-type="float" office:value="10.7445355191257" calcext:value-type="float">
            <text:p>10.74</text:p>
          </table:table-cell>
          <table:table-cell table:style-name="ce28" table:formula="of:=[.K98]/[.K93]" office:value-type="float" office:value="13.3478519399435" calcext:value-type="float">
            <text:p>13.35</text:p>
          </table:table-cell>
          <table:table-cell table:style-name="ce28" table:formula="of:=[.L98]/[.L93]" office:value-type="float" office:value="10.2777683279469" calcext:value-type="float">
            <text:p>10.28</text:p>
          </table:table-cell>
          <table:table-cell table:style-name="ce28" table:formula="of:=[.M98]/[.M93]" office:value-type="float" office:value="7.38104440955027" calcext:value-type="float">
            <text:p>7.38</text:p>
          </table:table-cell>
          <table:table-cell table:style-name="ce28" table:formula="of:=[.N98]/[.N93]" office:value-type="float" office:value="9.79892365324751" calcext:value-type="float">
            <text:p>9.80</text:p>
          </table:table-cell>
          <table:table-cell table:style-name="ce28" table:formula="of:=[.O98]/[.O93]" office:value-type="float" office:value="35.2957932465573" calcext:value-type="float">
            <text:p>35.30</text:p>
          </table:table-cell>
          <table:table-cell table:style-name="ce28" table:formula="of:=[.P98]/[.P93]" office:value-type="float" office:value="7.77429377376232" calcext:value-type="float">
            <text:p>7.77</text:p>
          </table:table-cell>
          <table:table-cell table:style-name="ce28" table:formula="of:=[.Q98]/[.Q93]" office:value-type="float" office:value="7.77239216325201" calcext:value-type="float">
            <text:p>7.77</text:p>
          </table:table-cell>
          <table:table-cell table:style-name="ce28" table:number-columns-repeated="11"/>
          <table:table-cell table:style-name="ce28" table:formula="of:=[.AC98]/[.AC93]" office:value-type="float" office:value="3.15806549494667" calcext:value-type="float">
            <text:p>3.16</text:p>
          </table:table-cell>
          <table:table-cell table:style-name="ce28" table:formula="of:=[.AD98]/[.AD93]" office:value-type="float" office:value="2.33540261445711" calcext:value-type="float">
            <text:p>2.34</text:p>
          </table:table-cell>
          <table:table-cell table:style-name="ce28" table:formula="of:=[.AE98]/[.AE93]" office:value-type="float" office:value="3.17003832694551" calcext:value-type="float">
            <text:p>3.17</text:p>
          </table:table-cell>
          <table:table-cell table:style-name="ce28" table:formula="of:=[.AF98]/[.AF93]" office:value-type="float" office:value="2.62611698683359" calcext:value-type="float">
            <text:p>2.63</text:p>
          </table:table-cell>
          <table:table-cell table:style-name="ce28" table:formula="of:=[.AG98]/[.AG93]" office:value-type="float" office:value="2.51941894343357" calcext:value-type="float">
            <text:p>2.52</text:p>
          </table:table-cell>
          <table:table-cell table:style-name="ce28" table:formula="of:=[.AH98]/[.AH93]" office:value-type="float" office:value="2.60448229738214" calcext:value-type="float">
            <text:p>2.60</text:p>
          </table:table-cell>
          <table:table-cell table:style-name="ce28" table:number-columns-repeated="16350"/>
        </table:table-row>
        <table:table-row table:style-name="ro1" table:number-rows-repeated="1048476">
          <table:table-cell table:number-columns-repeated="118"/>
          <table:table-cell table:style-name="ce2" table:number-columns-repeated="16266"/>
        </table:table-row>
        <table:table-row table:style-name="ro1">
          <table:table-cell table:number-columns-repeated="118"/>
          <table:table-cell table:style-name="ce2" table:number-columns-repeated="162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percentage-style style:name="N134P0" style:volatile="true">
      <number:number number:decimal-places="2" number:min-decimal-places="2" number:min-integer-digits="1"/>
      <number:text>%</number:text>
    </number:percentage-style>
    <number:percentage-style style:name="N134P1" style:volatile="true">
      <number:text>(</number:text>
      <number:number number:decimal-places="2" number:min-decimal-places="2" number:min-integer-digits="1"/>
      <number:text>%)</number:text>
    </number:percentage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day number:style="long"/>
    </number:date-style>
    <number:number-style style:name="N138P0" style:volatile="true">
      <number:number number:decimal-places="2" number:min-decimal-places="2" number:min-integer-digits="1"/>
      <number:text>%</number:text>
    </number:number-style>
    <number:number-style style:name="N138P1" style:volatile="true">
      <number:text>(</number:text>
      <number:number number:decimal-places="2" number:min-decimal-places="2" number:min-integer-digits="1"/>
      <number:text>%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number number:decimal-places="0" number:min-decimal-places="0" number:min-integer-digits="1"/>
      <number:text>%</number:text>
    </number:number-style>
    <number:number-style style:name="N141P1" style:volatile="true">
      <number:text>(</number:text>
      <number:number number:decimal-places="0" number:min-decimal-places="0" number:min-integer-digits="1"/>
      <number:text>%)</number:text>
    </number:number-style>
    <number:number-style style:name="N141">
      <number:text>-</number:text>
      <style:map style:condition="value()&gt;0" style:apply-style-name="N141P0"/>
      <style:map style:condition="value()&lt;0" style:apply-style-name="N141P1"/>
    </number:number-style>
    <number:percentage-style style:name="N143P0" style:volatile="true">
      <number:number number:decimal-places="0" number:min-decimal-places="0" number:min-integer-digits="1"/>
      <number:text>%</number:text>
    </number:percentage-style>
    <number:percentage-style style:name="N143P1" style:volatile="true">
      <number:text>(</number:text>
      <number:number number:decimal-places="0" number:min-decimal-places="0" number:min-integer-digits="1"/>
      <number:text>%)</number:text>
    </number:percentage-style>
    <number:number-style style:name="N143">
      <number:text>-</number:text>
      <style:map style:condition="value()&gt;0" style:apply-style-name="N143P0"/>
      <style:map style:condition="value()&lt;0" style:apply-style-name="N143P1"/>
    </number:number-style>
    <number:number-style style:name="N144">
      <number:fraction number:min-numerator-digits="2" loext:max-numerator-digits="2" loext:zeros-numerator-digits="2" number:min-denominator-digits="2" number:max-denominator-value="99" loext:zeros-denominato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7">00/00/0000</text:date>, <text:time style:data-style-name="N2" text:time-value="17:04:59.50741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23:17:29.034671000</meta:creation-date>
    <meta:generator>LibreOffice/25.8.4.2$MacOSX_AARCH64 LibreOffice_project/290daaa01b999472f0c7a3890eb6a550fd74c6df</meta:generator>
    <dc:date>2026-03-07T17:11:14.749577000</dc:date>
    <meta:editing-duration>PT14H25M51S</meta:editing-duration>
    <meta:editing-cycles>39</meta:editing-cycles>
    <meta:document-statistic meta:table-count="2" meta:cell-count="2412" meta:object-count="2"/>
  </office:meta>
</office:document-meta>
</file>